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736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2.9626in"/>
    </style:style>
    <style:style style:name="co6" style:family="table-column">
      <style:table-column-properties fo:break-before="auto" style:column-width="3.198in"/>
    </style:style>
    <style:style style:name="co7" style:family="table-column">
      <style:table-column-properties fo:break-before="auto" style:column-width="2.1583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Type</text:p>
          </table:table-cell>
          <table:table-cell office:value-type="string">
            <text:p>Date</text:p>
          </table:table-cell>
          <table:table-cell office:value-type="string">
            <text:p>Num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Split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  <table:table-row table:style-name="ro2">
          <table:table-cell office:value-type="string">
            <text:p>30000 ﾷ Capital</text:p>
          </table:table-cell>
          <table:table-cell table:number-columns-repeated="7"/>
          <table:table-cell office:value-type="float" office:value="24545680.12">
            <text:p>24545680.12</text:p>
          </table:table-cell>
        </table:table-row>
        <table:table-row table:style-name="ro2">
          <table:table-cell office:value-type="string">
            <text:p>30115 ﾷ Munson, Dale</text:p>
          </table:table-cell>
          <table:table-cell table:number-columns-repeated="7"/>
          <table:table-cell office:value-type="float" office:value="143882.01">
            <text:p>143882.01</text:p>
          </table:table-cell>
        </table:table-row>
        <table:table-row table:style-name="ro2">
          <table:table-cell office:value-type="string">
            <text:p>30125 ﾷ Capital Cont. - Munson, Dale</text:p>
          </table:table-cell>
          <table:table-cell table:number-columns-repeated="7"/>
          <table:table-cell office:value-type="float" office:value="381611.36">
            <text:p>381611.36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3">
            <text:p>12/03/13</text:p>
          </table:table-cell>
          <table:table-cell/>
          <table:table-cell office:value-type="string">
            <text:p>Munson, Dale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25024.33">
            <text:p>25024.33</text:p>
          </table:table-cell>
          <table:table-cell office:value-type="float" office:value="406635.69">
            <text:p>406635.69</text:p>
          </table:table-cell>
        </table:table-row>
        <table:table-row table:style-name="ro2">
          <table:table-cell office:value-type="string">
            <text:p>Total 30125 ﾷ Capital Cont. - Munson, Dale</text:p>
          </table:table-cell>
          <table:table-cell table:number-columns-repeated="6"/>
          <table:table-cell office:value-type="float" office:value="25024.33">
            <text:p>25024.33</text:p>
          </table:table-cell>
          <table:table-cell office:value-type="float" office:value="406635.69">
            <text:p>406635.69</text:p>
          </table:table-cell>
        </table:table-row>
        <table:table-row table:style-name="ro2">
          <table:table-cell office:value-type="string">
            <text:p>30135 ﾷ Draw - Munson, Dale</text:p>
          </table:table-cell>
          <table:table-cell table:number-columns-repeated="7"/>
          <table:table-cell office:value-type="float" office:value="-254788.18">
            <text:p>-254788.18</text:p>
          </table:table-cell>
        </table:table-row>
        <table:table-row table:style-name="ro2">
          <table:table-cell office:value-type="string">
            <text:p>Total 30135 ﾷ Draw - Munson, Dale</text:p>
          </table:table-cell>
          <table:table-cell table:number-columns-repeated="7"/>
          <table:table-cell office:value-type="float" office:value="-254788.18">
            <text:p>-254788.18</text:p>
          </table:table-cell>
        </table:table-row>
        <table:table-row table:style-name="ro2">
          <table:table-cell office:value-type="string">
            <text:p>30145 ﾷ P&amp;L Allocation - Munson, Dale</text:p>
          </table:table-cell>
          <table:table-cell table:number-columns-repeated="7"/>
          <table:table-cell office:value-type="float" office:value="17058.83">
            <text:p>17058.8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unson, Dal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698.86">
            <text:p>1698.86</text:p>
          </table:table-cell>
          <table:table-cell office:value-type="float" office:value="18757.69">
            <text:p>18757.6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unson, Dal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8.48">
            <text:p>-248.48</text:p>
          </table:table-cell>
          <table:table-cell office:value-type="float" office:value="18509.21">
            <text:p>18509.21</text:p>
          </table:table-cell>
        </table:table-row>
        <table:table-row table:style-name="ro2">
          <table:table-cell office:value-type="string">
            <text:p>Total 30145 ﾷ P&amp;L Allocation - Munson, Dale</text:p>
          </table:table-cell>
          <table:table-cell table:number-columns-repeated="6"/>
          <table:table-cell office:value-type="float" office:value="1450.38">
            <text:p>1450.38</text:p>
          </table:table-cell>
          <table:table-cell office:value-type="float" office:value="18509.21">
            <text:p>18509.21</text:p>
          </table:table-cell>
        </table:table-row>
        <table:table-row table:style-name="ro2">
          <table:table-cell office:value-type="string">
            <text:p>Total 30115 ﾷ Munson, Dale</text:p>
          </table:table-cell>
          <table:table-cell table:number-columns-repeated="6"/>
          <table:table-cell office:value-type="float" office:value="26474.71">
            <text:p>26474.71</text:p>
          </table:table-cell>
          <table:table-cell office:value-type="float" office:value="170356.72">
            <text:p>170356.72</text:p>
          </table:table-cell>
        </table:table-row>
        <table:table-row table:style-name="ro2">
          <table:table-cell office:value-type="string">
            <text:p>30300 ﾷ Kung, Peter</text:p>
          </table:table-cell>
          <table:table-cell table:number-columns-repeated="7"/>
          <table:table-cell office:value-type="float" office:value="404073.58">
            <text:p>404073.58</text:p>
          </table:table-cell>
        </table:table-row>
        <table:table-row table:style-name="ro2">
          <table:table-cell office:value-type="string">
            <text:p>31300 ﾷ Capital Contribution - Kung</text:p>
          </table:table-cell>
          <table:table-cell table:number-columns-repeated="7"/>
          <table:table-cell office:value-type="float" office:value="465000">
            <text:p>465000</text:p>
          </table:table-cell>
        </table:table-row>
        <table:table-row table:style-name="ro2">
          <table:table-cell office:value-type="string">
            <text:p>Total 31300 ﾷ Capital Contribution - Kung</text:p>
          </table:table-cell>
          <table:table-cell table:number-columns-repeated="7"/>
          <table:table-cell office:value-type="float" office:value="465000">
            <text:p>465000</text:p>
          </table:table-cell>
        </table:table-row>
        <table:table-row table:style-name="ro2">
          <table:table-cell office:value-type="string">
            <text:p>32300 ﾷ Draw - Kung</text:p>
          </table:table-cell>
          <table:table-cell table:number-columns-repeated="7"/>
          <table:table-cell office:value-type="float" office:value="-262865.54">
            <text:p>-262865.54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Kung, Peter</text:p>
          </table:table-cell>
          <table:table-cell office:value-type="string">
            <text:p>Peter E Kung (_####9983)</text:p>
          </table:table-cell>
          <table:table-cell office:value-type="string">
            <text:p>10100 ﾷ Checking - Chase #4427</text:p>
          </table:table-cell>
          <table:table-cell office:value-type="float" office:value="-4073.58">
            <text:p>-4073.58</text:p>
          </table:table-cell>
          <table:table-cell office:value-type="float" office:value="-266939.12">
            <text:p>-266939.12</text:p>
          </table:table-cell>
        </table:table-row>
        <table:table-row table:style-name="ro2">
          <table:table-cell office:value-type="string">
            <text:p>Total 32300 ﾷ Draw - Kung</text:p>
          </table:table-cell>
          <table:table-cell table:number-columns-repeated="6"/>
          <table:table-cell office:value-type="float" office:value="-4073.58">
            <text:p>-4073.58</text:p>
          </table:table-cell>
          <table:table-cell office:value-type="float" office:value="-266939.12">
            <text:p>-266939.12</text:p>
          </table:table-cell>
        </table:table-row>
        <table:table-row table:style-name="ro2">
          <table:table-cell office:value-type="string">
            <text:p>33300 ﾷ P&amp;L Allocation - Kung</text:p>
          </table:table-cell>
          <table:table-cell table:number-columns-repeated="7"/>
          <table:table-cell office:value-type="float" office:value="201939.12">
            <text:p>201939.1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Kung, Pet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427.56">
            <text:p>4427.56</text:p>
          </table:table-cell>
          <table:table-cell office:value-type="float" office:value="206366.68">
            <text:p>206366.6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Kung, Pet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88.98">
            <text:p>-588.98</text:p>
          </table:table-cell>
          <table:table-cell office:value-type="float" office:value="205777.7">
            <text:p>205777.7</text:p>
          </table:table-cell>
        </table:table-row>
        <table:table-row table:style-name="ro2">
          <table:table-cell office:value-type="string">
            <text:p>Total 33300 ﾷ P&amp;L Allocation - Kung</text:p>
          </table:table-cell>
          <table:table-cell table:number-columns-repeated="6"/>
          <table:table-cell office:value-type="float" office:value="3838.58">
            <text:p>3838.58</text:p>
          </table:table-cell>
          <table:table-cell office:value-type="float" office:value="205777.7">
            <text:p>205777.7</text:p>
          </table:table-cell>
        </table:table-row>
        <table:table-row table:style-name="ro2">
          <table:table-cell office:value-type="string">
            <text:p>Total 30300 ﾷ Kung, Peter</text:p>
          </table:table-cell>
          <table:table-cell table:number-columns-repeated="6"/>
          <table:table-cell office:value-type="float" office:value="-235">
            <text:p>-235</text:p>
          </table:table-cell>
          <table:table-cell office:value-type="float" office:value="403838.58">
            <text:p>403838.58</text:p>
          </table:table-cell>
        </table:table-row>
        <table:table-row table:style-name="ro2">
          <table:table-cell office:value-type="string">
            <text:p>30400 ﾷ Burggraf, Linda</text:p>
          </table:table-cell>
          <table:table-cell table:number-columns-repeated="7"/>
          <table:table-cell office:value-type="float" office:value="161629.43">
            <text:p>161629.43</text:p>
          </table:table-cell>
        </table:table-row>
        <table:table-row table:style-name="ro2">
          <table:table-cell office:value-type="string">
            <text:p>31400 ﾷ Capital Contribution - Burggraf</text:p>
          </table:table-cell>
          <table:table-cell table:number-columns-repeated="7"/>
          <table:table-cell office:value-type="float" office:value="139000">
            <text:p>139000</text:p>
          </table:table-cell>
        </table:table-row>
        <table:table-row table:style-name="ro2">
          <table:table-cell office:value-type="string">
            <text:p>Total 31400 ﾷ Capital Contribution - Burggraf</text:p>
          </table:table-cell>
          <table:table-cell table:number-columns-repeated="7"/>
          <table:table-cell office:value-type="float" office:value="139000">
            <text:p>139000</text:p>
          </table:table-cell>
        </table:table-row>
        <table:table-row table:style-name="ro2">
          <table:table-cell office:value-type="string">
            <text:p>32400 ﾷ Draw - Burggarf</text:p>
          </table:table-cell>
          <table:table-cell table:number-columns-repeated="7"/>
          <table:table-cell office:value-type="float" office:value="-64897.61">
            <text:p>-64897.61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Burggraf, Linda</text:p>
          </table:table-cell>
          <table:table-cell office:value-type="string">
            <text:p>Linda Burggraf (_######1946)</text:p>
          </table:table-cell>
          <table:table-cell office:value-type="string">
            <text:p>10100 ﾷ Checking - Chase #4427</text:p>
          </table:table-cell>
          <table:table-cell office:value-type="float" office:value="-1629.43">
            <text:p>-1629.43</text:p>
          </table:table-cell>
          <table:table-cell office:value-type="float" office:value="-66527.04">
            <text:p>-66527.04</text:p>
          </table:table-cell>
        </table:table-row>
        <table:table-row table:style-name="ro2">
          <table:table-cell office:value-type="string">
            <text:p>Total 32400 ﾷ Draw - Burggarf</text:p>
          </table:table-cell>
          <table:table-cell table:number-columns-repeated="6"/>
          <table:table-cell office:value-type="float" office:value="-1629.43">
            <text:p>-1629.43</text:p>
          </table:table-cell>
          <table:table-cell office:value-type="float" office:value="-66527.04">
            <text:p>-66527.04</text:p>
          </table:table-cell>
        </table:table-row>
        <table:table-row table:style-name="ro2">
          <table:table-cell office:value-type="string">
            <text:p>33400 ﾷ P&amp;L Allocation - Burggarf</text:p>
          </table:table-cell>
          <table:table-cell table:number-columns-repeated="7"/>
          <table:table-cell office:value-type="float" office:value="87527.04">
            <text:p>87527.0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urggraf, Lind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771.02">
            <text:p>1771.02</text:p>
          </table:table-cell>
          <table:table-cell office:value-type="float" office:value="89298.06">
            <text:p>89298.0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urggraf, Lind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35.59">
            <text:p>-235.59</text:p>
          </table:table-cell>
          <table:table-cell office:value-type="float" office:value="89062.47">
            <text:p>89062.47</text:p>
          </table:table-cell>
        </table:table-row>
        <table:table-row table:style-name="ro2">
          <table:table-cell office:value-type="string">
            <text:p>Total 33400 ﾷ P&amp;L Allocation - Burggarf</text:p>
          </table:table-cell>
          <table:table-cell table:number-columns-repeated="6"/>
          <table:table-cell office:value-type="float" office:value="1535.43">
            <text:p>1535.43</text:p>
          </table:table-cell>
          <table:table-cell office:value-type="float" office:value="89062.47">
            <text:p>89062.47</text:p>
          </table:table-cell>
        </table:table-row>
        <table:table-row table:style-name="ro2">
          <table:table-cell office:value-type="string">
            <text:p>Total 30400 ﾷ Burggraf, Linda</text:p>
          </table:table-cell>
          <table:table-cell table:number-columns-repeated="6"/>
          <table:table-cell office:value-type="float" office:value="-94">
            <text:p>-94</text:p>
          </table:table-cell>
          <table:table-cell office:value-type="float" office:value="161535.43">
            <text:p>161535.43</text:p>
          </table:table-cell>
        </table:table-row>
        <table:table-row table:style-name="ro2">
          <table:table-cell office:value-type="string">
            <text:p>30600 ﾷ Highlands Alliance</text:p>
          </table:table-cell>
          <table:table-cell table:number-columns-repeated="7"/>
          <table:table-cell office:value-type="float" office:value="167465.22">
            <text:p>167465.22</text:p>
          </table:table-cell>
        </table:table-row>
        <table:table-row table:style-name="ro2">
          <table:table-cell office:value-type="string">
            <text:p>31600 ﾷ Capital Contribution -Highlands</text:p>
          </table:table-cell>
          <table:table-cell table:number-columns-repeated="7"/>
          <table:table-cell office:value-type="float" office:value="189231.39">
            <text:p>189231.39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3">
            <text:p>12/03/13</text:p>
          </table:table-cell>
          <table:table-cell/>
          <table:table-cell office:value-type="string">
            <text:p>Highlands Alliance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432.14">
            <text:p>432.14</text:p>
          </table:table-cell>
          <table:table-cell office:value-type="float" office:value="189663.53">
            <text:p>189663.53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Highlands Alliance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713.91">
            <text:p>713.91</text:p>
          </table:table-cell>
          <table:table-cell office:value-type="float" office:value="190377.44">
            <text:p>190377.44</text:p>
          </table:table-cell>
        </table:table-row>
        <table:table-row table:style-name="ro2">
          <table:table-cell office:value-type="string">
            <text:p>Total 31600 ﾷ Capital Contribution -Highlands</text:p>
          </table:table-cell>
          <table:table-cell table:number-columns-repeated="6"/>
          <table:table-cell office:value-type="float" office:value="1146.05">
            <text:p>1146.05</text:p>
          </table:table-cell>
          <table:table-cell office:value-type="float" office:value="190377.44">
            <text:p>190377.44</text:p>
          </table:table-cell>
        </table:table-row>
        <table:table-row table:style-name="ro2">
          <table:table-cell office:value-type="string">
            <text:p>32600 ﾷ Draw - Highlands Alliance</text:p>
          </table:table-cell>
          <table:table-cell table:number-columns-repeated="7"/>
          <table:table-cell office:value-type="float" office:value="-68104.83">
            <text:p>-68104.83</text:p>
          </table:table-cell>
        </table:table-row>
        <table:table-row table:style-name="ro2">
          <table:table-cell office:value-type="string">
            <text:p>Total 32600 ﾷ Draw - Highlands Alliance</text:p>
          </table:table-cell>
          <table:table-cell table:number-columns-repeated="7"/>
          <table:table-cell office:value-type="float" office:value="-68104.83">
            <text:p>-68104.83</text:p>
          </table:table-cell>
        </table:table-row>
        <table:table-row table:style-name="ro2">
          <table:table-cell office:value-type="string">
            <text:p>33600 ﾷ P&amp;L Allocation - Highlands</text:p>
          </table:table-cell>
          <table:table-cell table:number-columns-repeated="7"/>
          <table:table-cell office:value-type="float" office:value="45412.99">
            <text:p>45412.9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ighlands Allianc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857.69">
            <text:p>1857.69</text:p>
          </table:table-cell>
          <table:table-cell office:value-type="float" office:value="47270.68">
            <text:p>47270.6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ighlands Allianc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8.26">
            <text:p>-248.26</text:p>
          </table:table-cell>
          <table:table-cell office:value-type="float" office:value="47022.42">
            <text:p>47022.42</text:p>
          </table:table-cell>
        </table:table-row>
        <table:table-row table:style-name="ro2">
          <table:table-cell office:value-type="string">
            <text:p>Total 33600 ﾷ P&amp;L Allocation - Highlands</text:p>
          </table:table-cell>
          <table:table-cell table:number-columns-repeated="6"/>
          <table:table-cell office:value-type="float" office:value="1609.43">
            <text:p>1609.43</text:p>
          </table:table-cell>
          <table:table-cell office:value-type="float" office:value="47022.42">
            <text:p>47022.42</text:p>
          </table:table-cell>
        </table:table-row>
        <table:table-row table:style-name="ro2">
          <table:table-cell office:value-type="string">
            <text:p>30600 ﾷ Highlands Alliance - Other</text:p>
          </table:table-cell>
          <table:table-cell table:number-columns-repeated="7"/>
          <table:table-cell office:value-type="float" office:value="925.67">
            <text:p>925.67</text:p>
          </table:table-cell>
        </table:table-row>
        <table:table-row table:style-name="ro2">
          <table:table-cell office:value-type="string">
            <text:p>Total 30600 ﾷ Highlands Alliance - Other</text:p>
          </table:table-cell>
          <table:table-cell table:number-columns-repeated="7"/>
          <table:table-cell office:value-type="float" office:value="925.67">
            <text:p>925.67</text:p>
          </table:table-cell>
        </table:table-row>
        <table:table-row table:style-name="ro2">
          <table:table-cell office:value-type="string">
            <text:p>Total 30600 ﾷ Highlands Alliance</text:p>
          </table:table-cell>
          <table:table-cell table:number-columns-repeated="6"/>
          <table:table-cell office:value-type="float" office:value="2755.48">
            <text:p>2755.48</text:p>
          </table:table-cell>
          <table:table-cell office:value-type="float" office:value="170220.7">
            <text:p>170220.7</text:p>
          </table:table-cell>
        </table:table-row>
        <table:table-row table:style-name="ro2">
          <table:table-cell office:value-type="string">
            <text:p>30800 ﾷ Anthon, Dave &amp; Kerri</text:p>
          </table:table-cell>
          <table:table-cell table:number-columns-repeated="7"/>
          <table:table-cell office:value-type="float" office:value="147630.39">
            <text:p>147630.39</text:p>
          </table:table-cell>
        </table:table-row>
        <table:table-row table:style-name="ro2">
          <table:table-cell office:value-type="string">
            <text:p>31800 ﾷ Capital Contribution - Anthon</text:p>
          </table:table-cell>
          <table:table-cell table:number-columns-repeated="7"/>
          <table:table-cell office:value-type="float" office:value="187706.92">
            <text:p>187706.92</text:p>
          </table:table-cell>
        </table:table-row>
        <table:table-row table:style-name="ro2">
          <table:table-cell office:value-type="string">
            <text:p>Total 31800 ﾷ Capital Contribution - Anthon</text:p>
          </table:table-cell>
          <table:table-cell table:number-columns-repeated="7"/>
          <table:table-cell office:value-type="float" office:value="187706.92">
            <text:p>187706.92</text:p>
          </table:table-cell>
        </table:table-row>
        <table:table-row table:style-name="ro2">
          <table:table-cell office:value-type="string">
            <text:p>32800 ﾷ Draw - Anthon</text:p>
          </table:table-cell>
          <table:table-cell table:number-columns-repeated="7"/>
          <table:table-cell office:value-type="float" office:value="-112367.81">
            <text:p>-112367.81</text:p>
          </table:table-cell>
        </table:table-row>
        <table:table-row table:style-name="ro2">
          <table:table-cell office:value-type="string">
            <text:p>Total 32800 ﾷ Draw - Anthon</text:p>
          </table:table-cell>
          <table:table-cell table:number-columns-repeated="7"/>
          <table:table-cell office:value-type="float" office:value="-112367.81">
            <text:p>-112367.81</text:p>
          </table:table-cell>
        </table:table-row>
        <table:table-row table:style-name="ro2">
          <table:table-cell office:value-type="string">
            <text:p>33800 ﾷ P&amp;L Allocation - Anthon</text:p>
          </table:table-cell>
          <table:table-cell table:number-columns-repeated="7"/>
          <table:table-cell office:value-type="float" office:value="72291.28">
            <text:p>72291.2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Anthon, Dave &amp; Kerri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633.34">
            <text:p>1633.34</text:p>
          </table:table-cell>
          <table:table-cell office:value-type="float" office:value="73924.62">
            <text:p>73924.6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Anthon, Dave &amp; Kerri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17.38">
            <text:p>-217.38</text:p>
          </table:table-cell>
          <table:table-cell office:value-type="float" office:value="73707.24">
            <text:p>73707.24</text:p>
          </table:table-cell>
        </table:table-row>
        <table:table-row table:style-name="ro2">
          <table:table-cell office:value-type="string">
            <text:p>Total 33800 ﾷ P&amp;L Allocation - Anthon</text:p>
          </table:table-cell>
          <table:table-cell table:number-columns-repeated="6"/>
          <table:table-cell office:value-type="float" office:value="1415.96">
            <text:p>1415.96</text:p>
          </table:table-cell>
          <table:table-cell office:value-type="float" office:value="73707.24">
            <text:p>73707.24</text:p>
          </table:table-cell>
        </table:table-row>
        <table:table-row table:style-name="ro2">
          <table:table-cell office:value-type="string">
            <text:p>Total 30800 ﾷ Anthon, Dave &amp; Kerri</text:p>
          </table:table-cell>
          <table:table-cell table:number-columns-repeated="6"/>
          <table:table-cell office:value-type="float" office:value="1415.96">
            <text:p>1415.96</text:p>
          </table:table-cell>
          <table:table-cell office:value-type="float" office:value="149046.35">
            <text:p>149046.35</text:p>
          </table:table-cell>
        </table:table-row>
        <table:table-row table:style-name="ro2">
          <table:table-cell office:value-type="string">
            <text:p>30900 ﾷ Moore, Kirk</text:p>
          </table:table-cell>
          <table:table-cell table:number-columns-repeated="7"/>
          <table:table-cell office:value-type="float" office:value="385.3">
            <text:p>385.3</text:p>
          </table:table-cell>
        </table:table-row>
        <table:table-row table:style-name="ro2">
          <table:table-cell office:value-type="string">
            <text:p>31900 ﾷ Capital Contribution - Moore</text:p>
          </table:table-cell>
          <table:table-cell table:number-columns-repeated="7"/>
          <table:table-cell office:value-type="float" office:value="49500">
            <text:p>49500</text:p>
          </table:table-cell>
        </table:table-row>
        <table:table-row table:style-name="ro2">
          <table:table-cell office:value-type="string">
            <text:p>Total 31900 ﾷ Capital Contribution - Moore</text:p>
          </table:table-cell>
          <table:table-cell table:number-columns-repeated="7"/>
          <table:table-cell office:value-type="float" office:value="49500">
            <text:p>49500</text:p>
          </table:table-cell>
        </table:table-row>
        <table:table-row table:style-name="ro2">
          <table:table-cell office:value-type="string">
            <text:p>32900 ﾷ Draw - Moore</text:p>
          </table:table-cell>
          <table:table-cell table:number-columns-repeated="7"/>
          <table:table-cell office:value-type="float" office:value="-54000">
            <text:p>-54000</text:p>
          </table:table-cell>
        </table:table-row>
        <table:table-row table:style-name="ro2">
          <table:table-cell office:value-type="string">
            <text:p>Total 32900 ﾷ Draw - Moore</text:p>
          </table:table-cell>
          <table:table-cell table:number-columns-repeated="7"/>
          <table:table-cell office:value-type="float" office:value="-54000">
            <text:p>-54000</text:p>
          </table:table-cell>
        </table:table-row>
        <table:table-row table:style-name="ro2">
          <table:table-cell office:value-type="string">
            <text:p>33900 ﾷ P&amp;L Allocation - Moore</text:p>
          </table:table-cell>
          <table:table-cell table:number-columns-repeated="7"/>
          <table:table-cell office:value-type="float" office:value="4885.3">
            <text:p>4885.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ore, Kirk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.26">
            <text:p>4.26</text:p>
          </table:table-cell>
          <table:table-cell office:value-type="float" office:value="4889.56">
            <text:p>4889.5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ore, Kirk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0.57">
            <text:p>-0.57</text:p>
          </table:table-cell>
          <table:table-cell office:value-type="float" office:value="4888.99">
            <text:p>4888.99</text:p>
          </table:table-cell>
        </table:table-row>
        <table:table-row table:style-name="ro2">
          <table:table-cell office:value-type="string">
            <text:p>Total 33900 ﾷ P&amp;L Allocation - Moore</text:p>
          </table:table-cell>
          <table:table-cell table:number-columns-repeated="6"/>
          <table:table-cell office:value-type="float" office:value="3.69">
            <text:p>3.69</text:p>
          </table:table-cell>
          <table:table-cell office:value-type="float" office:value="4888.99">
            <text:p>4888.99</text:p>
          </table:table-cell>
        </table:table-row>
        <table:table-row table:style-name="ro2">
          <table:table-cell office:value-type="string">
            <text:p>Total 30900 ﾷ Moore, Kirk</text:p>
          </table:table-cell>
          <table:table-cell table:number-columns-repeated="6"/>
          <table:table-cell office:value-type="float" office:value="3.69">
            <text:p>3.69</text:p>
          </table:table-cell>
          <table:table-cell office:value-type="float" office:value="388.99">
            <text:p>388.99</text:p>
          </table:table-cell>
        </table:table-row>
        <table:table-row table:style-name="ro2">
          <table:table-cell office:value-type="string">
            <text:p>31110 ﾷ Andary, John</text:p>
          </table:table-cell>
          <table:table-cell table:number-columns-repeated="7"/>
          <table:table-cell office:value-type="float" office:value="167463.52">
            <text:p>167463.52</text:p>
          </table:table-cell>
        </table:table-row>
        <table:table-row table:style-name="ro2">
          <table:table-cell office:value-type="string">
            <text:p>31111 ﾷ Capital Contribution - Andary</text:p>
          </table:table-cell>
          <table:table-cell table:number-columns-repeated="7"/>
          <table:table-cell office:value-type="float" office:value="99000">
            <text:p>99000</text:p>
          </table:table-cell>
        </table:table-row>
        <table:table-row table:style-name="ro2">
          <table:table-cell office:value-type="string">
            <text:p>Total 31111 ﾷ Capital Contribution - Andary</text:p>
          </table:table-cell>
          <table:table-cell table:number-columns-repeated="7"/>
          <table:table-cell office:value-type="float" office:value="99000">
            <text:p>99000</text:p>
          </table:table-cell>
        </table:table-row>
        <table:table-row table:style-name="ro2">
          <table:table-cell office:value-type="string">
            <text:p>33110 ﾷ P&amp;L Allocation - Andary</text:p>
          </table:table-cell>
          <table:table-cell table:number-columns-repeated="7"/>
          <table:table-cell office:value-type="float" office:value="68463.52">
            <text:p>68463.5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Andary, Joh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852.77">
            <text:p>1852.77</text:p>
          </table:table-cell>
          <table:table-cell office:value-type="float" office:value="70316.29">
            <text:p>70316.2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Andary, Joh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6.58">
            <text:p>-246.58</text:p>
          </table:table-cell>
          <table:table-cell office:value-type="float" office:value="70069.71">
            <text:p>70069.71</text:p>
          </table:table-cell>
        </table:table-row>
        <table:table-row table:style-name="ro2">
          <table:table-cell office:value-type="string">
            <text:p>Total 33110 ﾷ P&amp;L Allocation - Andary</text:p>
          </table:table-cell>
          <table:table-cell table:number-columns-repeated="6"/>
          <table:table-cell office:value-type="float" office:value="1606.19">
            <text:p>1606.19</text:p>
          </table:table-cell>
          <table:table-cell office:value-type="float" office:value="70069.71">
            <text:p>70069.71</text:p>
          </table:table-cell>
        </table:table-row>
        <table:table-row table:style-name="ro2">
          <table:table-cell office:value-type="string">
            <text:p>Total 31110 ﾷ Andary, John</text:p>
          </table:table-cell>
          <table:table-cell table:number-columns-repeated="6"/>
          <table:table-cell office:value-type="float" office:value="1606.19">
            <text:p>1606.19</text:p>
          </table:table-cell>
          <table:table-cell office:value-type="float" office:value="169069.71">
            <text:p>169069.71</text:p>
          </table:table-cell>
        </table:table-row>
        <table:table-row table:style-name="ro2">
          <table:table-cell office:value-type="string">
            <text:p>32210 ﾷ Mtn Dell Ranch, LLC</text:p>
          </table:table-cell>
          <table:table-cell table:number-columns-repeated="7"/>
          <table:table-cell office:value-type="float" office:value="8377.96">
            <text:p>8377.96</text:p>
          </table:table-cell>
        </table:table-row>
        <table:table-row table:style-name="ro2">
          <table:table-cell office:value-type="string">
            <text:p>31210 ﾷ Capital Contribution - Mtn Dell</text:p>
          </table:table-cell>
          <table:table-cell table:number-columns-repeated="7"/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Total 31210 ﾷ Capital Contribution - Mtn Dell</text:p>
          </table:table-cell>
          <table:table-cell table:number-columns-repeated="7"/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32220 ﾷ Draw - Mtn Dell</text:p>
          </table:table-cell>
          <table:table-cell table:number-columns-repeated="7"/>
          <table:table-cell office:value-type="float" office:value="-202870.72">
            <text:p>-202870.72</text:p>
          </table:table-cell>
        </table:table-row>
        <table:table-row table:style-name="ro2">
          <table:table-cell office:value-type="string">
            <text:p>Total 32220 ﾷ Draw - Mtn Dell</text:p>
          </table:table-cell>
          <table:table-cell table:number-columns-repeated="7"/>
          <table:table-cell office:value-type="float" office:value="-202870.72">
            <text:p>-202870.72</text:p>
          </table:table-cell>
        </table:table-row>
        <table:table-row table:style-name="ro2">
          <table:table-cell office:value-type="string">
            <text:p>33210 ﾷ P&amp;L Allocation - Mtn Dell</text:p>
          </table:table-cell>
          <table:table-cell table:number-columns-repeated="7"/>
          <table:table-cell office:value-type="float" office:value="61248.68">
            <text:p>61248.6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untain Dell Ranch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92.69">
            <text:p>92.69</text:p>
          </table:table-cell>
          <table:table-cell office:value-type="float" office:value="61341.37">
            <text:p>61341.3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untain Dell Ranch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2.34">
            <text:p>-12.34</text:p>
          </table:table-cell>
          <table:table-cell office:value-type="float" office:value="61329.03">
            <text:p>61329.03</text:p>
          </table:table-cell>
        </table:table-row>
        <table:table-row table:style-name="ro2">
          <table:table-cell office:value-type="string">
            <text:p>Total 33210 ﾷ P&amp;L Allocation - Mtn Dell</text:p>
          </table:table-cell>
          <table:table-cell table:number-columns-repeated="6"/>
          <table:table-cell office:value-type="float" office:value="80.35">
            <text:p>80.35</text:p>
          </table:table-cell>
          <table:table-cell office:value-type="float" office:value="61329.03">
            <text:p>61329.03</text:p>
          </table:table-cell>
        </table:table-row>
        <table:table-row table:style-name="ro2">
          <table:table-cell office:value-type="string">
            <text:p>Total 32210 ﾷ Mtn Dell Ranch, LLC</text:p>
          </table:table-cell>
          <table:table-cell table:number-columns-repeated="6"/>
          <table:table-cell office:value-type="float" office:value="80.35">
            <text:p>80.35</text:p>
          </table:table-cell>
          <table:table-cell office:value-type="float" office:value="8458.31">
            <text:p>8458.31</text:p>
          </table:table-cell>
        </table:table-row>
        <table:table-row table:style-name="ro2">
          <table:table-cell office:value-type="string">
            <text:p>33000 ﾷ Bria, Judith</text:p>
          </table:table-cell>
          <table:table-cell table:number-columns-repeated="7"/>
          <table:table-cell office:value-type="float" office:value="124110.14">
            <text:p>124110.14</text:p>
          </table:table-cell>
        </table:table-row>
        <table:table-row table:style-name="ro2">
          <table:table-cell office:value-type="string">
            <text:p>33150 ﾷ Capital Contribution - Bria</text:p>
          </table:table-cell>
          <table:table-cell table:number-columns-repeated="7"/>
          <table:table-cell office:value-type="float" office:value="77992.83">
            <text:p>77992.83</text:p>
          </table:table-cell>
        </table:table-row>
        <table:table-row table:style-name="ro2">
          <table:table-cell office:value-type="string">
            <text:p>Total 33150 ﾷ Capital Contribution - Bria</text:p>
          </table:table-cell>
          <table:table-cell table:number-columns-repeated="7"/>
          <table:table-cell office:value-type="float" office:value="77992.83">
            <text:p>77992.83</text:p>
          </table:table-cell>
        </table:table-row>
        <table:table-row table:style-name="ro2">
          <table:table-cell office:value-type="string">
            <text:p>33350 ﾷ P&amp;L Allocation - Bria</text:p>
          </table:table-cell>
          <table:table-cell table:number-columns-repeated="7"/>
          <table:table-cell office:value-type="float" office:value="46117.31">
            <text:p>46117.3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ria, Judith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373.12">
            <text:p>1373.12</text:p>
          </table:table-cell>
          <table:table-cell office:value-type="float" office:value="47490.43">
            <text:p>47490.4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ria, Judith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82.74">
            <text:p>-182.74</text:p>
          </table:table-cell>
          <table:table-cell office:value-type="float" office:value="47307.69">
            <text:p>47307.69</text:p>
          </table:table-cell>
        </table:table-row>
        <table:table-row table:style-name="ro2">
          <table:table-cell office:value-type="string">
            <text:p>Total 33350 ﾷ P&amp;L Allocation - Bria</text:p>
          </table:table-cell>
          <table:table-cell table:number-columns-repeated="6"/>
          <table:table-cell office:value-type="float" office:value="1190.38">
            <text:p>1190.38</text:p>
          </table:table-cell>
          <table:table-cell office:value-type="float" office:value="47307.69">
            <text:p>47307.69</text:p>
          </table:table-cell>
        </table:table-row>
        <table:table-row table:style-name="ro2">
          <table:table-cell office:value-type="string">
            <text:p>Total 33000 ﾷ Bria, Judith</text:p>
          </table:table-cell>
          <table:table-cell table:number-columns-repeated="6"/>
          <table:table-cell office:value-type="float" office:value="1190.38">
            <text:p>1190.38</text:p>
          </table:table-cell>
          <table:table-cell office:value-type="float" office:value="125300.52">
            <text:p>125300.52</text:p>
          </table:table-cell>
        </table:table-row>
        <table:table-row table:style-name="ro2">
          <table:table-cell office:value-type="string">
            <text:p>34000 ﾷ Elaine Cate Rev Living Trust</text:p>
          </table:table-cell>
          <table:table-cell table:number-columns-repeated="7"/>
          <table:table-cell office:value-type="float" office:value="305587.6">
            <text:p>305587.6</text:p>
          </table:table-cell>
        </table:table-row>
        <table:table-row table:style-name="ro2">
          <table:table-cell office:value-type="string">
            <text:p>34130 ﾷ Capital Contribution - Cate</text:p>
          </table:table-cell>
          <table:table-cell table:number-columns-repeated="7"/>
          <table:table-cell office:value-type="float" office:value="314205">
            <text:p>314205</text:p>
          </table:table-cell>
        </table:table-row>
        <table:table-row table:style-name="ro2">
          <table:table-cell office:value-type="string">
            <text:p>Total 34130 ﾷ Capital Contribution - Cate</text:p>
          </table:table-cell>
          <table:table-cell table:number-columns-repeated="7"/>
          <table:table-cell office:value-type="float" office:value="314205">
            <text:p>314205</text:p>
          </table:table-cell>
        </table:table-row>
        <table:table-row table:style-name="ro2">
          <table:table-cell office:value-type="string">
            <text:p>34230 ﾷ Draw - Cate</text:p>
          </table:table-cell>
          <table:table-cell table:number-columns-repeated="7"/>
          <table:table-cell office:value-type="float" office:value="-95000">
            <text:p>-95000</text:p>
          </table:table-cell>
        </table:table-row>
        <table:table-row table:style-name="ro2">
          <table:table-cell office:value-type="string">
            <text:p>Total 34230 ﾷ Draw - Cate</text:p>
          </table:table-cell>
          <table:table-cell table:number-columns-repeated="7"/>
          <table:table-cell office:value-type="float" office:value="-95000">
            <text:p>-95000</text:p>
          </table:table-cell>
        </table:table-row>
        <table:table-row table:style-name="ro2">
          <table:table-cell office:value-type="string">
            <text:p>34330 ﾷ P&amp;L Allocation - Cate</text:p>
          </table:table-cell>
          <table:table-cell table:number-columns-repeated="7"/>
          <table:table-cell office:value-type="float" office:value="86382.6">
            <text:p>86382.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laine Cate Rev Living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380.93">
            <text:p>3380.93</text:p>
          </table:table-cell>
          <table:table-cell office:value-type="float" office:value="89763.53">
            <text:p>89763.5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laine Cate Rev Living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49.96">
            <text:p>-449.96</text:p>
          </table:table-cell>
          <table:table-cell office:value-type="float" office:value="89313.57">
            <text:p>89313.57</text:p>
          </table:table-cell>
        </table:table-row>
        <table:table-row table:style-name="ro2">
          <table:table-cell office:value-type="string">
            <text:p>Total 34330 ﾷ P&amp;L Allocation - Cate</text:p>
          </table:table-cell>
          <table:table-cell table:number-columns-repeated="6"/>
          <table:table-cell office:value-type="float" office:value="2930.97">
            <text:p>2930.97</text:p>
          </table:table-cell>
          <table:table-cell office:value-type="float" office:value="89313.57">
            <text:p>89313.57</text:p>
          </table:table-cell>
        </table:table-row>
        <table:table-row table:style-name="ro2">
          <table:table-cell office:value-type="string">
            <text:p>Total 34000 ﾷ Elaine Cate Rev Living Trust</text:p>
          </table:table-cell>
          <table:table-cell table:number-columns-repeated="6"/>
          <table:table-cell office:value-type="float" office:value="2930.97">
            <text:p>2930.97</text:p>
          </table:table-cell>
          <table:table-cell office:value-type="float" office:value="308518.57">
            <text:p>308518.57</text:p>
          </table:table-cell>
        </table:table-row>
        <table:table-row table:style-name="ro2">
          <table:table-cell office:value-type="string">
            <text:p>34500 ﾷ Logan Womens Clinic, Ret. Trust</text:p>
          </table:table-cell>
          <table:table-cell table:number-columns-repeated="7"/>
          <table:table-cell office:value-type="float" office:value="3653.19">
            <text:p>3653.19</text:p>
          </table:table-cell>
        </table:table-row>
        <table:table-row table:style-name="ro2">
          <table:table-cell office:value-type="string">
            <text:p>34650 ﾷ Cap. Cont. - Womens Clinic</text:p>
          </table:table-cell>
          <table:table-cell table:number-columns-repeated="7"/>
          <table:table-cell office:value-type="float" office:value="250000">
            <text:p>250000</text:p>
          </table:table-cell>
        </table:table-row>
        <table:table-row table:style-name="ro2">
          <table:table-cell office:value-type="string">
            <text:p>Total 34650 ﾷ Cap. Cont. - Womens Clinic</text:p>
          </table:table-cell>
          <table:table-cell table:number-columns-repeated="7"/>
          <table:table-cell office:value-type="float" office:value="250000">
            <text:p>250000</text:p>
          </table:table-cell>
        </table:table-row>
        <table:table-row table:style-name="ro2">
          <table:table-cell office:value-type="string">
            <text:p>34750 ﾷ Draw - Womens Clinic</text:p>
          </table:table-cell>
          <table:table-cell table:number-columns-repeated="7"/>
          <table:table-cell office:value-type="float" office:value="-297333.24">
            <text:p>-297333.24</text:p>
          </table:table-cell>
        </table:table-row>
        <table:table-row table:style-name="ro2">
          <table:table-cell office:value-type="string">
            <text:p>Total 34750 ﾷ Draw - Womens Clinic</text:p>
          </table:table-cell>
          <table:table-cell table:number-columns-repeated="7"/>
          <table:table-cell office:value-type="float" office:value="-297333.24">
            <text:p>-297333.24</text:p>
          </table:table-cell>
        </table:table-row>
        <table:table-row table:style-name="ro2">
          <table:table-cell office:value-type="string">
            <text:p>34850 ﾷ P&amp;L Allocation - Womens Clinic</text:p>
          </table:table-cell>
          <table:table-cell table:number-columns-repeated="7"/>
          <table:table-cell office:value-type="float" office:value="50986.43">
            <text:p>50986.4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ogan Womens Clinic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0.42">
            <text:p>40.42</text:p>
          </table:table-cell>
          <table:table-cell office:value-type="float" office:value="51026.85">
            <text:p>51026.8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ogan Womens Clinic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.38">
            <text:p>-5.38</text:p>
          </table:table-cell>
          <table:table-cell office:value-type="float" office:value="51021.47">
            <text:p>51021.47</text:p>
          </table:table-cell>
        </table:table-row>
        <table:table-row table:style-name="ro2">
          <table:table-cell office:value-type="string">
            <text:p>Total 34850 ﾷ P&amp;L Allocation - Womens Clinic</text:p>
          </table:table-cell>
          <table:table-cell table:number-columns-repeated="6"/>
          <table:table-cell office:value-type="float" office:value="35.04">
            <text:p>35.04</text:p>
          </table:table-cell>
          <table:table-cell office:value-type="float" office:value="51021.47">
            <text:p>51021.47</text:p>
          </table:table-cell>
        </table:table-row>
        <table:table-row table:style-name="ro2">
          <table:table-cell office:value-type="string">
            <text:p>Total 34500 ﾷ Logan Womens Clinic, Ret. Trust</text:p>
          </table:table-cell>
          <table:table-cell table:number-columns-repeated="6"/>
          <table:table-cell office:value-type="float" office:value="35.04">
            <text:p>35.04</text:p>
          </table:table-cell>
          <table:table-cell office:value-type="float" office:value="3688.23">
            <text:p>3688.23</text:p>
          </table:table-cell>
        </table:table-row>
        <table:table-row table:style-name="ro2">
          <table:table-cell office:value-type="string">
            <text:p>35000 ﾷ Morworth Sterling Point, LLC</text:p>
          </table:table-cell>
          <table:table-cell table:number-columns-repeated="7"/>
          <table:table-cell office:value-type="float" office:value="4947.36">
            <text:p>4947.36</text:p>
          </table:table-cell>
        </table:table-row>
        <table:table-row table:style-name="ro2">
          <table:table-cell office:value-type="string">
            <text:p>35150 ﾷ Cap. Cont. - Morworth Sterling</text:p>
          </table:table-cell>
          <table:table-cell table:number-columns-repeated="7"/>
          <table:table-cell office:value-type="float" office:value="56500">
            <text:p>56500</text:p>
          </table:table-cell>
        </table:table-row>
        <table:table-row table:style-name="ro2">
          <table:table-cell office:value-type="string">
            <text:p>Total 35150 ﾷ Cap. Cont. - Morworth Sterling</text:p>
          </table:table-cell>
          <table:table-cell table:number-columns-repeated="7"/>
          <table:table-cell office:value-type="float" office:value="56500">
            <text:p>56500</text:p>
          </table:table-cell>
        </table:table-row>
        <table:table-row table:style-name="ro2">
          <table:table-cell office:value-type="string">
            <text:p>35200 ﾷ Draw - Morworth Sterling</text:p>
          </table:table-cell>
          <table:table-cell table:number-columns-repeated="7"/>
          <table:table-cell office:value-type="float" office:value="-55400.26">
            <text:p>-55400.26</text:p>
          </table:table-cell>
        </table:table-row>
        <table:table-row table:style-name="ro2">
          <table:table-cell office:value-type="string">
            <text:p>Total 35200 ﾷ Draw - Morworth Sterling</text:p>
          </table:table-cell>
          <table:table-cell table:number-columns-repeated="7"/>
          <table:table-cell office:value-type="float" office:value="-55400.26">
            <text:p>-55400.26</text:p>
          </table:table-cell>
        </table:table-row>
        <table:table-row table:style-name="ro2">
          <table:table-cell office:value-type="string">
            <text:p>35300 ﾷ P&amp;L Allocation - Morworth</text:p>
          </table:table-cell>
          <table:table-cell table:number-columns-repeated="7"/>
          <table:table-cell office:value-type="float" office:value="3847.62">
            <text:p>3847.6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rworth Sterling Poin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4.74">
            <text:p>54.74</text:p>
          </table:table-cell>
          <table:table-cell office:value-type="float" office:value="3902.36">
            <text:p>3902.3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rworth Sterling Poin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.28">
            <text:p>-7.28</text:p>
          </table:table-cell>
          <table:table-cell office:value-type="float" office:value="3895.08">
            <text:p>3895.08</text:p>
          </table:table-cell>
        </table:table-row>
        <table:table-row table:style-name="ro2">
          <table:table-cell office:value-type="string">
            <text:p>Total 35300 ﾷ P&amp;L Allocation - Morworth</text:p>
          </table:table-cell>
          <table:table-cell table:number-columns-repeated="6"/>
          <table:table-cell office:value-type="float" office:value="47.46">
            <text:p>47.46</text:p>
          </table:table-cell>
          <table:table-cell office:value-type="float" office:value="3895.08">
            <text:p>3895.08</text:p>
          </table:table-cell>
        </table:table-row>
        <table:table-row table:style-name="ro2">
          <table:table-cell office:value-type="string">
            <text:p>Total 35000 ﾷ Morworth Sterling Point, LLC</text:p>
          </table:table-cell>
          <table:table-cell table:number-columns-repeated="6"/>
          <table:table-cell office:value-type="float" office:value="47.46">
            <text:p>47.46</text:p>
          </table:table-cell>
          <table:table-cell office:value-type="float" office:value="4994.82">
            <text:p>4994.82</text:p>
          </table:table-cell>
        </table:table-row>
        <table:table-row table:style-name="ro2">
          <table:table-cell office:value-type="string">
            <text:p>35500 ﾷ Dick W. Sackett Living Trust</text:p>
          </table:table-cell>
          <table:table-cell table:number-columns-repeated="7"/>
          <table:table-cell office:value-type="float" office:value="51117.28">
            <text:p>51117.28</text:p>
          </table:table-cell>
        </table:table-row>
        <table:table-row table:style-name="ro2">
          <table:table-cell office:value-type="string">
            <text:p>35250 ﾷ Capital Cont. - Sackett Trust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5250 ﾷ Capital Cont. - Sackett Trust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5350 ﾷ Draw - Sackett Trust</text:p>
          </table:table-cell>
          <table:table-cell table:number-columns-repeated="7"/>
          <table:table-cell office:value-type="float" office:value="-20253.26">
            <text:p>-20253.26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Dick W. Sackett Living Trust</text:p>
          </table:table-cell>
          <table:table-cell office:value-type="string">
            <text:p>k W. Sackett Living Trst</text:p>
          </table:table-cell>
          <table:table-cell office:value-type="string">
            <text:p>10100 ﾷ Checking - Chase #4427</text:p>
          </table:table-cell>
          <table:table-cell office:value-type="float" office:value="-515.33">
            <text:p>-515.33</text:p>
          </table:table-cell>
          <table:table-cell office:value-type="float" office:value="-20768.59">
            <text:p>-20768.59</text:p>
          </table:table-cell>
        </table:table-row>
        <table:table-row table:style-name="ro2">
          <table:table-cell office:value-type="string">
            <text:p>Total 35350 ﾷ Draw - Sackett Trust</text:p>
          </table:table-cell>
          <table:table-cell table:number-columns-repeated="6"/>
          <table:table-cell office:value-type="float" office:value="-515.33">
            <text:p>-515.33</text:p>
          </table:table-cell>
          <table:table-cell office:value-type="float" office:value="-20768.59">
            <text:p>-20768.59</text:p>
          </table:table-cell>
        </table:table-row>
        <table:table-row table:style-name="ro2">
          <table:table-cell office:value-type="string">
            <text:p>35450 ﾷ P&amp;L Allocation - Sackett Trust</text:p>
          </table:table-cell>
          <table:table-cell table:number-columns-repeated="7"/>
          <table:table-cell office:value-type="float" office:value="21370.54">
            <text:p>21370.5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Dick W. Sackett Living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60.11">
            <text:p>560.11</text:p>
          </table:table-cell>
          <table:table-cell office:value-type="float" office:value="21930.65">
            <text:p>21930.6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Dick W. Sackett Living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4.51">
            <text:p>-74.51</text:p>
          </table:table-cell>
          <table:table-cell office:value-type="float" office:value="21856.14">
            <text:p>21856.14</text:p>
          </table:table-cell>
        </table:table-row>
        <table:table-row table:style-name="ro2">
          <table:table-cell office:value-type="string">
            <text:p>Total 35450 ﾷ P&amp;L Allocation - Sackett Trust</text:p>
          </table:table-cell>
          <table:table-cell table:number-columns-repeated="6"/>
          <table:table-cell office:value-type="float" office:value="485.6">
            <text:p>485.6</text:p>
          </table:table-cell>
          <table:table-cell office:value-type="float" office:value="21856.14">
            <text:p>21856.14</text:p>
          </table:table-cell>
        </table:table-row>
        <table:table-row table:style-name="ro2">
          <table:table-cell office:value-type="string">
            <text:p>Total 35500 ﾷ Dick W. Sackett Living Trust</text:p>
          </table:table-cell>
          <table:table-cell table:number-columns-repeated="6"/>
          <table:table-cell office:value-type="float" office:value="-29.73">
            <text:p>-29.73</text:p>
          </table:table-cell>
          <table:table-cell office:value-type="float" office:value="51087.55">
            <text:p>51087.55</text:p>
          </table:table-cell>
        </table:table-row>
        <table:table-row table:style-name="ro2">
          <table:table-cell office:value-type="string">
            <text:p>35600 ﾷ Janes, Kevin</text:p>
          </table:table-cell>
          <table:table-cell table:number-columns-repeated="7"/>
          <table:table-cell office:value-type="float" office:value="936.87">
            <text:p>936.87</text:p>
          </table:table-cell>
        </table:table-row>
        <table:table-row table:style-name="ro2">
          <table:table-cell office:value-type="string">
            <text:p>35700 ﾷ Capital Cont. - Janes</text:p>
          </table:table-cell>
          <table:table-cell table:number-columns-repeated="7"/>
          <table:table-cell office:value-type="float" office:value="15000">
            <text:p>15000</text:p>
          </table:table-cell>
        </table:table-row>
        <table:table-row table:style-name="ro2">
          <table:table-cell office:value-type="string">
            <text:p>Total 35700 ﾷ Capital Cont. - Janes</text:p>
          </table:table-cell>
          <table:table-cell table:number-columns-repeated="7"/>
          <table:table-cell office:value-type="float" office:value="15000">
            <text:p>15000</text:p>
          </table:table-cell>
        </table:table-row>
        <table:table-row table:style-name="ro2">
          <table:table-cell office:value-type="string">
            <text:p>35750 ﾷ Draw - Janes</text:p>
          </table:table-cell>
          <table:table-cell table:number-columns-repeated="7"/>
          <table:table-cell office:value-type="float" office:value="-17000">
            <text:p>-17000</text:p>
          </table:table-cell>
        </table:table-row>
        <table:table-row table:style-name="ro2">
          <table:table-cell office:value-type="string">
            <text:p>Total 35750 ﾷ Draw - Janes</text:p>
          </table:table-cell>
          <table:table-cell table:number-columns-repeated="7"/>
          <table:table-cell office:value-type="float" office:value="-17000">
            <text:p>-17000</text:p>
          </table:table-cell>
        </table:table-row>
        <table:table-row table:style-name="ro2">
          <table:table-cell office:value-type="string">
            <text:p>35800 ﾷ P&amp;L Allocation - Janes</text:p>
          </table:table-cell>
          <table:table-cell table:number-columns-repeated="7"/>
          <table:table-cell office:value-type="float" office:value="2936.87">
            <text:p>2936.8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Janes, Kevi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0.37">
            <text:p>10.37</text:p>
          </table:table-cell>
          <table:table-cell office:value-type="float" office:value="2947.24">
            <text:p>2947.2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Janes, Kevi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.38">
            <text:p>-1.38</text:p>
          </table:table-cell>
          <table:table-cell office:value-type="float" office:value="2945.86">
            <text:p>2945.86</text:p>
          </table:table-cell>
        </table:table-row>
        <table:table-row table:style-name="ro2">
          <table:table-cell office:value-type="string">
            <text:p>Total 35800 ﾷ P&amp;L Allocation - Janes</text:p>
          </table:table-cell>
          <table:table-cell table:number-columns-repeated="6"/>
          <table:table-cell office:value-type="float" office:value="8.99">
            <text:p>8.99</text:p>
          </table:table-cell>
          <table:table-cell office:value-type="float" office:value="2945.86">
            <text:p>2945.86</text:p>
          </table:table-cell>
        </table:table-row>
        <table:table-row table:style-name="ro2">
          <table:table-cell office:value-type="string">
            <text:p>Total 35600 ﾷ Janes, Kevin</text:p>
          </table:table-cell>
          <table:table-cell table:number-columns-repeated="6"/>
          <table:table-cell office:value-type="float" office:value="8.99">
            <text:p>8.99</text:p>
          </table:table-cell>
          <table:table-cell office:value-type="float" office:value="945.86">
            <text:p>945.86</text:p>
          </table:table-cell>
        </table:table-row>
        <table:table-row table:style-name="ro2">
          <table:table-cell office:value-type="string">
            <text:p>36350 ﾷ Zans, LLC</text:p>
          </table:table-cell>
          <table:table-cell table:number-columns-repeated="7"/>
          <table:table-cell office:value-type="float" office:value="146307.49">
            <text:p>146307.49</text:p>
          </table:table-cell>
        </table:table-row>
        <table:table-row table:style-name="ro2">
          <table:table-cell office:value-type="string">
            <text:p>36355 ﾷ Capital Cont. - Zans, LLC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Total 36355 ﾷ Capital Cont. - Zans, LLC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36365 ﾷ P&amp;L Allocation - Zans, LLC</text:p>
          </table:table-cell>
          <table:table-cell table:number-columns-repeated="7"/>
          <table:table-cell office:value-type="float" office:value="46307.49">
            <text:p>46307.4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Zan's LLC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618.7">
            <text:p>1618.7</text:p>
          </table:table-cell>
          <table:table-cell office:value-type="float" office:value="47926.19">
            <text:p>47926.1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Zan's LLC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15.43">
            <text:p>-215.43</text:p>
          </table:table-cell>
          <table:table-cell office:value-type="float" office:value="47710.76">
            <text:p>47710.76</text:p>
          </table:table-cell>
        </table:table-row>
        <table:table-row table:style-name="ro2">
          <table:table-cell office:value-type="string">
            <text:p>Total 36365 ﾷ P&amp;L Allocation - Zans, LLC</text:p>
          </table:table-cell>
          <table:table-cell table:number-columns-repeated="6"/>
          <table:table-cell office:value-type="float" office:value="1403.27">
            <text:p>1403.27</text:p>
          </table:table-cell>
          <table:table-cell office:value-type="float" office:value="47710.76">
            <text:p>47710.76</text:p>
          </table:table-cell>
        </table:table-row>
        <table:table-row table:style-name="ro2">
          <table:table-cell office:value-type="string">
            <text:p>Total 36350 ﾷ Zans, LLC</text:p>
          </table:table-cell>
          <table:table-cell table:number-columns-repeated="6"/>
          <table:table-cell office:value-type="float" office:value="1403.27">
            <text:p>1403.27</text:p>
          </table:table-cell>
          <table:table-cell office:value-type="float" office:value="147710.76">
            <text:p>147710.76</text:p>
          </table:table-cell>
        </table:table-row>
        <table:table-row table:style-name="ro2">
          <table:table-cell office:value-type="string">
            <text:p>36375 ﾷ Crippen, Terri</text:p>
          </table:table-cell>
          <table:table-cell table:number-columns-repeated="7"/>
          <table:table-cell office:value-type="float" office:value="10839.95">
            <text:p>10839.95</text:p>
          </table:table-cell>
        </table:table-row>
        <table:table-row table:style-name="ro2">
          <table:table-cell office:value-type="string">
            <text:p>36380 ﾷ Captial Cont. - Crippen</text:p>
          </table:table-cell>
          <table:table-cell table:number-columns-repeated="7"/>
          <table:table-cell office:value-type="float" office:value="103613.8">
            <text:p>103613.8</text:p>
          </table:table-cell>
        </table:table-row>
        <table:table-row table:style-name="ro2">
          <table:table-cell office:value-type="string">
            <text:p>Total 36380 ﾷ Captial Cont. - Crippen</text:p>
          </table:table-cell>
          <table:table-cell table:number-columns-repeated="7"/>
          <table:table-cell office:value-type="float" office:value="103613.8">
            <text:p>103613.8</text:p>
          </table:table-cell>
        </table:table-row>
        <table:table-row table:style-name="ro2">
          <table:table-cell office:value-type="string">
            <text:p>36385 ﾷ Draw - Crippen</text:p>
          </table:table-cell>
          <table:table-cell table:number-columns-repeated="7"/>
          <table:table-cell office:value-type="float" office:value="-103430">
            <text:p>-103430</text:p>
          </table:table-cell>
        </table:table-row>
        <table:table-row table:style-name="ro2">
          <table:table-cell office:value-type="string">
            <text:p>Total 36385 ﾷ Draw - Crippen</text:p>
          </table:table-cell>
          <table:table-cell table:number-columns-repeated="7"/>
          <table:table-cell office:value-type="float" office:value="-103430">
            <text:p>-103430</text:p>
          </table:table-cell>
        </table:table-row>
        <table:table-row table:style-name="ro2">
          <table:table-cell office:value-type="string">
            <text:p>36390 ﾷ P&amp;L Allocation - Crippen</text:p>
          </table:table-cell>
          <table:table-cell table:number-columns-repeated="7"/>
          <table:table-cell office:value-type="float" office:value="10656.15">
            <text:p>10656.1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rippen, Terri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9.93">
            <text:p>119.93</text:p>
          </table:table-cell>
          <table:table-cell office:value-type="float" office:value="10776.08">
            <text:p>10776.0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rippen, Terri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5.96">
            <text:p>-15.96</text:p>
          </table:table-cell>
          <table:table-cell office:value-type="float" office:value="10760.12">
            <text:p>10760.12</text:p>
          </table:table-cell>
        </table:table-row>
        <table:table-row table:style-name="ro2">
          <table:table-cell office:value-type="string">
            <text:p>Total 36390 ﾷ P&amp;L Allocation - Crippen</text:p>
          </table:table-cell>
          <table:table-cell table:number-columns-repeated="6"/>
          <table:table-cell office:value-type="float" office:value="103.97">
            <text:p>103.97</text:p>
          </table:table-cell>
          <table:table-cell office:value-type="float" office:value="10760.12">
            <text:p>10760.12</text:p>
          </table:table-cell>
        </table:table-row>
        <table:table-row table:style-name="ro2">
          <table:table-cell office:value-type="string">
            <text:p>Total 36375 ﾷ Crippen, Terri</text:p>
          </table:table-cell>
          <table:table-cell table:number-columns-repeated="6"/>
          <table:table-cell office:value-type="float" office:value="103.97">
            <text:p>103.97</text:p>
          </table:table-cell>
          <table:table-cell office:value-type="float" office:value="10943.92">
            <text:p>10943.92</text:p>
          </table:table-cell>
        </table:table-row>
        <table:table-row table:style-name="ro2">
          <table:table-cell office:value-type="string">
            <text:p>36393 ﾷ Crippen, T. IRA - Equity Trust</text:p>
          </table:table-cell>
          <table:table-cell table:number-columns-repeated="7"/>
          <table:table-cell office:value-type="float" office:value="108025.57">
            <text:p>108025.57</text:p>
          </table:table-cell>
        </table:table-row>
        <table:table-row table:style-name="ro2">
          <table:table-cell office:value-type="string">
            <text:p>36395 ﾷ Capital Cont. - Equity Crippen</text:p>
          </table:table-cell>
          <table:table-cell table:number-columns-repeated="7"/>
          <table:table-cell office:value-type="float" office:value="160426.66">
            <text:p>160426.66</text:p>
          </table:table-cell>
        </table:table-row>
        <table:table-row table:style-name="ro2">
          <table:table-cell office:value-type="string">
            <text:p>Total 36395 ﾷ Capital Cont. - Equity Crippen</text:p>
          </table:table-cell>
          <table:table-cell table:number-columns-repeated="7"/>
          <table:table-cell office:value-type="float" office:value="160426.66">
            <text:p>160426.66</text:p>
          </table:table-cell>
        </table:table-row>
        <table:table-row table:style-name="ro2">
          <table:table-cell office:value-type="string">
            <text:p>36397 ﾷ Draw - Equity Trust Crippen</text:p>
          </table:table-cell>
          <table:table-cell table:number-columns-repeated="7"/>
          <table:table-cell office:value-type="float" office:value="-64030">
            <text:p>-64030</text:p>
          </table:table-cell>
        </table:table-row>
        <table:table-row table:style-name="ro2">
          <table:table-cell office:value-type="string">
            <text:p>Total 36397 ﾷ Draw - Equity Trust Crippen</text:p>
          </table:table-cell>
          <table:table-cell table:number-columns-repeated="7"/>
          <table:table-cell office:value-type="float" office:value="-64030">
            <text:p>-64030</text:p>
          </table:table-cell>
        </table:table-row>
        <table:table-row table:style-name="ro2">
          <table:table-cell office:value-type="string">
            <text:p>36399 ﾷ P&amp;L Allocation - Crippen Equity</text:p>
          </table:table-cell>
          <table:table-cell table:number-columns-repeated="7"/>
          <table:table-cell office:value-type="float" office:value="11628.91">
            <text:p>11628.9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TC FBO Terri Crippe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95.31">
            <text:p>1195.31</text:p>
          </table:table-cell>
          <table:table-cell office:value-type="float" office:value="12824.22">
            <text:p>12824.2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TC FBO Terri Crippe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59.06">
            <text:p>-159.06</text:p>
          </table:table-cell>
          <table:table-cell office:value-type="float" office:value="12665.16">
            <text:p>12665.16</text:p>
          </table:table-cell>
        </table:table-row>
        <table:table-row table:style-name="ro2">
          <table:table-cell office:value-type="string">
            <text:p>Total 36399 ﾷ P&amp;L Allocation - Crippen Equity</text:p>
          </table:table-cell>
          <table:table-cell table:number-columns-repeated="6"/>
          <table:table-cell office:value-type="float" office:value="1036.25">
            <text:p>1036.25</text:p>
          </table:table-cell>
          <table:table-cell office:value-type="float" office:value="12665.16">
            <text:p>12665.16</text:p>
          </table:table-cell>
        </table:table-row>
        <table:table-row table:style-name="ro2">
          <table:table-cell office:value-type="string">
            <text:p>Total 36393 ﾷ Crippen, T. IRA - Equity Trust</text:p>
          </table:table-cell>
          <table:table-cell table:number-columns-repeated="6"/>
          <table:table-cell office:value-type="float" office:value="1036.25">
            <text:p>1036.25</text:p>
          </table:table-cell>
          <table:table-cell office:value-type="float" office:value="109061.82">
            <text:p>109061.82</text:p>
          </table:table-cell>
        </table:table-row>
        <table:table-row table:style-name="ro2">
          <table:table-cell office:value-type="string">
            <text:p>36400 ﾷ Arnold, Jeffrey</text:p>
          </table:table-cell>
          <table:table-cell table:number-columns-repeated="7"/>
          <table:table-cell office:value-type="float" office:value="390.86">
            <text:p>390.86</text:p>
          </table:table-cell>
        </table:table-row>
        <table:table-row table:style-name="ro2">
          <table:table-cell office:value-type="string">
            <text:p>36405 ﾷ Captial Cont. - Arnold</text:p>
          </table:table-cell>
          <table:table-cell table:number-columns-repeated="7"/>
          <table:table-cell office:value-type="float" office:value="110000">
            <text:p>110000</text:p>
          </table:table-cell>
        </table:table-row>
        <table:table-row table:style-name="ro2">
          <table:table-cell office:value-type="string">
            <text:p>Total 36405 ﾷ Captial Cont. - Arnold</text:p>
          </table:table-cell>
          <table:table-cell table:number-columns-repeated="7"/>
          <table:table-cell office:value-type="float" office:value="110000">
            <text:p>110000</text:p>
          </table:table-cell>
        </table:table-row>
        <table:table-row table:style-name="ro2">
          <table:table-cell office:value-type="string">
            <text:p>36415 ﾷ Draw - Arnold</text:p>
          </table:table-cell>
          <table:table-cell table:number-columns-repeated="7"/>
          <table:table-cell office:value-type="float" office:value="-130000">
            <text:p>-130000</text:p>
          </table:table-cell>
        </table:table-row>
        <table:table-row table:style-name="ro2">
          <table:table-cell office:value-type="string">
            <text:p>Total 36415 ﾷ Draw - Arnold</text:p>
          </table:table-cell>
          <table:table-cell table:number-columns-repeated="7"/>
          <table:table-cell office:value-type="float" office:value="-130000">
            <text:p>-130000</text:p>
          </table:table-cell>
        </table:table-row>
        <table:table-row table:style-name="ro2">
          <table:table-cell office:value-type="string">
            <text:p>36425 ﾷ P&amp;L Allocation - Arnold</text:p>
          </table:table-cell>
          <table:table-cell table:number-columns-repeated="7"/>
          <table:table-cell office:value-type="float" office:value="20390.86">
            <text:p>20390.8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Arnold, Jeffre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.32">
            <text:p>4.32</text:p>
          </table:table-cell>
          <table:table-cell office:value-type="float" office:value="20395.18">
            <text:p>20395.1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Arnold, Jeffre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0.58">
            <text:p>-0.58</text:p>
          </table:table-cell>
          <table:table-cell office:value-type="float" office:value="20394.6">
            <text:p>20394.6</text:p>
          </table:table-cell>
        </table:table-row>
        <table:table-row table:style-name="ro2">
          <table:table-cell office:value-type="string">
            <text:p>Total 36425 ﾷ P&amp;L Allocation - Arnold</text:p>
          </table:table-cell>
          <table:table-cell table:number-columns-repeated="6"/>
          <table:table-cell office:value-type="float" office:value="3.74">
            <text:p>3.74</text:p>
          </table:table-cell>
          <table:table-cell office:value-type="float" office:value="20394.6">
            <text:p>20394.6</text:p>
          </table:table-cell>
        </table:table-row>
        <table:table-row table:style-name="ro2">
          <table:table-cell office:value-type="string">
            <text:p>Total 36400 ﾷ Arnold, Jeffrey</text:p>
          </table:table-cell>
          <table:table-cell table:number-columns-repeated="6"/>
          <table:table-cell office:value-type="float" office:value="3.74">
            <text:p>3.74</text:p>
          </table:table-cell>
          <table:table-cell office:value-type="float" office:value="394.6">
            <text:p>394.6</text:p>
          </table:table-cell>
        </table:table-row>
        <table:table-row table:style-name="ro2">
          <table:table-cell office:value-type="string">
            <text:p>36450 ﾷ Morworth Enterprises, LLC</text:p>
          </table:table-cell>
          <table:table-cell table:number-columns-repeated="7"/>
          <table:table-cell office:value-type="float" office:value="4621.25">
            <text:p>4621.25</text:p>
          </table:table-cell>
        </table:table-row>
        <table:table-row table:style-name="ro2">
          <table:table-cell office:value-type="string">
            <text:p>36455 ﾷ Cap Cont. - Morworth Enterprise</text:p>
          </table:table-cell>
          <table:table-cell table:number-columns-repeated="7"/>
          <table:table-cell office:value-type="float" office:value="160000">
            <text:p>160000</text:p>
          </table:table-cell>
        </table:table-row>
        <table:table-row table:style-name="ro2">
          <table:table-cell office:value-type="string">
            <text:p>Total 36455 ﾷ Cap Cont. - Morworth Enterprise</text:p>
          </table:table-cell>
          <table:table-cell table:number-columns-repeated="7"/>
          <table:table-cell office:value-type="float" office:value="160000">
            <text:p>160000</text:p>
          </table:table-cell>
        </table:table-row>
        <table:table-row table:style-name="ro2">
          <table:table-cell office:value-type="string">
            <text:p>36460 ﾷ Draw - Morworth Enterprises</text:p>
          </table:table-cell>
          <table:table-cell table:number-columns-repeated="7"/>
          <table:table-cell office:value-type="float" office:value="-199525.37">
            <text:p>-199525.37</text:p>
          </table:table-cell>
        </table:table-row>
        <table:table-row table:style-name="ro2">
          <table:table-cell office:value-type="string">
            <text:p>Total 36460 ﾷ Draw - Morworth Enterprises</text:p>
          </table:table-cell>
          <table:table-cell table:number-columns-repeated="7"/>
          <table:table-cell office:value-type="float" office:value="-199525.37">
            <text:p>-199525.37</text:p>
          </table:table-cell>
        </table:table-row>
        <table:table-row table:style-name="ro2">
          <table:table-cell office:value-type="string">
            <text:p>36465 ﾷ P&amp;L Allocation - Morworth Enter</text:p>
          </table:table-cell>
          <table:table-cell table:number-columns-repeated="7"/>
          <table:table-cell office:value-type="float" office:value="44146.62">
            <text:p>44146.6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rworth Enterprise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1.13">
            <text:p>51.13</text:p>
          </table:table-cell>
          <table:table-cell office:value-type="float" office:value="44197.75">
            <text:p>44197.7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rworth Enterprise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6.8">
            <text:p>-6.8</text:p>
          </table:table-cell>
          <table:table-cell office:value-type="float" office:value="44190.95">
            <text:p>44190.95</text:p>
          </table:table-cell>
        </table:table-row>
        <table:table-row table:style-name="ro2">
          <table:table-cell office:value-type="string">
            <text:p>Total 36465 ﾷ P&amp;L Allocation - Morworth Enter</text:p>
          </table:table-cell>
          <table:table-cell table:number-columns-repeated="6"/>
          <table:table-cell office:value-type="float" office:value="44.33">
            <text:p>44.33</text:p>
          </table:table-cell>
          <table:table-cell office:value-type="float" office:value="44190.95">
            <text:p>44190.95</text:p>
          </table:table-cell>
        </table:table-row>
        <table:table-row table:style-name="ro2">
          <table:table-cell office:value-type="string">
            <text:p>Total 36450 ﾷ Morworth Enterprises, LLC</text:p>
          </table:table-cell>
          <table:table-cell table:number-columns-repeated="6"/>
          <table:table-cell office:value-type="float" office:value="44.33">
            <text:p>44.33</text:p>
          </table:table-cell>
          <table:table-cell office:value-type="float" office:value="4665.58">
            <text:p>4665.58</text:p>
          </table:table-cell>
        </table:table-row>
        <table:table-row table:style-name="ro2">
          <table:table-cell office:value-type="string">
            <text:p>36475 ﾷ Loveland, Lucas</text:p>
          </table:table-cell>
          <table:table-cell table:number-columns-repeated="7"/>
          <table:table-cell office:value-type="float" office:value="67155.66">
            <text:p>67155.66</text:p>
          </table:table-cell>
        </table:table-row>
        <table:table-row table:style-name="ro2">
          <table:table-cell office:value-type="string">
            <text:p>36480 ﾷ Capital Cont. - Loveland, Lucas</text:p>
          </table:table-cell>
          <table:table-cell table:number-columns-repeated="7"/>
          <table:table-cell office:value-type="float" office:value="149478.02">
            <text:p>149478.02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3">
            <text:p>12/03/13</text:p>
          </table:table-cell>
          <table:table-cell/>
          <table:table-cell office:value-type="string">
            <text:p>Loveland, Lucas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10112.02">
            <text:p>10112.02</text:p>
          </table:table-cell>
          <table:table-cell office:value-type="float" office:value="159590.04">
            <text:p>159590.04</text:p>
          </table:table-cell>
        </table:table-row>
        <table:table-row table:style-name="ro2">
          <table:table-cell office:value-type="string">
            <text:p>Total 36480 ﾷ Capital Cont. - Loveland, Lucas</text:p>
          </table:table-cell>
          <table:table-cell table:number-columns-repeated="6"/>
          <table:table-cell office:value-type="float" office:value="10112.02">
            <text:p>10112.02</text:p>
          </table:table-cell>
          <table:table-cell office:value-type="float" office:value="159590.04">
            <text:p>159590.04</text:p>
          </table:table-cell>
        </table:table-row>
        <table:table-row table:style-name="ro2">
          <table:table-cell office:value-type="string">
            <text:p>36485 ﾷ Draw - Loveland, Lucas</text:p>
          </table:table-cell>
          <table:table-cell table:number-columns-repeated="7"/>
          <table:table-cell office:value-type="float" office:value="-87200">
            <text:p>-87200</text:p>
          </table:table-cell>
        </table:table-row>
        <table:table-row table:style-name="ro2">
          <table:table-cell office:value-type="string">
            <text:p>Total 36485 ﾷ Draw - Loveland, Lucas</text:p>
          </table:table-cell>
          <table:table-cell table:number-columns-repeated="7"/>
          <table:table-cell office:value-type="float" office:value="-87200">
            <text:p>-87200</text:p>
          </table:table-cell>
        </table:table-row>
        <table:table-row table:style-name="ro2">
          <table:table-cell office:value-type="string">
            <text:p>36490 ﾷ P&amp;L Allocation -Loveland, Lucas</text:p>
          </table:table-cell>
          <table:table-cell table:number-columns-repeated="7"/>
          <table:table-cell office:value-type="float" office:value="4877.64">
            <text:p>4877.6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oveland, Luca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86.21">
            <text:p>786.21</text:p>
          </table:table-cell>
          <table:table-cell office:value-type="float" office:value="5663.85">
            <text:p>5663.8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oveland, Luca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13.67">
            <text:p>-113.67</text:p>
          </table:table-cell>
          <table:table-cell office:value-type="float" office:value="5550.18">
            <text:p>5550.18</text:p>
          </table:table-cell>
        </table:table-row>
        <table:table-row table:style-name="ro2">
          <table:table-cell office:value-type="string">
            <text:p>Total 36490 ﾷ P&amp;L Allocation -Loveland, Lucas</text:p>
          </table:table-cell>
          <table:table-cell table:number-columns-repeated="6"/>
          <table:table-cell office:value-type="float" office:value="672.54">
            <text:p>672.54</text:p>
          </table:table-cell>
          <table:table-cell office:value-type="float" office:value="5550.18">
            <text:p>5550.18</text:p>
          </table:table-cell>
        </table:table-row>
        <table:table-row table:style-name="ro2">
          <table:table-cell office:value-type="string">
            <text:p>Total 36475 ﾷ Loveland, Lucas</text:p>
          </table:table-cell>
          <table:table-cell table:number-columns-repeated="6"/>
          <table:table-cell office:value-type="float" office:value="10784.56">
            <text:p>10784.56</text:p>
          </table:table-cell>
          <table:table-cell office:value-type="float" office:value="77940.22">
            <text:p>77940.22</text:p>
          </table:table-cell>
        </table:table-row>
        <table:table-row table:style-name="ro2">
          <table:table-cell office:value-type="string">
            <text:p>36515 ﾷ Rust, Richard J.</text:p>
          </table:table-cell>
          <table:table-cell table:number-columns-repeated="7"/>
          <table:table-cell office:value-type="float" office:value="96.52">
            <text:p>96.52</text:p>
          </table:table-cell>
        </table:table-row>
        <table:table-row table:style-name="ro2">
          <table:table-cell office:value-type="string">
            <text:p>36517 ﾷ Captial Cont. - Rust, Richard</text:p>
          </table:table-cell>
          <table:table-cell table:number-columns-repeated="7"/>
          <table:table-cell office:value-type="float" office:value="20000">
            <text:p>20000</text:p>
          </table:table-cell>
        </table:table-row>
        <table:table-row table:style-name="ro2">
          <table:table-cell office:value-type="string">
            <text:p>Total 36517 ﾷ Captial Cont. - Rust, Richard</text:p>
          </table:table-cell>
          <table:table-cell table:number-columns-repeated="7"/>
          <table:table-cell office:value-type="float" office:value="20000">
            <text:p>20000</text:p>
          </table:table-cell>
        </table:table-row>
        <table:table-row table:style-name="ro2">
          <table:table-cell office:value-type="string">
            <text:p>36519 ﾷ Draw - Rust, Richard</text:p>
          </table:table-cell>
          <table:table-cell table:number-columns-repeated="7"/>
          <table:table-cell office:value-type="float" office:value="-25000">
            <text:p>-25000</text:p>
          </table:table-cell>
        </table:table-row>
        <table:table-row table:style-name="ro2">
          <table:table-cell office:value-type="string">
            <text:p>Total 36519 ﾷ Draw - Rust, Richard</text:p>
          </table:table-cell>
          <table:table-cell table:number-columns-repeated="7"/>
          <table:table-cell office:value-type="float" office:value="-25000">
            <text:p>-25000</text:p>
          </table:table-cell>
        </table:table-row>
        <table:table-row table:style-name="ro2">
          <table:table-cell office:value-type="string">
            <text:p>36521 ﾷ P&amp;L Allocation - Rust, Richard</text:p>
          </table:table-cell>
          <table:table-cell table:number-columns-repeated="7"/>
          <table:table-cell office:value-type="float" office:value="5096.52">
            <text:p>5096.5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Rust, Richard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.07">
            <text:p>1.07</text:p>
          </table:table-cell>
          <table:table-cell office:value-type="float" office:value="5097.59">
            <text:p>5097.5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Rust, Richard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0.14">
            <text:p>-0.14</text:p>
          </table:table-cell>
          <table:table-cell office:value-type="float" office:value="5097.45">
            <text:p>5097.45</text:p>
          </table:table-cell>
        </table:table-row>
        <table:table-row table:style-name="ro2">
          <table:table-cell office:value-type="string">
            <text:p>Total 36521 ﾷ P&amp;L Allocation - Rust, Richard</text:p>
          </table:table-cell>
          <table:table-cell table:number-columns-repeated="6"/>
          <table:table-cell office:value-type="float" office:value="0.93">
            <text:p>0.93</text:p>
          </table:table-cell>
          <table:table-cell office:value-type="float" office:value="5097.45">
            <text:p>5097.45</text:p>
          </table:table-cell>
        </table:table-row>
        <table:table-row table:style-name="ro2">
          <table:table-cell office:value-type="string">
            <text:p>Total 36515 ﾷ Rust, Richard J.</text:p>
          </table:table-cell>
          <table:table-cell table:number-columns-repeated="6"/>
          <table:table-cell office:value-type="float" office:value="0.93">
            <text:p>0.93</text:p>
          </table:table-cell>
          <table:table-cell office:value-type="float" office:value="97.45">
            <text:p>97.45</text:p>
          </table:table-cell>
        </table:table-row>
        <table:table-row table:style-name="ro2">
          <table:table-cell office:value-type="string">
            <text:p>36525 ﾷ Bouwhuis, Andrea &amp; Dustin</text:p>
          </table:table-cell>
          <table:table-cell table:number-columns-repeated="7"/>
          <table:table-cell office:value-type="float" office:value="119189.18">
            <text:p>119189.18</text:p>
          </table:table-cell>
        </table:table-row>
        <table:table-row table:style-name="ro2">
          <table:table-cell office:value-type="string">
            <text:p>36527 ﾷ Captial Cont. - Bouwhuis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Total 36527 ﾷ Captial Cont. - Bouwhuis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36529 ﾷ Draw - Bouwhuis</text:p>
          </table:table-cell>
          <table:table-cell table:number-columns-repeated="7"/>
          <table:table-cell office:value-type="float" office:value="-16696.19">
            <text:p>-16696.19</text:p>
          </table:table-cell>
        </table:table-row>
        <table:table-row table:style-name="ro2">
          <table:table-cell office:value-type="string">
            <text:p>Total 36529 ﾷ Draw - Bouwhuis</text:p>
          </table:table-cell>
          <table:table-cell table:number-columns-repeated="7"/>
          <table:table-cell office:value-type="float" office:value="-16696.19">
            <text:p>-16696.19</text:p>
          </table:table-cell>
        </table:table-row>
        <table:table-row table:style-name="ro2">
          <table:table-cell office:value-type="string">
            <text:p>36531 ﾷ P&amp;L Allocation - Bouwhuis</text:p>
          </table:table-cell>
          <table:table-cell table:number-columns-repeated="7"/>
          <table:table-cell office:value-type="float" office:value="35885.37">
            <text:p>35885.3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ouwhuis, Andre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318.68">
            <text:p>1318.68</text:p>
          </table:table-cell>
          <table:table-cell office:value-type="float" office:value="37204.05">
            <text:p>37204.0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ouwhuis, Andre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75.5">
            <text:p>-175.5</text:p>
          </table:table-cell>
          <table:table-cell office:value-type="float" office:value="37028.55">
            <text:p>37028.55</text:p>
          </table:table-cell>
        </table:table-row>
        <table:table-row table:style-name="ro2">
          <table:table-cell office:value-type="string">
            <text:p>Total 36531 ﾷ P&amp;L Allocation - Bouwhuis</text:p>
          </table:table-cell>
          <table:table-cell table:number-columns-repeated="6"/>
          <table:table-cell office:value-type="float" office:value="1143.18">
            <text:p>1143.18</text:p>
          </table:table-cell>
          <table:table-cell office:value-type="float" office:value="37028.55">
            <text:p>37028.55</text:p>
          </table:table-cell>
        </table:table-row>
        <table:table-row table:style-name="ro2">
          <table:table-cell office:value-type="string">
            <text:p>Total 36525 ﾷ Bouwhuis, Andrea &amp; Dustin</text:p>
          </table:table-cell>
          <table:table-cell table:number-columns-repeated="6"/>
          <table:table-cell office:value-type="float" office:value="1143.18">
            <text:p>1143.18</text:p>
          </table:table-cell>
          <table:table-cell office:value-type="float" office:value="120332.36">
            <text:p>120332.36</text:p>
          </table:table-cell>
        </table:table-row>
        <table:table-row table:style-name="ro2">
          <table:table-cell office:value-type="string">
            <text:p>36537 ﾷ NMB Investments -Mark Bedrosian</text:p>
          </table:table-cell>
          <table:table-cell table:number-columns-repeated="7"/>
          <table:table-cell office:value-type="float" office:value="25254.6">
            <text:p>25254.6</text:p>
          </table:table-cell>
        </table:table-row>
        <table:table-row table:style-name="ro2">
          <table:table-cell office:value-type="string">
            <text:p>36538 ﾷ Capital Cont. - NMB Investments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Total 36538 ﾷ Capital Cont. - NMB Investments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36539 ﾷ Draw - NMB Investments</text:p>
          </table:table-cell>
          <table:table-cell table:number-columns-repeated="7"/>
          <table:table-cell office:value-type="float" office:value="-5564.33">
            <text:p>-5564.33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NMB Investments</text:p>
          </table:table-cell>
          <table:table-cell office:value-type="string">
            <text:p>NMB Investments, Inc. (_########</text:p>
          </table:table-cell>
          <table:table-cell office:value-type="string">
            <text:p>10100 ﾷ Checking - Chase #4427</text:p>
          </table:table-cell>
          <table:table-cell office:value-type="float" office:value="-254.6">
            <text:p>-254.6</text:p>
          </table:table-cell>
          <table:table-cell office:value-type="float" office:value="-5818.93">
            <text:p>-5818.93</text:p>
          </table:table-cell>
        </table:table-row>
        <table:table-row table:style-name="ro2">
          <table:table-cell office:value-type="string">
            <text:p>Total 36539 ﾷ Draw - NMB Investments</text:p>
          </table:table-cell>
          <table:table-cell table:number-columns-repeated="6"/>
          <table:table-cell office:value-type="float" office:value="-254.6">
            <text:p>-254.6</text:p>
          </table:table-cell>
          <table:table-cell office:value-type="float" office:value="-5818.93">
            <text:p>-5818.93</text:p>
          </table:table-cell>
        </table:table-row>
        <table:table-row table:style-name="ro2">
          <table:table-cell office:value-type="string">
            <text:p>36540 ﾷ P&amp;L Allocation - NMB Investment</text:p>
          </table:table-cell>
          <table:table-cell table:number-columns-repeated="7"/>
          <table:table-cell office:value-type="float" office:value="5818.93">
            <text:p>5818.9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NMB Investment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76.72">
            <text:p>276.72</text:p>
          </table:table-cell>
          <table:table-cell office:value-type="float" office:value="6095.65">
            <text:p>6095.6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NMB Investment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6.81">
            <text:p>-36.81</text:p>
          </table:table-cell>
          <table:table-cell office:value-type="float" office:value="6058.84">
            <text:p>6058.84</text:p>
          </table:table-cell>
        </table:table-row>
        <table:table-row table:style-name="ro2">
          <table:table-cell office:value-type="string">
            <text:p>Total 36540 ﾷ P&amp;L Allocation - NMB Investment</text:p>
          </table:table-cell>
          <table:table-cell table:number-columns-repeated="6"/>
          <table:table-cell office:value-type="float" office:value="239.91">
            <text:p>239.91</text:p>
          </table:table-cell>
          <table:table-cell office:value-type="float" office:value="6058.84">
            <text:p>6058.84</text:p>
          </table:table-cell>
        </table:table-row>
        <table:table-row table:style-name="ro2">
          <table:table-cell office:value-type="string">
            <text:p>Total 36537 ﾷ NMB Investments -Mark Bedrosian</text:p>
          </table:table-cell>
          <table:table-cell table:number-columns-repeated="6"/>
          <table:table-cell office:value-type="float" office:value="-14.69">
            <text:p>-14.69</text:p>
          </table:table-cell>
          <table:table-cell office:value-type="float" office:value="25239.91">
            <text:p>25239.91</text:p>
          </table:table-cell>
        </table:table-row>
        <table:table-row table:style-name="ro2">
          <table:table-cell office:value-type="string">
            <text:p>36542 ﾷ Gardner, Cori - IRA</text:p>
          </table:table-cell>
          <table:table-cell table:number-columns-repeated="7"/>
          <table:table-cell office:value-type="float" office:value="22547.92">
            <text:p>22547.92</text:p>
          </table:table-cell>
        </table:table-row>
        <table:table-row table:style-name="ro2">
          <table:table-cell office:value-type="string">
            <text:p>36543 ﾷ Capital Cont. - Gardner, Cori</text:p>
          </table:table-cell>
          <table:table-cell table:number-columns-repeated="7"/>
          <table:table-cell office:value-type="float" office:value="16000">
            <text:p>16000</text:p>
          </table:table-cell>
        </table:table-row>
        <table:table-row table:style-name="ro2">
          <table:table-cell office:value-type="string">
            <text:p>Total 36543 ﾷ Capital Cont. - Gardner, Cori</text:p>
          </table:table-cell>
          <table:table-cell table:number-columns-repeated="7"/>
          <table:table-cell office:value-type="float" office:value="16000">
            <text:p>16000</text:p>
          </table:table-cell>
        </table:table-row>
        <table:table-row table:style-name="ro2">
          <table:table-cell office:value-type="string">
            <text:p>36545 ﾷ P&amp;L Allocation - Gardner, Cori</text:p>
          </table:table-cell>
          <table:table-cell table:number-columns-repeated="7"/>
          <table:table-cell office:value-type="float" office:value="6547.92">
            <text:p>6547.9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Gardner, Cori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49.46">
            <text:p>249.46</text:p>
          </table:table-cell>
          <table:table-cell office:value-type="float" office:value="6797.38">
            <text:p>6797.3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Gardner, Cori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3.2">
            <text:p>-33.2</text:p>
          </table:table-cell>
          <table:table-cell office:value-type="float" office:value="6764.18">
            <text:p>6764.18</text:p>
          </table:table-cell>
        </table:table-row>
        <table:table-row table:style-name="ro2">
          <table:table-cell office:value-type="string">
            <text:p>Total 36545 ﾷ P&amp;L Allocation - Gardner, Cori</text:p>
          </table:table-cell>
          <table:table-cell table:number-columns-repeated="6"/>
          <table:table-cell office:value-type="float" office:value="216.26">
            <text:p>216.26</text:p>
          </table:table-cell>
          <table:table-cell office:value-type="float" office:value="6764.18">
            <text:p>6764.18</text:p>
          </table:table-cell>
        </table:table-row>
        <table:table-row table:style-name="ro2">
          <table:table-cell office:value-type="string">
            <text:p>Total 36542 ﾷ Gardner, Cori - IRA</text:p>
          </table:table-cell>
          <table:table-cell table:number-columns-repeated="6"/>
          <table:table-cell office:value-type="float" office:value="216.26">
            <text:p>216.26</text:p>
          </table:table-cell>
          <table:table-cell office:value-type="float" office:value="22764.18">
            <text:p>22764.18</text:p>
          </table:table-cell>
        </table:table-row>
        <table:table-row table:style-name="ro2">
          <table:table-cell office:value-type="string">
            <text:p>36551 ﾷ Hart, John N. - ETC - IRA</text:p>
          </table:table-cell>
          <table:table-cell table:number-columns-repeated="7"/>
          <table:table-cell office:value-type="float" office:value="69890.72">
            <text:p>69890.72</text:p>
          </table:table-cell>
        </table:table-row>
        <table:table-row table:style-name="ro2">
          <table:table-cell office:value-type="string">
            <text:p>36552 ﾷ Capital Cont. - Hart, John N.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6552 ﾷ Capital Cont. - Hart, John N.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6554 ﾷ P&amp;L Allocation - Hart, John N.</text:p>
          </table:table-cell>
          <table:table-cell table:number-columns-repeated="7"/>
          <table:table-cell office:value-type="float" office:value="19890.72">
            <text:p>19890.7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art, Joh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73.25">
            <text:p>773.25</text:p>
          </table:table-cell>
          <table:table-cell office:value-type="float" office:value="20663.97">
            <text:p>20663.9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art, Joh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02.91">
            <text:p>-102.91</text:p>
          </table:table-cell>
          <table:table-cell office:value-type="float" office:value="20561.06">
            <text:p>20561.06</text:p>
          </table:table-cell>
        </table:table-row>
        <table:table-row table:style-name="ro2">
          <table:table-cell office:value-type="string">
            <text:p>Total 36554 ﾷ P&amp;L Allocation - Hart, John N.</text:p>
          </table:table-cell>
          <table:table-cell table:number-columns-repeated="6"/>
          <table:table-cell office:value-type="float" office:value="670.34">
            <text:p>670.34</text:p>
          </table:table-cell>
          <table:table-cell office:value-type="float" office:value="20561.06">
            <text:p>20561.06</text:p>
          </table:table-cell>
        </table:table-row>
        <table:table-row table:style-name="ro2">
          <table:table-cell office:value-type="string">
            <text:p>Total 36551 ﾷ Hart, John N. - ETC - IRA</text:p>
          </table:table-cell>
          <table:table-cell table:number-columns-repeated="6"/>
          <table:table-cell office:value-type="float" office:value="670.34">
            <text:p>670.34</text:p>
          </table:table-cell>
          <table:table-cell office:value-type="float" office:value="70561.06">
            <text:p>70561.06</text:p>
          </table:table-cell>
        </table:table-row>
        <table:table-row table:style-name="ro2">
          <table:table-cell office:value-type="string">
            <text:p>36555 ﾷ Cate, Christopher, IRA - Equity</text:p>
          </table:table-cell>
          <table:table-cell table:number-columns-repeated="7"/>
          <table:table-cell office:value-type="float" office:value="11178.44">
            <text:p>11178.44</text:p>
          </table:table-cell>
        </table:table-row>
        <table:table-row table:style-name="ro2">
          <table:table-cell office:value-type="string">
            <text:p>36556 ﾷ Capital Cont. - Cate, C.</text:p>
          </table:table-cell>
          <table:table-cell table:number-columns-repeated="7"/>
          <table:table-cell office:value-type="float" office:value="8000">
            <text:p>8000</text:p>
          </table:table-cell>
        </table:table-row>
        <table:table-row table:style-name="ro2">
          <table:table-cell office:value-type="string">
            <text:p>Total 36556 ﾷ Capital Cont. - Cate, C.</text:p>
          </table:table-cell>
          <table:table-cell table:number-columns-repeated="7"/>
          <table:table-cell office:value-type="float" office:value="8000">
            <text:p>8000</text:p>
          </table:table-cell>
        </table:table-row>
        <table:table-row table:style-name="ro2">
          <table:table-cell office:value-type="string">
            <text:p>36558 ﾷ P&amp;L Allocation - Cate, Chris</text:p>
          </table:table-cell>
          <table:table-cell table:number-columns-repeated="7"/>
          <table:table-cell office:value-type="float" office:value="3178.44">
            <text:p>3178.4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ate, Christoph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23.68">
            <text:p>123.68</text:p>
          </table:table-cell>
          <table:table-cell office:value-type="float" office:value="3302.12">
            <text:p>3302.1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ate, Christoph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6.46">
            <text:p>-16.46</text:p>
          </table:table-cell>
          <table:table-cell office:value-type="float" office:value="3285.66">
            <text:p>3285.66</text:p>
          </table:table-cell>
        </table:table-row>
        <table:table-row table:style-name="ro2">
          <table:table-cell office:value-type="string">
            <text:p>Total 36558 ﾷ P&amp;L Allocation - Cate, Chris</text:p>
          </table:table-cell>
          <table:table-cell table:number-columns-repeated="6"/>
          <table:table-cell office:value-type="float" office:value="107.22">
            <text:p>107.22</text:p>
          </table:table-cell>
          <table:table-cell office:value-type="float" office:value="3285.66">
            <text:p>3285.66</text:p>
          </table:table-cell>
        </table:table-row>
        <table:table-row table:style-name="ro2">
          <table:table-cell office:value-type="string">
            <text:p>Total 36555 ﾷ Cate, Christopher, IRA - Equity</text:p>
          </table:table-cell>
          <table:table-cell table:number-columns-repeated="6"/>
          <table:table-cell office:value-type="float" office:value="107.22">
            <text:p>107.22</text:p>
          </table:table-cell>
          <table:table-cell office:value-type="float" office:value="11285.66">
            <text:p>11285.66</text:p>
          </table:table-cell>
        </table:table-row>
        <table:table-row table:style-name="ro2">
          <table:table-cell office:value-type="string">
            <text:p>36559 ﾷ Cook, Alan, IRA - Equity</text:p>
          </table:table-cell>
          <table:table-cell table:number-columns-repeated="7"/>
          <table:table-cell office:value-type="float" office:value="23640.07">
            <text:p>23640.07</text:p>
          </table:table-cell>
        </table:table-row>
        <table:table-row table:style-name="ro2">
          <table:table-cell office:value-type="string">
            <text:p>36560 ﾷ Capital Cont. - Cook - Equity</text:p>
          </table:table-cell>
          <table:table-cell table:number-columns-repeated="7"/>
          <table:table-cell office:value-type="float" office:value="17211.56">
            <text:p>17211.56</text:p>
          </table:table-cell>
        </table:table-row>
        <table:table-row table:style-name="ro2">
          <table:table-cell office:value-type="string">
            <text:p>Total 36560 ﾷ Capital Cont. - Cook - Equity</text:p>
          </table:table-cell>
          <table:table-cell table:number-columns-repeated="7"/>
          <table:table-cell office:value-type="float" office:value="17211.56">
            <text:p>17211.56</text:p>
          </table:table-cell>
        </table:table-row>
        <table:table-row table:style-name="ro2">
          <table:table-cell office:value-type="string">
            <text:p>36561 ﾷ Draw - Cook, Alan - Equity</text:p>
          </table:table-cell>
          <table:table-cell table:number-columns-repeated="7"/>
          <table:table-cell office:value-type="float" office:value="-340">
            <text:p>-340</text:p>
          </table:table-cell>
        </table:table-row>
        <table:table-row table:style-name="ro2">
          <table:table-cell office:value-type="string">
            <text:p>Total 36561 ﾷ Draw - Cook, Alan - Equity</text:p>
          </table:table-cell>
          <table:table-cell table:number-columns-repeated="7"/>
          <table:table-cell office:value-type="float" office:value="-340">
            <text:p>-340</text:p>
          </table:table-cell>
        </table:table-row>
        <table:table-row table:style-name="ro2">
          <table:table-cell office:value-type="string">
            <text:p>36562 ﾷ P&amp;L Allocation - Cook - Equity</text:p>
          </table:table-cell>
          <table:table-cell table:number-columns-repeated="7"/>
          <table:table-cell office:value-type="float" office:value="6768.51">
            <text:p>6768.5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ook, Ala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61.55">
            <text:p>261.55</text:p>
          </table:table-cell>
          <table:table-cell office:value-type="float" office:value="7030.06">
            <text:p>7030.0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ook, Ala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4.81">
            <text:p>-34.81</text:p>
          </table:table-cell>
          <table:table-cell office:value-type="float" office:value="6995.25">
            <text:p>6995.25</text:p>
          </table:table-cell>
        </table:table-row>
        <table:table-row table:style-name="ro2">
          <table:table-cell office:value-type="string">
            <text:p>Total 36562 ﾷ P&amp;L Allocation - Cook - Equity</text:p>
          </table:table-cell>
          <table:table-cell table:number-columns-repeated="6"/>
          <table:table-cell office:value-type="float" office:value="226.74">
            <text:p>226.74</text:p>
          </table:table-cell>
          <table:table-cell office:value-type="float" office:value="6995.25">
            <text:p>6995.25</text:p>
          </table:table-cell>
        </table:table-row>
        <table:table-row table:style-name="ro2">
          <table:table-cell office:value-type="string">
            <text:p>Total 36559 ﾷ Cook, Alan, IRA - Equity</text:p>
          </table:table-cell>
          <table:table-cell table:number-columns-repeated="6"/>
          <table:table-cell office:value-type="float" office:value="226.74">
            <text:p>226.74</text:p>
          </table:table-cell>
          <table:table-cell office:value-type="float" office:value="23866.81">
            <text:p>23866.81</text:p>
          </table:table-cell>
        </table:table-row>
        <table:table-row table:style-name="ro2">
          <table:table-cell office:value-type="string">
            <text:p>36563 ﾷ Jensen, Marion - Equity Trust</text:p>
          </table:table-cell>
          <table:table-cell table:number-columns-repeated="7"/>
          <table:table-cell office:value-type="float" office:value="39828.1">
            <text:p>39828.1</text:p>
          </table:table-cell>
        </table:table-row>
        <table:table-row table:style-name="ro2">
          <table:table-cell office:value-type="string">
            <text:p>36564 ﾷ Capital Cont. - Marion - Equity</text:p>
          </table:table-cell>
          <table:table-cell table:number-columns-repeated="7"/>
          <table:table-cell office:value-type="float" office:value="54286.73">
            <text:p>54286.73</text:p>
          </table:table-cell>
        </table:table-row>
        <table:table-row table:style-name="ro2">
          <table:table-cell office:value-type="string">
            <text:p>Total 36564 ﾷ Capital Cont. - Marion - Equity</text:p>
          </table:table-cell>
          <table:table-cell table:number-columns-repeated="7"/>
          <table:table-cell office:value-type="float" office:value="54286.73">
            <text:p>54286.73</text:p>
          </table:table-cell>
        </table:table-row>
        <table:table-row table:style-name="ro2">
          <table:table-cell office:value-type="string">
            <text:p>36565 ﾷ Draw - Jensen, Marion - Equity</text:p>
          </table:table-cell>
          <table:table-cell table:number-columns-repeated="7"/>
          <table:table-cell office:value-type="float" office:value="-34729.64">
            <text:p>-34729.64</text:p>
          </table:table-cell>
        </table:table-row>
        <table:table-row table:style-name="ro2">
          <table:table-cell office:value-type="string">
            <text:p>Total 36565 ﾷ Draw - Jensen, Marion - Equity</text:p>
          </table:table-cell>
          <table:table-cell table:number-columns-repeated="7"/>
          <table:table-cell office:value-type="float" office:value="-34729.64">
            <text:p>-34729.64</text:p>
          </table:table-cell>
        </table:table-row>
        <table:table-row table:style-name="ro2">
          <table:table-cell office:value-type="string">
            <text:p>36566 ﾷ P&amp;L Allocation - Jensen- Equity</text:p>
          </table:table-cell>
          <table:table-cell table:number-columns-repeated="7"/>
          <table:table-cell office:value-type="float" office:value="20271.01">
            <text:p>20271.0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TC FBO Marion Jense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40.65">
            <text:p>440.65</text:p>
          </table:table-cell>
          <table:table-cell office:value-type="float" office:value="20711.66">
            <text:p>20711.6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TC FBO Marion Jense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8.64">
            <text:p>-58.64</text:p>
          </table:table-cell>
          <table:table-cell office:value-type="float" office:value="20653.02">
            <text:p>20653.02</text:p>
          </table:table-cell>
        </table:table-row>
        <table:table-row table:style-name="ro2">
          <table:table-cell office:value-type="string">
            <text:p>Total 36566 ﾷ P&amp;L Allocation - Jensen- Equity</text:p>
          </table:table-cell>
          <table:table-cell table:number-columns-repeated="6"/>
          <table:table-cell office:value-type="float" office:value="382.01">
            <text:p>382.01</text:p>
          </table:table-cell>
          <table:table-cell office:value-type="float" office:value="20653.02">
            <text:p>20653.02</text:p>
          </table:table-cell>
        </table:table-row>
        <table:table-row table:style-name="ro2">
          <table:table-cell office:value-type="string">
            <text:p>Total 36563 ﾷ Jensen, Marion - Equity Trust</text:p>
          </table:table-cell>
          <table:table-cell table:number-columns-repeated="6"/>
          <table:table-cell office:value-type="float" office:value="382.01">
            <text:p>382.01</text:p>
          </table:table-cell>
          <table:table-cell office:value-type="float" office:value="40210.11">
            <text:p>40210.11</text:p>
          </table:table-cell>
        </table:table-row>
        <table:table-row table:style-name="ro2">
          <table:table-cell office:value-type="string">
            <text:p>36567 ﾷ Cate, Michelle, IRA - Equity</text:p>
          </table:table-cell>
          <table:table-cell table:number-columns-repeated="7"/>
          <table:table-cell office:value-type="float" office:value="66029.21">
            <text:p>66029.21</text:p>
          </table:table-cell>
        </table:table-row>
        <table:table-row table:style-name="ro2">
          <table:table-cell office:value-type="string">
            <text:p>36568 ﾷ Capital Cont. - Cate, M. Equity</text:p>
          </table:table-cell>
          <table:table-cell table:number-columns-repeated="7"/>
          <table:table-cell office:value-type="float" office:value="47608.46">
            <text:p>47608.46</text:p>
          </table:table-cell>
        </table:table-row>
        <table:table-row table:style-name="ro2">
          <table:table-cell office:value-type="string">
            <text:p>Total 36568 ﾷ Capital Cont. - Cate, M. Equity</text:p>
          </table:table-cell>
          <table:table-cell table:number-columns-repeated="7"/>
          <table:table-cell office:value-type="float" office:value="47608.46">
            <text:p>47608.46</text:p>
          </table:table-cell>
        </table:table-row>
        <table:table-row table:style-name="ro2">
          <table:table-cell office:value-type="string">
            <text:p>36570 ﾷ P&amp;L Allocation - Cate, Michelle</text:p>
          </table:table-cell>
          <table:table-cell table:number-columns-repeated="7"/>
          <table:table-cell office:value-type="float" office:value="18420.75">
            <text:p>18420.7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TC FBO Michelle Cat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30.53">
            <text:p>730.53</text:p>
          </table:table-cell>
          <table:table-cell office:value-type="float" office:value="19151.28">
            <text:p>19151.2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TC FBO Michelle Cat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97.22">
            <text:p>-97.22</text:p>
          </table:table-cell>
          <table:table-cell office:value-type="float" office:value="19054.06">
            <text:p>19054.06</text:p>
          </table:table-cell>
        </table:table-row>
        <table:table-row table:style-name="ro2">
          <table:table-cell office:value-type="string">
            <text:p>Total 36570 ﾷ P&amp;L Allocation - Cate, Michelle</text:p>
          </table:table-cell>
          <table:table-cell table:number-columns-repeated="6"/>
          <table:table-cell office:value-type="float" office:value="633.31">
            <text:p>633.31</text:p>
          </table:table-cell>
          <table:table-cell office:value-type="float" office:value="19054.06">
            <text:p>19054.06</text:p>
          </table:table-cell>
        </table:table-row>
        <table:table-row table:style-name="ro2">
          <table:table-cell office:value-type="string">
            <text:p>Total 36567 ﾷ Cate, Michelle, IRA - Equity</text:p>
          </table:table-cell>
          <table:table-cell table:number-columns-repeated="6"/>
          <table:table-cell office:value-type="float" office:value="633.31">
            <text:p>633.31</text:p>
          </table:table-cell>
          <table:table-cell office:value-type="float" office:value="66662.52">
            <text:p>66662.52</text:p>
          </table:table-cell>
        </table:table-row>
        <table:table-row table:style-name="ro2">
          <table:table-cell office:value-type="string">
            <text:p>36571 ﾷ Testaguzza, Brett &amp; Karin</text:p>
          </table:table-cell>
          <table:table-cell table:number-columns-repeated="7"/>
          <table:table-cell office:value-type="float" office:value="48536.92">
            <text:p>48536.92</text:p>
          </table:table-cell>
        </table:table-row>
        <table:table-row table:style-name="ro2">
          <table:table-cell office:value-type="string">
            <text:p>36572 ﾷ Capital Cont. - Testaguzza</text:p>
          </table:table-cell>
          <table:table-cell table:number-columns-repeated="7"/>
          <table:table-cell office:value-type="float" office:value="57770">
            <text:p>57770</text:p>
          </table:table-cell>
        </table:table-row>
        <table:table-row table:style-name="ro2">
          <table:table-cell office:value-type="string">
            <text:p>Total 36572 ﾷ Capital Cont. - Testaguzza</text:p>
          </table:table-cell>
          <table:table-cell table:number-columns-repeated="7"/>
          <table:table-cell office:value-type="float" office:value="57770">
            <text:p>57770</text:p>
          </table:table-cell>
        </table:table-row>
        <table:table-row table:style-name="ro2">
          <table:table-cell office:value-type="string">
            <text:p>36573 ﾷ Draw - Testaguzza</text:p>
          </table:table-cell>
          <table:table-cell table:number-columns-repeated="7"/>
          <table:table-cell office:value-type="float" office:value="-17800">
            <text:p>-17800</text:p>
          </table:table-cell>
        </table:table-row>
        <table:table-row table:style-name="ro2">
          <table:table-cell office:value-type="string">
            <text:p>Total 36573 ﾷ Draw - Testaguzza</text:p>
          </table:table-cell>
          <table:table-cell table:number-columns-repeated="7"/>
          <table:table-cell office:value-type="float" office:value="-17800">
            <text:p>-17800</text:p>
          </table:table-cell>
        </table:table-row>
        <table:table-row table:style-name="ro2">
          <table:table-cell office:value-type="string">
            <text:p>36574 ﾷ P&amp;L Allocation - Testaguzza</text:p>
          </table:table-cell>
          <table:table-cell table:number-columns-repeated="7"/>
          <table:table-cell office:value-type="float" office:value="8566.92">
            <text:p>8566.9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Testaguzza, Brett &amp; Kari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37">
            <text:p>537</text:p>
          </table:table-cell>
          <table:table-cell office:value-type="float" office:value="9103.92">
            <text:p>9103.9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Testaguzza, Brett &amp; Kari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1.47">
            <text:p>-71.47</text:p>
          </table:table-cell>
          <table:table-cell office:value-type="float" office:value="9032.45">
            <text:p>9032.45</text:p>
          </table:table-cell>
        </table:table-row>
        <table:table-row table:style-name="ro2">
          <table:table-cell office:value-type="string">
            <text:p>Total 36574 ﾷ P&amp;L Allocation - Testaguzza</text:p>
          </table:table-cell>
          <table:table-cell table:number-columns-repeated="6"/>
          <table:table-cell office:value-type="float" office:value="465.53">
            <text:p>465.53</text:p>
          </table:table-cell>
          <table:table-cell office:value-type="float" office:value="9032.45">
            <text:p>9032.45</text:p>
          </table:table-cell>
        </table:table-row>
        <table:table-row table:style-name="ro2">
          <table:table-cell office:value-type="string">
            <text:p>Total 36571 ﾷ Testaguzza, Brett &amp; Karin</text:p>
          </table:table-cell>
          <table:table-cell table:number-columns-repeated="6"/>
          <table:table-cell office:value-type="float" office:value="465.53">
            <text:p>465.53</text:p>
          </table:table-cell>
          <table:table-cell office:value-type="float" office:value="49002.45">
            <text:p>49002.45</text:p>
          </table:table-cell>
        </table:table-row>
        <table:table-row table:style-name="ro2">
          <table:table-cell office:value-type="string">
            <text:p>36579 ﾷ Testaguzza, Brett -Equity Trust</text:p>
          </table:table-cell>
          <table:table-cell table:number-columns-repeated="7"/>
          <table:table-cell office:value-type="float" office:value="29750.95">
            <text:p>29750.95</text:p>
          </table:table-cell>
        </table:table-row>
        <table:table-row table:style-name="ro2">
          <table:table-cell office:value-type="string">
            <text:p>36580 ﾷ Cap Cont. - Testaguzza - Equity</text:p>
          </table:table-cell>
          <table:table-cell table:number-columns-repeated="7"/>
          <table:table-cell office:value-type="float" office:value="21818">
            <text:p>21818</text:p>
          </table:table-cell>
        </table:table-row>
        <table:table-row table:style-name="ro2">
          <table:table-cell office:value-type="string">
            <text:p>Total 36580 ﾷ Cap Cont. - Testaguzza - Equity</text:p>
          </table:table-cell>
          <table:table-cell table:number-columns-repeated="7"/>
          <table:table-cell office:value-type="float" office:value="21818">
            <text:p>21818</text:p>
          </table:table-cell>
        </table:table-row>
        <table:table-row table:style-name="ro2">
          <table:table-cell office:value-type="string">
            <text:p>36582 ﾷ P&amp;L Allocation - Testaguzza ETC</text:p>
          </table:table-cell>
          <table:table-cell table:number-columns-repeated="7"/>
          <table:table-cell office:value-type="float" office:value="7932.95">
            <text:p>7932.9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quity Trust Company FBO Brett Testaguzz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29.16">
            <text:p>329.16</text:p>
          </table:table-cell>
          <table:table-cell office:value-type="float" office:value="8262.11">
            <text:p>8262.1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quity Trust Company FBO Brett Testaguzz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3.81">
            <text:p>-43.81</text:p>
          </table:table-cell>
          <table:table-cell office:value-type="float" office:value="8218.3">
            <text:p>8218.3</text:p>
          </table:table-cell>
        </table:table-row>
        <table:table-row table:style-name="ro2">
          <table:table-cell office:value-type="string">
            <text:p>Total 36582 ﾷ P&amp;L Allocation - Testaguzza ETC</text:p>
          </table:table-cell>
          <table:table-cell table:number-columns-repeated="6"/>
          <table:table-cell office:value-type="float" office:value="285.35">
            <text:p>285.35</text:p>
          </table:table-cell>
          <table:table-cell office:value-type="float" office:value="8218.3">
            <text:p>8218.3</text:p>
          </table:table-cell>
        </table:table-row>
        <table:table-row table:style-name="ro2">
          <table:table-cell office:value-type="string">
            <text:p>Total 36579 ﾷ Testaguzza, Brett -Equity Trust</text:p>
          </table:table-cell>
          <table:table-cell table:number-columns-repeated="6"/>
          <table:table-cell office:value-type="float" office:value="285.35">
            <text:p>285.35</text:p>
          </table:table-cell>
          <table:table-cell office:value-type="float" office:value="30036.3">
            <text:p>30036.3</text:p>
          </table:table-cell>
        </table:table-row>
        <table:table-row table:style-name="ro2">
          <table:table-cell office:value-type="string">
            <text:p>36583 ﾷ Moon, Rick &amp; Dana</text:p>
          </table:table-cell>
          <table:table-cell table:number-columns-repeated="7"/>
          <table:table-cell office:value-type="float" office:value="67770.13">
            <text:p>67770.13</text:p>
          </table:table-cell>
        </table:table-row>
        <table:table-row table:style-name="ro2">
          <table:table-cell office:value-type="string">
            <text:p>36584 ﾷ Capt. Cont. - Moon, Rick &amp; Dana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6584 ﾷ Capt. Cont. - Moon, Rick &amp; Dana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6586 ﾷ P&amp;L Allocation - Moon</text:p>
          </table:table-cell>
          <table:table-cell table:number-columns-repeated="7"/>
          <table:table-cell office:value-type="float" office:value="17770.13">
            <text:p>17770.1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on, Rick &amp; Dan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49.79">
            <text:p>749.79</text:p>
          </table:table-cell>
          <table:table-cell office:value-type="float" office:value="18519.92">
            <text:p>18519.9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on, Rick &amp; Dan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99.79">
            <text:p>-99.79</text:p>
          </table:table-cell>
          <table:table-cell office:value-type="float" office:value="18420.13">
            <text:p>18420.13</text:p>
          </table:table-cell>
        </table:table-row>
        <table:table-row table:style-name="ro2">
          <table:table-cell office:value-type="string">
            <text:p>Total 36586 ﾷ P&amp;L Allocation - Moon</text:p>
          </table:table-cell>
          <table:table-cell table:number-columns-repeated="6"/>
          <table:table-cell office:value-type="float" office:value="650">
            <text:p>650</text:p>
          </table:table-cell>
          <table:table-cell office:value-type="float" office:value="18420.13">
            <text:p>18420.13</text:p>
          </table:table-cell>
        </table:table-row>
        <table:table-row table:style-name="ro2">
          <table:table-cell office:value-type="string">
            <text:p>Total 36583 ﾷ Moon, Rick &amp; Dana</text:p>
          </table:table-cell>
          <table:table-cell table:number-columns-repeated="6"/>
          <table:table-cell office:value-type="float" office:value="650">
            <text:p>650</text:p>
          </table:table-cell>
          <table:table-cell office:value-type="float" office:value="68420.13">
            <text:p>68420.13</text:p>
          </table:table-cell>
        </table:table-row>
        <table:table-row table:style-name="ro2">
          <table:table-cell office:value-type="string">
            <text:p>36587 ﾷ Mortenson, Paul - Equity Trust</text:p>
          </table:table-cell>
          <table:table-cell table:number-columns-repeated="7"/>
          <table:table-cell office:value-type="float" office:value="65354.75">
            <text:p>65354.75</text:p>
          </table:table-cell>
        </table:table-row>
        <table:table-row table:style-name="ro2">
          <table:table-cell office:value-type="string">
            <text:p>36588 ﾷ Capt. Cont. - Mortenson, Paul</text:p>
          </table:table-cell>
          <table:table-cell table:number-columns-repeated="7"/>
          <table:table-cell office:value-type="float" office:value="54000">
            <text:p>54000</text:p>
          </table:table-cell>
        </table:table-row>
        <table:table-row table:style-name="ro2">
          <table:table-cell office:value-type="string">
            <text:p>Total 36588 ﾷ Capt. Cont. - Mortenson, Paul</text:p>
          </table:table-cell>
          <table:table-cell table:number-columns-repeated="7"/>
          <table:table-cell office:value-type="float" office:value="54000">
            <text:p>54000</text:p>
          </table:table-cell>
        </table:table-row>
        <table:table-row table:style-name="ro2">
          <table:table-cell office:value-type="string">
            <text:p>36589 ﾷ Draw - Mortenson, Paul</text:p>
          </table:table-cell>
          <table:table-cell table:number-columns-repeated="7"/>
          <table:table-cell office:value-type="float" office:value="-4014.99">
            <text:p>-4014.99</text:p>
          </table:table-cell>
        </table:table-row>
        <table:table-row table:style-name="ro2">
          <table:table-cell office:value-type="string">
            <text:p>Total 36589 ﾷ Draw - Mortenson, Paul</text:p>
          </table:table-cell>
          <table:table-cell table:number-columns-repeated="7"/>
          <table:table-cell office:value-type="float" office:value="-4014.99">
            <text:p>-4014.99</text:p>
          </table:table-cell>
        </table:table-row>
        <table:table-row table:style-name="ro2">
          <table:table-cell office:value-type="string">
            <text:p>36590 ﾷ P&amp;L Allocation - Mortenson, P.</text:p>
          </table:table-cell>
          <table:table-cell table:number-columns-repeated="7"/>
          <table:table-cell office:value-type="float" office:value="15369.74">
            <text:p>15369.7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rtenson, Paul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23.07">
            <text:p>723.07</text:p>
          </table:table-cell>
          <table:table-cell office:value-type="float" office:value="16092.81">
            <text:p>16092.8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rtenson, Paul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96.23">
            <text:p>-96.23</text:p>
          </table:table-cell>
          <table:table-cell office:value-type="float" office:value="15996.58">
            <text:p>15996.58</text:p>
          </table:table-cell>
        </table:table-row>
        <table:table-row table:style-name="ro2">
          <table:table-cell office:value-type="string">
            <text:p>Total 36590 ﾷ P&amp;L Allocation - Mortenson, P.</text:p>
          </table:table-cell>
          <table:table-cell table:number-columns-repeated="6"/>
          <table:table-cell office:value-type="float" office:value="626.84">
            <text:p>626.84</text:p>
          </table:table-cell>
          <table:table-cell office:value-type="float" office:value="15996.58">
            <text:p>15996.58</text:p>
          </table:table-cell>
        </table:table-row>
        <table:table-row table:style-name="ro2">
          <table:table-cell office:value-type="string">
            <text:p>Total 36587 ﾷ Mortenson, Paul - Equity Trust</text:p>
          </table:table-cell>
          <table:table-cell table:number-columns-repeated="6"/>
          <table:table-cell office:value-type="float" office:value="626.84">
            <text:p>626.84</text:p>
          </table:table-cell>
          <table:table-cell office:value-type="float" office:value="65981.59">
            <text:p>65981.59</text:p>
          </table:table-cell>
        </table:table-row>
        <table:table-row table:style-name="ro2">
          <table:table-cell office:value-type="string">
            <text:p>36591 ﾷ Chang, Judy L.</text:p>
          </table:table-cell>
          <table:table-cell table:number-columns-repeated="7"/>
          <table:table-cell office:value-type="float" office:value="21472.85">
            <text:p>21472.85</text:p>
          </table:table-cell>
        </table:table-row>
        <table:table-row table:style-name="ro2">
          <table:table-cell office:value-type="string">
            <text:p>36592 ﾷ Capt. Cont. - Chang, Judy</text:p>
          </table:table-cell>
          <table:table-cell table:number-columns-repeated="7"/>
          <table:table-cell office:value-type="float" office:value="122988">
            <text:p>122988</text:p>
          </table:table-cell>
        </table:table-row>
        <table:table-row table:style-name="ro2">
          <table:table-cell office:value-type="string">
            <text:p>Total 36592 ﾷ Capt. Cont. - Chang, Judy</text:p>
          </table:table-cell>
          <table:table-cell table:number-columns-repeated="7"/>
          <table:table-cell office:value-type="float" office:value="122988">
            <text:p>122988</text:p>
          </table:table-cell>
        </table:table-row>
        <table:table-row table:style-name="ro2">
          <table:table-cell office:value-type="string">
            <text:p>36593 ﾷ Draw - Chang, Judy</text:p>
          </table:table-cell>
          <table:table-cell table:number-columns-repeated="7"/>
          <table:table-cell office:value-type="float" office:value="-111427.65">
            <text:p>-111427.65</text:p>
          </table:table-cell>
        </table:table-row>
        <table:table-row table:style-name="ro2">
          <table:table-cell office:value-type="string">
            <text:p>Total 36593 ﾷ Draw - Chang, Judy</text:p>
          </table:table-cell>
          <table:table-cell table:number-columns-repeated="7"/>
          <table:table-cell office:value-type="float" office:value="-111427.65">
            <text:p>-111427.65</text:p>
          </table:table-cell>
        </table:table-row>
        <table:table-row table:style-name="ro2">
          <table:table-cell office:value-type="string">
            <text:p>36594 ﾷ P&amp;L Allocation - Chang, Judy</text:p>
          </table:table-cell>
          <table:table-cell table:number-columns-repeated="7"/>
          <table:table-cell office:value-type="float" office:value="9912.5">
            <text:p>9912.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hang, Jud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37.57">
            <text:p>237.57</text:p>
          </table:table-cell>
          <table:table-cell office:value-type="float" office:value="10150.07">
            <text:p>10150.0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hang, Jud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1.62">
            <text:p>-31.62</text:p>
          </table:table-cell>
          <table:table-cell office:value-type="float" office:value="10118.45">
            <text:p>10118.45</text:p>
          </table:table-cell>
        </table:table-row>
        <table:table-row table:style-name="ro2">
          <table:table-cell office:value-type="string">
            <text:p>Total 36594 ﾷ P&amp;L Allocation - Chang, Judy</text:p>
          </table:table-cell>
          <table:table-cell table:number-columns-repeated="6"/>
          <table:table-cell office:value-type="float" office:value="205.95">
            <text:p>205.95</text:p>
          </table:table-cell>
          <table:table-cell office:value-type="float" office:value="10118.45">
            <text:p>10118.45</text:p>
          </table:table-cell>
        </table:table-row>
        <table:table-row table:style-name="ro2">
          <table:table-cell office:value-type="string">
            <text:p>Total 36591 ﾷ Chang, Judy L.</text:p>
          </table:table-cell>
          <table:table-cell table:number-columns-repeated="6"/>
          <table:table-cell office:value-type="float" office:value="205.95">
            <text:p>205.95</text:p>
          </table:table-cell>
          <table:table-cell office:value-type="float" office:value="21678.8">
            <text:p>21678.8</text:p>
          </table:table-cell>
        </table:table-row>
        <table:table-row table:style-name="ro2">
          <table:table-cell office:value-type="string">
            <text:p>36595 ﾷ Major, Paul</text:p>
          </table:table-cell>
          <table:table-cell table:number-columns-repeated="7"/>
          <table:table-cell office:value-type="float" office:value="13413.3">
            <text:p>13413.3</text:p>
          </table:table-cell>
        </table:table-row>
        <table:table-row table:style-name="ro2">
          <table:table-cell office:value-type="string">
            <text:p>36596 ﾷ Capt. Cont. - Major, Paul</text:p>
          </table:table-cell>
          <table:table-cell table:number-columns-repeated="7"/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Total 36596 ﾷ Capt. Cont. - Major, Paul</text:p>
          </table:table-cell>
          <table:table-cell table:number-columns-repeated="7"/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36598 ﾷ P&amp;L Allocation - Major, Paul</text:p>
          </table:table-cell>
          <table:table-cell table:number-columns-repeated="7"/>
          <table:table-cell office:value-type="float" office:value="3413.3">
            <text:p>3413.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ajor, Paul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48.4">
            <text:p>148.4</text:p>
          </table:table-cell>
          <table:table-cell office:value-type="float" office:value="3561.7">
            <text:p>3561.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ajor, Paul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9.75">
            <text:p>-19.75</text:p>
          </table:table-cell>
          <table:table-cell office:value-type="float" office:value="3541.95">
            <text:p>3541.95</text:p>
          </table:table-cell>
        </table:table-row>
        <table:table-row table:style-name="ro2">
          <table:table-cell office:value-type="string">
            <text:p>Total 36598 ﾷ P&amp;L Allocation - Major, Paul</text:p>
          </table:table-cell>
          <table:table-cell table:number-columns-repeated="6"/>
          <table:table-cell office:value-type="float" office:value="128.65">
            <text:p>128.65</text:p>
          </table:table-cell>
          <table:table-cell office:value-type="float" office:value="3541.95">
            <text:p>3541.95</text:p>
          </table:table-cell>
        </table:table-row>
        <table:table-row table:style-name="ro2">
          <table:table-cell office:value-type="string">
            <text:p>Total 36595 ﾷ Major, Paul</text:p>
          </table:table-cell>
          <table:table-cell table:number-columns-repeated="6"/>
          <table:table-cell office:value-type="float" office:value="128.65">
            <text:p>128.65</text:p>
          </table:table-cell>
          <table:table-cell office:value-type="float" office:value="13541.95">
            <text:p>13541.95</text:p>
          </table:table-cell>
        </table:table-row>
        <table:table-row table:style-name="ro2">
          <table:table-cell office:value-type="string">
            <text:p>36599 ﾷ Gardner Family Trust (Elden)</text:p>
          </table:table-cell>
          <table:table-cell table:number-columns-repeated="7"/>
          <table:table-cell office:value-type="float" office:value="40407.36">
            <text:p>40407.36</text:p>
          </table:table-cell>
        </table:table-row>
        <table:table-row table:style-name="ro2">
          <table:table-cell office:value-type="string">
            <text:p>36600 ﾷ Capt. Cont. - Gardner Trust</text:p>
          </table:table-cell>
          <table:table-cell table:number-columns-repeated="7"/>
          <table:table-cell office:value-type="float" office:value="40000">
            <text:p>40000</text:p>
          </table:table-cell>
        </table:table-row>
        <table:table-row table:style-name="ro2">
          <table:table-cell office:value-type="string">
            <text:p>Total 36600 ﾷ Capt. Cont. - Gardner Trust</text:p>
          </table:table-cell>
          <table:table-cell table:number-columns-repeated="7"/>
          <table:table-cell office:value-type="float" office:value="40000">
            <text:p>40000</text:p>
          </table:table-cell>
        </table:table-row>
        <table:table-row table:style-name="ro2">
          <table:table-cell office:value-type="string">
            <text:p>36601 ﾷ Draw - Gardner Fam Trust</text:p>
          </table:table-cell>
          <table:table-cell table:number-columns-repeated="7"/>
          <table:table-cell office:value-type="float" office:value="-11400.85">
            <text:p>-11400.85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Gardner Family Trust</text:p>
          </table:table-cell>
          <table:table-cell office:value-type="string">
            <text:p>Gardner Family Trust (_######563</text:p>
          </table:table-cell>
          <table:table-cell office:value-type="string">
            <text:p>10100 ﾷ Checking - Chase #4427</text:p>
          </table:table-cell>
          <table:table-cell office:value-type="float" office:value="-407.36">
            <text:p>-407.36</text:p>
          </table:table-cell>
          <table:table-cell office:value-type="float" office:value="-11808.21">
            <text:p>-11808.21</text:p>
          </table:table-cell>
        </table:table-row>
        <table:table-row table:style-name="ro2">
          <table:table-cell office:value-type="string">
            <text:p>Total 36601 ﾷ Draw - Gardner Fam Trust</text:p>
          </table:table-cell>
          <table:table-cell table:number-columns-repeated="6"/>
          <table:table-cell office:value-type="float" office:value="-407.36">
            <text:p>-407.36</text:p>
          </table:table-cell>
          <table:table-cell office:value-type="float" office:value="-11808.21">
            <text:p>-11808.21</text:p>
          </table:table-cell>
        </table:table-row>
        <table:table-row table:style-name="ro2">
          <table:table-cell office:value-type="string">
            <text:p>36602 ﾷ P&amp;L Allocation - Gardner Trust</text:p>
          </table:table-cell>
          <table:table-cell table:number-columns-repeated="7"/>
          <table:table-cell office:value-type="float" office:value="11808.21">
            <text:p>11808.2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Gardner Family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42.76">
            <text:p>442.76</text:p>
          </table:table-cell>
          <table:table-cell office:value-type="float" office:value="12250.97">
            <text:p>12250.9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Gardner Family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8.9">
            <text:p>-58.9</text:p>
          </table:table-cell>
          <table:table-cell office:value-type="float" office:value="12192.07">
            <text:p>12192.07</text:p>
          </table:table-cell>
        </table:table-row>
        <table:table-row table:style-name="ro2">
          <table:table-cell office:value-type="string">
            <text:p>Total 36602 ﾷ P&amp;L Allocation - Gardner Trust</text:p>
          </table:table-cell>
          <table:table-cell table:number-columns-repeated="6"/>
          <table:table-cell office:value-type="float" office:value="383.86">
            <text:p>383.86</text:p>
          </table:table-cell>
          <table:table-cell office:value-type="float" office:value="12192.07">
            <text:p>12192.07</text:p>
          </table:table-cell>
        </table:table-row>
        <table:table-row table:style-name="ro2">
          <table:table-cell office:value-type="string">
            <text:p>Total 36599 ﾷ Gardner Family Trust (Elden)</text:p>
          </table:table-cell>
          <table:table-cell table:number-columns-repeated="6"/>
          <table:table-cell office:value-type="float" office:value="-23.5">
            <text:p>-23.5</text:p>
          </table:table-cell>
          <table:table-cell office:value-type="float" office:value="40383.86">
            <text:p>40383.86</text:p>
          </table:table-cell>
        </table:table-row>
        <table:table-row table:style-name="ro2">
          <table:table-cell office:value-type="string">
            <text:p>36603 ﾷ Butler, Josh</text:p>
          </table:table-cell>
          <table:table-cell table:number-columns-repeated="7"/>
          <table:table-cell office:value-type="float" office:value="18031.58">
            <text:p>18031.58</text:p>
          </table:table-cell>
        </table:table-row>
        <table:table-row table:style-name="ro2">
          <table:table-cell office:value-type="string">
            <text:p>36604 ﾷ Capt. Cont. - Butler, Josh</text:p>
          </table:table-cell>
          <table:table-cell table:number-columns-repeated="7"/>
          <table:table-cell office:value-type="float" office:value="16000">
            <text:p>16000</text:p>
          </table:table-cell>
        </table:table-row>
        <table:table-row table:style-name="ro2">
          <table:table-cell office:value-type="string">
            <text:p>Total 36604 ﾷ Capt. Cont. - Butler, Josh</text:p>
          </table:table-cell>
          <table:table-cell table:number-columns-repeated="7"/>
          <table:table-cell office:value-type="float" office:value="16000">
            <text:p>16000</text:p>
          </table:table-cell>
        </table:table-row>
        <table:table-row table:style-name="ro2">
          <table:table-cell office:value-type="string">
            <text:p>36606 ﾷ P&amp;L Allocation - Butler, Josh</text:p>
          </table:table-cell>
          <table:table-cell table:number-columns-repeated="7"/>
          <table:table-cell office:value-type="float" office:value="2031.58">
            <text:p>2031.5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utler, Josh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99.5">
            <text:p>199.5</text:p>
          </table:table-cell>
          <table:table-cell office:value-type="float" office:value="2231.08">
            <text:p>2231.0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utler, Josh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6.55">
            <text:p>-26.55</text:p>
          </table:table-cell>
          <table:table-cell office:value-type="float" office:value="2204.53">
            <text:p>2204.53</text:p>
          </table:table-cell>
        </table:table-row>
        <table:table-row table:style-name="ro2">
          <table:table-cell office:value-type="string">
            <text:p>Total 36606 ﾷ P&amp;L Allocation - Butler, Josh</text:p>
          </table:table-cell>
          <table:table-cell table:number-columns-repeated="6"/>
          <table:table-cell office:value-type="float" office:value="172.95">
            <text:p>172.95</text:p>
          </table:table-cell>
          <table:table-cell office:value-type="float" office:value="2204.53">
            <text:p>2204.53</text:p>
          </table:table-cell>
        </table:table-row>
        <table:table-row table:style-name="ro2">
          <table:table-cell office:value-type="string">
            <text:p>Total 36603 ﾷ Butler, Josh</text:p>
          </table:table-cell>
          <table:table-cell table:number-columns-repeated="6"/>
          <table:table-cell office:value-type="float" office:value="172.95">
            <text:p>172.95</text:p>
          </table:table-cell>
          <table:table-cell office:value-type="float" office:value="18204.53">
            <text:p>18204.53</text:p>
          </table:table-cell>
        </table:table-row>
        <table:table-row table:style-name="ro2">
          <table:table-cell office:value-type="string">
            <text:p>36607 ﾷ Hurren, Nick &amp; Kim</text:p>
          </table:table-cell>
          <table:table-cell table:number-columns-repeated="7"/>
          <table:table-cell office:value-type="float" office:value="9339.73">
            <text:p>9339.73</text:p>
          </table:table-cell>
        </table:table-row>
        <table:table-row table:style-name="ro2">
          <table:table-cell office:value-type="string">
            <text:p>36608 ﾷ Capt. Cont. - Hurren, Nick&amp;Kim</text:p>
          </table:table-cell>
          <table:table-cell table:number-columns-repeated="7"/>
          <table:table-cell office:value-type="float" office:value="42421.58">
            <text:p>42421.58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3">
            <text:p>12/03/13</text:p>
          </table:table-cell>
          <table:table-cell/>
          <table:table-cell office:value-type="string">
            <text:p>Hurren, Nick &amp; Kim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432.14">
            <text:p>432.14</text:p>
          </table:table-cell>
          <table:table-cell office:value-type="float" office:value="42853.72">
            <text:p>42853.72</text:p>
          </table:table-cell>
        </table:table-row>
        <table:table-row table:style-name="ro2">
          <table:table-cell office:value-type="string">
            <text:p>Total 36608 ﾷ Capt. Cont. - Hurren, Nick&amp;Kim</text:p>
          </table:table-cell>
          <table:table-cell table:number-columns-repeated="6"/>
          <table:table-cell office:value-type="float" office:value="432.14">
            <text:p>432.14</text:p>
          </table:table-cell>
          <table:table-cell office:value-type="float" office:value="42853.72">
            <text:p>42853.72</text:p>
          </table:table-cell>
        </table:table-row>
        <table:table-row table:style-name="ro2">
          <table:table-cell office:value-type="string">
            <text:p>36609 ﾷ Draw - Hurren, Nick &amp; Kim</text:p>
          </table:table-cell>
          <table:table-cell table:number-columns-repeated="7"/>
          <table:table-cell office:value-type="float" office:value="-35000">
            <text:p>-35000</text:p>
          </table:table-cell>
        </table:table-row>
        <table:table-row table:style-name="ro2">
          <table:table-cell office:value-type="string">
            <text:p>Total 36609 ﾷ Draw - Hurren, Nick &amp; Kim</text:p>
          </table:table-cell>
          <table:table-cell table:number-columns-repeated="7"/>
          <table:table-cell office:value-type="float" office:value="-35000">
            <text:p>-35000</text:p>
          </table:table-cell>
        </table:table-row>
        <table:table-row table:style-name="ro2">
          <table:table-cell office:value-type="string">
            <text:p>36610 ﾷ P&amp;L Allocation - Hurren</text:p>
          </table:table-cell>
          <table:table-cell table:number-columns-repeated="7"/>
          <table:table-cell office:value-type="float" office:value="1918.15">
            <text:p>1918.1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urren, Nick &amp; Kim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05.18">
            <text:p>105.18</text:p>
          </table:table-cell>
          <table:table-cell office:value-type="float" office:value="2023.33">
            <text:p>2023.3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urren, Nick &amp; Kim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.38">
            <text:p>-14.38</text:p>
          </table:table-cell>
          <table:table-cell office:value-type="float" office:value="2008.95">
            <text:p>2008.95</text:p>
          </table:table-cell>
        </table:table-row>
        <table:table-row table:style-name="ro2">
          <table:table-cell office:value-type="string">
            <text:p>Total 36610 ﾷ P&amp;L Allocation - Hurren</text:p>
          </table:table-cell>
          <table:table-cell table:number-columns-repeated="6"/>
          <table:table-cell office:value-type="float" office:value="90.8">
            <text:p>90.8</text:p>
          </table:table-cell>
          <table:table-cell office:value-type="float" office:value="2008.95">
            <text:p>2008.95</text:p>
          </table:table-cell>
        </table:table-row>
        <table:table-row table:style-name="ro2">
          <table:table-cell office:value-type="string">
            <text:p>Total 36607 ﾷ Hurren, Nick &amp; Kim</text:p>
          </table:table-cell>
          <table:table-cell table:number-columns-repeated="6"/>
          <table:table-cell office:value-type="float" office:value="522.94">
            <text:p>522.94</text:p>
          </table:table-cell>
          <table:table-cell office:value-type="float" office:value="9862.67">
            <text:p>9862.67</text:p>
          </table:table-cell>
        </table:table-row>
        <table:table-row table:style-name="ro2">
          <table:table-cell office:value-type="string">
            <text:p>36611 ﾷ Janes, Dean - Equity Trust</text:p>
          </table:table-cell>
          <table:table-cell table:number-columns-repeated="7"/>
          <table:table-cell office:value-type="float" office:value="97489.35">
            <text:p>97489.35</text:p>
          </table:table-cell>
        </table:table-row>
        <table:table-row table:style-name="ro2">
          <table:table-cell office:value-type="string">
            <text:p>36612 ﾷ Capt. Cont. - Janes, Dean - ETC</text:p>
          </table:table-cell>
          <table:table-cell table:number-columns-repeated="7"/>
          <table:table-cell office:value-type="float" office:value="75000">
            <text:p>75000</text:p>
          </table:table-cell>
        </table:table-row>
        <table:table-row table:style-name="ro2">
          <table:table-cell office:value-type="string">
            <text:p>Total 36612 ﾷ Capt. Cont. - Janes, Dean - ETC</text:p>
          </table:table-cell>
          <table:table-cell table:number-columns-repeated="7"/>
          <table:table-cell office:value-type="float" office:value="75000">
            <text:p>75000</text:p>
          </table:table-cell>
        </table:table-row>
        <table:table-row table:style-name="ro2">
          <table:table-cell office:value-type="string">
            <text:p>36613 ﾷ Draw - Janes, Dean - ETC</text:p>
          </table:table-cell>
          <table:table-cell table:number-columns-repeated="7"/>
          <table:table-cell office:value-type="float" office:value="-2740">
            <text:p>-2740</text:p>
          </table:table-cell>
        </table:table-row>
        <table:table-row table:style-name="ro2">
          <table:table-cell office:value-type="string">
            <text:p>Total 36613 ﾷ Draw - Janes, Dean - ETC</text:p>
          </table:table-cell>
          <table:table-cell table:number-columns-repeated="7"/>
          <table:table-cell office:value-type="float" office:value="-2740">
            <text:p>-2740</text:p>
          </table:table-cell>
        </table:table-row>
        <table:table-row table:style-name="ro2">
          <table:table-cell office:value-type="string">
            <text:p>36614 ﾷ P&amp;L Allocation - Janes - ETC</text:p>
          </table:table-cell>
          <table:table-cell table:number-columns-repeated="7"/>
          <table:table-cell office:value-type="float" office:value="25229.35">
            <text:p>25229.3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TC FBO Dean Jane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078.59">
            <text:p>1078.59</text:p>
          </table:table-cell>
          <table:table-cell office:value-type="float" office:value="26307.94">
            <text:p>26307.9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TC FBO Dean Jane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3.55">
            <text:p>-143.55</text:p>
          </table:table-cell>
          <table:table-cell office:value-type="float" office:value="26164.39">
            <text:p>26164.39</text:p>
          </table:table-cell>
        </table:table-row>
        <table:table-row table:style-name="ro2">
          <table:table-cell office:value-type="string">
            <text:p>Total 36614 ﾷ P&amp;L Allocation - Janes - ETC</text:p>
          </table:table-cell>
          <table:table-cell table:number-columns-repeated="6"/>
          <table:table-cell office:value-type="float" office:value="935.04">
            <text:p>935.04</text:p>
          </table:table-cell>
          <table:table-cell office:value-type="float" office:value="26164.39">
            <text:p>26164.39</text:p>
          </table:table-cell>
        </table:table-row>
        <table:table-row table:style-name="ro2">
          <table:table-cell office:value-type="string">
            <text:p>Total 36611 ﾷ Janes, Dean - Equity Trust</text:p>
          </table:table-cell>
          <table:table-cell table:number-columns-repeated="6"/>
          <table:table-cell office:value-type="float" office:value="935.04">
            <text:p>935.04</text:p>
          </table:table-cell>
          <table:table-cell office:value-type="float" office:value="98424.39">
            <text:p>98424.39</text:p>
          </table:table-cell>
        </table:table-row>
        <table:table-row table:style-name="ro2">
          <table:table-cell office:value-type="string">
            <text:p>36615 ﾷ Lewis, Francis</text:p>
          </table:table-cell>
          <table:table-cell table:number-columns-repeated="7"/>
          <table:table-cell office:value-type="float" office:value="59.84">
            <text:p>59.84</text:p>
          </table:table-cell>
        </table:table-row>
        <table:table-row table:style-name="ro2">
          <table:table-cell office:value-type="string">
            <text:p>36616 ﾷ Capt. Cont. - Lewis, Francis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Total 36616 ﾷ Capt. Cont. - Lewis, Francis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36617 ﾷ Draw - Lewis, Francis</text:p>
          </table:table-cell>
          <table:table-cell table:number-columns-repeated="7"/>
          <table:table-cell office:value-type="float" office:value="-26816.52">
            <text:p>-26816.52</text:p>
          </table:table-cell>
        </table:table-row>
        <table:table-row table:style-name="ro2">
          <table:table-cell office:value-type="string">
            <text:p>Total 36617 ﾷ Draw - Lewis, Francis</text:p>
          </table:table-cell>
          <table:table-cell table:number-columns-repeated="7"/>
          <table:table-cell office:value-type="float" office:value="-26816.52">
            <text:p>-26816.52</text:p>
          </table:table-cell>
        </table:table-row>
        <table:table-row table:style-name="ro2">
          <table:table-cell office:value-type="string">
            <text:p>36618 ﾷ P&amp;L Allocation - Lewis, Francis</text:p>
          </table:table-cell>
          <table:table-cell table:number-columns-repeated="7"/>
          <table:table-cell office:value-type="float" office:value="1876.36">
            <text:p>1876.3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ewis, Franci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0.66">
            <text:p>0.66</text:p>
          </table:table-cell>
          <table:table-cell office:value-type="float" office:value="1877.02">
            <text:p>1877.0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ewis, Franci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0.09">
            <text:p>-0.09</text:p>
          </table:table-cell>
          <table:table-cell office:value-type="float" office:value="1876.93">
            <text:p>1876.93</text:p>
          </table:table-cell>
        </table:table-row>
        <table:table-row table:style-name="ro2">
          <table:table-cell office:value-type="string">
            <text:p>Total 36618 ﾷ P&amp;L Allocation - Lewis, Francis</text:p>
          </table:table-cell>
          <table:table-cell table:number-columns-repeated="6"/>
          <table:table-cell office:value-type="float" office:value="0.57">
            <text:p>0.57</text:p>
          </table:table-cell>
          <table:table-cell office:value-type="float" office:value="1876.93">
            <text:p>1876.93</text:p>
          </table:table-cell>
        </table:table-row>
        <table:table-row table:style-name="ro2">
          <table:table-cell office:value-type="string">
            <text:p>Total 36615 ﾷ Lewis, Francis</text:p>
          </table:table-cell>
          <table:table-cell table:number-columns-repeated="6"/>
          <table:table-cell office:value-type="float" office:value="0.57">
            <text:p>0.57</text:p>
          </table:table-cell>
          <table:table-cell office:value-type="float" office:value="60.41">
            <text:p>60.41</text:p>
          </table:table-cell>
        </table:table-row>
        <table:table-row table:style-name="ro2">
          <table:table-cell office:value-type="string">
            <text:p>36619 ﾷ Moody, Darlene P. - ETC</text:p>
          </table:table-cell>
          <table:table-cell table:number-columns-repeated="7"/>
          <table:table-cell office:value-type="float" office:value="10088.17">
            <text:p>10088.17</text:p>
          </table:table-cell>
        </table:table-row>
        <table:table-row table:style-name="ro2">
          <table:table-cell office:value-type="string">
            <text:p>36620 ﾷ Capt. Cont. - Moody, Darlene</text:p>
          </table:table-cell>
          <table:table-cell table:number-columns-repeated="7"/>
          <table:table-cell office:value-type="float" office:value="8369.95">
            <text:p>8369.95</text:p>
          </table:table-cell>
        </table:table-row>
        <table:table-row table:style-name="ro2">
          <table:table-cell office:value-type="string">
            <text:p>Total 36620 ﾷ Capt. Cont. - Moody, Darlene</text:p>
          </table:table-cell>
          <table:table-cell table:number-columns-repeated="7"/>
          <table:table-cell office:value-type="float" office:value="8369.95">
            <text:p>8369.95</text:p>
          </table:table-cell>
        </table:table-row>
        <table:table-row table:style-name="ro2">
          <table:table-cell office:value-type="string">
            <text:p>36622 ﾷ P&amp;L Allocation - Moody, Darlene</text:p>
          </table:table-cell>
          <table:table-cell table:number-columns-repeated="7"/>
          <table:table-cell office:value-type="float" office:value="1718.22">
            <text:p>1718.2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ody, Darlen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1.61">
            <text:p>111.61</text:p>
          </table:table-cell>
          <table:table-cell office:value-type="float" office:value="1829.83">
            <text:p>1829.8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ody, Darlen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.85">
            <text:p>-14.85</text:p>
          </table:table-cell>
          <table:table-cell office:value-type="float" office:value="1814.98">
            <text:p>1814.98</text:p>
          </table:table-cell>
        </table:table-row>
        <table:table-row table:style-name="ro2">
          <table:table-cell office:value-type="string">
            <text:p>Total 36622 ﾷ P&amp;L Allocation - Moody, Darlene</text:p>
          </table:table-cell>
          <table:table-cell table:number-columns-repeated="6"/>
          <table:table-cell office:value-type="float" office:value="96.76">
            <text:p>96.76</text:p>
          </table:table-cell>
          <table:table-cell office:value-type="float" office:value="1814.98">
            <text:p>1814.98</text:p>
          </table:table-cell>
        </table:table-row>
        <table:table-row table:style-name="ro2">
          <table:table-cell office:value-type="string">
            <text:p>Total 36619 ﾷ Moody, Darlene P. - ETC</text:p>
          </table:table-cell>
          <table:table-cell table:number-columns-repeated="6"/>
          <table:table-cell office:value-type="float" office:value="96.76">
            <text:p>96.76</text:p>
          </table:table-cell>
          <table:table-cell office:value-type="float" office:value="10184.93">
            <text:p>10184.93</text:p>
          </table:table-cell>
        </table:table-row>
        <table:table-row table:style-name="ro2">
          <table:table-cell office:value-type="string">
            <text:p>36623 ﾷ Moody, Von - Equity Trust</text:p>
          </table:table-cell>
          <table:table-cell table:number-columns-repeated="7"/>
          <table:table-cell office:value-type="float" office:value="73828">
            <text:p>73828</text:p>
          </table:table-cell>
        </table:table-row>
        <table:table-row table:style-name="ro2">
          <table:table-cell office:value-type="string">
            <text:p>36624 ﾷ Capt. Cont. - Moody, Von IRA</text:p>
          </table:table-cell>
          <table:table-cell table:number-columns-repeated="7"/>
          <table:table-cell office:value-type="float" office:value="56966.66">
            <text:p>56966.66</text:p>
          </table:table-cell>
        </table:table-row>
        <table:table-row table:style-name="ro2">
          <table:table-cell office:value-type="string">
            <text:p>Total 36624 ﾷ Capt. Cont. - Moody, Von IRA</text:p>
          </table:table-cell>
          <table:table-cell table:number-columns-repeated="7"/>
          <table:table-cell office:value-type="float" office:value="56966.66">
            <text:p>56966.66</text:p>
          </table:table-cell>
        </table:table-row>
        <table:table-row table:style-name="ro2">
          <table:table-cell office:value-type="string">
            <text:p>36625 ﾷ Draw - Moody, Von IRA</text:p>
          </table:table-cell>
          <table:table-cell table:number-columns-repeated="7"/>
          <table:table-cell office:value-type="float" office:value="-1000">
            <text:p>-100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 office:value-type="string">
            <text:p>Bill-pay</text:p>
          </table:table-cell>
          <table:table-cell office:value-type="string">
            <text:p>ETC FBO Von Moody</text:p>
          </table:table-cell>
          <table:table-cell office:value-type="string">
            <text:p>Member Draw</text:p>
          </table:table-cell>
          <table:table-cell office:value-type="string">
            <text:p>10100 ﾷ Checking - Chase #4427</text:p>
          </table:table-cell>
          <table:table-cell office:value-type="float" office:value="-500">
            <text:p>-500</text:p>
          </table:table-cell>
          <table:table-cell office:value-type="float" office:value="-1500">
            <text:p>-1500</text:p>
          </table:table-cell>
        </table:table-row>
        <table:table-row table:style-name="ro2">
          <table:table-cell office:value-type="string">
            <text:p>Total 36625 ﾷ Draw - Moody, Von IRA</text:p>
          </table:table-cell>
          <table:table-cell table:number-columns-repeated="6"/>
          <table:table-cell office:value-type="float" office:value="-500">
            <text:p>-500</text:p>
          </table:table-cell>
          <table:table-cell office:value-type="float" office:value="-1500">
            <text:p>-1500</text:p>
          </table:table-cell>
        </table:table-row>
        <table:table-row table:style-name="ro2">
          <table:table-cell office:value-type="string">
            <text:p>36626 ﾷ P&amp;L Allocation - Moody, Von IRA</text:p>
          </table:table-cell>
          <table:table-cell table:number-columns-repeated="7"/>
          <table:table-cell office:value-type="float" office:value="17861.34">
            <text:p>17861.3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ody, V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811.86">
            <text:p>811.86</text:p>
          </table:table-cell>
          <table:table-cell office:value-type="float" office:value="18673.2">
            <text:p>18673.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ody, V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07.97">
            <text:p>-107.97</text:p>
          </table:table-cell>
          <table:table-cell office:value-type="float" office:value="18565.23">
            <text:p>18565.23</text:p>
          </table:table-cell>
        </table:table-row>
        <table:table-row table:style-name="ro2">
          <table:table-cell office:value-type="string">
            <text:p>Total 36626 ﾷ P&amp;L Allocation - Moody, Von IRA</text:p>
          </table:table-cell>
          <table:table-cell table:number-columns-repeated="6"/>
          <table:table-cell office:value-type="float" office:value="703.89">
            <text:p>703.89</text:p>
          </table:table-cell>
          <table:table-cell office:value-type="float" office:value="18565.23">
            <text:p>18565.23</text:p>
          </table:table-cell>
        </table:table-row>
        <table:table-row table:style-name="ro2">
          <table:table-cell office:value-type="string">
            <text:p>Total 36623 ﾷ Moody, Von - Equity Trust</text:p>
          </table:table-cell>
          <table:table-cell table:number-columns-repeated="6"/>
          <table:table-cell office:value-type="float" office:value="203.89">
            <text:p>203.89</text:p>
          </table:table-cell>
          <table:table-cell office:value-type="float" office:value="74031.89">
            <text:p>74031.89</text:p>
          </table:table-cell>
        </table:table-row>
        <table:table-row table:style-name="ro2">
          <table:table-cell office:value-type="string">
            <text:p>36631 ﾷ Smyth, Michael - Equity Trust</text:p>
          </table:table-cell>
          <table:table-cell table:number-columns-repeated="7"/>
          <table:table-cell office:value-type="float" office:value="48918.13">
            <text:p>48918.13</text:p>
          </table:table-cell>
        </table:table-row>
        <table:table-row table:style-name="ro2">
          <table:table-cell office:value-type="string">
            <text:p>36632 ﾷ Capt. Cont. - Smyth, M. IRA</text:p>
          </table:table-cell>
          <table:table-cell table:number-columns-repeated="7"/>
          <table:table-cell office:value-type="float" office:value="37488.47">
            <text:p>37488.47</text:p>
          </table:table-cell>
        </table:table-row>
        <table:table-row table:style-name="ro2">
          <table:table-cell office:value-type="string">
            <text:p>Total 36632 ﾷ Capt. Cont. - Smyth, M. IRA</text:p>
          </table:table-cell>
          <table:table-cell table:number-columns-repeated="7"/>
          <table:table-cell office:value-type="float" office:value="37488.47">
            <text:p>37488.47</text:p>
          </table:table-cell>
        </table:table-row>
        <table:table-row table:style-name="ro2">
          <table:table-cell office:value-type="string">
            <text:p>36634 ﾷ P&amp;L Allocation - Smyth, M. IRA</text:p>
          </table:table-cell>
          <table:table-cell table:number-columns-repeated="7"/>
          <table:table-cell office:value-type="float" office:value="11429.66">
            <text:p>11429.6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TC FBO Michael Smyth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41.22">
            <text:p>541.22</text:p>
          </table:table-cell>
          <table:table-cell office:value-type="float" office:value="11970.88">
            <text:p>11970.8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TC FBO Michael Smyth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2.03">
            <text:p>-72.03</text:p>
          </table:table-cell>
          <table:table-cell office:value-type="float" office:value="11898.85">
            <text:p>11898.85</text:p>
          </table:table-cell>
        </table:table-row>
        <table:table-row table:style-name="ro2">
          <table:table-cell office:value-type="string">
            <text:p>Total 36634 ﾷ P&amp;L Allocation - Smyth, M. IRA</text:p>
          </table:table-cell>
          <table:table-cell table:number-columns-repeated="6"/>
          <table:table-cell office:value-type="float" office:value="469.19">
            <text:p>469.19</text:p>
          </table:table-cell>
          <table:table-cell office:value-type="float" office:value="11898.85">
            <text:p>11898.85</text:p>
          </table:table-cell>
        </table:table-row>
        <table:table-row table:style-name="ro2">
          <table:table-cell office:value-type="string">
            <text:p>Total 36631 ﾷ Smyth, Michael - Equity Trust</text:p>
          </table:table-cell>
          <table:table-cell table:number-columns-repeated="6"/>
          <table:table-cell office:value-type="float" office:value="469.19">
            <text:p>469.19</text:p>
          </table:table-cell>
          <table:table-cell office:value-type="float" office:value="49387.32">
            <text:p>49387.32</text:p>
          </table:table-cell>
        </table:table-row>
        <table:table-row table:style-name="ro2">
          <table:table-cell office:value-type="string">
            <text:p>36635 ﾷ Smyth, Anita Cate -Equity Trust</text:p>
          </table:table-cell>
          <table:table-cell table:number-columns-repeated="7"/>
          <table:table-cell office:value-type="float" office:value="61410.1">
            <text:p>61410.1</text:p>
          </table:table-cell>
        </table:table-row>
        <table:table-row table:style-name="ro2">
          <table:table-cell office:value-type="string">
            <text:p>36636 ﾷ Capt. Cont. - Smyth, Anita IRA</text:p>
          </table:table-cell>
          <table:table-cell table:number-columns-repeated="7"/>
          <table:table-cell office:value-type="float" office:value="46793.3">
            <text:p>46793.3</text:p>
          </table:table-cell>
        </table:table-row>
        <table:table-row table:style-name="ro2">
          <table:table-cell office:value-type="string">
            <text:p>Total 36636 ﾷ Capt. Cont. - Smyth, Anita IRA</text:p>
          </table:table-cell>
          <table:table-cell table:number-columns-repeated="7"/>
          <table:table-cell office:value-type="float" office:value="46793.3">
            <text:p>46793.3</text:p>
          </table:table-cell>
        </table:table-row>
        <table:table-row table:style-name="ro2">
          <table:table-cell office:value-type="string">
            <text:p>36638 ﾷ P&amp;L Allocation - Smyth, A. IRA</text:p>
          </table:table-cell>
          <table:table-cell table:number-columns-repeated="7"/>
          <table:table-cell office:value-type="float" office:value="14616.8">
            <text:p>14616.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TC FBO Anita Smyth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79.42">
            <text:p>679.42</text:p>
          </table:table-cell>
          <table:table-cell office:value-type="float" office:value="15296.22">
            <text:p>15296.2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TC FBO Anita Smyth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90.42">
            <text:p>-90.42</text:p>
          </table:table-cell>
          <table:table-cell office:value-type="float" office:value="15205.8">
            <text:p>15205.8</text:p>
          </table:table-cell>
        </table:table-row>
        <table:table-row table:style-name="ro2">
          <table:table-cell office:value-type="string">
            <text:p>Total 36638 ﾷ P&amp;L Allocation - Smyth, A. IRA</text:p>
          </table:table-cell>
          <table:table-cell table:number-columns-repeated="6"/>
          <table:table-cell office:value-type="float" office:value="589">
            <text:p>589</text:p>
          </table:table-cell>
          <table:table-cell office:value-type="float" office:value="15205.8">
            <text:p>15205.8</text:p>
          </table:table-cell>
        </table:table-row>
        <table:table-row table:style-name="ro2">
          <table:table-cell office:value-type="string">
            <text:p>Total 36635 ﾷ Smyth, Anita Cate -Equity Trust</text:p>
          </table:table-cell>
          <table:table-cell table:number-columns-repeated="6"/>
          <table:table-cell office:value-type="float" office:value="589">
            <text:p>589</text:p>
          </table:table-cell>
          <table:table-cell office:value-type="float" office:value="61999.1">
            <text:p>61999.1</text:p>
          </table:table-cell>
        </table:table-row>
        <table:table-row table:style-name="ro2">
          <table:table-cell office:value-type="string">
            <text:p>36639 ﾷ Hopkins, Amy</text:p>
          </table:table-cell>
          <table:table-cell table:number-columns-repeated="7"/>
          <table:table-cell office:value-type="float" office:value="37915.73">
            <text:p>37915.73</text:p>
          </table:table-cell>
        </table:table-row>
        <table:table-row table:style-name="ro2">
          <table:table-cell office:value-type="string">
            <text:p>36640 ﾷ Capt. Cont. - Hopkins, Amy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6640 ﾷ Capt. Cont. - Hopkins, Amy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6641 ﾷ Draw - Hopkins, Amy</text:p>
          </table:table-cell>
          <table:table-cell table:number-columns-repeated="7"/>
          <table:table-cell office:value-type="float" office:value="-24439.89">
            <text:p>-24439.89</text:p>
          </table:table-cell>
        </table:table-row>
        <table:table-row table:style-name="ro2">
          <table:table-cell office:value-type="string">
            <text:p>Total 36641 ﾷ Draw - Hopkins, Amy</text:p>
          </table:table-cell>
          <table:table-cell table:number-columns-repeated="7"/>
          <table:table-cell office:value-type="float" office:value="-24439.89">
            <text:p>-24439.89</text:p>
          </table:table-cell>
        </table:table-row>
        <table:table-row table:style-name="ro2">
          <table:table-cell office:value-type="string">
            <text:p>36642 ﾷ P&amp;L Allocation - Hopkins, Amy</text:p>
          </table:table-cell>
          <table:table-cell table:number-columns-repeated="7"/>
          <table:table-cell office:value-type="float" office:value="12355.62">
            <text:p>12355.6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opkins, Am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19.49">
            <text:p>419.49</text:p>
          </table:table-cell>
          <table:table-cell office:value-type="float" office:value="12775.11">
            <text:p>12775.1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opkins, Am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5.83">
            <text:p>-55.83</text:p>
          </table:table-cell>
          <table:table-cell office:value-type="float" office:value="12719.28">
            <text:p>12719.28</text:p>
          </table:table-cell>
        </table:table-row>
        <table:table-row table:style-name="ro2">
          <table:table-cell office:value-type="string">
            <text:p>Total 36642 ﾷ P&amp;L Allocation - Hopkins, Amy</text:p>
          </table:table-cell>
          <table:table-cell table:number-columns-repeated="6"/>
          <table:table-cell office:value-type="float" office:value="363.66">
            <text:p>363.66</text:p>
          </table:table-cell>
          <table:table-cell office:value-type="float" office:value="12719.28">
            <text:p>12719.28</text:p>
          </table:table-cell>
        </table:table-row>
        <table:table-row table:style-name="ro2">
          <table:table-cell office:value-type="string">
            <text:p>Total 36639 ﾷ Hopkins, Amy</text:p>
          </table:table-cell>
          <table:table-cell table:number-columns-repeated="6"/>
          <table:table-cell office:value-type="float" office:value="363.66">
            <text:p>363.66</text:p>
          </table:table-cell>
          <table:table-cell office:value-type="float" office:value="38279.39">
            <text:p>38279.39</text:p>
          </table:table-cell>
        </table:table-row>
        <table:table-row table:style-name="ro2">
          <table:table-cell office:value-type="string">
            <text:p>36643 ﾷ Cate, Walter</text:p>
          </table:table-cell>
          <table:table-cell table:number-columns-repeated="7"/>
          <table:table-cell office:value-type="float" office:value="13123.61">
            <text:p>13123.61</text:p>
          </table:table-cell>
        </table:table-row>
        <table:table-row table:style-name="ro2">
          <table:table-cell office:value-type="string">
            <text:p>36644 ﾷ Capt. Cont. - Cate, Walter</text:p>
          </table:table-cell>
          <table:table-cell table:number-columns-repeated="7"/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Total 36644 ﾷ Capt. Cont. - Cate, Walter</text:p>
          </table:table-cell>
          <table:table-cell table:number-columns-repeated="7"/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36646 ﾷ P&amp;L Allocation - Cate, Walter</text:p>
          </table:table-cell>
          <table:table-cell table:number-columns-repeated="7"/>
          <table:table-cell office:value-type="float" office:value="3123.61">
            <text:p>3123.6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ate, Walt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45.2">
            <text:p>145.2</text:p>
          </table:table-cell>
          <table:table-cell office:value-type="float" office:value="3268.81">
            <text:p>3268.8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ate, Walt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9.32">
            <text:p>-19.32</text:p>
          </table:table-cell>
          <table:table-cell office:value-type="float" office:value="3249.49">
            <text:p>3249.49</text:p>
          </table:table-cell>
        </table:table-row>
        <table:table-row table:style-name="ro2">
          <table:table-cell office:value-type="string">
            <text:p>Total 36646 ﾷ P&amp;L Allocation - Cate, Walter</text:p>
          </table:table-cell>
          <table:table-cell table:number-columns-repeated="6"/>
          <table:table-cell office:value-type="float" office:value="125.88">
            <text:p>125.88</text:p>
          </table:table-cell>
          <table:table-cell office:value-type="float" office:value="3249.49">
            <text:p>3249.49</text:p>
          </table:table-cell>
        </table:table-row>
        <table:table-row table:style-name="ro2">
          <table:table-cell office:value-type="string">
            <text:p>Total 36643 ﾷ Cate, Walter</text:p>
          </table:table-cell>
          <table:table-cell table:number-columns-repeated="6"/>
          <table:table-cell office:value-type="float" office:value="125.88">
            <text:p>125.88</text:p>
          </table:table-cell>
          <table:table-cell office:value-type="float" office:value="13249.49">
            <text:p>13249.49</text:p>
          </table:table-cell>
        </table:table-row>
        <table:table-row table:style-name="ro2">
          <table:table-cell office:value-type="string">
            <text:p>36647 ﾷ Rini, James A.</text:p>
          </table:table-cell>
          <table:table-cell table:number-columns-repeated="7"/>
          <table:table-cell office:value-type="float" office:value="12941.69">
            <text:p>12941.69</text:p>
          </table:table-cell>
        </table:table-row>
        <table:table-row table:style-name="ro2">
          <table:table-cell office:value-type="string">
            <text:p>36648 ﾷ Capt. Cont. - Rini, James</text:p>
          </table:table-cell>
          <table:table-cell table:number-columns-repeated="7"/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Total 36648 ﾷ Capt. Cont. - Rini, James</text:p>
          </table:table-cell>
          <table:table-cell table:number-columns-repeated="7"/>
          <table:table-cell office:value-type="float" office:value="10000">
            <text:p>10000</text:p>
          </table:table-cell>
        </table:table-row>
        <table:table-row table:style-name="ro2">
          <table:table-cell office:value-type="string">
            <text:p>36650 ﾷ P&amp;L Allocation - Rini, James</text:p>
          </table:table-cell>
          <table:table-cell table:number-columns-repeated="7"/>
          <table:table-cell office:value-type="float" office:value="2941.69">
            <text:p>2941.6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Rini, Jame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43.18">
            <text:p>143.18</text:p>
          </table:table-cell>
          <table:table-cell office:value-type="float" office:value="3084.87">
            <text:p>3084.8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Rini, Jame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9.06">
            <text:p>-19.06</text:p>
          </table:table-cell>
          <table:table-cell office:value-type="float" office:value="3065.81">
            <text:p>3065.81</text:p>
          </table:table-cell>
        </table:table-row>
        <table:table-row table:style-name="ro2">
          <table:table-cell office:value-type="string">
            <text:p>Total 36650 ﾷ P&amp;L Allocation - Rini, James</text:p>
          </table:table-cell>
          <table:table-cell table:number-columns-repeated="6"/>
          <table:table-cell office:value-type="float" office:value="124.12">
            <text:p>124.12</text:p>
          </table:table-cell>
          <table:table-cell office:value-type="float" office:value="3065.81">
            <text:p>3065.81</text:p>
          </table:table-cell>
        </table:table-row>
        <table:table-row table:style-name="ro2">
          <table:table-cell office:value-type="string">
            <text:p>Total 36647 ﾷ Rini, James A.</text:p>
          </table:table-cell>
          <table:table-cell table:number-columns-repeated="6"/>
          <table:table-cell office:value-type="float" office:value="124.12">
            <text:p>124.12</text:p>
          </table:table-cell>
          <table:table-cell office:value-type="float" office:value="13065.81">
            <text:p>13065.81</text:p>
          </table:table-cell>
        </table:table-row>
        <table:table-row table:style-name="ro2">
          <table:table-cell office:value-type="string">
            <text:p>36651 ﾷ Hurren, Harmon</text:p>
          </table:table-cell>
          <table:table-cell table:number-columns-repeated="7"/>
          <table:table-cell office:value-type="float" office:value="105570.95">
            <text:p>105570.95</text:p>
          </table:table-cell>
        </table:table-row>
        <table:table-row table:style-name="ro2">
          <table:table-cell office:value-type="string">
            <text:p>36652 ﾷ Capt. Cont. - Hurren, Harmon</text:p>
          </table:table-cell>
          <table:table-cell table:number-columns-repeated="7"/>
          <table:table-cell office:value-type="float" office:value="85000">
            <text:p>85000</text:p>
          </table:table-cell>
        </table:table-row>
        <table:table-row table:style-name="ro2">
          <table:table-cell office:value-type="string">
            <text:p>Total 36652 ﾷ Capt. Cont. - Hurren, Harmon</text:p>
          </table:table-cell>
          <table:table-cell table:number-columns-repeated="7"/>
          <table:table-cell office:value-type="float" office:value="85000">
            <text:p>85000</text:p>
          </table:table-cell>
        </table:table-row>
        <table:table-row table:style-name="ro2">
          <table:table-cell office:value-type="string">
            <text:p>36654 ﾷ P&amp;L Allocation - Hurren, Harmon</text:p>
          </table:table-cell>
          <table:table-cell table:number-columns-repeated="7"/>
          <table:table-cell office:value-type="float" office:value="20570.95">
            <text:p>20570.9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urren, Harm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68.01">
            <text:p>1168.01</text:p>
          </table:table-cell>
          <table:table-cell office:value-type="float" office:value="21738.96">
            <text:p>21738.9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urren, Harm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55.45">
            <text:p>-155.45</text:p>
          </table:table-cell>
          <table:table-cell office:value-type="float" office:value="21583.51">
            <text:p>21583.51</text:p>
          </table:table-cell>
        </table:table-row>
        <table:table-row table:style-name="ro2">
          <table:table-cell office:value-type="string">
            <text:p>Total 36654 ﾷ P&amp;L Allocation - Hurren, Harmon</text:p>
          </table:table-cell>
          <table:table-cell table:number-columns-repeated="6"/>
          <table:table-cell office:value-type="float" office:value="1012.56">
            <text:p>1012.56</text:p>
          </table:table-cell>
          <table:table-cell office:value-type="float" office:value="21583.51">
            <text:p>21583.51</text:p>
          </table:table-cell>
        </table:table-row>
        <table:table-row table:style-name="ro2">
          <table:table-cell office:value-type="string">
            <text:p>Total 36651 ﾷ Hurren, Harmon</text:p>
          </table:table-cell>
          <table:table-cell table:number-columns-repeated="6"/>
          <table:table-cell office:value-type="float" office:value="1012.56">
            <text:p>1012.56</text:p>
          </table:table-cell>
          <table:table-cell office:value-type="float" office:value="106583.51">
            <text:p>106583.51</text:p>
          </table:table-cell>
        </table:table-row>
        <table:table-row table:style-name="ro2">
          <table:table-cell office:value-type="string">
            <text:p>36655 ﾷ Fenell, Wendy IRA -Equity Trust</text:p>
          </table:table-cell>
          <table:table-cell table:number-columns-repeated="7"/>
          <table:table-cell office:value-type="float" office:value="13902.36">
            <text:p>13902.36</text:p>
          </table:table-cell>
        </table:table-row>
        <table:table-row table:style-name="ro2">
          <table:table-cell office:value-type="string">
            <text:p>36656 ﾷ Capt. Cont. - Fenell, Wendy IRA</text:p>
          </table:table-cell>
          <table:table-cell table:number-columns-repeated="7"/>
          <table:table-cell office:value-type="float" office:value="11149.59">
            <text:p>11149.59</text:p>
          </table:table-cell>
        </table:table-row>
        <table:table-row table:style-name="ro2">
          <table:table-cell office:value-type="string">
            <text:p>Total 36656 ﾷ Capt. Cont. - Fenell, Wendy IRA</text:p>
          </table:table-cell>
          <table:table-cell table:number-columns-repeated="7"/>
          <table:table-cell office:value-type="float" office:value="11149.59">
            <text:p>11149.59</text:p>
          </table:table-cell>
        </table:table-row>
        <table:table-row table:style-name="ro2">
          <table:table-cell office:value-type="string">
            <text:p>36657 ﾷ Draw - Fenell, Wendy IRA</text:p>
          </table:table-cell>
          <table:table-cell table:number-columns-repeated="7"/>
          <table:table-cell office:value-type="float" office:value="-229.75">
            <text:p>-229.75</text:p>
          </table:table-cell>
        </table:table-row>
        <table:table-row table:style-name="ro2">
          <table:table-cell office:value-type="string">
            <text:p>Total 36657 ﾷ Draw - Fenell, Wendy IRA</text:p>
          </table:table-cell>
          <table:table-cell table:number-columns-repeated="7"/>
          <table:table-cell office:value-type="float" office:value="-229.75">
            <text:p>-229.75</text:p>
          </table:table-cell>
        </table:table-row>
        <table:table-row table:style-name="ro2">
          <table:table-cell office:value-type="string">
            <text:p>36658 ﾷ P&amp;L Allocation - Fenell, Wendy</text:p>
          </table:table-cell>
          <table:table-cell table:number-columns-repeated="7"/>
          <table:table-cell office:value-type="float" office:value="2982.52">
            <text:p>2982.5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opez, Wend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53.81">
            <text:p>153.81</text:p>
          </table:table-cell>
          <table:table-cell office:value-type="float" office:value="3136.33">
            <text:p>3136.3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opez, Wend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0.47">
            <text:p>-20.47</text:p>
          </table:table-cell>
          <table:table-cell office:value-type="float" office:value="3115.86">
            <text:p>3115.86</text:p>
          </table:table-cell>
        </table:table-row>
        <table:table-row table:style-name="ro2">
          <table:table-cell office:value-type="string">
            <text:p>Total 36658 ﾷ P&amp;L Allocation - Fenell, Wendy</text:p>
          </table:table-cell>
          <table:table-cell table:number-columns-repeated="6"/>
          <table:table-cell office:value-type="float" office:value="133.34">
            <text:p>133.34</text:p>
          </table:table-cell>
          <table:table-cell office:value-type="float" office:value="3115.86">
            <text:p>3115.86</text:p>
          </table:table-cell>
        </table:table-row>
        <table:table-row table:style-name="ro2">
          <table:table-cell office:value-type="string">
            <text:p>Total 36655 ﾷ Fenell, Wendy IRA -Equity Trust</text:p>
          </table:table-cell>
          <table:table-cell table:number-columns-repeated="6"/>
          <table:table-cell office:value-type="float" office:value="133.34">
            <text:p>133.34</text:p>
          </table:table-cell>
          <table:table-cell office:value-type="float" office:value="14035.7">
            <text:p>14035.7</text:p>
          </table:table-cell>
        </table:table-row>
        <table:table-row table:style-name="ro2">
          <table:table-cell office:value-type="string">
            <text:p>36663 ﾷ Loveland, Del</text:p>
          </table:table-cell>
          <table:table-cell table:number-columns-repeated="7"/>
          <table:table-cell office:value-type="float" office:value="153.58">
            <text:p>153.58</text:p>
          </table:table-cell>
        </table:table-row>
        <table:table-row table:style-name="ro2">
          <table:table-cell office:value-type="string">
            <text:p>36664 ﾷ Capt. Cont. - Loveland, Del</text:p>
          </table:table-cell>
          <table:table-cell table:number-columns-repeated="7"/>
          <table:table-cell office:value-type="float" office:value="11000">
            <text:p>11000</text:p>
          </table:table-cell>
        </table:table-row>
        <table:table-row table:style-name="ro2">
          <table:table-cell office:value-type="string">
            <text:p>Total 36664 ﾷ Capt. Cont. - Loveland, Del</text:p>
          </table:table-cell>
          <table:table-cell table:number-columns-repeated="7"/>
          <table:table-cell office:value-type="float" office:value="11000">
            <text:p>11000</text:p>
          </table:table-cell>
        </table:table-row>
        <table:table-row table:style-name="ro2">
          <table:table-cell office:value-type="string">
            <text:p>36665 ﾷ Draw - Loveland, Del</text:p>
          </table:table-cell>
          <table:table-cell table:number-columns-repeated="7"/>
          <table:table-cell office:value-type="float" office:value="-11000">
            <text:p>-11000</text:p>
          </table:table-cell>
        </table:table-row>
        <table:table-row table:style-name="ro2">
          <table:table-cell office:value-type="string">
            <text:p>Total 36665 ﾷ Draw - Loveland, Del</text:p>
          </table:table-cell>
          <table:table-cell table:number-columns-repeated="7"/>
          <table:table-cell office:value-type="float" office:value="-11000">
            <text:p>-11000</text:p>
          </table:table-cell>
        </table:table-row>
        <table:table-row table:style-name="ro2">
          <table:table-cell office:value-type="string">
            <text:p>36666 ﾷ P&amp;L Allocation - Loveland, Del</text:p>
          </table:table-cell>
          <table:table-cell table:number-columns-repeated="7"/>
          <table:table-cell office:value-type="float" office:value="153.58">
            <text:p>153.5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oveland, Del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.7">
            <text:p>1.7</text:p>
          </table:table-cell>
          <table:table-cell office:value-type="float" office:value="155.28">
            <text:p>155.2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oveland, Del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0.23">
            <text:p>-0.23</text:p>
          </table:table-cell>
          <table:table-cell office:value-type="float" office:value="155.05">
            <text:p>155.05</text:p>
          </table:table-cell>
        </table:table-row>
        <table:table-row table:style-name="ro2">
          <table:table-cell office:value-type="string">
            <text:p>Total 36666 ﾷ P&amp;L Allocation - Loveland, Del</text:p>
          </table:table-cell>
          <table:table-cell table:number-columns-repeated="6"/>
          <table:table-cell office:value-type="float" office:value="1.47">
            <text:p>1.47</text:p>
          </table:table-cell>
          <table:table-cell office:value-type="float" office:value="155.05">
            <text:p>155.05</text:p>
          </table:table-cell>
        </table:table-row>
        <table:table-row table:style-name="ro2">
          <table:table-cell office:value-type="string">
            <text:p>Total 36663 ﾷ Loveland, Del</text:p>
          </table:table-cell>
          <table:table-cell table:number-columns-repeated="6"/>
          <table:table-cell office:value-type="float" office:value="1.47">
            <text:p>1.47</text:p>
          </table:table-cell>
          <table:table-cell office:value-type="float" office:value="155.05">
            <text:p>155.05</text:p>
          </table:table-cell>
        </table:table-row>
        <table:table-row table:style-name="ro2">
          <table:table-cell office:value-type="string">
            <text:p>36667 ﾷ Smith, James C. - MWIRA</text:p>
          </table:table-cell>
          <table:table-cell table:number-columns-repeated="7"/>
          <table:table-cell office:value-type="float" office:value="155302.89">
            <text:p>155302.89</text:p>
          </table:table-cell>
        </table:table-row>
        <table:table-row table:style-name="ro2">
          <table:table-cell office:value-type="string">
            <text:p>36668 ﾷ Capt. Cont. - Smith, James</text:p>
          </table:table-cell>
          <table:table-cell table:number-columns-repeated="7"/>
          <table:table-cell office:value-type="float" office:value="120000">
            <text:p>120000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20">
            <text:p>12/20/13</text:p>
          </table:table-cell>
          <table:table-cell/>
          <table:table-cell office:value-type="string">
            <text:p>MWIRA FBO James C. Smith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124000">
            <text:p>124000</text:p>
          </table:table-cell>
          <table:table-cell office:value-type="float" office:value="244000">
            <text:p>244000</text:p>
          </table:table-cell>
        </table:table-row>
        <table:table-row table:style-name="ro2">
          <table:table-cell office:value-type="string">
            <text:p>Total 36668 ﾷ Capt. Cont. - Smith, James</text:p>
          </table:table-cell>
          <table:table-cell table:number-columns-repeated="6"/>
          <table:table-cell office:value-type="float" office:value="124000">
            <text:p>124000</text:p>
          </table:table-cell>
          <table:table-cell office:value-type="float" office:value="244000">
            <text:p>244000</text:p>
          </table:table-cell>
        </table:table-row>
        <table:table-row table:style-name="ro2">
          <table:table-cell office:value-type="string">
            <text:p>36670 ﾷ P&amp;L Allocation - Smith, James</text:p>
          </table:table-cell>
          <table:table-cell table:number-columns-repeated="7"/>
          <table:table-cell office:value-type="float" office:value="35302.89">
            <text:p>35302.8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Smith, Jame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248.18">
            <text:p>2248.18</text:p>
          </table:table-cell>
          <table:table-cell office:value-type="float" office:value="37551.07">
            <text:p>37551.0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Smith, Jame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10.03">
            <text:p>-410.03</text:p>
          </table:table-cell>
          <table:table-cell office:value-type="float" office:value="37141.04">
            <text:p>37141.04</text:p>
          </table:table-cell>
        </table:table-row>
        <table:table-row table:style-name="ro2">
          <table:table-cell office:value-type="string">
            <text:p>Total 36670 ﾷ P&amp;L Allocation - Smith, James</text:p>
          </table:table-cell>
          <table:table-cell table:number-columns-repeated="6"/>
          <table:table-cell office:value-type="float" office:value="1838.15">
            <text:p>1838.15</text:p>
          </table:table-cell>
          <table:table-cell office:value-type="float" office:value="37141.04">
            <text:p>37141.04</text:p>
          </table:table-cell>
        </table:table-row>
        <table:table-row table:style-name="ro2">
          <table:table-cell office:value-type="string">
            <text:p>Total 36667 ﾷ Smith, James C. - MWIRA</text:p>
          </table:table-cell>
          <table:table-cell table:number-columns-repeated="6"/>
          <table:table-cell office:value-type="float" office:value="125838.15">
            <text:p>125838.15</text:p>
          </table:table-cell>
          <table:table-cell office:value-type="float" office:value="281141.04">
            <text:p>281141.04</text:p>
          </table:table-cell>
        </table:table-row>
        <table:table-row table:style-name="ro2">
          <table:table-cell office:value-type="string">
            <text:p>36671 ﾷ Mitchell, Cody</text:p>
          </table:table-cell>
          <table:table-cell table:number-columns-repeated="7"/>
          <table:table-cell office:value-type="float" office:value="3623.4">
            <text:p>3623.4</text:p>
          </table:table-cell>
        </table:table-row>
        <table:table-row table:style-name="ro2">
          <table:table-cell office:value-type="string">
            <text:p>36672 ﾷ Capt. Cont. - Mitchell, Cody</text:p>
          </table:table-cell>
          <table:table-cell table:number-columns-repeated="7"/>
          <table:table-cell office:value-type="float" office:value="2800">
            <text:p>2800</text:p>
          </table:table-cell>
        </table:table-row>
        <table:table-row table:style-name="ro2">
          <table:table-cell office:value-type="string">
            <text:p>Total 36672 ﾷ Capt. Cont. - Mitchell, Cody</text:p>
          </table:table-cell>
          <table:table-cell table:number-columns-repeated="7"/>
          <table:table-cell office:value-type="float" office:value="2800">
            <text:p>2800</text:p>
          </table:table-cell>
        </table:table-row>
        <table:table-row table:style-name="ro2">
          <table:table-cell office:value-type="string">
            <text:p>36674 ﾷ P&amp;L Allocation - Mitchell, Cody</text:p>
          </table:table-cell>
          <table:table-cell table:number-columns-repeated="7"/>
          <table:table-cell office:value-type="float" office:value="823.4">
            <text:p>823.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itchell, Cod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0.09">
            <text:p>40.09</text:p>
          </table:table-cell>
          <table:table-cell office:value-type="float" office:value="863.49">
            <text:p>863.4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itchell, Cod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.34">
            <text:p>-5.34</text:p>
          </table:table-cell>
          <table:table-cell office:value-type="float" office:value="858.15">
            <text:p>858.15</text:p>
          </table:table-cell>
        </table:table-row>
        <table:table-row table:style-name="ro2">
          <table:table-cell office:value-type="string">
            <text:p>Total 36674 ﾷ P&amp;L Allocation - Mitchell, Cody</text:p>
          </table:table-cell>
          <table:table-cell table:number-columns-repeated="6"/>
          <table:table-cell office:value-type="float" office:value="34.75">
            <text:p>34.75</text:p>
          </table:table-cell>
          <table:table-cell office:value-type="float" office:value="858.15">
            <text:p>858.15</text:p>
          </table:table-cell>
        </table:table-row>
        <table:table-row table:style-name="ro2">
          <table:table-cell office:value-type="string">
            <text:p>Total 36671 ﾷ Mitchell, Cody</text:p>
          </table:table-cell>
          <table:table-cell table:number-columns-repeated="6"/>
          <table:table-cell office:value-type="float" office:value="34.75">
            <text:p>34.75</text:p>
          </table:table-cell>
          <table:table-cell office:value-type="float" office:value="3658.15">
            <text:p>3658.15</text:p>
          </table:table-cell>
        </table:table-row>
        <table:table-row table:style-name="ro2">
          <table:table-cell office:value-type="string">
            <text:p>36675 ﾷ Jones, Lou - MWIRA</text:p>
          </table:table-cell>
          <table:table-cell table:number-columns-repeated="7"/>
          <table:table-cell office:value-type="float" office:value="459371">
            <text:p>459371</text:p>
          </table:table-cell>
        </table:table-row>
        <table:table-row table:style-name="ro2">
          <table:table-cell office:value-type="string">
            <text:p>36676 ﾷ Capt. Cont. - Jones, Lou</text:p>
          </table:table-cell>
          <table:table-cell table:number-columns-repeated="7"/>
          <table:table-cell office:value-type="float" office:value="360000">
            <text:p>360000</text:p>
          </table:table-cell>
        </table:table-row>
        <table:table-row table:style-name="ro2">
          <table:table-cell office:value-type="string">
            <text:p>Total 36676 ﾷ Capt. Cont. - Jones, Lou</text:p>
          </table:table-cell>
          <table:table-cell table:number-columns-repeated="7"/>
          <table:table-cell office:value-type="float" office:value="360000">
            <text:p>360000</text:p>
          </table:table-cell>
        </table:table-row>
        <table:table-row table:style-name="ro2">
          <table:table-cell office:value-type="string">
            <text:p>36677 ﾷ Draw - Jones, Lou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30">
            <text:p>12/30/13</text:p>
          </table:table-cell>
          <table:table-cell office:value-type="string">
            <text:p>Wire</text:p>
          </table:table-cell>
          <table:table-cell office:value-type="string">
            <text:p>UCI</text:p>
          </table:table-cell>
          <table:table-cell office:value-type="string">
            <text:p>4th Qtr billing</text:p>
          </table:table-cell>
          <table:table-cell office:value-type="string">
            <text:p>10100 ﾷ Checking - Chase #4427</text:p>
          </table:table-cell>
          <table:table-cell table:number-columns-repeated="2" office:value-type="float" office:value="-3925.69">
            <text:p>-3925.69</text:p>
          </table:table-cell>
        </table:table-row>
        <table:table-row table:style-name="ro2">
          <table:table-cell office:value-type="string">
            <text:p>Total 36677 ﾷ Draw - Jones, Lou</text:p>
          </table:table-cell>
          <table:table-cell table:number-columns-repeated="6"/>
          <table:table-cell table:number-columns-repeated="2" office:value-type="float" office:value="-3925.69">
            <text:p>-3925.69</text:p>
          </table:table-cell>
        </table:table-row>
        <table:table-row table:style-name="ro2">
          <table:table-cell office:value-type="string">
            <text:p>36678 ﾷ P&amp;L Allocation - Jones, Lou</text:p>
          </table:table-cell>
          <table:table-cell table:number-columns-repeated="7"/>
          <table:table-cell office:value-type="float" office:value="99371">
            <text:p>9937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Jones, Lou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065.57">
            <text:p>5065.57</text:p>
          </table:table-cell>
          <table:table-cell office:value-type="float" office:value="104436.57">
            <text:p>104436.5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Jones, Lou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670.65">
            <text:p>-670.65</text:p>
          </table:table-cell>
          <table:table-cell office:value-type="float" office:value="103765.92">
            <text:p>103765.92</text:p>
          </table:table-cell>
        </table:table-row>
        <table:table-row table:style-name="ro2">
          <table:table-cell office:value-type="string">
            <text:p>Total 36678 ﾷ P&amp;L Allocation - Jones, Lou</text:p>
          </table:table-cell>
          <table:table-cell table:number-columns-repeated="6"/>
          <table:table-cell office:value-type="float" office:value="4394.92">
            <text:p>4394.92</text:p>
          </table:table-cell>
          <table:table-cell office:value-type="float" office:value="103765.92">
            <text:p>103765.92</text:p>
          </table:table-cell>
        </table:table-row>
        <table:table-row table:style-name="ro2">
          <table:table-cell office:value-type="string">
            <text:p>Total 36675 ﾷ Jones, Lou - MWIRA</text:p>
          </table:table-cell>
          <table:table-cell table:number-columns-repeated="6"/>
          <table:table-cell office:value-type="float" office:value="469.23">
            <text:p>469.23</text:p>
          </table:table-cell>
          <table:table-cell office:value-type="float" office:value="459840.23">
            <text:p>459840.23</text:p>
          </table:table-cell>
        </table:table-row>
        <table:table-row table:style-name="ro2">
          <table:table-cell office:value-type="string">
            <text:p>36679 ﾷ Morgenstern, Lora - NQ</text:p>
          </table:table-cell>
          <table:table-cell table:number-columns-repeated="7"/>
          <table:table-cell office:value-type="float" office:value="35850.47">
            <text:p>35850.47</text:p>
          </table:table-cell>
        </table:table-row>
        <table:table-row table:style-name="ro2">
          <table:table-cell office:value-type="string">
            <text:p>36680 ﾷ Captial Cont - Morgenstern</text:p>
          </table:table-cell>
          <table:table-cell table:number-columns-repeated="7"/>
          <table:table-cell office:value-type="float" office:value="52459.27">
            <text:p>52459.27</text:p>
          </table:table-cell>
        </table:table-row>
        <table:table-row table:style-name="ro2">
          <table:table-cell office:value-type="string">
            <text:p>Total 36680 ﾷ Captial Cont - Morgenstern</text:p>
          </table:table-cell>
          <table:table-cell table:number-columns-repeated="7"/>
          <table:table-cell office:value-type="float" office:value="52459.27">
            <text:p>52459.27</text:p>
          </table:table-cell>
        </table:table-row>
        <table:table-row table:style-name="ro2">
          <table:table-cell office:value-type="string">
            <text:p>36681 ﾷ Draw - Morgenstern - NQ</text:p>
          </table:table-cell>
          <table:table-cell table:number-columns-repeated="7"/>
          <table:table-cell office:value-type="float" office:value="-25334.96">
            <text:p>-25334.96</text:p>
          </table:table-cell>
        </table:table-row>
        <table:table-row table:style-name="ro2">
          <table:table-cell office:value-type="string">
            <text:p>Total 36681 ﾷ Draw - Morgenstern - NQ</text:p>
          </table:table-cell>
          <table:table-cell table:number-columns-repeated="7"/>
          <table:table-cell office:value-type="float" office:value="-25334.96">
            <text:p>-25334.96</text:p>
          </table:table-cell>
        </table:table-row>
        <table:table-row table:style-name="ro2">
          <table:table-cell office:value-type="string">
            <text:p>36682 ﾷ P&amp;L Allocation - Morgenstern NQ</text:p>
          </table:table-cell>
          <table:table-cell table:number-columns-repeated="7"/>
          <table:table-cell office:value-type="float" office:value="8726.16">
            <text:p>8726.1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rgenstern, Lor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96.64">
            <text:p>396.64</text:p>
          </table:table-cell>
          <table:table-cell office:value-type="float" office:value="9122.8">
            <text:p>9122.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rgenstern, Lor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2.79">
            <text:p>-52.79</text:p>
          </table:table-cell>
          <table:table-cell office:value-type="float" office:value="9070.01">
            <text:p>9070.01</text:p>
          </table:table-cell>
        </table:table-row>
        <table:table-row table:style-name="ro2">
          <table:table-cell office:value-type="string">
            <text:p>Total 36682 ﾷ P&amp;L Allocation - Morgenstern NQ</text:p>
          </table:table-cell>
          <table:table-cell table:number-columns-repeated="6"/>
          <table:table-cell office:value-type="float" office:value="343.85">
            <text:p>343.85</text:p>
          </table:table-cell>
          <table:table-cell office:value-type="float" office:value="9070.01">
            <text:p>9070.01</text:p>
          </table:table-cell>
        </table:table-row>
        <table:table-row table:style-name="ro2">
          <table:table-cell office:value-type="string">
            <text:p>Total 36679 ﾷ Morgenstern, Lora - NQ</text:p>
          </table:table-cell>
          <table:table-cell table:number-columns-repeated="6"/>
          <table:table-cell office:value-type="float" office:value="343.85">
            <text:p>343.85</text:p>
          </table:table-cell>
          <table:table-cell office:value-type="float" office:value="36194.32">
            <text:p>36194.32</text:p>
          </table:table-cell>
        </table:table-row>
        <table:table-row table:style-name="ro2">
          <table:table-cell office:value-type="string">
            <text:p>36683 ﾷ Cooper, William E - MWIRA</text:p>
          </table:table-cell>
          <table:table-cell table:number-columns-repeated="7"/>
          <table:table-cell office:value-type="float" office:value="505550.31">
            <text:p>505550.31</text:p>
          </table:table-cell>
        </table:table-row>
        <table:table-row table:style-name="ro2">
          <table:table-cell office:value-type="string">
            <text:p>36684 ﾷ Capital Cont. - Cooper, William</text:p>
          </table:table-cell>
          <table:table-cell table:number-columns-repeated="7"/>
          <table:table-cell office:value-type="float" office:value="435000">
            <text:p>435000</text:p>
          </table:table-cell>
        </table:table-row>
        <table:table-row table:style-name="ro2">
          <table:table-cell office:value-type="string">
            <text:p>Total 36684 ﾷ Capital Cont. - Cooper, William</text:p>
          </table:table-cell>
          <table:table-cell table:number-columns-repeated="7"/>
          <table:table-cell office:value-type="float" office:value="435000">
            <text:p>435000</text:p>
          </table:table-cell>
        </table:table-row>
        <table:table-row table:style-name="ro2">
          <table:table-cell office:value-type="string">
            <text:p>36685 ﾷ Draw - Cooper, William</text:p>
          </table:table-cell>
          <table:table-cell table:number-columns-repeated="7"/>
          <table:table-cell office:value-type="float" office:value="-2186.09">
            <text:p>-2186.09</text:p>
          </table:table-cell>
        </table:table-row>
        <table:table-row table:style-name="ro2">
          <table:table-cell office:value-type="string">
            <text:p>Total 36685 ﾷ Draw - Cooper, William</text:p>
          </table:table-cell>
          <table:table-cell table:number-columns-repeated="7"/>
          <table:table-cell office:value-type="float" office:value="-2186.09">
            <text:p>-2186.09</text:p>
          </table:table-cell>
        </table:table-row>
        <table:table-row table:style-name="ro2">
          <table:table-cell office:value-type="string">
            <text:p>36686 ﾷ P&amp;L Allocation - Cooper</text:p>
          </table:table-cell>
          <table:table-cell table:number-columns-repeated="7"/>
          <table:table-cell office:value-type="float" office:value="72736.4">
            <text:p>72736.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William Coop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593.26">
            <text:p>5593.26</text:p>
          </table:table-cell>
          <table:table-cell office:value-type="float" office:value="78329.66">
            <text:p>78329.6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William Coop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44.39">
            <text:p>-744.39</text:p>
          </table:table-cell>
          <table:table-cell office:value-type="float" office:value="77585.27">
            <text:p>77585.27</text:p>
          </table:table-cell>
        </table:table-row>
        <table:table-row table:style-name="ro2">
          <table:table-cell office:value-type="string">
            <text:p>Total 36686 ﾷ P&amp;L Allocation - Cooper</text:p>
          </table:table-cell>
          <table:table-cell table:number-columns-repeated="6"/>
          <table:table-cell office:value-type="float" office:value="4848.87">
            <text:p>4848.87</text:p>
          </table:table-cell>
          <table:table-cell office:value-type="float" office:value="77585.27">
            <text:p>77585.27</text:p>
          </table:table-cell>
        </table:table-row>
        <table:table-row table:style-name="ro2">
          <table:table-cell office:value-type="string">
            <text:p>Total 36683 ﾷ Cooper, William E - MWIRA</text:p>
          </table:table-cell>
          <table:table-cell table:number-columns-repeated="6"/>
          <table:table-cell office:value-type="float" office:value="4848.87">
            <text:p>4848.87</text:p>
          </table:table-cell>
          <table:table-cell office:value-type="float" office:value="510399.18">
            <text:p>510399.18</text:p>
          </table:table-cell>
        </table:table-row>
        <table:table-row table:style-name="ro2">
          <table:table-cell office:value-type="string">
            <text:p>36687 ﾷ Larsen, Spencer</text:p>
          </table:table-cell>
          <table:table-cell table:number-columns-repeated="7"/>
          <table:table-cell office:value-type="float" office:value="608451.7">
            <text:p>608451.7</text:p>
          </table:table-cell>
        </table:table-row>
        <table:table-row table:style-name="ro2">
          <table:table-cell office:value-type="string">
            <text:p>36688 ﾷ Capital Cont. - Larsen, Spencer</text:p>
          </table:table-cell>
          <table:table-cell table:number-columns-repeated="7"/>
          <table:table-cell office:value-type="float" office:value="520955">
            <text:p>520955</text:p>
          </table:table-cell>
        </table:table-row>
        <table:table-row table:style-name="ro2">
          <table:table-cell office:value-type="string">
            <text:p>Total 36688 ﾷ Capital Cont. - Larsen, Spencer</text:p>
          </table:table-cell>
          <table:table-cell table:number-columns-repeated="7"/>
          <table:table-cell office:value-type="float" office:value="520955">
            <text:p>520955</text:p>
          </table:table-cell>
        </table:table-row>
        <table:table-row table:style-name="ro2">
          <table:table-cell office:value-type="string">
            <text:p>36690 ﾷ P&amp;L Allocation - Larsen</text:p>
          </table:table-cell>
          <table:table-cell table:number-columns-repeated="7"/>
          <table:table-cell office:value-type="float" office:value="87496.7">
            <text:p>87496.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arsen, Spenc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731.74">
            <text:p>6731.74</text:p>
          </table:table-cell>
          <table:table-cell office:value-type="float" office:value="94228.44">
            <text:p>94228.4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arsen, Spenc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895.91">
            <text:p>-895.91</text:p>
          </table:table-cell>
          <table:table-cell office:value-type="float" office:value="93332.53">
            <text:p>93332.53</text:p>
          </table:table-cell>
        </table:table-row>
        <table:table-row table:style-name="ro2">
          <table:table-cell office:value-type="string">
            <text:p>Total 36690 ﾷ P&amp;L Allocation - Larsen</text:p>
          </table:table-cell>
          <table:table-cell table:number-columns-repeated="6"/>
          <table:table-cell office:value-type="float" office:value="5835.83">
            <text:p>5835.83</text:p>
          </table:table-cell>
          <table:table-cell office:value-type="float" office:value="93332.53">
            <text:p>93332.53</text:p>
          </table:table-cell>
        </table:table-row>
        <table:table-row table:style-name="ro2">
          <table:table-cell office:value-type="string">
            <text:p>Total 36687 ﾷ Larsen, Spencer</text:p>
          </table:table-cell>
          <table:table-cell table:number-columns-repeated="6"/>
          <table:table-cell office:value-type="float" office:value="5835.83">
            <text:p>5835.83</text:p>
          </table:table-cell>
          <table:table-cell office:value-type="float" office:value="614287.53">
            <text:p>614287.53</text:p>
          </table:table-cell>
        </table:table-row>
        <table:table-row table:style-name="ro2">
          <table:table-cell office:value-type="string">
            <text:p>36691 ﾷ Healy, Shawn</text:p>
          </table:table-cell>
          <table:table-cell table:number-columns-repeated="7"/>
          <table:table-cell office:value-type="float" office:value="96691.23">
            <text:p>96691.23</text:p>
          </table:table-cell>
        </table:table-row>
        <table:table-row table:style-name="ro2">
          <table:table-cell office:value-type="string">
            <text:p>36692 ﾷ Capital Cont. - Healy, Shawn</text:p>
          </table:table-cell>
          <table:table-cell table:number-columns-repeated="7"/>
          <table:table-cell office:value-type="float" office:value="125000">
            <text:p>125000</text:p>
          </table:table-cell>
        </table:table-row>
        <table:table-row table:style-name="ro2">
          <table:table-cell office:value-type="string">
            <text:p>Total 36692 ﾷ Capital Cont. - Healy, Shawn</text:p>
          </table:table-cell>
          <table:table-cell table:number-columns-repeated="7"/>
          <table:table-cell office:value-type="float" office:value="125000">
            <text:p>125000</text:p>
          </table:table-cell>
        </table:table-row>
        <table:table-row table:style-name="ro2">
          <table:table-cell office:value-type="string">
            <text:p>36693 ﾷ Draw - Healy, Shawn</text:p>
          </table:table-cell>
          <table:table-cell table:number-columns-repeated="7"/>
          <table:table-cell office:value-type="float" office:value="-53574.03">
            <text:p>-53574.03</text:p>
          </table:table-cell>
        </table:table-row>
        <table:table-row table:style-name="ro2">
          <table:table-cell office:value-type="string">
            <text:p>Total 36693 ﾷ Draw - Healy, Shawn</text:p>
          </table:table-cell>
          <table:table-cell table:number-columns-repeated="7"/>
          <table:table-cell office:value-type="float" office:value="-53574.03">
            <text:p>-53574.03</text:p>
          </table:table-cell>
        </table:table-row>
        <table:table-row table:style-name="ro2">
          <table:table-cell office:value-type="string">
            <text:p>36694 ﾷ P&amp;L Allocation - Healy, Shawn</text:p>
          </table:table-cell>
          <table:table-cell table:number-columns-repeated="7"/>
          <table:table-cell office:value-type="float" office:value="25265.26">
            <text:p>25265.2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ealy, Shaw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069.76">
            <text:p>1069.76</text:p>
          </table:table-cell>
          <table:table-cell office:value-type="float" office:value="26335.02">
            <text:p>26335.0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ealy, Shaw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2.37">
            <text:p>-142.37</text:p>
          </table:table-cell>
          <table:table-cell office:value-type="float" office:value="26192.65">
            <text:p>26192.65</text:p>
          </table:table-cell>
        </table:table-row>
        <table:table-row table:style-name="ro2">
          <table:table-cell office:value-type="string">
            <text:p>Total 36694 ﾷ P&amp;L Allocation - Healy, Shawn</text:p>
          </table:table-cell>
          <table:table-cell table:number-columns-repeated="6"/>
          <table:table-cell office:value-type="float" office:value="927.39">
            <text:p>927.39</text:p>
          </table:table-cell>
          <table:table-cell office:value-type="float" office:value="26192.65">
            <text:p>26192.65</text:p>
          </table:table-cell>
        </table:table-row>
        <table:table-row table:style-name="ro2">
          <table:table-cell office:value-type="string">
            <text:p>Total 36691 ﾷ Healy, Shawn</text:p>
          </table:table-cell>
          <table:table-cell table:number-columns-repeated="6"/>
          <table:table-cell office:value-type="float" office:value="927.39">
            <text:p>927.39</text:p>
          </table:table-cell>
          <table:table-cell office:value-type="float" office:value="97618.62">
            <text:p>97618.62</text:p>
          </table:table-cell>
        </table:table-row>
        <table:table-row table:style-name="ro2">
          <table:table-cell office:value-type="string">
            <text:p>36695 ﾷ Bengston, Brant IRA</text:p>
          </table:table-cell>
          <table:table-cell table:number-columns-repeated="7"/>
          <table:table-cell office:value-type="float" office:value="63589.6">
            <text:p>63589.6</text:p>
          </table:table-cell>
        </table:table-row>
        <table:table-row table:style-name="ro2">
          <table:table-cell office:value-type="string">
            <text:p>36696 ﾷ Capital Cont. - Bengston IRA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6696 ﾷ Capital Cont. - Bengston IRA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6697 ﾷ Draw - Bengston IRA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12">
            <text:p>12/12/13</text:p>
          </table:table-cell>
          <table:table-cell/>
          <table:table-cell office:value-type="string">
            <text:p>Bengston, Brent</text:p>
          </table:table-cell>
          <table:table-cell office:value-type="string">
            <text:p>ntain West IRA</text:p>
          </table:table-cell>
          <table:table-cell office:value-type="string">
            <text:p>10100 ﾷ Checking - Chase #4427</text:p>
          </table:table-cell>
          <table:table-cell table:number-columns-repeated="2" office:value-type="float" office:value="-286.72">
            <text:p>-286.72</text:p>
          </table:table-cell>
        </table:table-row>
        <table:table-row table:style-name="ro2">
          <table:table-cell office:value-type="string">
            <text:p>Total 36697 ﾷ Draw - Bengston IRA</text:p>
          </table:table-cell>
          <table:table-cell table:number-columns-repeated="6"/>
          <table:table-cell table:number-columns-repeated="2" office:value-type="float" office:value="-286.72">
            <text:p>-286.72</text:p>
          </table:table-cell>
        </table:table-row>
        <table:table-row table:style-name="ro2">
          <table:table-cell office:value-type="string">
            <text:p>36698 ﾷ P&amp;L Allocation - Bengston IRA</text:p>
          </table:table-cell>
          <table:table-cell table:number-columns-repeated="7"/>
          <table:table-cell office:value-type="float" office:value="13589.6">
            <text:p>13589.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engston, Bren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01.63">
            <text:p>701.63</text:p>
          </table:table-cell>
          <table:table-cell office:value-type="float" office:value="14291.23">
            <text:p>14291.2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engston, Bren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93.21">
            <text:p>-93.21</text:p>
          </table:table-cell>
          <table:table-cell office:value-type="float" office:value="14198.02">
            <text:p>14198.02</text:p>
          </table:table-cell>
        </table:table-row>
        <table:table-row table:style-name="ro2">
          <table:table-cell office:value-type="string">
            <text:p>Total 36698 ﾷ P&amp;L Allocation - Bengston IRA</text:p>
          </table:table-cell>
          <table:table-cell table:number-columns-repeated="6"/>
          <table:table-cell office:value-type="float" office:value="608.42">
            <text:p>608.42</text:p>
          </table:table-cell>
          <table:table-cell office:value-type="float" office:value="14198.02">
            <text:p>14198.02</text:p>
          </table:table-cell>
        </table:table-row>
        <table:table-row table:style-name="ro2">
          <table:table-cell office:value-type="string">
            <text:p>Total 36695 ﾷ Bengston, Brant IRA</text:p>
          </table:table-cell>
          <table:table-cell table:number-columns-repeated="6"/>
          <table:table-cell office:value-type="float" office:value="321.7">
            <text:p>321.7</text:p>
          </table:table-cell>
          <table:table-cell office:value-type="float" office:value="63911.3">
            <text:p>63911.3</text:p>
          </table:table-cell>
        </table:table-row>
        <table:table-row table:style-name="ro2">
          <table:table-cell office:value-type="string">
            <text:p>36699 ﾷ Brandstater, Thomas</text:p>
          </table:table-cell>
          <table:table-cell table:number-columns-repeated="7"/>
          <table:table-cell office:value-type="float" office:value="491.09">
            <text:p>491.09</text:p>
          </table:table-cell>
        </table:table-row>
        <table:table-row table:style-name="ro2">
          <table:table-cell office:value-type="string">
            <text:p>36700 ﾷ Capital Cont. - Brandstater</text:p>
          </table:table-cell>
          <table:table-cell table:number-columns-repeated="7"/>
          <table:table-cell office:value-type="float" office:value="32000">
            <text:p>32000</text:p>
          </table:table-cell>
        </table:table-row>
        <table:table-row table:style-name="ro2">
          <table:table-cell office:value-type="string">
            <text:p>Total 36700 ﾷ Capital Cont. - Brandstater</text:p>
          </table:table-cell>
          <table:table-cell table:number-columns-repeated="7"/>
          <table:table-cell office:value-type="float" office:value="32000">
            <text:p>32000</text:p>
          </table:table-cell>
        </table:table-row>
        <table:table-row table:style-name="ro2">
          <table:table-cell office:value-type="string">
            <text:p>36701 ﾷ Draw - Brandstater</text:p>
          </table:table-cell>
          <table:table-cell table:number-columns-repeated="7"/>
          <table:table-cell office:value-type="float" office:value="-37083.21">
            <text:p>-37083.21</text:p>
          </table:table-cell>
        </table:table-row>
        <table:table-row table:style-name="ro2">
          <table:table-cell office:value-type="string">
            <text:p>Total 36701 ﾷ Draw - Brandstater</text:p>
          </table:table-cell>
          <table:table-cell table:number-columns-repeated="7"/>
          <table:table-cell office:value-type="float" office:value="-37083.21">
            <text:p>-37083.21</text:p>
          </table:table-cell>
        </table:table-row>
        <table:table-row table:style-name="ro2">
          <table:table-cell office:value-type="string">
            <text:p>36702 ﾷ P&amp;L Allocation - Brandstater</text:p>
          </table:table-cell>
          <table:table-cell table:number-columns-repeated="7"/>
          <table:table-cell office:value-type="float" office:value="5574.3">
            <text:p>5574.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randstater, Thoma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.43">
            <text:p>5.43</text:p>
          </table:table-cell>
          <table:table-cell office:value-type="float" office:value="5579.73">
            <text:p>5579.7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randstater, Thoma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0.72">
            <text:p>-0.72</text:p>
          </table:table-cell>
          <table:table-cell office:value-type="float" office:value="5579.01">
            <text:p>5579.01</text:p>
          </table:table-cell>
        </table:table-row>
        <table:table-row table:style-name="ro2">
          <table:table-cell office:value-type="string">
            <text:p>Total 36702 ﾷ P&amp;L Allocation - Brandstater</text:p>
          </table:table-cell>
          <table:table-cell table:number-columns-repeated="6"/>
          <table:table-cell office:value-type="float" office:value="4.71">
            <text:p>4.71</text:p>
          </table:table-cell>
          <table:table-cell office:value-type="float" office:value="5579.01">
            <text:p>5579.01</text:p>
          </table:table-cell>
        </table:table-row>
        <table:table-row table:style-name="ro2">
          <table:table-cell office:value-type="string">
            <text:p>Total 36699 ﾷ Brandstater, Thomas</text:p>
          </table:table-cell>
          <table:table-cell table:number-columns-repeated="6"/>
          <table:table-cell office:value-type="float" office:value="4.71">
            <text:p>4.71</text:p>
          </table:table-cell>
          <table:table-cell office:value-type="float" office:value="495.8">
            <text:p>495.8</text:p>
          </table:table-cell>
        </table:table-row>
        <table:table-row table:style-name="ro2">
          <table:table-cell office:value-type="string">
            <text:p>36703 ﾷ Reddish, Arnold E. - MWIRA</text:p>
          </table:table-cell>
          <table:table-cell table:number-columns-repeated="7"/>
          <table:table-cell office:value-type="float" office:value="178361.47">
            <text:p>178361.47</text:p>
          </table:table-cell>
        </table:table-row>
        <table:table-row table:style-name="ro2">
          <table:table-cell office:value-type="string">
            <text:p>36704 ﾷ Capital Cont. - Reddish, Arnold</text:p>
          </table:table-cell>
          <table:table-cell table:number-columns-repeated="7"/>
          <table:table-cell office:value-type="float" office:value="210000">
            <text:p>210000</text:p>
          </table:table-cell>
        </table:table-row>
        <table:table-row table:style-name="ro2">
          <table:table-cell office:value-type="string">
            <text:p>Total 36704 ﾷ Capital Cont. - Reddish, Arnold</text:p>
          </table:table-cell>
          <table:table-cell table:number-columns-repeated="7"/>
          <table:table-cell office:value-type="float" office:value="210000">
            <text:p>210000</text:p>
          </table:table-cell>
        </table:table-row>
        <table:table-row table:style-name="ro2">
          <table:table-cell office:value-type="string">
            <text:p>36705 ﾷ Draw - Reddish, Arnold</text:p>
          </table:table-cell>
          <table:table-cell table:number-columns-repeated="7"/>
          <table:table-cell office:value-type="float" office:value="-72055">
            <text:p>-72055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17">
            <text:p>12/17/13</text:p>
          </table:table-cell>
          <table:table-cell office:value-type="string">
            <text:p>Wire</text:p>
          </table:table-cell>
          <table:table-cell office:value-type="string">
            <text:p>MWIRA FBO Arnold E. Reddish</text:p>
          </table:table-cell>
          <table:table-cell office:value-type="string">
            <text:p>Member Draw</text:p>
          </table:table-cell>
          <table:table-cell office:value-type="string">
            <text:p>10100 ﾷ Checking - Chase #4427</text:p>
          </table:table-cell>
          <table:table-cell office:value-type="float" office:value="-10000">
            <text:p>-10000</text:p>
          </table:table-cell>
          <table:table-cell office:value-type="float" office:value="-82055">
            <text:p>-82055</text:p>
          </table:table-cell>
        </table:table-row>
        <table:table-row table:style-name="ro2">
          <table:table-cell office:value-type="string">
            <text:p>Total 36705 ﾷ Draw - Reddish, Arnold</text:p>
          </table:table-cell>
          <table:table-cell table:number-columns-repeated="6"/>
          <table:table-cell office:value-type="float" office:value="-10000">
            <text:p>-10000</text:p>
          </table:table-cell>
          <table:table-cell office:value-type="float" office:value="-82055">
            <text:p>-82055</text:p>
          </table:table-cell>
        </table:table-row>
        <table:table-row table:style-name="ro2">
          <table:table-cell office:value-type="string">
            <text:p>36706 ﾷ P&amp;L Allocation - Reddish, A.</text:p>
          </table:table-cell>
          <table:table-cell table:number-columns-repeated="7"/>
          <table:table-cell office:value-type="float" office:value="40416.47">
            <text:p>40416.4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Arnold E. Reddish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914.67">
            <text:p>1914.67</text:p>
          </table:table-cell>
          <table:table-cell office:value-type="float" office:value="42331.14">
            <text:p>42331.1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Arnold E. Reddish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7.98">
            <text:p>-247.98</text:p>
          </table:table-cell>
          <table:table-cell office:value-type="float" office:value="42083.16">
            <text:p>42083.16</text:p>
          </table:table-cell>
        </table:table-row>
        <table:table-row table:style-name="ro2">
          <table:table-cell office:value-type="string">
            <text:p>Total 36706 ﾷ P&amp;L Allocation - Reddish, A.</text:p>
          </table:table-cell>
          <table:table-cell table:number-columns-repeated="6"/>
          <table:table-cell office:value-type="float" office:value="1666.69">
            <text:p>1666.69</text:p>
          </table:table-cell>
          <table:table-cell office:value-type="float" office:value="42083.16">
            <text:p>42083.16</text:p>
          </table:table-cell>
        </table:table-row>
        <table:table-row table:style-name="ro2">
          <table:table-cell office:value-type="string">
            <text:p>Total 36703 ﾷ Reddish, Arnold E. - MWIRA</text:p>
          </table:table-cell>
          <table:table-cell table:number-columns-repeated="6"/>
          <table:table-cell office:value-type="float" office:value="-8333.31">
            <text:p>-8333.31</text:p>
          </table:table-cell>
          <table:table-cell office:value-type="float" office:value="170028.16">
            <text:p>170028.16</text:p>
          </table:table-cell>
        </table:table-row>
        <table:table-row table:style-name="ro2">
          <table:table-cell office:value-type="string">
            <text:p>36707 ﾷ Everett &amp; Shirley Smyth Trust</text:p>
          </table:table-cell>
          <table:table-cell table:number-columns-repeated="7"/>
          <table:table-cell office:value-type="float" office:value="106069.32">
            <text:p>106069.32</text:p>
          </table:table-cell>
        </table:table-row>
        <table:table-row table:style-name="ro2">
          <table:table-cell office:value-type="string">
            <text:p>36708 ﾷ Capital Cont. - E &amp; S Smyth</text:p>
          </table:table-cell>
          <table:table-cell table:number-columns-repeated="7"/>
          <table:table-cell office:value-type="float" office:value="325000">
            <text:p>325000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13">
            <text:p>12/13/13</text:p>
          </table:table-cell>
          <table:table-cell/>
          <table:table-cell office:value-type="string">
            <text:p>Everett &amp; Shirley Smyth Trust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</table:table-row>
        <table:table-row table:style-name="ro2">
          <table:table-cell office:value-type="string">
            <text:p>Total 36708 ﾷ Capital Cont. - E &amp; S Smyth</text:p>
          </table:table-cell>
          <table:table-cell table:number-columns-repeated="6"/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</table:table-row>
        <table:table-row table:style-name="ro2">
          <table:table-cell office:value-type="string">
            <text:p>36709 ﾷ Draw - E &amp; S Smyth</text:p>
          </table:table-cell>
          <table:table-cell table:number-columns-repeated="7"/>
          <table:table-cell office:value-type="float" office:value="-258926.91">
            <text:p>-258926.91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Everett &amp; Shirley Smyth Living Trust</text:p>
          </table:table-cell>
          <table:table-cell office:value-type="string">
            <text:p>Everett &amp; Shirley Smyth Trust (_</text:p>
          </table:table-cell>
          <table:table-cell office:value-type="string">
            <text:p>10100 ﾷ Checking - Chase #4427</text:p>
          </table:table-cell>
          <table:table-cell office:value-type="float" office:value="-1069.32">
            <text:p>-1069.32</text:p>
          </table:table-cell>
          <table:table-cell office:value-type="float" office:value="-259996.23">
            <text:p>-259996.23</text:p>
          </table:table-cell>
        </table:table-row>
        <table:table-row table:style-name="ro2">
          <table:table-cell office:value-type="string">
            <text:p>Total 36709 ﾷ Draw - E &amp; S Smyth</text:p>
          </table:table-cell>
          <table:table-cell table:number-columns-repeated="6"/>
          <table:table-cell office:value-type="float" office:value="-1069.32">
            <text:p>-1069.32</text:p>
          </table:table-cell>
          <table:table-cell office:value-type="float" office:value="-259996.23">
            <text:p>-259996.23</text:p>
          </table:table-cell>
        </table:table-row>
        <table:table-row table:style-name="ro2">
          <table:table-cell office:value-type="string">
            <text:p>36710 ﾷ P&amp;L Allocation - E &amp; S Smyth</text:p>
          </table:table-cell>
          <table:table-cell table:number-columns-repeated="7"/>
          <table:table-cell office:value-type="float" office:value="39996.23">
            <text:p>39996.2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verett &amp; Shirley Smyth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589.62">
            <text:p>1589.62</text:p>
          </table:table-cell>
          <table:table-cell office:value-type="float" office:value="41585.85">
            <text:p>41585.8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verett &amp; Shirley Smyth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00.86">
            <text:p>-300.86</text:p>
          </table:table-cell>
          <table:table-cell office:value-type="float" office:value="41284.99">
            <text:p>41284.99</text:p>
          </table:table-cell>
        </table:table-row>
        <table:table-row table:style-name="ro2">
          <table:table-cell office:value-type="string">
            <text:p>Total 36710 ﾷ P&amp;L Allocation - E &amp; S Smyth</text:p>
          </table:table-cell>
          <table:table-cell table:number-columns-repeated="6"/>
          <table:table-cell office:value-type="float" office:value="1288.76">
            <text:p>1288.76</text:p>
          </table:table-cell>
          <table:table-cell office:value-type="float" office:value="41284.99">
            <text:p>41284.99</text:p>
          </table:table-cell>
        </table:table-row>
        <table:table-row table:style-name="ro2">
          <table:table-cell office:value-type="string">
            <text:p>Total 36707 ﾷ Everett &amp; Shirley Smyth Trust</text:p>
          </table:table-cell>
          <table:table-cell table:number-columns-repeated="6"/>
          <table:table-cell office:value-type="float" office:value="100219.44">
            <text:p>100219.44</text:p>
          </table:table-cell>
          <table:table-cell office:value-type="float" office:value="206288.76">
            <text:p>206288.76</text:p>
          </table:table-cell>
        </table:table-row>
        <table:table-row table:style-name="ro2">
          <table:table-cell office:value-type="string">
            <text:p>36715 ﾷ CAMA SDIRA LLC - Foster, J.</text:p>
          </table:table-cell>
          <table:table-cell table:number-columns-repeated="7"/>
          <table:table-cell office:value-type="float" office:value="10628.79">
            <text:p>10628.79</text:p>
          </table:table-cell>
        </table:table-row>
        <table:table-row table:style-name="ro2">
          <table:table-cell office:value-type="string">
            <text:p>36716 ﾷ Captial Cont. - CAMA SDIRA LLC</text:p>
          </table:table-cell>
          <table:table-cell table:number-columns-repeated="7"/>
          <table:table-cell office:value-type="float" office:value="8480.54">
            <text:p>8480.54</text:p>
          </table:table-cell>
        </table:table-row>
        <table:table-row table:style-name="ro2">
          <table:table-cell office:value-type="string">
            <text:p>Total 36716 ﾷ Captial Cont. - CAMA SDIRA LLC</text:p>
          </table:table-cell>
          <table:table-cell table:number-columns-repeated="7"/>
          <table:table-cell office:value-type="float" office:value="8480.54">
            <text:p>8480.54</text:p>
          </table:table-cell>
        </table:table-row>
        <table:table-row table:style-name="ro2">
          <table:table-cell office:value-type="string">
            <text:p>36718 ﾷ P&amp;L Allocation - CAMA SDIRA LLC</text:p>
          </table:table-cell>
          <table:table-cell table:number-columns-repeated="7"/>
          <table:table-cell office:value-type="float" office:value="2148.25">
            <text:p>2148.2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AMA SDIR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7.59">
            <text:p>117.59</text:p>
          </table:table-cell>
          <table:table-cell office:value-type="float" office:value="2265.84">
            <text:p>2265.8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AMA SDIR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5.65">
            <text:p>-15.65</text:p>
          </table:table-cell>
          <table:table-cell office:value-type="float" office:value="2250.19">
            <text:p>2250.19</text:p>
          </table:table-cell>
        </table:table-row>
        <table:table-row table:style-name="ro2">
          <table:table-cell office:value-type="string">
            <text:p>Total 36718 ﾷ P&amp;L Allocation - CAMA SDIRA LLC</text:p>
          </table:table-cell>
          <table:table-cell table:number-columns-repeated="6"/>
          <table:table-cell office:value-type="float" office:value="101.94">
            <text:p>101.94</text:p>
          </table:table-cell>
          <table:table-cell office:value-type="float" office:value="2250.19">
            <text:p>2250.19</text:p>
          </table:table-cell>
        </table:table-row>
        <table:table-row table:style-name="ro2">
          <table:table-cell office:value-type="string">
            <text:p>Total 36715 ﾷ CAMA SDIRA LLC - Foster, J.</text:p>
          </table:table-cell>
          <table:table-cell table:number-columns-repeated="6"/>
          <table:table-cell office:value-type="float" office:value="101.94">
            <text:p>101.94</text:p>
          </table:table-cell>
          <table:table-cell office:value-type="float" office:value="10730.73">
            <text:p>10730.73</text:p>
          </table:table-cell>
        </table:table-row>
        <table:table-row table:style-name="ro2">
          <table:table-cell office:value-type="string">
            <text:p>36719 ﾷ P.T. Crookston Properties</text:p>
          </table:table-cell>
          <table:table-cell table:number-columns-repeated="7"/>
          <table:table-cell office:value-type="float" office:value="43866.53">
            <text:p>43866.53</text:p>
          </table:table-cell>
        </table:table-row>
        <table:table-row table:style-name="ro2">
          <table:table-cell office:value-type="string">
            <text:p>36720 ﾷ Capital Cont. - Crookston Prop</text:p>
          </table:table-cell>
          <table:table-cell table:number-columns-repeated="7"/>
          <table:table-cell office:value-type="float" office:value="35000">
            <text:p>35000</text:p>
          </table:table-cell>
        </table:table-row>
        <table:table-row table:style-name="ro2">
          <table:table-cell office:value-type="string">
            <text:p>Total 36720 ﾷ Capital Cont. - Crookston Prop</text:p>
          </table:table-cell>
          <table:table-cell table:number-columns-repeated="7"/>
          <table:table-cell office:value-type="float" office:value="35000">
            <text:p>35000</text:p>
          </table:table-cell>
        </table:table-row>
        <table:table-row table:style-name="ro2">
          <table:table-cell office:value-type="string">
            <text:p>36722 ﾷ P&amp;L Allocation - Crookston Prop</text:p>
          </table:table-cell>
          <table:table-cell table:number-columns-repeated="7"/>
          <table:table-cell office:value-type="float" office:value="8866.53">
            <text:p>8866.5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P.C. Crookston Propertie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85.33">
            <text:p>485.33</text:p>
          </table:table-cell>
          <table:table-cell office:value-type="float" office:value="9351.86">
            <text:p>9351.8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P.C. Crookston Propertie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64.59">
            <text:p>-64.59</text:p>
          </table:table-cell>
          <table:table-cell office:value-type="float" office:value="9287.27">
            <text:p>9287.27</text:p>
          </table:table-cell>
        </table:table-row>
        <table:table-row table:style-name="ro2">
          <table:table-cell office:value-type="string">
            <text:p>Total 36722 ﾷ P&amp;L Allocation - Crookston Prop</text:p>
          </table:table-cell>
          <table:table-cell table:number-columns-repeated="6"/>
          <table:table-cell office:value-type="float" office:value="420.74">
            <text:p>420.74</text:p>
          </table:table-cell>
          <table:table-cell office:value-type="float" office:value="9287.27">
            <text:p>9287.27</text:p>
          </table:table-cell>
        </table:table-row>
        <table:table-row table:style-name="ro2">
          <table:table-cell office:value-type="string">
            <text:p>Total 36719 ﾷ P.T. Crookston Properties</text:p>
          </table:table-cell>
          <table:table-cell table:number-columns-repeated="6"/>
          <table:table-cell office:value-type="float" office:value="420.74">
            <text:p>420.74</text:p>
          </table:table-cell>
          <table:table-cell office:value-type="float" office:value="44287.27">
            <text:p>44287.27</text:p>
          </table:table-cell>
        </table:table-row>
        <table:table-row table:style-name="ro2">
          <table:table-cell office:value-type="string">
            <text:p>36723 ﾷ Branson, Aaron - MWIRA</text:p>
          </table:table-cell>
          <table:table-cell table:number-columns-repeated="7"/>
          <table:table-cell office:value-type="float" office:value="168469.43">
            <text:p>168469.43</text:p>
          </table:table-cell>
        </table:table-row>
        <table:table-row table:style-name="ro2">
          <table:table-cell office:value-type="string">
            <text:p>36724 ﾷ Capital Cont. - Branson, Aaron</text:p>
          </table:table-cell>
          <table:table-cell table:number-columns-repeated="7"/>
          <table:table-cell office:value-type="float" office:value="135000">
            <text:p>135000</text:p>
          </table:table-cell>
        </table:table-row>
        <table:table-row table:style-name="ro2">
          <table:table-cell office:value-type="string">
            <text:p>Total 36724 ﾷ Capital Cont. - Branson, Aaron</text:p>
          </table:table-cell>
          <table:table-cell table:number-columns-repeated="7"/>
          <table:table-cell office:value-type="float" office:value="135000">
            <text:p>135000</text:p>
          </table:table-cell>
        </table:table-row>
        <table:table-row table:style-name="ro2">
          <table:table-cell office:value-type="string">
            <text:p>36725 ﾷ Draw - Branson, Aaron</text:p>
          </table:table-cell>
          <table:table-cell table:number-columns-repeated="7"/>
          <table:table-cell office:value-type="float" office:value="-728.49">
            <text:p>-728.49</text:p>
          </table:table-cell>
        </table:table-row>
        <table:table-row table:style-name="ro2">
          <table:table-cell office:value-type="string">
            <text:p>Total 36725 ﾷ Draw - Branson, Aaron</text:p>
          </table:table-cell>
          <table:table-cell table:number-columns-repeated="7"/>
          <table:table-cell office:value-type="float" office:value="-728.49">
            <text:p>-728.49</text:p>
          </table:table-cell>
        </table:table-row>
        <table:table-row table:style-name="ro2">
          <table:table-cell office:value-type="string">
            <text:p>36726 ﾷ P&amp;L Allocation - Branson, Aaron</text:p>
          </table:table-cell>
          <table:table-cell table:number-columns-repeated="7"/>
          <table:table-cell office:value-type="float" office:value="34197.92">
            <text:p>34197.9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Aaron Brans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863.9">
            <text:p>1863.9</text:p>
          </table:table-cell>
          <table:table-cell office:value-type="float" office:value="36061.82">
            <text:p>36061.8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Aaron Brans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8.06">
            <text:p>-248.06</text:p>
          </table:table-cell>
          <table:table-cell office:value-type="float" office:value="35813.76">
            <text:p>35813.76</text:p>
          </table:table-cell>
        </table:table-row>
        <table:table-row table:style-name="ro2">
          <table:table-cell office:value-type="string">
            <text:p>Total 36726 ﾷ P&amp;L Allocation - Branson, Aaron</text:p>
          </table:table-cell>
          <table:table-cell table:number-columns-repeated="6"/>
          <table:table-cell office:value-type="float" office:value="1615.84">
            <text:p>1615.84</text:p>
          </table:table-cell>
          <table:table-cell office:value-type="float" office:value="35813.76">
            <text:p>35813.76</text:p>
          </table:table-cell>
        </table:table-row>
        <table:table-row table:style-name="ro2">
          <table:table-cell office:value-type="string">
            <text:p>Total 36723 ﾷ Branson, Aaron - MWIRA</text:p>
          </table:table-cell>
          <table:table-cell table:number-columns-repeated="6"/>
          <table:table-cell office:value-type="float" office:value="1615.84">
            <text:p>1615.84</text:p>
          </table:table-cell>
          <table:table-cell office:value-type="float" office:value="170085.27">
            <text:p>170085.27</text:p>
          </table:table-cell>
        </table:table-row>
        <table:table-row table:style-name="ro2">
          <table:table-cell office:value-type="string">
            <text:p>36731 ﾷ Biedermann, Kelly - MWIRA</text:p>
          </table:table-cell>
          <table:table-cell table:number-columns-repeated="7"/>
          <table:table-cell office:value-type="float" office:value="26736.43">
            <text:p>26736.43</text:p>
          </table:table-cell>
        </table:table-row>
        <table:table-row table:style-name="ro2">
          <table:table-cell office:value-type="string">
            <text:p>36732 ﾷ Capital Cont. - Biedermann, K.</text:p>
          </table:table-cell>
          <table:table-cell table:number-columns-repeated="7"/>
          <table:table-cell office:value-type="float" office:value="26000">
            <text:p>26000</text:p>
          </table:table-cell>
        </table:table-row>
        <table:table-row table:style-name="ro2">
          <table:table-cell office:value-type="string">
            <text:p>Total 36732 ﾷ Capital Cont. - Biedermann, K.</text:p>
          </table:table-cell>
          <table:table-cell table:number-columns-repeated="7"/>
          <table:table-cell office:value-type="float" office:value="26000">
            <text:p>26000</text:p>
          </table:table-cell>
        </table:table-row>
        <table:table-row table:style-name="ro2">
          <table:table-cell office:value-type="string">
            <text:p>36733 ﾷ Draw - Biedermann, Kelly</text:p>
          </table:table-cell>
          <table:table-cell table:number-columns-repeated="7"/>
          <table:table-cell office:value-type="float" office:value="-5000">
            <text:p>-500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MWIRA FBO Kelly Biedermann</text:p>
          </table:table-cell>
          <table:table-cell office:value-type="string">
            <text:p>4th Qtr billing - UCI</text:p>
          </table:table-cell>
          <table:table-cell office:value-type="string">
            <text:p>10100 ﾷ Checking - Chase #4427</text:p>
          </table:table-cell>
          <table:table-cell office:value-type="float" office:value="-115.11">
            <text:p>-115.11</text:p>
          </table:table-cell>
          <table:table-cell office:value-type="float" office:value="-5115.11">
            <text:p>-5115.11</text:p>
          </table:table-cell>
        </table:table-row>
        <table:table-row table:style-name="ro2">
          <table:table-cell office:value-type="string">
            <text:p>Total 36733 ﾷ Draw - Biedermann, Kelly</text:p>
          </table:table-cell>
          <table:table-cell table:number-columns-repeated="6"/>
          <table:table-cell office:value-type="float" office:value="-115.11">
            <text:p>-115.11</text:p>
          </table:table-cell>
          <table:table-cell office:value-type="float" office:value="-5115.11">
            <text:p>-5115.11</text:p>
          </table:table-cell>
        </table:table-row>
        <table:table-row table:style-name="ro2">
          <table:table-cell office:value-type="string">
            <text:p>36734 ﾷ P&amp;L Allocation - Biedermann, K.</text:p>
          </table:table-cell>
          <table:table-cell table:number-columns-repeated="7"/>
          <table:table-cell office:value-type="float" office:value="5736.43">
            <text:p>5736.4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Kelly Biederman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95.01">
            <text:p>295.01</text:p>
          </table:table-cell>
          <table:table-cell office:value-type="float" office:value="6031.44">
            <text:p>6031.4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Kelly Biederman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9.2">
            <text:p>-39.2</text:p>
          </table:table-cell>
          <table:table-cell office:value-type="float" office:value="5992.24">
            <text:p>5992.24</text:p>
          </table:table-cell>
        </table:table-row>
        <table:table-row table:style-name="ro2">
          <table:table-cell office:value-type="string">
            <text:p>Total 36734 ﾷ P&amp;L Allocation - Biedermann, K.</text:p>
          </table:table-cell>
          <table:table-cell table:number-columns-repeated="6"/>
          <table:table-cell office:value-type="float" office:value="255.81">
            <text:p>255.81</text:p>
          </table:table-cell>
          <table:table-cell office:value-type="float" office:value="5992.24">
            <text:p>5992.24</text:p>
          </table:table-cell>
        </table:table-row>
        <table:table-row table:style-name="ro2">
          <table:table-cell office:value-type="string">
            <text:p>Total 36731 ﾷ Biedermann, Kelly - MWIRA</text:p>
          </table:table-cell>
          <table:table-cell table:number-columns-repeated="6"/>
          <table:table-cell office:value-type="float" office:value="140.7">
            <text:p>140.7</text:p>
          </table:table-cell>
          <table:table-cell office:value-type="float" office:value="26877.13">
            <text:p>26877.13</text:p>
          </table:table-cell>
        </table:table-row>
        <table:table-row table:style-name="ro2">
          <table:table-cell office:value-type="string">
            <text:p>36735 ﾷ Burke, Michael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6736 ﾷ Capital Cont. - Burke, Michael</text:p>
          </table:table-cell>
          <table:table-cell table:number-columns-repeated="7"/>
          <table:table-cell office:value-type="float" office:value="2210.86">
            <text:p>2210.86</text:p>
          </table:table-cell>
        </table:table-row>
        <table:table-row table:style-name="ro2">
          <table:table-cell office:value-type="string">
            <text:p>Total 36736 ﾷ Capital Cont. - Burke, Michael</text:p>
          </table:table-cell>
          <table:table-cell table:number-columns-repeated="7"/>
          <table:table-cell office:value-type="float" office:value="2210.86">
            <text:p>2210.86</text:p>
          </table:table-cell>
        </table:table-row>
        <table:table-row table:style-name="ro2">
          <table:table-cell office:value-type="string">
            <text:p>36737 ﾷ Draw - Burke, Michael</text:p>
          </table:table-cell>
          <table:table-cell table:number-columns-repeated="7"/>
          <table:table-cell office:value-type="float" office:value="-2338.19">
            <text:p>-2338.19</text:p>
          </table:table-cell>
        </table:table-row>
        <table:table-row table:style-name="ro2">
          <table:table-cell office:value-type="string">
            <text:p>Total 36737 ﾷ Draw - Burke, Michael</text:p>
          </table:table-cell>
          <table:table-cell table:number-columns-repeated="7"/>
          <table:table-cell office:value-type="float" office:value="-2338.19">
            <text:p>-2338.19</text:p>
          </table:table-cell>
        </table:table-row>
        <table:table-row table:style-name="ro2">
          <table:table-cell office:value-type="string">
            <text:p>36738 ﾷ P&amp;L Allocation - Burke, Michael</text:p>
          </table:table-cell>
          <table:table-cell table:number-columns-repeated="7"/>
          <table:table-cell office:value-type="float" office:value="127.33">
            <text:p>127.3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urke, Michael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0">
            <text:p>0</text:p>
          </table:table-cell>
          <table:table-cell office:value-type="float" office:value="127.33">
            <text:p>127.33</text:p>
          </table:table-cell>
        </table:table-row>
        <table:table-row table:style-name="ro2">
          <table:table-cell office:value-type="string">
            <text:p>Total 36738 ﾷ P&amp;L Allocation - Burke, Michael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27.33">
            <text:p>127.33</text:p>
          </table:table-cell>
        </table:table-row>
        <table:table-row table:style-name="ro2">
          <table:table-cell office:value-type="string">
            <text:p>Total 36735 ﾷ Burke, Michael</text:p>
          </table:table-cell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36739 ﾷ Ward, Dallas</text:p>
          </table:table-cell>
          <table:table-cell table:number-columns-repeated="7"/>
          <table:table-cell office:value-type="float" office:value="13196.27">
            <text:p>13196.27</text:p>
          </table:table-cell>
        </table:table-row>
        <table:table-row table:style-name="ro2">
          <table:table-cell office:value-type="string">
            <text:p>36740 ﾷ Capital Cont. - Ward, Dallas</text:p>
          </table:table-cell>
          <table:table-cell table:number-columns-repeated="7"/>
          <table:table-cell office:value-type="float" office:value="56039.84">
            <text:p>56039.84</text:p>
          </table:table-cell>
        </table:table-row>
        <table:table-row table:style-name="ro2">
          <table:table-cell office:value-type="string">
            <text:p>Total 36740 ﾷ Capital Cont. - Ward, Dallas</text:p>
          </table:table-cell>
          <table:table-cell table:number-columns-repeated="7"/>
          <table:table-cell office:value-type="float" office:value="56039.84">
            <text:p>56039.84</text:p>
          </table:table-cell>
        </table:table-row>
        <table:table-row table:style-name="ro2">
          <table:table-cell office:value-type="string">
            <text:p>36741 ﾷ Draw - Ward, Dallas</text:p>
          </table:table-cell>
          <table:table-cell table:number-columns-repeated="7"/>
          <table:table-cell office:value-type="float" office:value="-51500">
            <text:p>-51500</text:p>
          </table:table-cell>
        </table:table-row>
        <table:table-row table:style-name="ro2">
          <table:table-cell office:value-type="string">
            <text:p>Total 36741 ﾷ Draw - Ward, Dallas</text:p>
          </table:table-cell>
          <table:table-cell table:number-columns-repeated="7"/>
          <table:table-cell office:value-type="float" office:value="-51500">
            <text:p>-51500</text:p>
          </table:table-cell>
        </table:table-row>
        <table:table-row table:style-name="ro2">
          <table:table-cell office:value-type="string">
            <text:p>36742 ﾷ P&amp;L Allocation - Ward, Dallas</text:p>
          </table:table-cell>
          <table:table-cell table:number-columns-repeated="7"/>
          <table:table-cell office:value-type="float" office:value="8656.43">
            <text:p>8656.4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Ward, Dalla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46">
            <text:p>146</text:p>
          </table:table-cell>
          <table:table-cell office:value-type="float" office:value="8802.43">
            <text:p>8802.4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Ward, Dalla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9.43">
            <text:p>-19.43</text:p>
          </table:table-cell>
          <table:table-cell office:value-type="float" office:value="8783">
            <text:p>8783</text:p>
          </table:table-cell>
        </table:table-row>
        <table:table-row table:style-name="ro2">
          <table:table-cell office:value-type="string">
            <text:p>Total 36742 ﾷ P&amp;L Allocation - Ward, Dallas</text:p>
          </table:table-cell>
          <table:table-cell table:number-columns-repeated="6"/>
          <table:table-cell office:value-type="float" office:value="126.57">
            <text:p>126.57</text:p>
          </table:table-cell>
          <table:table-cell office:value-type="float" office:value="8783">
            <text:p>8783</text:p>
          </table:table-cell>
        </table:table-row>
        <table:table-row table:style-name="ro2">
          <table:table-cell office:value-type="string">
            <text:p>Total 36739 ﾷ Ward, Dallas</text:p>
          </table:table-cell>
          <table:table-cell table:number-columns-repeated="6"/>
          <table:table-cell office:value-type="float" office:value="126.57">
            <text:p>126.57</text:p>
          </table:table-cell>
          <table:table-cell office:value-type="float" office:value="13322.84">
            <text:p>13322.84</text:p>
          </table:table-cell>
        </table:table-row>
        <table:table-row table:style-name="ro2">
          <table:table-cell office:value-type="string">
            <text:p>36743 ﾷ Wallace-Tinelli Joint Trust</text:p>
          </table:table-cell>
          <table:table-cell table:number-columns-repeated="7"/>
          <table:table-cell office:value-type="float" office:value="101018.4">
            <text:p>101018.4</text:p>
          </table:table-cell>
        </table:table-row>
        <table:table-row table:style-name="ro2">
          <table:table-cell office:value-type="string">
            <text:p>36744 ﾷ Capital Cont. - Wallace-Tinelli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Total 36744 ﾷ Capital Cont. - Wallace-Tinelli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36745 ﾷ Draw - Wallace-Tinelli</text:p>
          </table:table-cell>
          <table:table-cell table:number-columns-repeated="7"/>
          <table:table-cell office:value-type="float" office:value="-20269.19">
            <text:p>-20269.19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Wallace-Tinelli Joint Trust</text:p>
          </table:table-cell>
          <table:table-cell office:value-type="string">
            <text:p>Wallace Tinelli Joint Trust (_##</text:p>
          </table:table-cell>
          <table:table-cell office:value-type="string">
            <text:p>10100 ﾷ Checking - Chase #4427</text:p>
          </table:table-cell>
          <table:table-cell office:value-type="float" office:value="-1018.4">
            <text:p>-1018.4</text:p>
          </table:table-cell>
          <table:table-cell office:value-type="float" office:value="-21287.59">
            <text:p>-21287.59</text:p>
          </table:table-cell>
        </table:table-row>
        <table:table-row table:style-name="ro2">
          <table:table-cell office:value-type="string">
            <text:p>Total 36745 ﾷ Draw - Wallace-Tinelli</text:p>
          </table:table-cell>
          <table:table-cell table:number-columns-repeated="6"/>
          <table:table-cell office:value-type="float" office:value="-1018.4">
            <text:p>-1018.4</text:p>
          </table:table-cell>
          <table:table-cell office:value-type="float" office:value="-21287.59">
            <text:p>-21287.59</text:p>
          </table:table-cell>
        </table:table-row>
        <table:table-row table:style-name="ro2">
          <table:table-cell office:value-type="string">
            <text:p>36746 ﾷ P&amp;L Allocation - Wallace-Tinell</text:p>
          </table:table-cell>
          <table:table-cell table:number-columns-repeated="7"/>
          <table:table-cell office:value-type="float" office:value="21287.59">
            <text:p>21287.5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Wallace-Tinelli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06.89">
            <text:p>1106.89</text:p>
          </table:table-cell>
          <table:table-cell office:value-type="float" office:value="22394.48">
            <text:p>22394.4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Wallace-Tinelli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7.24">
            <text:p>-147.24</text:p>
          </table:table-cell>
          <table:table-cell office:value-type="float" office:value="22247.24">
            <text:p>22247.24</text:p>
          </table:table-cell>
        </table:table-row>
        <table:table-row table:style-name="ro2">
          <table:table-cell office:value-type="string">
            <text:p>Total 36746 ﾷ P&amp;L Allocation - Wallace-Tinell</text:p>
          </table:table-cell>
          <table:table-cell table:number-columns-repeated="6"/>
          <table:table-cell office:value-type="float" office:value="959.65">
            <text:p>959.65</text:p>
          </table:table-cell>
          <table:table-cell office:value-type="float" office:value="22247.24">
            <text:p>22247.24</text:p>
          </table:table-cell>
        </table:table-row>
        <table:table-row table:style-name="ro2">
          <table:table-cell office:value-type="string">
            <text:p>Total 36743 ﾷ Wallace-Tinelli Joint Trust</text:p>
          </table:table-cell>
          <table:table-cell table:number-columns-repeated="6"/>
          <table:table-cell office:value-type="float" office:value="-58.75">
            <text:p>-58.75</text:p>
          </table:table-cell>
          <table:table-cell office:value-type="float" office:value="100959.65">
            <text:p>100959.65</text:p>
          </table:table-cell>
        </table:table-row>
        <table:table-row table:style-name="ro2">
          <table:table-cell office:value-type="string">
            <text:p>36747 ﾷ Mortenson, Neal IRA - ETC</text:p>
          </table:table-cell>
          <table:table-cell table:number-columns-repeated="7"/>
          <table:table-cell office:value-type="float" office:value="62873.34">
            <text:p>62873.34</text:p>
          </table:table-cell>
        </table:table-row>
        <table:table-row table:style-name="ro2">
          <table:table-cell office:value-type="string">
            <text:p>36748 ﾷ Capital Cont. - Mortenson, Neal</text:p>
          </table:table-cell>
          <table:table-cell table:number-columns-repeated="7"/>
          <table:table-cell office:value-type="float" office:value="54885">
            <text:p>54885</text:p>
          </table:table-cell>
        </table:table-row>
        <table:table-row table:style-name="ro2">
          <table:table-cell office:value-type="string">
            <text:p>Total 36748 ﾷ Capital Cont. - Mortenson, Neal</text:p>
          </table:table-cell>
          <table:table-cell table:number-columns-repeated="7"/>
          <table:table-cell office:value-type="float" office:value="54885">
            <text:p>54885</text:p>
          </table:table-cell>
        </table:table-row>
        <table:table-row table:style-name="ro2">
          <table:table-cell office:value-type="string">
            <text:p>36750 ﾷ P&amp;L Allocation - Mortenson, N</text:p>
          </table:table-cell>
          <table:table-cell table:number-columns-repeated="7"/>
          <table:table-cell office:value-type="float" office:value="7988.34">
            <text:p>7988.3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TC FBO Neal Mortense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95.61">
            <text:p>695.61</text:p>
          </table:table-cell>
          <table:table-cell office:value-type="float" office:value="8683.95">
            <text:p>8683.9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TC FBO Neal Mortense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92.58">
            <text:p>-92.58</text:p>
          </table:table-cell>
          <table:table-cell office:value-type="float" office:value="8591.37">
            <text:p>8591.37</text:p>
          </table:table-cell>
        </table:table-row>
        <table:table-row table:style-name="ro2">
          <table:table-cell office:value-type="string">
            <text:p>Total 36750 ﾷ P&amp;L Allocation - Mortenson, N</text:p>
          </table:table-cell>
          <table:table-cell table:number-columns-repeated="6"/>
          <table:table-cell office:value-type="float" office:value="603.03">
            <text:p>603.03</text:p>
          </table:table-cell>
          <table:table-cell office:value-type="float" office:value="8591.37">
            <text:p>8591.37</text:p>
          </table:table-cell>
        </table:table-row>
        <table:table-row table:style-name="ro2">
          <table:table-cell office:value-type="string">
            <text:p>Total 36747 ﾷ Mortenson, Neal IRA - ETC</text:p>
          </table:table-cell>
          <table:table-cell table:number-columns-repeated="6"/>
          <table:table-cell office:value-type="float" office:value="603.03">
            <text:p>603.03</text:p>
          </table:table-cell>
          <table:table-cell office:value-type="float" office:value="63476.37">
            <text:p>63476.37</text:p>
          </table:table-cell>
        </table:table-row>
        <table:table-row table:style-name="ro2">
          <table:table-cell office:value-type="string">
            <text:p>36755 ﾷ Mentzer, Keith - MWIRA</text:p>
          </table:table-cell>
          <table:table-cell table:number-columns-repeated="7"/>
          <table:table-cell office:value-type="float" office:value="30765.4">
            <text:p>30765.4</text:p>
          </table:table-cell>
        </table:table-row>
        <table:table-row table:style-name="ro2">
          <table:table-cell office:value-type="string">
            <text:p>36756 ﾷ Capital Cont. - Mentzer, Keith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Total 36756 ﾷ Capital Cont. - Mentzer, Keith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36757 ﾷ Draw - Mentzer, Keith</text:p>
          </table:table-cell>
          <table:table-cell table:number-columns-repeated="7"/>
          <table:table-cell office:value-type="float" office:value="-133.03">
            <text:p>-133.03</text:p>
          </table:table-cell>
        </table:table-row>
        <table:table-row table:style-name="ro2">
          <table:table-cell office:value-type="string">
            <text:p>Total 36757 ﾷ Draw - Mentzer, Keith</text:p>
          </table:table-cell>
          <table:table-cell table:number-columns-repeated="7"/>
          <table:table-cell office:value-type="float" office:value="-133.03">
            <text:p>-133.03</text:p>
          </table:table-cell>
        </table:table-row>
        <table:table-row table:style-name="ro2">
          <table:table-cell office:value-type="string">
            <text:p>36758 ﾷ P&amp;L Allocation - Mentzer, Keith</text:p>
          </table:table-cell>
          <table:table-cell table:number-columns-repeated="7"/>
          <table:table-cell office:value-type="float" office:value="5898.43">
            <text:p>5898.4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Keith Mentz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40.38">
            <text:p>340.38</text:p>
          </table:table-cell>
          <table:table-cell office:value-type="float" office:value="6238.81">
            <text:p>6238.8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Keith Mentz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5.3">
            <text:p>-45.3</text:p>
          </table:table-cell>
          <table:table-cell office:value-type="float" office:value="6193.51">
            <text:p>6193.51</text:p>
          </table:table-cell>
        </table:table-row>
        <table:table-row table:style-name="ro2">
          <table:table-cell office:value-type="string">
            <text:p>Total 36758 ﾷ P&amp;L Allocation - Mentzer, Keith</text:p>
          </table:table-cell>
          <table:table-cell table:number-columns-repeated="6"/>
          <table:table-cell office:value-type="float" office:value="295.08">
            <text:p>295.08</text:p>
          </table:table-cell>
          <table:table-cell office:value-type="float" office:value="6193.51">
            <text:p>6193.51</text:p>
          </table:table-cell>
        </table:table-row>
        <table:table-row table:style-name="ro2">
          <table:table-cell office:value-type="string">
            <text:p>Total 36755 ﾷ Mentzer, Keith - MWIRA</text:p>
          </table:table-cell>
          <table:table-cell table:number-columns-repeated="6"/>
          <table:table-cell office:value-type="float" office:value="295.08">
            <text:p>295.08</text:p>
          </table:table-cell>
          <table:table-cell office:value-type="float" office:value="31060.48">
            <text:p>31060.48</text:p>
          </table:table-cell>
        </table:table-row>
        <table:table-row table:style-name="ro2">
          <table:table-cell office:value-type="string">
            <text:p>36763 ﾷ Logan S&amp;M LLC</text:p>
          </table:table-cell>
          <table:table-cell table:number-columns-repeated="7"/>
          <table:table-cell office:value-type="float" office:value="11646.48">
            <text:p>11646.48</text:p>
          </table:table-cell>
        </table:table-row>
        <table:table-row table:style-name="ro2">
          <table:table-cell office:value-type="string">
            <text:p>36764 ﾷ Capital Cont. - Logan S&amp;M LLC</text:p>
          </table:table-cell>
          <table:table-cell table:number-columns-repeated="7"/>
          <table:table-cell office:value-type="float" office:value="15000">
            <text:p>15000</text:p>
          </table:table-cell>
        </table:table-row>
        <table:table-row table:style-name="ro2">
          <table:table-cell office:value-type="string">
            <text:p>Total 36764 ﾷ Capital Cont. - Logan S&amp;M LLC</text:p>
          </table:table-cell>
          <table:table-cell table:number-columns-repeated="7"/>
          <table:table-cell office:value-type="float" office:value="15000">
            <text:p>15000</text:p>
          </table:table-cell>
        </table:table-row>
        <table:table-row table:style-name="ro2">
          <table:table-cell office:value-type="string">
            <text:p>36765 ﾷ Draw - Logan S&amp;M LLC</text:p>
          </table:table-cell>
          <table:table-cell table:number-columns-repeated="7"/>
          <table:table-cell office:value-type="float" office:value="-5877.56">
            <text:p>-5877.56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11">
            <text:p>12/11/13</text:p>
          </table:table-cell>
          <table:table-cell/>
          <table:table-cell office:value-type="string">
            <text:p>Logan S&amp;M LLC</text:p>
          </table:table-cell>
          <table:table-cell office:value-type="string">
            <text:p>Logan S&amp;M, LLC (_####7396)</text:p>
          </table:table-cell>
          <table:table-cell office:value-type="string">
            <text:p>10100 ﾷ Checking - Chase #4427</text:p>
          </table:table-cell>
          <table:table-cell office:value-type="float" office:value="-11000">
            <text:p>-11000</text:p>
          </table:table-cell>
          <table:table-cell office:value-type="float" office:value="-16877.56">
            <text:p>-16877.56</text:p>
          </table:table-cell>
        </table:table-row>
        <table:table-row table:style-name="ro2">
          <table:table-cell office:value-type="string">
            <text:p>Total 36765 ﾷ Draw - Logan S&amp;M LLC</text:p>
          </table:table-cell>
          <table:table-cell table:number-columns-repeated="6"/>
          <table:table-cell office:value-type="float" office:value="-11000">
            <text:p>-11000</text:p>
          </table:table-cell>
          <table:table-cell office:value-type="float" office:value="-16877.56">
            <text:p>-16877.56</text:p>
          </table:table-cell>
        </table:table-row>
        <table:table-row table:style-name="ro2">
          <table:table-cell office:value-type="string">
            <text:p>36766 ﾷ P&amp;L Allocation - S&amp;M LLC</text:p>
          </table:table-cell>
          <table:table-cell table:number-columns-repeated="7"/>
          <table:table-cell office:value-type="float" office:value="2524.04">
            <text:p>2524.0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ogan S&amp;M LLC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5.79">
            <text:p>55.79</text:p>
          </table:table-cell>
          <table:table-cell office:value-type="float" office:value="2579.83">
            <text:p>2579.8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ogan S&amp;M LLC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.02">
            <text:p>-1.02</text:p>
          </table:table-cell>
          <table:table-cell office:value-type="float" office:value="2578.81">
            <text:p>2578.81</text:p>
          </table:table-cell>
        </table:table-row>
        <table:table-row table:style-name="ro2">
          <table:table-cell office:value-type="string">
            <text:p>Total 36766 ﾷ P&amp;L Allocation - S&amp;M LLC</text:p>
          </table:table-cell>
          <table:table-cell table:number-columns-repeated="6"/>
          <table:table-cell office:value-type="float" office:value="54.77">
            <text:p>54.77</text:p>
          </table:table-cell>
          <table:table-cell office:value-type="float" office:value="2578.81">
            <text:p>2578.81</text:p>
          </table:table-cell>
        </table:table-row>
        <table:table-row table:style-name="ro2">
          <table:table-cell office:value-type="string">
            <text:p>Total 36763 ﾷ Logan S&amp;M LLC</text:p>
          </table:table-cell>
          <table:table-cell table:number-columns-repeated="6"/>
          <table:table-cell office:value-type="float" office:value="-10945.23">
            <text:p>-10945.23</text:p>
          </table:table-cell>
          <table:table-cell office:value-type="float" office:value="701.25">
            <text:p>701.25</text:p>
          </table:table-cell>
        </table:table-row>
        <table:table-row table:style-name="ro2">
          <table:table-cell office:value-type="string">
            <text:p>36767 ﾷ Lee, Jason C.</text:p>
          </table:table-cell>
          <table:table-cell table:number-columns-repeated="7"/>
          <table:table-cell office:value-type="float" office:value="71714.06">
            <text:p>71714.06</text:p>
          </table:table-cell>
        </table:table-row>
        <table:table-row table:style-name="ro2">
          <table:table-cell office:value-type="string">
            <text:p>36768 ﾷ Capital Cont. - Lee, Jason</text:p>
          </table:table-cell>
          <table:table-cell table:number-columns-repeated="7"/>
          <table:table-cell office:value-type="float" office:value="60000">
            <text:p>60000</text:p>
          </table:table-cell>
        </table:table-row>
        <table:table-row table:style-name="ro2">
          <table:table-cell office:value-type="string">
            <text:p>Total 36768 ﾷ Capital Cont. - Lee, Jason</text:p>
          </table:table-cell>
          <table:table-cell table:number-columns-repeated="7"/>
          <table:table-cell office:value-type="float" office:value="60000">
            <text:p>60000</text:p>
          </table:table-cell>
        </table:table-row>
        <table:table-row table:style-name="ro2">
          <table:table-cell office:value-type="string">
            <text:p>36769 ﾷ Draw - Lee, Jason</text:p>
          </table:table-cell>
          <table:table-cell table:number-columns-repeated="7"/>
          <table:table-cell office:value-type="float" office:value="-2100.62">
            <text:p>-2100.62</text:p>
          </table:table-cell>
        </table:table-row>
        <table:table-row table:style-name="ro2">
          <table:table-cell office:value-type="string">
            <text:p>Total 36769 ﾷ Draw - Lee, Jason</text:p>
          </table:table-cell>
          <table:table-cell table:number-columns-repeated="7"/>
          <table:table-cell office:value-type="float" office:value="-2100.62">
            <text:p>-2100.62</text:p>
          </table:table-cell>
        </table:table-row>
        <table:table-row table:style-name="ro2">
          <table:table-cell office:value-type="string">
            <text:p>36770 ﾷ P&amp;L Allocation - Lee, Jason</text:p>
          </table:table-cell>
          <table:table-cell table:number-columns-repeated="7"/>
          <table:table-cell office:value-type="float" office:value="13814.68">
            <text:p>13814.6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ee, Jason C.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93.42">
            <text:p>793.42</text:p>
          </table:table-cell>
          <table:table-cell office:value-type="float" office:value="14608.1">
            <text:p>14608.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ee, Jason C.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05.59">
            <text:p>-105.59</text:p>
          </table:table-cell>
          <table:table-cell office:value-type="float" office:value="14502.51">
            <text:p>14502.51</text:p>
          </table:table-cell>
        </table:table-row>
        <table:table-row table:style-name="ro2">
          <table:table-cell office:value-type="string">
            <text:p>Total 36770 ﾷ P&amp;L Allocation - Lee, Jason</text:p>
          </table:table-cell>
          <table:table-cell table:number-columns-repeated="6"/>
          <table:table-cell office:value-type="float" office:value="687.83">
            <text:p>687.83</text:p>
          </table:table-cell>
          <table:table-cell office:value-type="float" office:value="14502.51">
            <text:p>14502.51</text:p>
          </table:table-cell>
        </table:table-row>
        <table:table-row table:style-name="ro2">
          <table:table-cell office:value-type="string">
            <text:p>Total 36767 ﾷ Lee, Jason C.</text:p>
          </table:table-cell>
          <table:table-cell table:number-columns-repeated="6"/>
          <table:table-cell office:value-type="float" office:value="687.83">
            <text:p>687.83</text:p>
          </table:table-cell>
          <table:table-cell office:value-type="float" office:value="72401.89">
            <text:p>72401.89</text:p>
          </table:table-cell>
        </table:table-row>
        <table:table-row table:style-name="ro2">
          <table:table-cell office:value-type="string">
            <text:p>36771 ﾷ Hoffman, Larry - MWIRA</text:p>
          </table:table-cell>
          <table:table-cell table:number-columns-repeated="7"/>
          <table:table-cell office:value-type="float" office:value="563075.01">
            <text:p>563075.01</text:p>
          </table:table-cell>
        </table:table-row>
        <table:table-row table:style-name="ro2">
          <table:table-cell office:value-type="string">
            <text:p>36772 ﾷ Capital Cont.. - Hoffman, Larry</text:p>
          </table:table-cell>
          <table:table-cell table:number-columns-repeated="7"/>
          <table:table-cell office:value-type="float" office:value="452985">
            <text:p>452985</text:p>
          </table:table-cell>
        </table:table-row>
        <table:table-row table:style-name="ro2">
          <table:table-cell office:value-type="string">
            <text:p>Total 36772 ﾷ Capital Cont.. - Hoffman, Larry</text:p>
          </table:table-cell>
          <table:table-cell table:number-columns-repeated="7"/>
          <table:table-cell office:value-type="float" office:value="452985">
            <text:p>452985</text:p>
          </table:table-cell>
        </table:table-row>
        <table:table-row table:style-name="ro2">
          <table:table-cell office:value-type="string">
            <text:p>36773 ﾷ Draw - Hoffman, Larry - MWIRA</text:p>
          </table:table-cell>
          <table:table-cell table:number-columns-repeated="7"/>
          <table:table-cell office:value-type="float" office:value="-2408.61">
            <text:p>-2408.61</text:p>
          </table:table-cell>
        </table:table-row>
        <table:table-row table:style-name="ro2">
          <table:table-cell office:value-type="string">
            <text:p>Total 36773 ﾷ Draw - Hoffman, Larry - MWIRA</text:p>
          </table:table-cell>
          <table:table-cell table:number-columns-repeated="7"/>
          <table:table-cell office:value-type="float" office:value="-2408.61">
            <text:p>-2408.61</text:p>
          </table:table-cell>
        </table:table-row>
        <table:table-row table:style-name="ro2">
          <table:table-cell office:value-type="string">
            <text:p>36774 ﾷ P&amp;L Allocation - Hoffman, Larry</text:p>
          </table:table-cell>
          <table:table-cell table:number-columns-repeated="7"/>
          <table:table-cell office:value-type="float" office:value="112498.62">
            <text:p>112498.6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Larry Hoffma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229.7">
            <text:p>6229.7</text:p>
          </table:table-cell>
          <table:table-cell office:value-type="float" office:value="118728.32">
            <text:p>118728.3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Larry Hoffma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829.09">
            <text:p>-829.09</text:p>
          </table:table-cell>
          <table:table-cell office:value-type="float" office:value="117899.23">
            <text:p>117899.23</text:p>
          </table:table-cell>
        </table:table-row>
        <table:table-row table:style-name="ro2">
          <table:table-cell office:value-type="string">
            <text:p>Total 36774 ﾷ P&amp;L Allocation - Hoffman, Larry</text:p>
          </table:table-cell>
          <table:table-cell table:number-columns-repeated="6"/>
          <table:table-cell office:value-type="float" office:value="5400.61">
            <text:p>5400.61</text:p>
          </table:table-cell>
          <table:table-cell office:value-type="float" office:value="117899.23">
            <text:p>117899.23</text:p>
          </table:table-cell>
        </table:table-row>
        <table:table-row table:style-name="ro2">
          <table:table-cell office:value-type="string">
            <text:p>Total 36771 ﾷ Hoffman, Larry - MWIRA</text:p>
          </table:table-cell>
          <table:table-cell table:number-columns-repeated="6"/>
          <table:table-cell office:value-type="float" office:value="5400.61">
            <text:p>5400.61</text:p>
          </table:table-cell>
          <table:table-cell office:value-type="float" office:value="568475.62">
            <text:p>568475.62</text:p>
          </table:table-cell>
        </table:table-row>
        <table:table-row table:style-name="ro2">
          <table:table-cell office:value-type="string">
            <text:p>36775 ﾷ Hoffman, Betty - MWIRA</text:p>
          </table:table-cell>
          <table:table-cell table:number-columns-repeated="7"/>
          <table:table-cell office:value-type="float" office:value="140668.87">
            <text:p>140668.87</text:p>
          </table:table-cell>
        </table:table-row>
        <table:table-row table:style-name="ro2">
          <table:table-cell office:value-type="string">
            <text:p>36776 ﾷ Capital Cont. - Hoffman, Betty</text:p>
          </table:table-cell>
          <table:table-cell table:number-columns-repeated="7"/>
          <table:table-cell office:value-type="float" office:value="118000">
            <text:p>118000</text:p>
          </table:table-cell>
        </table:table-row>
        <table:table-row table:style-name="ro2">
          <table:table-cell office:value-type="string">
            <text:p>Total 36776 ﾷ Capital Cont. - Hoffman, Betty</text:p>
          </table:table-cell>
          <table:table-cell table:number-columns-repeated="7"/>
          <table:table-cell office:value-type="float" office:value="118000">
            <text:p>118000</text:p>
          </table:table-cell>
        </table:table-row>
        <table:table-row table:style-name="ro2">
          <table:table-cell office:value-type="string">
            <text:p>36777 ﾷ Draw - Hoffman, Betty - MWIRA</text:p>
          </table:table-cell>
          <table:table-cell table:number-columns-repeated="7"/>
          <table:table-cell office:value-type="float" office:value="-582">
            <text:p>-582</text:p>
          </table:table-cell>
        </table:table-row>
        <table:table-row table:style-name="ro2">
          <table:table-cell office:value-type="string">
            <text:p>Total 36777 ﾷ Draw - Hoffman, Betty - MWIRA</text:p>
          </table:table-cell>
          <table:table-cell table:number-columns-repeated="7"/>
          <table:table-cell office:value-type="float" office:value="-582">
            <text:p>-582</text:p>
          </table:table-cell>
        </table:table-row>
        <table:table-row table:style-name="ro2">
          <table:table-cell office:value-type="string">
            <text:p>36778 ﾷ P&amp;L Allocation - Hoffman, Betty</text:p>
          </table:table-cell>
          <table:table-cell table:number-columns-repeated="7"/>
          <table:table-cell office:value-type="float" office:value="23250.87">
            <text:p>23250.8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Betty Hoffma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556.32">
            <text:p>1556.32</text:p>
          </table:table-cell>
          <table:table-cell office:value-type="float" office:value="24807.19">
            <text:p>24807.1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Betty Hoffma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07.13">
            <text:p>-207.13</text:p>
          </table:table-cell>
          <table:table-cell office:value-type="float" office:value="24600.06">
            <text:p>24600.06</text:p>
          </table:table-cell>
        </table:table-row>
        <table:table-row table:style-name="ro2">
          <table:table-cell office:value-type="string">
            <text:p>Total 36778 ﾷ P&amp;L Allocation - Hoffman, Betty</text:p>
          </table:table-cell>
          <table:table-cell table:number-columns-repeated="6"/>
          <table:table-cell office:value-type="float" office:value="1349.19">
            <text:p>1349.19</text:p>
          </table:table-cell>
          <table:table-cell office:value-type="float" office:value="24600.06">
            <text:p>24600.06</text:p>
          </table:table-cell>
        </table:table-row>
        <table:table-row table:style-name="ro2">
          <table:table-cell office:value-type="string">
            <text:p>Total 36775 ﾷ Hoffman, Betty - MWIRA</text:p>
          </table:table-cell>
          <table:table-cell table:number-columns-repeated="6"/>
          <table:table-cell office:value-type="float" office:value="1349.19">
            <text:p>1349.19</text:p>
          </table:table-cell>
          <table:table-cell office:value-type="float" office:value="142018.06">
            <text:p>142018.06</text:p>
          </table:table-cell>
        </table:table-row>
        <table:table-row table:style-name="ro2">
          <table:table-cell office:value-type="string">
            <text:p>36779 ﾷ Sheppard, Barry S.</text:p>
          </table:table-cell>
          <table:table-cell table:number-columns-repeated="7"/>
          <table:table-cell office:value-type="float" office:value="30367.29">
            <text:p>30367.29</text:p>
          </table:table-cell>
        </table:table-row>
        <table:table-row table:style-name="ro2">
          <table:table-cell office:value-type="string">
            <text:p>36780 ﾷ Capital Cont. - Sheppard, Barry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Total 36780 ﾷ Capital Cont. - Sheppard, Barry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36782 ﾷ P&amp;L Allocation - Sheppard, B.</text:p>
          </table:table-cell>
          <table:table-cell table:number-columns-repeated="7"/>
          <table:table-cell office:value-type="float" office:value="5367.29">
            <text:p>5367.2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Sheppard, Barr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35.98">
            <text:p>335.98</text:p>
          </table:table-cell>
          <table:table-cell office:value-type="float" office:value="5703.27">
            <text:p>5703.2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Sheppard, Barr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4.71">
            <text:p>-44.71</text:p>
          </table:table-cell>
          <table:table-cell office:value-type="float" office:value="5658.56">
            <text:p>5658.56</text:p>
          </table:table-cell>
        </table:table-row>
        <table:table-row table:style-name="ro2">
          <table:table-cell office:value-type="string">
            <text:p>Total 36782 ﾷ P&amp;L Allocation - Sheppard, B.</text:p>
          </table:table-cell>
          <table:table-cell table:number-columns-repeated="6"/>
          <table:table-cell office:value-type="float" office:value="291.27">
            <text:p>291.27</text:p>
          </table:table-cell>
          <table:table-cell office:value-type="float" office:value="5658.56">
            <text:p>5658.56</text:p>
          </table:table-cell>
        </table:table-row>
        <table:table-row table:style-name="ro2">
          <table:table-cell office:value-type="string">
            <text:p>Total 36779 ﾷ Sheppard, Barry S.</text:p>
          </table:table-cell>
          <table:table-cell table:number-columns-repeated="6"/>
          <table:table-cell office:value-type="float" office:value="291.27">
            <text:p>291.27</text:p>
          </table:table-cell>
          <table:table-cell office:value-type="float" office:value="30658.56">
            <text:p>30658.56</text:p>
          </table:table-cell>
        </table:table-row>
        <table:table-row table:style-name="ro2">
          <table:table-cell office:value-type="string">
            <text:p>36783 ﾷ Monroig, Connie - Mtn IRA</text:p>
          </table:table-cell>
          <table:table-cell table:number-columns-repeated="7"/>
          <table:table-cell office:value-type="float" office:value="71190.46">
            <text:p>71190.46</text:p>
          </table:table-cell>
        </table:table-row>
        <table:table-row table:style-name="ro2">
          <table:table-cell office:value-type="string">
            <text:p>36784 ﾷ Capital Cont. - Monroig, Connie</text:p>
          </table:table-cell>
          <table:table-cell table:number-columns-repeated="7"/>
          <table:table-cell office:value-type="float" office:value="60000">
            <text:p>60000</text:p>
          </table:table-cell>
        </table:table-row>
        <table:table-row table:style-name="ro2">
          <table:table-cell office:value-type="string">
            <text:p>Total 36784 ﾷ Capital Cont. - Monroig, Connie</text:p>
          </table:table-cell>
          <table:table-cell table:number-columns-repeated="7"/>
          <table:table-cell office:value-type="float" office:value="60000">
            <text:p>60000</text:p>
          </table:table-cell>
        </table:table-row>
        <table:table-row table:style-name="ro2">
          <table:table-cell office:value-type="string">
            <text:p>36785 ﾷ Draw - Monroig, Connie</text:p>
          </table:table-cell>
          <table:table-cell table:number-columns-repeated="7"/>
          <table:table-cell office:value-type="float" office:value="-1602.03">
            <text:p>-1602.03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5">
            <text:p>12/05/13</text:p>
          </table:table-cell>
          <table:table-cell/>
          <table:table-cell office:value-type="string">
            <text:p>MWIRA FBO Connie Monroig IRA</text:p>
          </table:table-cell>
          <table:table-cell office:value-type="string">
            <text:p>ntain West IRA</text:p>
          </table:table-cell>
          <table:table-cell office:value-type="string">
            <text:p>10100 ﾷ Checking - Chase #4427</text:p>
          </table:table-cell>
          <table:table-cell office:value-type="float" office:value="-306.51">
            <text:p>-306.51</text:p>
          </table:table-cell>
          <table:table-cell office:value-type="float" office:value="-1908.54">
            <text:p>-1908.54</text:p>
          </table:table-cell>
        </table:table-row>
        <table:table-row table:style-name="ro2">
          <table:table-cell office:value-type="string">
            <text:p>Total 36785 ﾷ Draw - Monroig, Connie</text:p>
          </table:table-cell>
          <table:table-cell table:number-columns-repeated="6"/>
          <table:table-cell office:value-type="float" office:value="-306.51">
            <text:p>-306.51</text:p>
          </table:table-cell>
          <table:table-cell office:value-type="float" office:value="-1908.54">
            <text:p>-1908.54</text:p>
          </table:table-cell>
        </table:table-row>
        <table:table-row table:style-name="ro2">
          <table:table-cell office:value-type="string">
            <text:p>36786 ﾷ P&amp;L Allocation - Monroig, C.</text:p>
          </table:table-cell>
          <table:table-cell table:number-columns-repeated="7"/>
          <table:table-cell office:value-type="float" office:value="12792.49">
            <text:p>12792.4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nroig, Conni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84.59">
            <text:p>784.59</text:p>
          </table:table-cell>
          <table:table-cell office:value-type="float" office:value="13577.08">
            <text:p>13577.0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nroig, Conni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04.37">
            <text:p>-104.37</text:p>
          </table:table-cell>
          <table:table-cell office:value-type="float" office:value="13472.71">
            <text:p>13472.71</text:p>
          </table:table-cell>
        </table:table-row>
        <table:table-row table:style-name="ro2">
          <table:table-cell office:value-type="string">
            <text:p>Total 36786 ﾷ P&amp;L Allocation - Monroig, C.</text:p>
          </table:table-cell>
          <table:table-cell table:number-columns-repeated="6"/>
          <table:table-cell office:value-type="float" office:value="680.22">
            <text:p>680.22</text:p>
          </table:table-cell>
          <table:table-cell office:value-type="float" office:value="13472.71">
            <text:p>13472.71</text:p>
          </table:table-cell>
        </table:table-row>
        <table:table-row table:style-name="ro2">
          <table:table-cell office:value-type="string">
            <text:p>Total 36783 ﾷ Monroig, Connie - Mtn IRA</text:p>
          </table:table-cell>
          <table:table-cell table:number-columns-repeated="6"/>
          <table:table-cell office:value-type="float" office:value="373.71">
            <text:p>373.71</text:p>
          </table:table-cell>
          <table:table-cell office:value-type="float" office:value="71564.17">
            <text:p>71564.17</text:p>
          </table:table-cell>
        </table:table-row>
        <table:table-row table:style-name="ro2">
          <table:table-cell office:value-type="string">
            <text:p>36787 ﾷ Mentzer, Renee - MWIRA</text:p>
          </table:table-cell>
          <table:table-cell table:number-columns-repeated="7"/>
          <table:table-cell office:value-type="float" office:value="120389.6">
            <text:p>120389.6</text:p>
          </table:table-cell>
        </table:table-row>
        <table:table-row table:style-name="ro2">
          <table:table-cell office:value-type="string">
            <text:p>36788 ﾷ Capital Cont. - Mentzer, R. Mtn</text:p>
          </table:table-cell>
          <table:table-cell table:number-columns-repeated="7"/>
          <table:table-cell office:value-type="float" office:value="127992.5">
            <text:p>127992.5</text:p>
          </table:table-cell>
        </table:table-row>
        <table:table-row table:style-name="ro2">
          <table:table-cell office:value-type="string">
            <text:p>Total 36788 ﾷ Capital Cont. - Mentzer, R. Mtn</text:p>
          </table:table-cell>
          <table:table-cell table:number-columns-repeated="7"/>
          <table:table-cell office:value-type="float" office:value="127992.5">
            <text:p>127992.5</text:p>
          </table:table-cell>
        </table:table-row>
        <table:table-row table:style-name="ro2">
          <table:table-cell office:value-type="string">
            <text:p>36789 ﾷ Draw - Mentzer, R. - Mtn W IRA</text:p>
          </table:table-cell>
          <table:table-cell table:number-columns-repeated="7"/>
          <table:table-cell office:value-type="float" office:value="-30580.58">
            <text:p>-30580.58</text:p>
          </table:table-cell>
        </table:table-row>
        <table:table-row table:style-name="ro2">
          <table:table-cell office:value-type="string">
            <text:p>Total 36789 ﾷ Draw - Mentzer, R. - Mtn W IRA</text:p>
          </table:table-cell>
          <table:table-cell table:number-columns-repeated="7"/>
          <table:table-cell office:value-type="float" office:value="-30580.58">
            <text:p>-30580.58</text:p>
          </table:table-cell>
        </table:table-row>
        <table:table-row table:style-name="ro2">
          <table:table-cell office:value-type="string">
            <text:p>36790 ﾷ P&amp;L Allocation - Mentzer, R Mtn</text:p>
          </table:table-cell>
          <table:table-cell table:number-columns-repeated="7"/>
          <table:table-cell office:value-type="float" office:value="22977.68">
            <text:p>22977.6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Renee Mentz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331.95">
            <text:p>1331.95</text:p>
          </table:table-cell>
          <table:table-cell office:value-type="float" office:value="24309.63">
            <text:p>24309.6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Renee Mentz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77.27">
            <text:p>-177.27</text:p>
          </table:table-cell>
          <table:table-cell office:value-type="float" office:value="24132.36">
            <text:p>24132.36</text:p>
          </table:table-cell>
        </table:table-row>
        <table:table-row table:style-name="ro2">
          <table:table-cell office:value-type="string">
            <text:p>Total 36790 ﾷ P&amp;L Allocation - Mentzer, R Mtn</text:p>
          </table:table-cell>
          <table:table-cell table:number-columns-repeated="6"/>
          <table:table-cell office:value-type="float" office:value="1154.68">
            <text:p>1154.68</text:p>
          </table:table-cell>
          <table:table-cell office:value-type="float" office:value="24132.36">
            <text:p>24132.36</text:p>
          </table:table-cell>
        </table:table-row>
        <table:table-row table:style-name="ro2">
          <table:table-cell office:value-type="string">
            <text:p>Total 36787 ﾷ Mentzer, Renee - MWIRA</text:p>
          </table:table-cell>
          <table:table-cell table:number-columns-repeated="6"/>
          <table:table-cell office:value-type="float" office:value="1154.68">
            <text:p>1154.68</text:p>
          </table:table-cell>
          <table:table-cell office:value-type="float" office:value="121544.28">
            <text:p>121544.28</text:p>
          </table:table-cell>
        </table:table-row>
        <table:table-row table:style-name="ro2">
          <table:table-cell office:value-type="string">
            <text:p>36791 ﾷ McMoran, Randall - Mtn W IRA</text:p>
          </table:table-cell>
          <table:table-cell table:number-columns-repeated="7"/>
          <table:table-cell office:value-type="float" office:value="169888.2">
            <text:p>169888.2</text:p>
          </table:table-cell>
        </table:table-row>
        <table:table-row table:style-name="ro2">
          <table:table-cell office:value-type="string">
            <text:p>36792 ﾷ Capital Cont. - McMoran, R.</text:p>
          </table:table-cell>
          <table:table-cell table:number-columns-repeated="7"/>
          <table:table-cell office:value-type="float" office:value="149970">
            <text:p>149970</text:p>
          </table:table-cell>
        </table:table-row>
        <table:table-row table:style-name="ro2">
          <table:table-cell office:value-type="string">
            <text:p>Total 36792 ﾷ Capital Cont. - McMoran, R.</text:p>
          </table:table-cell>
          <table:table-cell table:number-columns-repeated="7"/>
          <table:table-cell office:value-type="float" office:value="149970">
            <text:p>149970</text:p>
          </table:table-cell>
        </table:table-row>
        <table:table-row table:style-name="ro2">
          <table:table-cell office:value-type="string">
            <text:p>36793 ﾷ Draw - McMoran, Randall</text:p>
          </table:table-cell>
          <table:table-cell table:number-columns-repeated="7"/>
          <table:table-cell office:value-type="float" office:value="-734.62">
            <text:p>-734.62</text:p>
          </table:table-cell>
        </table:table-row>
        <table:table-row table:style-name="ro2">
          <table:table-cell office:value-type="string">
            <text:p>Total 36793 ﾷ Draw - McMoran, Randall</text:p>
          </table:table-cell>
          <table:table-cell table:number-columns-repeated="7"/>
          <table:table-cell office:value-type="float" office:value="-734.62">
            <text:p>-734.62</text:p>
          </table:table-cell>
        </table:table-row>
        <table:table-row table:style-name="ro2">
          <table:table-cell office:value-type="string">
            <text:p>36794 ﾷ P&amp;L Allocation - McMoran, R.</text:p>
          </table:table-cell>
          <table:table-cell table:number-columns-repeated="7"/>
          <table:table-cell office:value-type="float" office:value="20652.82">
            <text:p>20652.8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Randall McMora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879.59">
            <text:p>1879.59</text:p>
          </table:table-cell>
          <table:table-cell office:value-type="float" office:value="22532.41">
            <text:p>22532.4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Randall McMora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50.15">
            <text:p>-250.15</text:p>
          </table:table-cell>
          <table:table-cell office:value-type="float" office:value="22282.26">
            <text:p>22282.26</text:p>
          </table:table-cell>
        </table:table-row>
        <table:table-row table:style-name="ro2">
          <table:table-cell office:value-type="string">
            <text:p>Total 36794 ﾷ P&amp;L Allocation - McMoran, R.</text:p>
          </table:table-cell>
          <table:table-cell table:number-columns-repeated="6"/>
          <table:table-cell office:value-type="float" office:value="1629.44">
            <text:p>1629.44</text:p>
          </table:table-cell>
          <table:table-cell office:value-type="float" office:value="22282.26">
            <text:p>22282.26</text:p>
          </table:table-cell>
        </table:table-row>
        <table:table-row table:style-name="ro2">
          <table:table-cell office:value-type="string">
            <text:p>Total 36791 ﾷ McMoran, Randall - Mtn W IRA</text:p>
          </table:table-cell>
          <table:table-cell table:number-columns-repeated="6"/>
          <table:table-cell office:value-type="float" office:value="1629.44">
            <text:p>1629.44</text:p>
          </table:table-cell>
          <table:table-cell office:value-type="float" office:value="171517.64">
            <text:p>171517.64</text:p>
          </table:table-cell>
        </table:table-row>
        <table:table-row table:style-name="ro2">
          <table:table-cell office:value-type="string">
            <text:p>36795 ﾷ Prull, Dale - Mtn W IRA</text:p>
          </table:table-cell>
          <table:table-cell table:number-columns-repeated="7"/>
          <table:table-cell office:value-type="float" office:value="169323.84">
            <text:p>169323.84</text:p>
          </table:table-cell>
        </table:table-row>
        <table:table-row table:style-name="ro2">
          <table:table-cell office:value-type="string">
            <text:p>36796 ﾷ Capital Cont. - Prull, Dale IRA</text:p>
          </table:table-cell>
          <table:table-cell table:number-columns-repeated="7"/>
          <table:table-cell office:value-type="float" office:value="145000">
            <text:p>145000</text:p>
          </table:table-cell>
        </table:table-row>
        <table:table-row table:style-name="ro2">
          <table:table-cell office:value-type="string">
            <text:p>Total 36796 ﾷ Capital Cont. - Prull, Dale IRA</text:p>
          </table:table-cell>
          <table:table-cell table:number-columns-repeated="7"/>
          <table:table-cell office:value-type="float" office:value="145000">
            <text:p>145000</text:p>
          </table:table-cell>
        </table:table-row>
        <table:table-row table:style-name="ro2">
          <table:table-cell office:value-type="string">
            <text:p>36798 ﾷ P&amp;L Allocation - Prull, Dale</text:p>
          </table:table-cell>
          <table:table-cell table:number-columns-repeated="7"/>
          <table:table-cell office:value-type="float" office:value="24323.84">
            <text:p>24323.8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Dale Prull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873.35">
            <text:p>1873.35</text:p>
          </table:table-cell>
          <table:table-cell office:value-type="float" office:value="26197.19">
            <text:p>26197.1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Dale Prull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9.32">
            <text:p>-249.32</text:p>
          </table:table-cell>
          <table:table-cell office:value-type="float" office:value="25947.87">
            <text:p>25947.87</text:p>
          </table:table-cell>
        </table:table-row>
        <table:table-row table:style-name="ro2">
          <table:table-cell office:value-type="string">
            <text:p>Total 36798 ﾷ P&amp;L Allocation - Prull, Dale</text:p>
          </table:table-cell>
          <table:table-cell table:number-columns-repeated="6"/>
          <table:table-cell office:value-type="float" office:value="1624.03">
            <text:p>1624.03</text:p>
          </table:table-cell>
          <table:table-cell office:value-type="float" office:value="25947.87">
            <text:p>25947.87</text:p>
          </table:table-cell>
        </table:table-row>
        <table:table-row table:style-name="ro2">
          <table:table-cell office:value-type="string">
            <text:p>Total 36795 ﾷ Prull, Dale - Mtn W IRA</text:p>
          </table:table-cell>
          <table:table-cell table:number-columns-repeated="6"/>
          <table:table-cell office:value-type="float" office:value="1624.03">
            <text:p>1624.03</text:p>
          </table:table-cell>
          <table:table-cell office:value-type="float" office:value="170947.87">
            <text:p>170947.87</text:p>
          </table:table-cell>
        </table:table-row>
        <table:table-row table:style-name="ro2">
          <table:table-cell office:value-type="string">
            <text:p>36799 ﾷ Potts, Dale - Mtn W IRA</text:p>
          </table:table-cell>
          <table:table-cell table:number-columns-repeated="7"/>
          <table:table-cell office:value-type="float" office:value="60734.63">
            <text:p>60734.63</text:p>
          </table:table-cell>
        </table:table-row>
        <table:table-row table:style-name="ro2">
          <table:table-cell office:value-type="string">
            <text:p>36800 ﾷ Capital Cont. - Potts, Dale IRA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6800 ﾷ Capital Cont. - Potts, Dale IRA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6802 ﾷ P&amp;L Allocation - Potts, Dale</text:p>
          </table:table-cell>
          <table:table-cell table:number-columns-repeated="7"/>
          <table:table-cell office:value-type="float" office:value="10734.63">
            <text:p>10734.6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Dale Pott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71.95">
            <text:p>671.95</text:p>
          </table:table-cell>
          <table:table-cell office:value-type="float" office:value="11406.58">
            <text:p>11406.5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Dale Pott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89.43">
            <text:p>-89.43</text:p>
          </table:table-cell>
          <table:table-cell office:value-type="float" office:value="11317.15">
            <text:p>11317.15</text:p>
          </table:table-cell>
        </table:table-row>
        <table:table-row table:style-name="ro2">
          <table:table-cell office:value-type="string">
            <text:p>Total 36802 ﾷ P&amp;L Allocation - Potts, Dale</text:p>
          </table:table-cell>
          <table:table-cell table:number-columns-repeated="6"/>
          <table:table-cell office:value-type="float" office:value="582.52">
            <text:p>582.52</text:p>
          </table:table-cell>
          <table:table-cell office:value-type="float" office:value="11317.15">
            <text:p>11317.15</text:p>
          </table:table-cell>
        </table:table-row>
        <table:table-row table:style-name="ro2">
          <table:table-cell office:value-type="string">
            <text:p>Total 36799 ﾷ Potts, Dale - Mtn W IRA</text:p>
          </table:table-cell>
          <table:table-cell table:number-columns-repeated="6"/>
          <table:table-cell office:value-type="float" office:value="582.52">
            <text:p>582.52</text:p>
          </table:table-cell>
          <table:table-cell office:value-type="float" office:value="61317.15">
            <text:p>61317.15</text:p>
          </table:table-cell>
        </table:table-row>
        <table:table-row table:style-name="ro2">
          <table:table-cell office:value-type="string">
            <text:p>36803 ﾷ Smith, James C.</text:p>
          </table:table-cell>
          <table:table-cell table:number-columns-repeated="7"/>
          <table:table-cell office:value-type="float" office:value="320425.18">
            <text:p>320425.18</text:p>
          </table:table-cell>
        </table:table-row>
        <table:table-row table:style-name="ro2">
          <table:table-cell office:value-type="string">
            <text:p>36804 ﾷ Capital Cont. - Smith, James C.</text:p>
          </table:table-cell>
          <table:table-cell table:number-columns-repeated="7"/>
          <table:table-cell office:value-type="float" office:value="285000">
            <text:p>285000</text:p>
          </table:table-cell>
        </table:table-row>
        <table:table-row table:style-name="ro2">
          <table:table-cell office:value-type="string">
            <text:p>Total 36804 ﾷ Capital Cont. - Smith, James C.</text:p>
          </table:table-cell>
          <table:table-cell table:number-columns-repeated="7"/>
          <table:table-cell office:value-type="float" office:value="285000">
            <text:p>285000</text:p>
          </table:table-cell>
        </table:table-row>
        <table:table-row table:style-name="ro2">
          <table:table-cell office:value-type="string">
            <text:p>36805 ﾷ Draw - Smith, James C.</text:p>
          </table:table-cell>
          <table:table-cell table:number-columns-repeated="7"/>
          <table:table-cell office:value-type="float" office:value="-4896.68">
            <text:p>-4896.68</text:p>
          </table:table-cell>
        </table:table-row>
        <table:table-row table:style-name="ro2">
          <table:table-cell office:value-type="string">
            <text:p>Total 36805 ﾷ Draw - Smith, James C.</text:p>
          </table:table-cell>
          <table:table-cell table:number-columns-repeated="7"/>
          <table:table-cell office:value-type="float" office:value="-4896.68">
            <text:p>-4896.68</text:p>
          </table:table-cell>
        </table:table-row>
        <table:table-row table:style-name="ro2">
          <table:table-cell office:value-type="string">
            <text:p>36806 ﾷ P&amp;L Allocation - Smith, James</text:p>
          </table:table-cell>
          <table:table-cell table:number-columns-repeated="7"/>
          <table:table-cell office:value-type="float" office:value="40321.86">
            <text:p>40321.8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Smith, James C.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545.09">
            <text:p>3545.09</text:p>
          </table:table-cell>
          <table:table-cell office:value-type="float" office:value="43866.95">
            <text:p>43866.9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Smith, James C.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71.81">
            <text:p>-471.81</text:p>
          </table:table-cell>
          <table:table-cell office:value-type="float" office:value="43395.14">
            <text:p>43395.14</text:p>
          </table:table-cell>
        </table:table-row>
        <table:table-row table:style-name="ro2">
          <table:table-cell office:value-type="string">
            <text:p>Total 36806 ﾷ P&amp;L Allocation - Smith, James</text:p>
          </table:table-cell>
          <table:table-cell table:number-columns-repeated="6"/>
          <table:table-cell office:value-type="float" office:value="3073.28">
            <text:p>3073.28</text:p>
          </table:table-cell>
          <table:table-cell office:value-type="float" office:value="43395.14">
            <text:p>43395.14</text:p>
          </table:table-cell>
        </table:table-row>
        <table:table-row table:style-name="ro2">
          <table:table-cell office:value-type="string">
            <text:p>Total 36803 ﾷ Smith, James C.</text:p>
          </table:table-cell>
          <table:table-cell table:number-columns-repeated="6"/>
          <table:table-cell office:value-type="float" office:value="3073.28">
            <text:p>3073.28</text:p>
          </table:table-cell>
          <table:table-cell office:value-type="float" office:value="323498.46">
            <text:p>323498.46</text:p>
          </table:table-cell>
        </table:table-row>
        <table:table-row table:style-name="ro2">
          <table:table-cell office:value-type="string">
            <text:p>36807 ﾷ Colquitt, Britton</text:p>
          </table:table-cell>
          <table:table-cell table:number-columns-repeated="7"/>
          <table:table-cell office:value-type="float" office:value="948648.09">
            <text:p>948648.09</text:p>
          </table:table-cell>
        </table:table-row>
        <table:table-row table:style-name="ro2">
          <table:table-cell office:value-type="string">
            <text:p>36808 ﾷ Capital Cont - Colquitt</text:p>
          </table:table-cell>
          <table:table-cell table:number-columns-repeated="7"/>
          <table:table-cell office:value-type="float" office:value="979985">
            <text:p>979985</text:p>
          </table:table-cell>
        </table:table-row>
        <table:table-row table:style-name="ro2">
          <table:table-cell office:value-type="string">
            <text:p>Total 36808 ﾷ Capital Cont - Colquitt</text:p>
          </table:table-cell>
          <table:table-cell table:number-columns-repeated="7"/>
          <table:table-cell office:value-type="float" office:value="979985">
            <text:p>979985</text:p>
          </table:table-cell>
        </table:table-row>
        <table:table-row table:style-name="ro2">
          <table:table-cell office:value-type="string">
            <text:p>36809 ﾷ Draw - Colquitt, Britton</text:p>
          </table:table-cell>
          <table:table-cell table:number-columns-repeated="7"/>
          <table:table-cell office:value-type="float" office:value="-60397.72">
            <text:p>-60397.72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UCI</text:p>
          </table:table-cell>
          <table:table-cell office:value-type="string">
            <text:p>4th Qtr billing</text:p>
          </table:table-cell>
          <table:table-cell office:value-type="string">
            <text:p>10100 ﾷ Checking - Chase #4427</text:p>
          </table:table-cell>
          <table:table-cell office:value-type="float" office:value="-791.1">
            <text:p>-791.1</text:p>
          </table:table-cell>
          <table:table-cell office:value-type="float" office:value="-61188.82">
            <text:p>-61188.82</text:p>
          </table:table-cell>
        </table:table-row>
        <table:table-row table:style-name="ro2">
          <table:table-cell office:value-type="string">
            <text:p>Total 36809 ﾷ Draw - Colquitt, Britton</text:p>
          </table:table-cell>
          <table:table-cell table:number-columns-repeated="6"/>
          <table:table-cell office:value-type="float" office:value="-791.1">
            <text:p>-791.1</text:p>
          </table:table-cell>
          <table:table-cell office:value-type="float" office:value="-61188.82">
            <text:p>-61188.82</text:p>
          </table:table-cell>
        </table:table-row>
        <table:table-row table:style-name="ro2">
          <table:table-cell office:value-type="string">
            <text:p>36810 ﾷ P&amp;L Allocation - Colquitt</text:p>
          </table:table-cell>
          <table:table-cell table:number-columns-repeated="7"/>
          <table:table-cell office:value-type="float" office:value="29060.81">
            <text:p>29060.8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olquitt, Britt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0490.66">
            <text:p>10490.66</text:p>
          </table:table-cell>
          <table:table-cell office:value-type="float" office:value="39551.47">
            <text:p>39551.4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olquitt, Britt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395.67">
            <text:p>-1395.67</text:p>
          </table:table-cell>
          <table:table-cell office:value-type="float" office:value="38155.8">
            <text:p>38155.8</text:p>
          </table:table-cell>
        </table:table-row>
        <table:table-row table:style-name="ro2">
          <table:table-cell office:value-type="string">
            <text:p>Total 36810 ﾷ P&amp;L Allocation - Colquitt</text:p>
          </table:table-cell>
          <table:table-cell table:number-columns-repeated="6"/>
          <table:table-cell office:value-type="float" office:value="9094.99">
            <text:p>9094.99</text:p>
          </table:table-cell>
          <table:table-cell office:value-type="float" office:value="38155.8">
            <text:p>38155.8</text:p>
          </table:table-cell>
        </table:table-row>
        <table:table-row table:style-name="ro2">
          <table:table-cell office:value-type="string">
            <text:p>Total 36807 ﾷ Colquitt, Britton</text:p>
          </table:table-cell>
          <table:table-cell table:number-columns-repeated="6"/>
          <table:table-cell office:value-type="float" office:value="8303.89">
            <text:p>8303.89</text:p>
          </table:table-cell>
          <table:table-cell office:value-type="float" office:value="956951.98">
            <text:p>956951.98</text:p>
          </table:table-cell>
        </table:table-row>
        <table:table-row table:style-name="ro2">
          <table:table-cell office:value-type="string">
            <text:p>36811 ﾷ Forrest, Dr. Steven</text:p>
          </table:table-cell>
          <table:table-cell table:number-columns-repeated="7"/>
          <table:table-cell office:value-type="float" office:value="787720.63">
            <text:p>787720.63</text:p>
          </table:table-cell>
        </table:table-row>
        <table:table-row table:style-name="ro2">
          <table:table-cell office:value-type="string">
            <text:p>36812 ﾷ Capital Cont. - Forrest, Steven</text:p>
          </table:table-cell>
          <table:table-cell table:number-columns-repeated="7"/>
          <table:table-cell office:value-type="float" office:value="694970">
            <text:p>694970</text:p>
          </table:table-cell>
        </table:table-row>
        <table:table-row table:style-name="ro2">
          <table:table-cell office:value-type="string">
            <text:p>Total 36812 ﾷ Capital Cont. - Forrest, Steven</text:p>
          </table:table-cell>
          <table:table-cell table:number-columns-repeated="7"/>
          <table:table-cell office:value-type="float" office:value="694970">
            <text:p>694970</text:p>
          </table:table-cell>
        </table:table-row>
        <table:table-row table:style-name="ro2">
          <table:table-cell office:value-type="string">
            <text:p>36813 ﾷ Draw - Forrest, Steven</text:p>
          </table:table-cell>
          <table:table-cell table:number-columns-repeated="7"/>
          <table:table-cell office:value-type="float" office:value="-14982.99">
            <text:p>-14982.99</text:p>
          </table:table-cell>
        </table:table-row>
        <table:table-row table:style-name="ro2">
          <table:table-cell office:value-type="string">
            <text:p>Total 36813 ﾷ Draw - Forrest, Steven</text:p>
          </table:table-cell>
          <table:table-cell table:number-columns-repeated="7"/>
          <table:table-cell office:value-type="float" office:value="-14982.99">
            <text:p>-14982.99</text:p>
          </table:table-cell>
        </table:table-row>
        <table:table-row table:style-name="ro2">
          <table:table-cell office:value-type="string">
            <text:p>36814 ﾷ P&amp;L Allocation - Forrest</text:p>
          </table:table-cell>
          <table:table-cell table:number-columns-repeated="7"/>
          <table:table-cell office:value-type="float" office:value="107733.62">
            <text:p>107733.6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Forrest, Steve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8715.12">
            <text:p>8715.12</text:p>
          </table:table-cell>
          <table:table-cell office:value-type="float" office:value="116448.74">
            <text:p>116448.7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Forrest, Steve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159.87">
            <text:p>-1159.87</text:p>
          </table:table-cell>
          <table:table-cell office:value-type="float" office:value="115288.87">
            <text:p>115288.87</text:p>
          </table:table-cell>
        </table:table-row>
        <table:table-row table:style-name="ro2">
          <table:table-cell office:value-type="string">
            <text:p>Total 36814 ﾷ P&amp;L Allocation - Forrest</text:p>
          </table:table-cell>
          <table:table-cell table:number-columns-repeated="6"/>
          <table:table-cell office:value-type="float" office:value="7555.25">
            <text:p>7555.25</text:p>
          </table:table-cell>
          <table:table-cell office:value-type="float" office:value="115288.87">
            <text:p>115288.87</text:p>
          </table:table-cell>
        </table:table-row>
        <table:table-row table:style-name="ro2">
          <table:table-cell office:value-type="string">
            <text:p>Total 36811 ﾷ Forrest, Dr. Steven</text:p>
          </table:table-cell>
          <table:table-cell table:number-columns-repeated="6"/>
          <table:table-cell office:value-type="float" office:value="7555.25">
            <text:p>7555.25</text:p>
          </table:table-cell>
          <table:table-cell office:value-type="float" office:value="795275.88">
            <text:p>795275.88</text:p>
          </table:table-cell>
        </table:table-row>
        <table:table-row table:style-name="ro2">
          <table:table-cell office:value-type="string">
            <text:p>36815 ﾷ Biedermann, Rob - MWIRA</text:p>
          </table:table-cell>
          <table:table-cell table:number-columns-repeated="7"/>
          <table:table-cell office:value-type="float" office:value="203895.33">
            <text:p>203895.33</text:p>
          </table:table-cell>
        </table:table-row>
        <table:table-row table:style-name="ro2">
          <table:table-cell office:value-type="string">
            <text:p>36816 ﾷ Capital Cont - Biedermann MWIRA</text:p>
          </table:table-cell>
          <table:table-cell table:number-columns-repeated="7"/>
          <table:table-cell office:value-type="float" office:value="176698.12">
            <text:p>176698.12</text:p>
          </table:table-cell>
        </table:table-row>
        <table:table-row table:style-name="ro2">
          <table:table-cell office:value-type="string">
            <text:p>Total 36816 ﾷ Capital Cont - Biedermann MWIRA</text:p>
          </table:table-cell>
          <table:table-cell table:number-columns-repeated="7"/>
          <table:table-cell office:value-type="float" office:value="176698.12">
            <text:p>176698.12</text:p>
          </table:table-cell>
        </table:table-row>
        <table:table-row table:style-name="ro2">
          <table:table-cell office:value-type="string">
            <text:p>36817 ﾷ Draw - Biedermann - MWIRA</text:p>
          </table:table-cell>
          <table:table-cell table:number-columns-repeated="7"/>
          <table:table-cell office:value-type="float" office:value="-5000">
            <text:p>-500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MWIRA FBO Rob Biedermann</text:p>
          </table:table-cell>
          <table:table-cell office:value-type="string">
            <text:p>4th Qtr billing - UCI</text:p>
          </table:table-cell>
          <table:table-cell office:value-type="string">
            <text:p>10100 ﾷ Checking - Chase #4427</text:p>
          </table:table-cell>
          <table:table-cell office:value-type="float" office:value="-877.9">
            <text:p>-877.9</text:p>
          </table:table-cell>
          <table:table-cell office:value-type="float" office:value="-5877.9">
            <text:p>-5877.9</text:p>
          </table:table-cell>
        </table:table-row>
        <table:table-row table:style-name="ro2">
          <table:table-cell office:value-type="string">
            <text:p>Total 36817 ﾷ Draw - Biedermann - MWIRA</text:p>
          </table:table-cell>
          <table:table-cell table:number-columns-repeated="6"/>
          <table:table-cell office:value-type="float" office:value="-877.9">
            <text:p>-877.9</text:p>
          </table:table-cell>
          <table:table-cell office:value-type="float" office:value="-5877.9">
            <text:p>-5877.9</text:p>
          </table:table-cell>
        </table:table-row>
        <table:table-row table:style-name="ro2">
          <table:table-cell office:value-type="string">
            <text:p>36818 ﾷ P&amp;L Allocation - Biedermann</text:p>
          </table:table-cell>
          <table:table-cell table:number-columns-repeated="7"/>
          <table:table-cell office:value-type="float" office:value="32197.21">
            <text:p>32197.2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Rob Biederman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249.78">
            <text:p>2249.78</text:p>
          </table:table-cell>
          <table:table-cell office:value-type="float" office:value="34446.99">
            <text:p>34446.9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Rob Biederman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98.94">
            <text:p>-298.94</text:p>
          </table:table-cell>
          <table:table-cell office:value-type="float" office:value="34148.05">
            <text:p>34148.05</text:p>
          </table:table-cell>
        </table:table-row>
        <table:table-row table:style-name="ro2">
          <table:table-cell office:value-type="string">
            <text:p>Total 36818 ﾷ P&amp;L Allocation - Biedermann</text:p>
          </table:table-cell>
          <table:table-cell table:number-columns-repeated="6"/>
          <table:table-cell office:value-type="float" office:value="1950.84">
            <text:p>1950.84</text:p>
          </table:table-cell>
          <table:table-cell office:value-type="float" office:value="34148.05">
            <text:p>34148.05</text:p>
          </table:table-cell>
        </table:table-row>
        <table:table-row table:style-name="ro2">
          <table:table-cell office:value-type="string">
            <text:p>Total 36815 ﾷ Biedermann, Rob - MWIRA</text:p>
          </table:table-cell>
          <table:table-cell table:number-columns-repeated="6"/>
          <table:table-cell office:value-type="float" office:value="1072.94">
            <text:p>1072.94</text:p>
          </table:table-cell>
          <table:table-cell office:value-type="float" office:value="204968.27">
            <text:p>204968.27</text:p>
          </table:table-cell>
        </table:table-row>
        <table:table-row table:style-name="ro2">
          <table:table-cell office:value-type="string">
            <text:p>36827 ﾷ Mortenson, Steve - ETC</text:p>
          </table:table-cell>
          <table:table-cell table:number-columns-repeated="7"/>
          <table:table-cell office:value-type="float" office:value="29629.63">
            <text:p>29629.63</text:p>
          </table:table-cell>
        </table:table-row>
        <table:table-row table:style-name="ro2">
          <table:table-cell office:value-type="string">
            <text:p>36828 ﾷ Capital Cont. - Mortenson, Stev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Total 36828 ﾷ Capital Cont. - Mortenson, Stev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36830 ﾷ P&amp;L Allocation - Mortenson, Ste</text:p>
          </table:table-cell>
          <table:table-cell table:number-columns-repeated="7"/>
          <table:table-cell office:value-type="float" office:value="4629.63">
            <text:p>4629.6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quity Trust Company FBO Steve Mortense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27.81">
            <text:p>327.81</text:p>
          </table:table-cell>
          <table:table-cell office:value-type="float" office:value="4957.44">
            <text:p>4957.4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quity Trust Company FBO Steve Mortense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3.63">
            <text:p>-43.63</text:p>
          </table:table-cell>
          <table:table-cell office:value-type="float" office:value="4913.81">
            <text:p>4913.81</text:p>
          </table:table-cell>
        </table:table-row>
        <table:table-row table:style-name="ro2">
          <table:table-cell office:value-type="string">
            <text:p>Total 36830 ﾷ P&amp;L Allocation - Mortenson, Ste</text:p>
          </table:table-cell>
          <table:table-cell table:number-columns-repeated="6"/>
          <table:table-cell office:value-type="float" office:value="284.18">
            <text:p>284.18</text:p>
          </table:table-cell>
          <table:table-cell office:value-type="float" office:value="4913.81">
            <text:p>4913.81</text:p>
          </table:table-cell>
        </table:table-row>
        <table:table-row table:style-name="ro2">
          <table:table-cell office:value-type="string">
            <text:p>Total 36827 ﾷ Mortenson, Steve - ETC</text:p>
          </table:table-cell>
          <table:table-cell table:number-columns-repeated="6"/>
          <table:table-cell office:value-type="float" office:value="284.18">
            <text:p>284.18</text:p>
          </table:table-cell>
          <table:table-cell office:value-type="float" office:value="29913.81">
            <text:p>29913.81</text:p>
          </table:table-cell>
        </table:table-row>
        <table:table-row table:style-name="ro2">
          <table:table-cell office:value-type="string">
            <text:p>36831 ﾷ Anthon, Dave - ETC</text:p>
          </table:table-cell>
          <table:table-cell table:number-columns-repeated="7"/>
          <table:table-cell office:value-type="float" office:value="29574.65">
            <text:p>29574.65</text:p>
          </table:table-cell>
        </table:table-row>
        <table:table-row table:style-name="ro2">
          <table:table-cell office:value-type="string">
            <text:p>36832 ﾷ Capital Cont. - Anthon - ETC</text:p>
          </table:table-cell>
          <table:table-cell table:number-columns-repeated="7"/>
          <table:table-cell office:value-type="float" office:value="25254.03">
            <text:p>25254.03</text:p>
          </table:table-cell>
        </table:table-row>
        <table:table-row table:style-name="ro2">
          <table:table-cell office:value-type="string">
            <text:p>Total 36832 ﾷ Capital Cont. - Anthon - ETC</text:p>
          </table:table-cell>
          <table:table-cell table:number-columns-repeated="7"/>
          <table:table-cell office:value-type="float" office:value="25254.03">
            <text:p>25254.03</text:p>
          </table:table-cell>
        </table:table-row>
        <table:table-row table:style-name="ro2">
          <table:table-cell office:value-type="string">
            <text:p>36833 ﾷ Draw - Anthon, Dave - ETC</text:p>
          </table:table-cell>
          <table:table-cell table:number-columns-repeated="7"/>
          <table:table-cell office:value-type="float" office:value="-349.68">
            <text:p>-349.68</text:p>
          </table:table-cell>
        </table:table-row>
        <table:table-row table:style-name="ro2">
          <table:table-cell office:value-type="string">
            <text:p>Total 36833 ﾷ Draw - Anthon, Dave - ETC</text:p>
          </table:table-cell>
          <table:table-cell table:number-columns-repeated="7"/>
          <table:table-cell office:value-type="float" office:value="-349.68">
            <text:p>-349.68</text:p>
          </table:table-cell>
        </table:table-row>
        <table:table-row table:style-name="ro2">
          <table:table-cell office:value-type="string">
            <text:p>36834 ﾷ P&amp;L Allocation - Anthon - ETC</text:p>
          </table:table-cell>
          <table:table-cell table:number-columns-repeated="7"/>
          <table:table-cell office:value-type="float" office:value="4670.3">
            <text:p>4670.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quity Trust Company FBO Dave Anth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27.21">
            <text:p>327.21</text:p>
          </table:table-cell>
          <table:table-cell office:value-type="float" office:value="4997.51">
            <text:p>4997.5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quity Trust Company FBO Dave Anth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3.55">
            <text:p>-43.55</text:p>
          </table:table-cell>
          <table:table-cell office:value-type="float" office:value="4953.96">
            <text:p>4953.96</text:p>
          </table:table-cell>
        </table:table-row>
        <table:table-row table:style-name="ro2">
          <table:table-cell office:value-type="string">
            <text:p>Total 36834 ﾷ P&amp;L Allocation - Anthon - ETC</text:p>
          </table:table-cell>
          <table:table-cell table:number-columns-repeated="6"/>
          <table:table-cell office:value-type="float" office:value="283.66">
            <text:p>283.66</text:p>
          </table:table-cell>
          <table:table-cell office:value-type="float" office:value="4953.96">
            <text:p>4953.96</text:p>
          </table:table-cell>
        </table:table-row>
        <table:table-row table:style-name="ro2">
          <table:table-cell office:value-type="string">
            <text:p>Total 36831 ﾷ Anthon, Dave - ETC</text:p>
          </table:table-cell>
          <table:table-cell table:number-columns-repeated="6"/>
          <table:table-cell office:value-type="float" office:value="283.66">
            <text:p>283.66</text:p>
          </table:table-cell>
          <table:table-cell office:value-type="float" office:value="29858.31">
            <text:p>29858.31</text:p>
          </table:table-cell>
        </table:table-row>
        <table:table-row table:style-name="ro2">
          <table:table-cell office:value-type="string">
            <text:p>36835 ﾷ Anthon, Kerri - ETC</text:p>
          </table:table-cell>
          <table:table-cell table:number-columns-repeated="7"/>
          <table:table-cell office:value-type="float" office:value="6849.23">
            <text:p>6849.23</text:p>
          </table:table-cell>
        </table:table-row>
        <table:table-row table:style-name="ro2">
          <table:table-cell office:value-type="string">
            <text:p>36836 ﾷ Capital Cont. - Anthon, K - ETC</text:p>
          </table:table-cell>
          <table:table-cell table:number-columns-repeated="7"/>
          <table:table-cell office:value-type="float" office:value="6010.93">
            <text:p>6010.93</text:p>
          </table:table-cell>
        </table:table-row>
        <table:table-row table:style-name="ro2">
          <table:table-cell office:value-type="string">
            <text:p>Total 36836 ﾷ Capital Cont. - Anthon, K - ETC</text:p>
          </table:table-cell>
          <table:table-cell table:number-columns-repeated="7"/>
          <table:table-cell office:value-type="float" office:value="6010.93">
            <text:p>6010.93</text:p>
          </table:table-cell>
        </table:table-row>
        <table:table-row table:style-name="ro2">
          <table:table-cell office:value-type="string">
            <text:p>36837 ﾷ Draw - Anthon, Kerri ETC</text:p>
          </table:table-cell>
          <table:table-cell table:number-columns-repeated="7"/>
          <table:table-cell office:value-type="float" office:value="-269.88">
            <text:p>-269.88</text:p>
          </table:table-cell>
        </table:table-row>
        <table:table-row table:style-name="ro2">
          <table:table-cell office:value-type="string">
            <text:p>Total 36837 ﾷ Draw - Anthon, Kerri ETC</text:p>
          </table:table-cell>
          <table:table-cell table:number-columns-repeated="7"/>
          <table:table-cell office:value-type="float" office:value="-269.88">
            <text:p>-269.88</text:p>
          </table:table-cell>
        </table:table-row>
        <table:table-row table:style-name="ro2">
          <table:table-cell office:value-type="string">
            <text:p>36838 ﾷ P&amp;L Allocation - Anthon, K ETC</text:p>
          </table:table-cell>
          <table:table-cell table:number-columns-repeated="7"/>
          <table:table-cell office:value-type="float" office:value="1108.18">
            <text:p>1108.1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quity Trust Company FBO Keri Anth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5.78">
            <text:p>75.78</text:p>
          </table:table-cell>
          <table:table-cell office:value-type="float" office:value="1183.96">
            <text:p>1183.9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quity Trust Company FBO Keri Anth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0.09">
            <text:p>-10.09</text:p>
          </table:table-cell>
          <table:table-cell office:value-type="float" office:value="1173.87">
            <text:p>1173.87</text:p>
          </table:table-cell>
        </table:table-row>
        <table:table-row table:style-name="ro2">
          <table:table-cell office:value-type="string">
            <text:p>Total 36838 ﾷ P&amp;L Allocation - Anthon, K ETC</text:p>
          </table:table-cell>
          <table:table-cell table:number-columns-repeated="6"/>
          <table:table-cell office:value-type="float" office:value="65.69">
            <text:p>65.69</text:p>
          </table:table-cell>
          <table:table-cell office:value-type="float" office:value="1173.87">
            <text:p>1173.87</text:p>
          </table:table-cell>
        </table:table-row>
        <table:table-row table:style-name="ro2">
          <table:table-cell office:value-type="string">
            <text:p>Total 36835 ﾷ Anthon, Kerri - ETC</text:p>
          </table:table-cell>
          <table:table-cell table:number-columns-repeated="6"/>
          <table:table-cell office:value-type="float" office:value="65.69">
            <text:p>65.69</text:p>
          </table:table-cell>
          <table:table-cell office:value-type="float" office:value="6914.92">
            <text:p>6914.92</text:p>
          </table:table-cell>
        </table:table-row>
        <table:table-row table:style-name="ro2">
          <table:table-cell office:value-type="string">
            <text:p>36839 ﾷ Jean Tinelli FBO Luna Pine</text:p>
          </table:table-cell>
          <table:table-cell table:number-columns-repeated="7"/>
          <table:table-cell office:value-type="float" office:value="4307.8">
            <text:p>4307.8</text:p>
          </table:table-cell>
        </table:table-row>
        <table:table-row table:style-name="ro2">
          <table:table-cell office:value-type="string">
            <text:p>36840 ﾷ Capital Cont. - Jean Tinelli</text:p>
          </table:table-cell>
          <table:table-cell table:number-columns-repeated="7"/>
          <table:table-cell office:value-type="float" office:value="3700">
            <text:p>3700</text:p>
          </table:table-cell>
        </table:table-row>
        <table:table-row table:style-name="ro2">
          <table:table-cell office:value-type="string">
            <text:p>Total 36840 ﾷ Capital Cont. - Jean Tinelli</text:p>
          </table:table-cell>
          <table:table-cell table:number-columns-repeated="7"/>
          <table:table-cell office:value-type="float" office:value="3700">
            <text:p>3700</text:p>
          </table:table-cell>
        </table:table-row>
        <table:table-row table:style-name="ro2">
          <table:table-cell office:value-type="string">
            <text:p>36842 ﾷ P&amp;L Allocation - Jean Tinelli</text:p>
          </table:table-cell>
          <table:table-cell table:number-columns-repeated="7"/>
          <table:table-cell office:value-type="float" office:value="607.8">
            <text:p>607.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Jean Tinelli FBO Luna Pin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7.66">
            <text:p>47.66</text:p>
          </table:table-cell>
          <table:table-cell office:value-type="float" office:value="655.46">
            <text:p>655.4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Jean Tinelli FBO Luna Pin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6.34">
            <text:p>-6.34</text:p>
          </table:table-cell>
          <table:table-cell office:value-type="float" office:value="649.12">
            <text:p>649.12</text:p>
          </table:table-cell>
        </table:table-row>
        <table:table-row table:style-name="ro2">
          <table:table-cell office:value-type="string">
            <text:p>Total 36842 ﾷ P&amp;L Allocation - Jean Tinelli</text:p>
          </table:table-cell>
          <table:table-cell table:number-columns-repeated="6"/>
          <table:table-cell office:value-type="float" office:value="41.32">
            <text:p>41.32</text:p>
          </table:table-cell>
          <table:table-cell office:value-type="float" office:value="649.12">
            <text:p>649.12</text:p>
          </table:table-cell>
        </table:table-row>
        <table:table-row table:style-name="ro2">
          <table:table-cell office:value-type="string">
            <text:p>Total 36839 ﾷ Jean Tinelli FBO Luna Pine</text:p>
          </table:table-cell>
          <table:table-cell table:number-columns-repeated="6"/>
          <table:table-cell office:value-type="float" office:value="41.32">
            <text:p>41.32</text:p>
          </table:table-cell>
          <table:table-cell office:value-type="float" office:value="4349.12">
            <text:p>4349.12</text:p>
          </table:table-cell>
        </table:table-row>
        <table:table-row table:style-name="ro2">
          <table:table-cell office:value-type="string">
            <text:p>36843 ﾷ Seavall, Mike</text:p>
          </table:table-cell>
          <table:table-cell table:number-columns-repeated="7"/>
          <table:table-cell office:value-type="float" office:value="1451220.05">
            <text:p>1451220.05</text:p>
          </table:table-cell>
        </table:table-row>
        <table:table-row table:style-name="ro2">
          <table:table-cell office:value-type="string">
            <text:p>36844 ﾷ Capital Cont. - Seavall, Mike</text:p>
          </table:table-cell>
          <table:table-cell table:number-columns-repeated="7"/>
          <table:table-cell office:value-type="float" office:value="1441970">
            <text:p>1441970</text:p>
          </table:table-cell>
        </table:table-row>
        <table:table-row table:style-name="ro2">
          <table:table-cell office:value-type="string">
            <text:p>Total 36844 ﾷ Capital Cont. - Seavall, Mike</text:p>
          </table:table-cell>
          <table:table-cell table:number-columns-repeated="7"/>
          <table:table-cell office:value-type="float" office:value="1441970">
            <text:p>1441970</text:p>
          </table:table-cell>
        </table:table-row>
        <table:table-row table:style-name="ro2">
          <table:table-cell office:value-type="string">
            <text:p>36845 ﾷ Draw - Seavall, Mike</text:p>
          </table:table-cell>
          <table:table-cell table:number-columns-repeated="7"/>
          <table:table-cell office:value-type="float" office:value="-56331.62">
            <text:p>-56331.62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Seavall, Mike</text:p>
          </table:table-cell>
          <table:table-cell office:value-type="string">
            <text:p>Mike Seavall (_######2321)</text:p>
          </table:table-cell>
          <table:table-cell office:value-type="string">
            <text:p>10100 ﾷ Checking - Chase #4427</text:p>
          </table:table-cell>
          <table:table-cell office:value-type="float" office:value="-12516.35">
            <text:p>-12516.35</text:p>
          </table:table-cell>
          <table:table-cell office:value-type="float" office:value="-68847.97">
            <text:p>-68847.97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UCI</text:p>
          </table:table-cell>
          <table:table-cell office:value-type="string">
            <text:p>4th Qtr billing</text:p>
          </table:table-cell>
          <table:table-cell office:value-type="string">
            <text:p>10100 ﾷ Checking - Chase #4427</text:p>
          </table:table-cell>
          <table:table-cell office:value-type="float" office:value="-1841.1">
            <text:p>-1841.1</text:p>
          </table:table-cell>
          <table:table-cell office:value-type="float" office:value="-70689.07">
            <text:p>-70689.07</text:p>
          </table:table-cell>
        </table:table-row>
        <table:table-row table:style-name="ro2">
          <table:table-cell office:value-type="string">
            <text:p>Total 36845 ﾷ Draw - Seavall, Mike</text:p>
          </table:table-cell>
          <table:table-cell table:number-columns-repeated="6"/>
          <table:table-cell office:value-type="float" office:value="-14357.45">
            <text:p>-14357.45</text:p>
          </table:table-cell>
          <table:table-cell office:value-type="float" office:value="-70689.07">
            <text:p>-70689.07</text:p>
          </table:table-cell>
        </table:table-row>
        <table:table-row table:style-name="ro2">
          <table:table-cell office:value-type="string">
            <text:p>36846 ﾷ P&amp;L Allocation - Seavall, Mike</text:p>
          </table:table-cell>
          <table:table-cell table:number-columns-repeated="7"/>
          <table:table-cell office:value-type="float" office:value="65581.67">
            <text:p>65581.6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Seavall, Mik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5912.16">
            <text:p>15912.16</text:p>
          </table:table-cell>
          <table:table-cell office:value-type="float" office:value="81493.83">
            <text:p>81493.8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Seavall, Mik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115.72">
            <text:p>-2115.72</text:p>
          </table:table-cell>
          <table:table-cell office:value-type="float" office:value="79378.11">
            <text:p>79378.11</text:p>
          </table:table-cell>
        </table:table-row>
        <table:table-row table:style-name="ro2">
          <table:table-cell office:value-type="string">
            <text:p>Total 36846 ﾷ P&amp;L Allocation - Seavall, Mike</text:p>
          </table:table-cell>
          <table:table-cell table:number-columns-repeated="6"/>
          <table:table-cell office:value-type="float" office:value="13796.44">
            <text:p>13796.44</text:p>
          </table:table-cell>
          <table:table-cell office:value-type="float" office:value="79378.11">
            <text:p>79378.11</text:p>
          </table:table-cell>
        </table:table-row>
        <table:table-row table:style-name="ro2">
          <table:table-cell office:value-type="string">
            <text:p>Total 36843 ﾷ Seavall, Mike</text:p>
          </table:table-cell>
          <table:table-cell table:number-columns-repeated="6"/>
          <table:table-cell office:value-type="float" office:value="-561.01">
            <text:p>-561.01</text:p>
          </table:table-cell>
          <table:table-cell office:value-type="float" office:value="1450659.04">
            <text:p>1450659.04</text:p>
          </table:table-cell>
        </table:table-row>
        <table:table-row table:style-name="ro2">
          <table:table-cell office:value-type="string">
            <text:p>36851 ﾷ Mansfield, William J. - IRA</text:p>
          </table:table-cell>
          <table:table-cell table:number-columns-repeated="7"/>
          <table:table-cell office:value-type="float" office:value="341431.8">
            <text:p>341431.8</text:p>
          </table:table-cell>
        </table:table-row>
        <table:table-row table:style-name="ro2">
          <table:table-cell office:value-type="string">
            <text:p>36852 ﾷ Capital Cont. - Mansfield, W.</text:p>
          </table:table-cell>
          <table:table-cell table:number-columns-repeated="7"/>
          <table:table-cell office:value-type="float" office:value="308860">
            <text:p>308860</text:p>
          </table:table-cell>
        </table:table-row>
        <table:table-row table:style-name="ro2">
          <table:table-cell office:value-type="string">
            <text:p>Total 36852 ﾷ Capital Cont. - Mansfield, W.</text:p>
          </table:table-cell>
          <table:table-cell table:number-columns-repeated="7"/>
          <table:table-cell office:value-type="float" office:value="308860">
            <text:p>308860</text:p>
          </table:table-cell>
        </table:table-row>
        <table:table-row table:style-name="ro2">
          <table:table-cell office:value-type="string">
            <text:p>36854 ﾷ P&amp;L Allocation - Mansfield, W.</text:p>
          </table:table-cell>
          <table:table-cell table:number-columns-repeated="7"/>
          <table:table-cell office:value-type="float" office:value="32571.8">
            <text:p>32571.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ansfield, William - IR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777.5">
            <text:p>3777.5</text:p>
          </table:table-cell>
          <table:table-cell office:value-type="float" office:value="36349.3">
            <text:p>36349.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ansfield, William - IR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02.74">
            <text:p>-502.74</text:p>
          </table:table-cell>
          <table:table-cell office:value-type="float" office:value="35846.56">
            <text:p>35846.56</text:p>
          </table:table-cell>
        </table:table-row>
        <table:table-row table:style-name="ro2">
          <table:table-cell office:value-type="string">
            <text:p>Total 36854 ﾷ P&amp;L Allocation - Mansfield, W.</text:p>
          </table:table-cell>
          <table:table-cell table:number-columns-repeated="6"/>
          <table:table-cell office:value-type="float" office:value="3274.76">
            <text:p>3274.76</text:p>
          </table:table-cell>
          <table:table-cell office:value-type="float" office:value="35846.56">
            <text:p>35846.56</text:p>
          </table:table-cell>
        </table:table-row>
        <table:table-row table:style-name="ro2">
          <table:table-cell office:value-type="string">
            <text:p>Total 36851 ﾷ Mansfield, William J. - IRA</text:p>
          </table:table-cell>
          <table:table-cell table:number-columns-repeated="6"/>
          <table:table-cell office:value-type="float" office:value="3274.76">
            <text:p>3274.76</text:p>
          </table:table-cell>
          <table:table-cell office:value-type="float" office:value="344706.56">
            <text:p>344706.56</text:p>
          </table:table-cell>
        </table:table-row>
        <table:table-row table:style-name="ro2">
          <table:table-cell office:value-type="string">
            <text:p>36859 ﾷ Hoffman, Larry</text:p>
          </table:table-cell>
          <table:table-cell table:number-columns-repeated="7"/>
          <table:table-cell office:value-type="float" office:value="166956.04">
            <text:p>166956.04</text:p>
          </table:table-cell>
        </table:table-row>
        <table:table-row table:style-name="ro2">
          <table:table-cell office:value-type="string">
            <text:p>36860 ﾷ Capital Cont. - Hoffman, Larry</text:p>
          </table:table-cell>
          <table:table-cell table:number-columns-repeated="7"/>
          <table:table-cell office:value-type="float" office:value="151000">
            <text:p>151000</text:p>
          </table:table-cell>
        </table:table-row>
        <table:table-row table:style-name="ro2">
          <table:table-cell office:value-type="string">
            <text:p>Total 36860 ﾷ Capital Cont. - Hoffman, Larry</text:p>
          </table:table-cell>
          <table:table-cell table:number-columns-repeated="7"/>
          <table:table-cell office:value-type="float" office:value="151000">
            <text:p>151000</text:p>
          </table:table-cell>
        </table:table-row>
        <table:table-row table:style-name="ro2">
          <table:table-cell office:value-type="string">
            <text:p>36861 ﾷ Draw - Hoffman, Larry</text:p>
          </table:table-cell>
          <table:table-cell table:number-columns-repeated="7"/>
          <table:table-cell office:value-type="float" office:value="-4215.27">
            <text:p>-4215.27</text:p>
          </table:table-cell>
        </table:table-row>
        <table:table-row table:style-name="ro2">
          <table:table-cell office:value-type="string">
            <text:p>Total 36861 ﾷ Draw - Hoffman, Larry</text:p>
          </table:table-cell>
          <table:table-cell table:number-columns-repeated="7"/>
          <table:table-cell office:value-type="float" office:value="-4215.27">
            <text:p>-4215.27</text:p>
          </table:table-cell>
        </table:table-row>
        <table:table-row table:style-name="ro2">
          <table:table-cell office:value-type="string">
            <text:p>36862 ﾷ P&amp;L Allocation - Hoffman, Larry</text:p>
          </table:table-cell>
          <table:table-cell table:number-columns-repeated="7"/>
          <table:table-cell office:value-type="float" office:value="20171.31">
            <text:p>20171.3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offman, Larr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847.15">
            <text:p>1847.15</text:p>
          </table:table-cell>
          <table:table-cell office:value-type="float" office:value="22018.46">
            <text:p>22018.4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offman, Larr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5.83">
            <text:p>-245.83</text:p>
          </table:table-cell>
          <table:table-cell office:value-type="float" office:value="21772.63">
            <text:p>21772.63</text:p>
          </table:table-cell>
        </table:table-row>
        <table:table-row table:style-name="ro2">
          <table:table-cell office:value-type="string">
            <text:p>Total 36862 ﾷ P&amp;L Allocation - Hoffman, Larry</text:p>
          </table:table-cell>
          <table:table-cell table:number-columns-repeated="6"/>
          <table:table-cell office:value-type="float" office:value="1601.32">
            <text:p>1601.32</text:p>
          </table:table-cell>
          <table:table-cell office:value-type="float" office:value="21772.63">
            <text:p>21772.63</text:p>
          </table:table-cell>
        </table:table-row>
        <table:table-row table:style-name="ro2">
          <table:table-cell office:value-type="string">
            <text:p>Total 36859 ﾷ Hoffman, Larry</text:p>
          </table:table-cell>
          <table:table-cell table:number-columns-repeated="6"/>
          <table:table-cell office:value-type="float" office:value="1601.32">
            <text:p>1601.32</text:p>
          </table:table-cell>
          <table:table-cell office:value-type="float" office:value="168557.36">
            <text:p>168557.36</text:p>
          </table:table-cell>
        </table:table-row>
        <table:table-row table:style-name="ro2">
          <table:table-cell office:value-type="string">
            <text:p>36863 ﾷ Moody, Von</text:p>
          </table:table-cell>
          <table:table-cell table:number-columns-repeated="7"/>
          <table:table-cell office:value-type="float" office:value="24845.91">
            <text:p>24845.91</text:p>
          </table:table-cell>
        </table:table-row>
        <table:table-row table:style-name="ro2">
          <table:table-cell office:value-type="string">
            <text:p>36864 ﾷ Capital Cont. - Moody, Von</text:p>
          </table:table-cell>
          <table:table-cell table:number-columns-repeated="7"/>
          <table:table-cell office:value-type="float" office:value="45000">
            <text:p>45000</text:p>
          </table:table-cell>
        </table:table-row>
        <table:table-row table:style-name="ro2">
          <table:table-cell office:value-type="string">
            <text:p>Total 36864 ﾷ Capital Cont. - Moody, Von</text:p>
          </table:table-cell>
          <table:table-cell table:number-columns-repeated="7"/>
          <table:table-cell office:value-type="float" office:value="45000">
            <text:p>45000</text:p>
          </table:table-cell>
        </table:table-row>
        <table:table-row table:style-name="ro2">
          <table:table-cell office:value-type="string">
            <text:p>36865 ﾷ Draw - Moody, Von</text:p>
          </table:table-cell>
          <table:table-cell table:number-columns-repeated="7"/>
          <table:table-cell office:value-type="float" office:value="-24944.78">
            <text:p>-24944.78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Moody, Von</text:p>
          </table:table-cell>
          <table:table-cell office:value-type="string">
            <text:p>Von Moody (_########1883)</text:p>
          </table:table-cell>
          <table:table-cell office:value-type="string">
            <text:p>10100 ﾷ Checking - Chase #4427</text:p>
          </table:table-cell>
          <table:table-cell office:value-type="float" office:value="-252.26">
            <text:p>-252.26</text:p>
          </table:table-cell>
          <table:table-cell office:value-type="float" office:value="-25197.04">
            <text:p>-25197.04</text:p>
          </table:table-cell>
        </table:table-row>
        <table:table-row table:style-name="ro2">
          <table:table-cell office:value-type="string">
            <text:p>Total 36865 ﾷ Draw - Moody, Von</text:p>
          </table:table-cell>
          <table:table-cell table:number-columns-repeated="6"/>
          <table:table-cell office:value-type="float" office:value="-252.26">
            <text:p>-252.26</text:p>
          </table:table-cell>
          <table:table-cell office:value-type="float" office:value="-25197.04">
            <text:p>-25197.04</text:p>
          </table:table-cell>
        </table:table-row>
        <table:table-row table:style-name="ro2">
          <table:table-cell office:value-type="string">
            <text:p>36866 ﾷ P&amp;L Allocation - Moody, Von</text:p>
          </table:table-cell>
          <table:table-cell table:number-columns-repeated="7"/>
          <table:table-cell office:value-type="float" office:value="4790.69">
            <text:p>4790.6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ody, V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72.22">
            <text:p>272.22</text:p>
          </table:table-cell>
          <table:table-cell office:value-type="float" office:value="5062.91">
            <text:p>5062.9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ody, V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6.21">
            <text:p>-36.21</text:p>
          </table:table-cell>
          <table:table-cell office:value-type="float" office:value="5026.7">
            <text:p>5026.7</text:p>
          </table:table-cell>
        </table:table-row>
        <table:table-row table:style-name="ro2">
          <table:table-cell office:value-type="string">
            <text:p>Total 36866 ﾷ P&amp;L Allocation - Moody, Von</text:p>
          </table:table-cell>
          <table:table-cell table:number-columns-repeated="6"/>
          <table:table-cell office:value-type="float" office:value="236.01">
            <text:p>236.01</text:p>
          </table:table-cell>
          <table:table-cell office:value-type="float" office:value="5026.7">
            <text:p>5026.7</text:p>
          </table:table-cell>
        </table:table-row>
        <table:table-row table:style-name="ro2">
          <table:table-cell office:value-type="string">
            <text:p>Total 36863 ﾷ Moody, Von</text:p>
          </table:table-cell>
          <table:table-cell table:number-columns-repeated="6"/>
          <table:table-cell office:value-type="float" office:value="-16.25">
            <text:p>-16.25</text:p>
          </table:table-cell>
          <table:table-cell office:value-type="float" office:value="24829.66">
            <text:p>24829.66</text:p>
          </table:table-cell>
        </table:table-row>
        <table:table-row table:style-name="ro2">
          <table:table-cell office:value-type="string">
            <text:p>36875 ﾷ Benner, John - MWIRA</text:p>
          </table:table-cell>
          <table:table-cell table:number-columns-repeated="7"/>
          <table:table-cell office:value-type="float" office:value="289089.27">
            <text:p>289089.27</text:p>
          </table:table-cell>
        </table:table-row>
        <table:table-row table:style-name="ro2">
          <table:table-cell office:value-type="string">
            <text:p>36876 ﾷ Capital Cont. - John Benner IRA</text:p>
          </table:table-cell>
          <table:table-cell table:number-columns-repeated="7"/>
          <table:table-cell office:value-type="float" office:value="249970">
            <text:p>249970</text:p>
          </table:table-cell>
        </table:table-row>
        <table:table-row table:style-name="ro2">
          <table:table-cell office:value-type="string">
            <text:p>Total 36876 ﾷ Capital Cont. - John Benner IRA</text:p>
          </table:table-cell>
          <table:table-cell table:number-columns-repeated="7"/>
          <table:table-cell office:value-type="float" office:value="249970">
            <text:p>249970</text:p>
          </table:table-cell>
        </table:table-row>
        <table:table-row table:style-name="ro2">
          <table:table-cell office:value-type="string">
            <text:p>36878 ﾷ P&amp;L Allocation - John Benner</text:p>
          </table:table-cell>
          <table:table-cell table:number-columns-repeated="7"/>
          <table:table-cell office:value-type="float" office:value="39119.27">
            <text:p>39119.2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John Benn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198.4">
            <text:p>3198.4</text:p>
          </table:table-cell>
          <table:table-cell office:value-type="float" office:value="42317.67">
            <text:p>42317.6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John Benn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25.67">
            <text:p>-425.67</text:p>
          </table:table-cell>
          <table:table-cell office:value-type="float" office:value="41892">
            <text:p>41892</text:p>
          </table:table-cell>
        </table:table-row>
        <table:table-row table:style-name="ro2">
          <table:table-cell office:value-type="string">
            <text:p>Total 36878 ﾷ P&amp;L Allocation - John Benner</text:p>
          </table:table-cell>
          <table:table-cell table:number-columns-repeated="6"/>
          <table:table-cell office:value-type="float" office:value="2772.73">
            <text:p>2772.73</text:p>
          </table:table-cell>
          <table:table-cell office:value-type="float" office:value="41892">
            <text:p>41892</text:p>
          </table:table-cell>
        </table:table-row>
        <table:table-row table:style-name="ro2">
          <table:table-cell office:value-type="string">
            <text:p>Total 36875 ﾷ Benner, John - MWIRA</text:p>
          </table:table-cell>
          <table:table-cell table:number-columns-repeated="6"/>
          <table:table-cell office:value-type="float" office:value="2772.73">
            <text:p>2772.73</text:p>
          </table:table-cell>
          <table:table-cell office:value-type="float" office:value="291862">
            <text:p>291862</text:p>
          </table:table-cell>
        </table:table-row>
        <table:table-row table:style-name="ro2">
          <table:table-cell office:value-type="string">
            <text:p>36879 ﾷ Provident FBO David Greenlees</text:p>
          </table:table-cell>
          <table:table-cell table:number-columns-repeated="7"/>
          <table:table-cell office:value-type="float" office:value="58082.76">
            <text:p>58082.76</text:p>
          </table:table-cell>
        </table:table-row>
        <table:table-row table:style-name="ro2">
          <table:table-cell office:value-type="string">
            <text:p>36880 ﾷ Capital Cont. - David Greenlees</text:p>
          </table:table-cell>
          <table:table-cell table:number-columns-repeated="7"/>
          <table:table-cell office:value-type="float" office:value="49985">
            <text:p>49985</text:p>
          </table:table-cell>
        </table:table-row>
        <table:table-row table:style-name="ro2">
          <table:table-cell office:value-type="string">
            <text:p>Total 36880 ﾷ Capital Cont. - David Greenlees</text:p>
          </table:table-cell>
          <table:table-cell table:number-columns-repeated="7"/>
          <table:table-cell office:value-type="float" office:value="49985">
            <text:p>49985</text:p>
          </table:table-cell>
        </table:table-row>
        <table:table-row table:style-name="ro2">
          <table:table-cell office:value-type="string">
            <text:p>36882 ﾷ P&amp;L Allocation - D. Greenlees</text:p>
          </table:table-cell>
          <table:table-cell table:number-columns-repeated="7"/>
          <table:table-cell office:value-type="float" office:value="8097.76">
            <text:p>8097.7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Provident FBO David Greenles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42.61">
            <text:p>642.61</text:p>
          </table:table-cell>
          <table:table-cell office:value-type="float" office:value="8740.37">
            <text:p>8740.3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Provident FBO David Greenles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85.52">
            <text:p>-85.52</text:p>
          </table:table-cell>
          <table:table-cell office:value-type="float" office:value="8654.85">
            <text:p>8654.85</text:p>
          </table:table-cell>
        </table:table-row>
        <table:table-row table:style-name="ro2">
          <table:table-cell office:value-type="string">
            <text:p>Total 36882 ﾷ P&amp;L Allocation - D. Greenlees</text:p>
          </table:table-cell>
          <table:table-cell table:number-columns-repeated="6"/>
          <table:table-cell office:value-type="float" office:value="557.09">
            <text:p>557.09</text:p>
          </table:table-cell>
          <table:table-cell office:value-type="float" office:value="8654.85">
            <text:p>8654.85</text:p>
          </table:table-cell>
        </table:table-row>
        <table:table-row table:style-name="ro2">
          <table:table-cell office:value-type="string">
            <text:p>Total 36879 ﾷ Provident FBO David Greenlees</text:p>
          </table:table-cell>
          <table:table-cell table:number-columns-repeated="6"/>
          <table:table-cell office:value-type="float" office:value="557.09">
            <text:p>557.09</text:p>
          </table:table-cell>
          <table:table-cell office:value-type="float" office:value="58639.85">
            <text:p>58639.85</text:p>
          </table:table-cell>
        </table:table-row>
        <table:table-row table:style-name="ro2">
          <table:table-cell office:value-type="string">
            <text:p>36883 ﾷ Tavernier, Julene - MWIRA</text:p>
          </table:table-cell>
          <table:table-cell table:number-columns-repeated="7"/>
          <table:table-cell office:value-type="float" office:value="115950.59">
            <text:p>115950.59</text:p>
          </table:table-cell>
        </table:table-row>
        <table:table-row table:style-name="ro2">
          <table:table-cell office:value-type="string">
            <text:p>36884 ﾷ Capital Cont. - Julene Tavernie</text:p>
          </table:table-cell>
          <table:table-cell table:number-columns-repeated="7"/>
          <table:table-cell office:value-type="float" office:value="99985">
            <text:p>99985</text:p>
          </table:table-cell>
        </table:table-row>
        <table:table-row table:style-name="ro2">
          <table:table-cell office:value-type="string">
            <text:p>Total 36884 ﾷ Capital Cont. - Julene Tavernie</text:p>
          </table:table-cell>
          <table:table-cell table:number-columns-repeated="7"/>
          <table:table-cell office:value-type="float" office:value="99985">
            <text:p>99985</text:p>
          </table:table-cell>
        </table:table-row>
        <table:table-row table:style-name="ro2">
          <table:table-cell office:value-type="string">
            <text:p>36886 ﾷ P&amp;L Allocation - J. Taverernier</text:p>
          </table:table-cell>
          <table:table-cell table:number-columns-repeated="7"/>
          <table:table-cell office:value-type="float" office:value="15965.59">
            <text:p>15965.5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Julene Taverni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282.84">
            <text:p>1282.84</text:p>
          </table:table-cell>
          <table:table-cell office:value-type="float" office:value="17248.43">
            <text:p>17248.4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Julene Taverni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70.73">
            <text:p>-170.73</text:p>
          </table:table-cell>
          <table:table-cell office:value-type="float" office:value="17077.7">
            <text:p>17077.7</text:p>
          </table:table-cell>
        </table:table-row>
        <table:table-row table:style-name="ro2">
          <table:table-cell office:value-type="string">
            <text:p>Total 36886 ﾷ P&amp;L Allocation - J. Taverernier</text:p>
          </table:table-cell>
          <table:table-cell table:number-columns-repeated="6"/>
          <table:table-cell office:value-type="float" office:value="1112.11">
            <text:p>1112.11</text:p>
          </table:table-cell>
          <table:table-cell office:value-type="float" office:value="17077.7">
            <text:p>17077.7</text:p>
          </table:table-cell>
        </table:table-row>
        <table:table-row table:style-name="ro2">
          <table:table-cell office:value-type="string">
            <text:p>Total 36883 ﾷ Tavernier, Julene - MWIRA</text:p>
          </table:table-cell>
          <table:table-cell table:number-columns-repeated="6"/>
          <table:table-cell office:value-type="float" office:value="1112.11">
            <text:p>1112.11</text:p>
          </table:table-cell>
          <table:table-cell office:value-type="float" office:value="117062.7">
            <text:p>117062.7</text:p>
          </table:table-cell>
        </table:table-row>
        <table:table-row table:style-name="ro2">
          <table:table-cell office:value-type="string">
            <text:p>36891 ﾷ Equity Trust FBO Elaine Cate</text:p>
          </table:table-cell>
          <table:table-cell table:number-columns-repeated="7"/>
          <table:table-cell office:value-type="float" office:value="25428.68">
            <text:p>25428.68</text:p>
          </table:table-cell>
        </table:table-row>
        <table:table-row table:style-name="ro2">
          <table:table-cell office:value-type="string">
            <text:p>36892 ﾷ Capital Cont. - Cate, E. - ETC</text:p>
          </table:table-cell>
          <table:table-cell table:number-columns-repeated="7"/>
          <table:table-cell office:value-type="float" office:value="21927.36">
            <text:p>21927.36</text:p>
          </table:table-cell>
        </table:table-row>
        <table:table-row table:style-name="ro2">
          <table:table-cell office:value-type="string">
            <text:p>Total 36892 ﾷ Capital Cont. - Cate, E. - ETC</text:p>
          </table:table-cell>
          <table:table-cell table:number-columns-repeated="7"/>
          <table:table-cell office:value-type="float" office:value="21927.36">
            <text:p>21927.36</text:p>
          </table:table-cell>
        </table:table-row>
        <table:table-row table:style-name="ro2">
          <table:table-cell office:value-type="string">
            <text:p>36894 ﾷ P&amp;L Allocation - Cate, E. - ETC</text:p>
          </table:table-cell>
          <table:table-cell table:number-columns-repeated="7"/>
          <table:table-cell office:value-type="float" office:value="3501.32">
            <text:p>3501.3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TC FBO Elaine Cat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81.34">
            <text:p>281.34</text:p>
          </table:table-cell>
          <table:table-cell office:value-type="float" office:value="3782.66">
            <text:p>3782.6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TC FBO Elaine Cat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7.44">
            <text:p>-37.44</text:p>
          </table:table-cell>
          <table:table-cell office:value-type="float" office:value="3745.22">
            <text:p>3745.22</text:p>
          </table:table-cell>
        </table:table-row>
        <table:table-row table:style-name="ro2">
          <table:table-cell office:value-type="string">
            <text:p>Total 36894 ﾷ P&amp;L Allocation - Cate, E. - ETC</text:p>
          </table:table-cell>
          <table:table-cell table:number-columns-repeated="6"/>
          <table:table-cell office:value-type="float" office:value="243.9">
            <text:p>243.9</text:p>
          </table:table-cell>
          <table:table-cell office:value-type="float" office:value="3745.22">
            <text:p>3745.22</text:p>
          </table:table-cell>
        </table:table-row>
        <table:table-row table:style-name="ro2">
          <table:table-cell office:value-type="string">
            <text:p>Total 36891 ﾷ Equity Trust FBO Elaine Cate</text:p>
          </table:table-cell>
          <table:table-cell table:number-columns-repeated="6"/>
          <table:table-cell office:value-type="float" office:value="243.9">
            <text:p>243.9</text:p>
          </table:table-cell>
          <table:table-cell office:value-type="float" office:value="25672.58">
            <text:p>25672.58</text:p>
          </table:table-cell>
        </table:table-row>
        <table:table-row table:style-name="ro2">
          <table:table-cell office:value-type="string">
            <text:p>36895 ﾷ Seavall, Courtney</text:p>
          </table:table-cell>
          <table:table-cell table:number-columns-repeated="7"/>
          <table:table-cell office:value-type="float" office:value="60328.82">
            <text:p>60328.82</text:p>
          </table:table-cell>
        </table:table-row>
        <table:table-row table:style-name="ro2">
          <table:table-cell office:value-type="string">
            <text:p>36896 ﾷ Capital Cont. - Seavall, C.</text:p>
          </table:table-cell>
          <table:table-cell table:number-columns-repeated="7"/>
          <table:table-cell office:value-type="float" office:value="59985">
            <text:p>59985</text:p>
          </table:table-cell>
        </table:table-row>
        <table:table-row table:style-name="ro2">
          <table:table-cell office:value-type="string">
            <text:p>Total 36896 ﾷ Capital Cont. - Seavall, C.</text:p>
          </table:table-cell>
          <table:table-cell table:number-columns-repeated="7"/>
          <table:table-cell office:value-type="float" office:value="59985">
            <text:p>59985</text:p>
          </table:table-cell>
        </table:table-row>
        <table:table-row table:style-name="ro2">
          <table:table-cell office:value-type="string">
            <text:p>36897 ﾷ Draw - Seavall, Courtney</text:p>
          </table:table-cell>
          <table:table-cell table:number-columns-repeated="7"/>
          <table:table-cell office:value-type="float" office:value="-8465.03">
            <text:p>-8465.03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Seavall, Courtney</text:p>
          </table:table-cell>
          <table:table-cell office:value-type="string">
            <text:p>Courtney Seavall (_######2433)</text:p>
          </table:table-cell>
          <table:table-cell office:value-type="string">
            <text:p>10100 ﾷ Checking - Chase #4427</text:p>
          </table:table-cell>
          <table:table-cell office:value-type="float" office:value="-608.19">
            <text:p>-608.19</text:p>
          </table:table-cell>
          <table:table-cell office:value-type="float" office:value="-9073.22">
            <text:p>-9073.22</text:p>
          </table:table-cell>
        </table:table-row>
        <table:table-row table:style-name="ro2">
          <table:table-cell office:value-type="string">
            <text:p>Total 36897 ﾷ Draw - Seavall, Courtney</text:p>
          </table:table-cell>
          <table:table-cell table:number-columns-repeated="6"/>
          <table:table-cell office:value-type="float" office:value="-608.19">
            <text:p>-608.19</text:p>
          </table:table-cell>
          <table:table-cell office:value-type="float" office:value="-9073.22">
            <text:p>-9073.22</text:p>
          </table:table-cell>
        </table:table-row>
        <table:table-row table:style-name="ro2">
          <table:table-cell office:value-type="string">
            <text:p>36898 ﾷ P&amp;L Allocation, Seavall, C.</text:p>
          </table:table-cell>
          <table:table-cell table:number-columns-repeated="7"/>
          <table:table-cell office:value-type="float" office:value="8808.85">
            <text:p>8808.8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Seavall, Courtne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61.04">
            <text:p>661.04</text:p>
          </table:table-cell>
          <table:table-cell office:value-type="float" office:value="9469.89">
            <text:p>9469.8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Seavall, Courtne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87.94">
            <text:p>-87.94</text:p>
          </table:table-cell>
          <table:table-cell office:value-type="float" office:value="9381.95">
            <text:p>9381.95</text:p>
          </table:table-cell>
        </table:table-row>
        <table:table-row table:style-name="ro2">
          <table:table-cell office:value-type="string">
            <text:p>Total 36898 ﾷ P&amp;L Allocation, Seavall, C.</text:p>
          </table:table-cell>
          <table:table-cell table:number-columns-repeated="6"/>
          <table:table-cell office:value-type="float" office:value="573.1">
            <text:p>573.1</text:p>
          </table:table-cell>
          <table:table-cell office:value-type="float" office:value="9381.95">
            <text:p>9381.95</text:p>
          </table:table-cell>
        </table:table-row>
        <table:table-row table:style-name="ro2">
          <table:table-cell office:value-type="string">
            <text:p>Total 36895 ﾷ Seavall, Courtney</text:p>
          </table:table-cell>
          <table:table-cell table:number-columns-repeated="6"/>
          <table:table-cell office:value-type="float" office:value="-35.09">
            <text:p>-35.09</text:p>
          </table:table-cell>
          <table:table-cell office:value-type="float" office:value="60293.73">
            <text:p>60293.73</text:p>
          </table:table-cell>
        </table:table-row>
        <table:table-row table:style-name="ro2">
          <table:table-cell office:value-type="string">
            <text:p>36899 ﾷ Gaber, Linda</text:p>
          </table:table-cell>
          <table:table-cell table:number-columns-repeated="7"/>
          <table:table-cell office:value-type="float" office:value="159065.43">
            <text:p>159065.43</text:p>
          </table:table-cell>
        </table:table-row>
        <table:table-row table:style-name="ro2">
          <table:table-cell office:value-type="string">
            <text:p>36900 ﾷ Capital Cont. - Gaber, Linda</text:p>
          </table:table-cell>
          <table:table-cell table:number-columns-repeated="7"/>
          <table:table-cell office:value-type="float" office:value="149970">
            <text:p>149970</text:p>
          </table:table-cell>
        </table:table-row>
        <table:table-row table:style-name="ro2">
          <table:table-cell office:value-type="string">
            <text:p>Total 36900 ﾷ Capital Cont. - Gaber, Linda</text:p>
          </table:table-cell>
          <table:table-cell table:number-columns-repeated="7"/>
          <table:table-cell office:value-type="float" office:value="149970">
            <text:p>149970</text:p>
          </table:table-cell>
        </table:table-row>
        <table:table-row table:style-name="ro2">
          <table:table-cell office:value-type="string">
            <text:p>36901 ﾷ Draw - Gaber, Linda</text:p>
          </table:table-cell>
          <table:table-cell table:number-columns-repeated="7"/>
          <table:table-cell office:value-type="float" office:value="-8658.7">
            <text:p>-8658.7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 office:value-type="string">
            <text:p>ACH</text:p>
          </table:table-cell>
          <table:table-cell office:value-type="string">
            <text:p>Gaber, Linda</text:p>
          </table:table-cell>
          <table:table-cell office:value-type="string">
            <text:p>Member Draw</text:p>
          </table:table-cell>
          <table:table-cell office:value-type="string">
            <text:p>10100 ﾷ Checking - Chase #4427</text:p>
          </table:table-cell>
          <table:table-cell office:value-type="float" office:value="-600">
            <text:p>-600</text:p>
          </table:table-cell>
          <table:table-cell office:value-type="float" office:value="-9258.7">
            <text:p>-9258.7</text:p>
          </table:table-cell>
        </table:table-row>
        <table:table-row table:style-name="ro2">
          <table:table-cell office:value-type="string">
            <text:p>Total 36901 ﾷ Draw - Gaber, Linda</text:p>
          </table:table-cell>
          <table:table-cell table:number-columns-repeated="6"/>
          <table:table-cell office:value-type="float" office:value="-600">
            <text:p>-600</text:p>
          </table:table-cell>
          <table:table-cell office:value-type="float" office:value="-9258.7">
            <text:p>-9258.7</text:p>
          </table:table-cell>
        </table:table-row>
        <table:table-row table:style-name="ro2">
          <table:table-cell office:value-type="string">
            <text:p>36902 ﾷ P&amp;L Allocation - Gaber, Linda</text:p>
          </table:table-cell>
          <table:table-cell table:number-columns-repeated="7"/>
          <table:table-cell office:value-type="float" office:value="17754.13">
            <text:p>17754.1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Gaber, Lind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753.91">
            <text:p>1753.91</text:p>
          </table:table-cell>
          <table:table-cell office:value-type="float" office:value="19508.04">
            <text:p>19508.0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Gaber, Lind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33.33">
            <text:p>-233.33</text:p>
          </table:table-cell>
          <table:table-cell office:value-type="float" office:value="19274.71">
            <text:p>19274.71</text:p>
          </table:table-cell>
        </table:table-row>
        <table:table-row table:style-name="ro2">
          <table:table-cell office:value-type="string">
            <text:p>Total 36902 ﾷ P&amp;L Allocation - Gaber, Linda</text:p>
          </table:table-cell>
          <table:table-cell table:number-columns-repeated="6"/>
          <table:table-cell office:value-type="float" office:value="1520.58">
            <text:p>1520.58</text:p>
          </table:table-cell>
          <table:table-cell office:value-type="float" office:value="19274.71">
            <text:p>19274.71</text:p>
          </table:table-cell>
        </table:table-row>
        <table:table-row table:style-name="ro2">
          <table:table-cell office:value-type="string">
            <text:p>Total 36899 ﾷ Gaber, Linda</text:p>
          </table:table-cell>
          <table:table-cell table:number-columns-repeated="6"/>
          <table:table-cell office:value-type="float" office:value="920.58">
            <text:p>920.58</text:p>
          </table:table-cell>
          <table:table-cell office:value-type="float" office:value="159986.01">
            <text:p>159986.01</text:p>
          </table:table-cell>
        </table:table-row>
        <table:table-row table:style-name="ro2">
          <table:table-cell office:value-type="string">
            <text:p>36903 ﾷ IRA Express FBO Mark Nyman IRA</text:p>
          </table:table-cell>
          <table:table-cell table:number-columns-repeated="7"/>
          <table:table-cell office:value-type="float" office:value="343643.56">
            <text:p>343643.56</text:p>
          </table:table-cell>
        </table:table-row>
        <table:table-row table:style-name="ro2">
          <table:table-cell office:value-type="string">
            <text:p>36904 ﾷ Capital Cont. - Nyman, Mark</text:p>
          </table:table-cell>
          <table:table-cell table:number-columns-repeated="7"/>
          <table:table-cell office:value-type="float" office:value="299985">
            <text:p>299985</text:p>
          </table:table-cell>
        </table:table-row>
        <table:table-row table:style-name="ro2">
          <table:table-cell office:value-type="string">
            <text:p>Total 36904 ﾷ Capital Cont. - Nyman, Mark</text:p>
          </table:table-cell>
          <table:table-cell table:number-columns-repeated="7"/>
          <table:table-cell office:value-type="float" office:value="299985">
            <text:p>299985</text:p>
          </table:table-cell>
        </table:table-row>
        <table:table-row table:style-name="ro2">
          <table:table-cell office:value-type="string">
            <text:p>36906 ﾷ P&amp;L Allocation - Nyman, Mark</text:p>
          </table:table-cell>
          <table:table-cell table:number-columns-repeated="7"/>
          <table:table-cell office:value-type="float" office:value="43658.56">
            <text:p>43658.5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IRA Express Inc., FBO Mary Nyman IR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801.98">
            <text:p>3801.98</text:p>
          </table:table-cell>
          <table:table-cell office:value-type="float" office:value="47460.54">
            <text:p>47460.5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IRA Express Inc., FBO Mary Nyman IR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05.99">
            <text:p>-505.99</text:p>
          </table:table-cell>
          <table:table-cell office:value-type="float" office:value="46954.55">
            <text:p>46954.55</text:p>
          </table:table-cell>
        </table:table-row>
        <table:table-row table:style-name="ro2">
          <table:table-cell office:value-type="string">
            <text:p>Total 36906 ﾷ P&amp;L Allocation - Nyman, Mark</text:p>
          </table:table-cell>
          <table:table-cell table:number-columns-repeated="6"/>
          <table:table-cell office:value-type="float" office:value="3295.99">
            <text:p>3295.99</text:p>
          </table:table-cell>
          <table:table-cell office:value-type="float" office:value="46954.55">
            <text:p>46954.55</text:p>
          </table:table-cell>
        </table:table-row>
        <table:table-row table:style-name="ro2">
          <table:table-cell office:value-type="string">
            <text:p>Total 36903 ﾷ IRA Express FBO Mark Nyman IRA</text:p>
          </table:table-cell>
          <table:table-cell table:number-columns-repeated="6"/>
          <table:table-cell office:value-type="float" office:value="3295.99">
            <text:p>3295.99</text:p>
          </table:table-cell>
          <table:table-cell office:value-type="float" office:value="346939.55">
            <text:p>346939.55</text:p>
          </table:table-cell>
        </table:table-row>
        <table:table-row table:style-name="ro2">
          <table:table-cell office:value-type="string">
            <text:p>36907 ﾷ LDL Investments I, LLC</text:p>
          </table:table-cell>
          <table:table-cell table:number-columns-repeated="7"/>
          <table:table-cell office:value-type="float" office:value="6441.03">
            <text:p>6441.03</text:p>
          </table:table-cell>
        </table:table-row>
        <table:table-row table:style-name="ro2">
          <table:table-cell office:value-type="string">
            <text:p>36908 ﾷ Capital Cont. - LDL Investments</text:p>
          </table:table-cell>
          <table:table-cell table:number-columns-repeated="7"/>
          <table:table-cell office:value-type="float" office:value="23000">
            <text:p>23000</text:p>
          </table:table-cell>
        </table:table-row>
        <table:table-row table:style-name="ro2">
          <table:table-cell office:value-type="string">
            <text:p>Total 36908 ﾷ Capital Cont. - LDL Investments</text:p>
          </table:table-cell>
          <table:table-cell table:number-columns-repeated="7"/>
          <table:table-cell office:value-type="float" office:value="23000">
            <text:p>23000</text:p>
          </table:table-cell>
        </table:table-row>
        <table:table-row table:style-name="ro2">
          <table:table-cell office:value-type="string">
            <text:p>36909 ﾷ Draw - LDL Investments</text:p>
          </table:table-cell>
          <table:table-cell table:number-columns-repeated="7"/>
          <table:table-cell office:value-type="float" office:value="-18500">
            <text:p>-18500</text:p>
          </table:table-cell>
        </table:table-row>
        <table:table-row table:style-name="ro2">
          <table:table-cell office:value-type="string">
            <text:p>Total 36909 ﾷ Draw - LDL Investments</text:p>
          </table:table-cell>
          <table:table-cell table:number-columns-repeated="7"/>
          <table:table-cell office:value-type="float" office:value="-18500">
            <text:p>-18500</text:p>
          </table:table-cell>
        </table:table-row>
        <table:table-row table:style-name="ro2">
          <table:table-cell office:value-type="string">
            <text:p>36910 ﾷ P&amp;L Allocation - LDL Investment</text:p>
          </table:table-cell>
          <table:table-cell table:number-columns-repeated="7"/>
          <table:table-cell office:value-type="float" office:value="1941.03">
            <text:p>1941.0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DL Investments I, LLC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1.26">
            <text:p>71.26</text:p>
          </table:table-cell>
          <table:table-cell office:value-type="float" office:value="2012.29">
            <text:p>2012.2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DL Investments I, LLC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9.48">
            <text:p>-9.48</text:p>
          </table:table-cell>
          <table:table-cell office:value-type="float" office:value="2002.81">
            <text:p>2002.81</text:p>
          </table:table-cell>
        </table:table-row>
        <table:table-row table:style-name="ro2">
          <table:table-cell office:value-type="string">
            <text:p>Total 36910 ﾷ P&amp;L Allocation - LDL Investment</text:p>
          </table:table-cell>
          <table:table-cell table:number-columns-repeated="6"/>
          <table:table-cell office:value-type="float" office:value="61.78">
            <text:p>61.78</text:p>
          </table:table-cell>
          <table:table-cell office:value-type="float" office:value="2002.81">
            <text:p>2002.81</text:p>
          </table:table-cell>
        </table:table-row>
        <table:table-row table:style-name="ro2">
          <table:table-cell office:value-type="string">
            <text:p>Total 36907 ﾷ LDL Investments I, LLC</text:p>
          </table:table-cell>
          <table:table-cell table:number-columns-repeated="6"/>
          <table:table-cell office:value-type="float" office:value="61.78">
            <text:p>61.78</text:p>
          </table:table-cell>
          <table:table-cell office:value-type="float" office:value="6502.81">
            <text:p>6502.81</text:p>
          </table:table-cell>
        </table:table-row>
        <table:table-row table:style-name="ro2">
          <table:table-cell office:value-type="string">
            <text:p>36911 ﾷ Mansfield, William J - NQ</text:p>
          </table:table-cell>
          <table:table-cell table:number-columns-repeated="7"/>
          <table:table-cell office:value-type="float" office:value="580810.48">
            <text:p>580810.48</text:p>
          </table:table-cell>
        </table:table-row>
        <table:table-row table:style-name="ro2">
          <table:table-cell office:value-type="string">
            <text:p>36912 ﾷ Capital Cont. - Mansfield - NQ</text:p>
          </table:table-cell>
          <table:table-cell table:number-columns-repeated="7"/>
          <table:table-cell office:value-type="float" office:value="619985">
            <text:p>619985</text:p>
          </table:table-cell>
        </table:table-row>
        <table:table-row table:style-name="ro2">
          <table:table-cell office:value-type="string">
            <text:p>Total 36912 ﾷ Capital Cont. - Mansfield - NQ</text:p>
          </table:table-cell>
          <table:table-cell table:number-columns-repeated="7"/>
          <table:table-cell office:value-type="float" office:value="619985">
            <text:p>619985</text:p>
          </table:table-cell>
        </table:table-row>
        <table:table-row table:style-name="ro2">
          <table:table-cell office:value-type="string">
            <text:p>36913 ﾷ Draw - Mansfield - NQ</text:p>
          </table:table-cell>
          <table:table-cell table:number-columns-repeated="7"/>
          <table:table-cell office:value-type="float" office:value="-67051.44">
            <text:p>-67051.44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17">
            <text:p>12/17/13</text:p>
          </table:table-cell>
          <table:table-cell office:value-type="string">
            <text:p>ACH</text:p>
          </table:table-cell>
          <table:table-cell office:value-type="string">
            <text:p>Mansfield, William J.</text:p>
          </table:table-cell>
          <table:table-cell/>
          <table:table-cell office:value-type="string">
            <text:p>10100 ﾷ Checking - Chase #4427</text:p>
          </table:table-cell>
          <table:table-cell office:value-type="float" office:value="-27876.92">
            <text:p>-27876.92</text:p>
          </table:table-cell>
          <table:table-cell office:value-type="float" office:value="-94928.36">
            <text:p>-94928.36</text:p>
          </table:table-cell>
        </table:table-row>
        <table:table-row table:style-name="ro2">
          <table:table-cell office:value-type="string">
            <text:p>Total 36913 ﾷ Draw - Mansfield - NQ</text:p>
          </table:table-cell>
          <table:table-cell table:number-columns-repeated="6"/>
          <table:table-cell office:value-type="float" office:value="-27876.92">
            <text:p>-27876.92</text:p>
          </table:table-cell>
          <table:table-cell office:value-type="float" office:value="-94928.36">
            <text:p>-94928.36</text:p>
          </table:table-cell>
        </table:table-row>
        <table:table-row table:style-name="ro2">
          <table:table-cell office:value-type="string">
            <text:p>36914 ﾷ P&amp;L Allocation - Mansfield - NQ</text:p>
          </table:table-cell>
          <table:table-cell table:number-columns-repeated="7"/>
          <table:table-cell office:value-type="float" office:value="27876.92">
            <text:p>27876.9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ansfield, William J.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262.35">
            <text:p>6262.35</text:p>
          </table:table-cell>
          <table:table-cell office:value-type="float" office:value="34139.27">
            <text:p>34139.2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ansfield, William J.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814.37">
            <text:p>-814.37</text:p>
          </table:table-cell>
          <table:table-cell office:value-type="float" office:value="33324.9">
            <text:p>33324.9</text:p>
          </table:table-cell>
        </table:table-row>
        <table:table-row table:style-name="ro2">
          <table:table-cell office:value-type="string">
            <text:p>Total 36914 ﾷ P&amp;L Allocation - Mansfield - NQ</text:p>
          </table:table-cell>
          <table:table-cell table:number-columns-repeated="6"/>
          <table:table-cell office:value-type="float" office:value="5447.98">
            <text:p>5447.98</text:p>
          </table:table-cell>
          <table:table-cell office:value-type="float" office:value="33324.9">
            <text:p>33324.9</text:p>
          </table:table-cell>
        </table:table-row>
        <table:table-row table:style-name="ro2">
          <table:table-cell office:value-type="string">
            <text:p>Total 36911 ﾷ Mansfield, William J - NQ</text:p>
          </table:table-cell>
          <table:table-cell table:number-columns-repeated="6"/>
          <table:table-cell office:value-type="float" office:value="-22428.94">
            <text:p>-22428.94</text:p>
          </table:table-cell>
          <table:table-cell office:value-type="float" office:value="558381.54">
            <text:p>558381.54</text:p>
          </table:table-cell>
        </table:table-row>
        <table:table-row table:style-name="ro2">
          <table:table-cell office:value-type="string">
            <text:p>36915 ﾷ Timmons, Frank - MWIRA IRA</text:p>
          </table:table-cell>
          <table:table-cell table:number-columns-repeated="7"/>
          <table:table-cell office:value-type="float" office:value="1152217.85">
            <text:p>1152217.85</text:p>
          </table:table-cell>
        </table:table-row>
        <table:table-row table:style-name="ro2">
          <table:table-cell office:value-type="string">
            <text:p>36916 ﾷ Capital Cont. - Timmons - MWIRA</text:p>
          </table:table-cell>
          <table:table-cell table:number-columns-repeated="7"/>
          <table:table-cell office:value-type="float" office:value="999985">
            <text:p>999985</text:p>
          </table:table-cell>
        </table:table-row>
        <table:table-row table:style-name="ro2">
          <table:table-cell office:value-type="string">
            <text:p>Total 36916 ﾷ Capital Cont. - Timmons - MWIRA</text:p>
          </table:table-cell>
          <table:table-cell table:number-columns-repeated="7"/>
          <table:table-cell office:value-type="float" office:value="999985">
            <text:p>999985</text:p>
          </table:table-cell>
        </table:table-row>
        <table:table-row table:style-name="ro2">
          <table:table-cell office:value-type="string">
            <text:p>36917 ﾷ Draw - Timmons, Frank - MWIRA</text:p>
          </table:table-cell>
          <table:table-cell table:number-columns-repeated="7"/>
          <table:table-cell office:value-type="float" office:value="-9982.54">
            <text:p>-9982.54</text:p>
          </table:table-cell>
        </table:table-row>
        <table:table-row table:style-name="ro2">
          <table:table-cell office:value-type="string">
            <text:p>Total 36917 ﾷ Draw - Timmons, Frank - MWIRA</text:p>
          </table:table-cell>
          <table:table-cell table:number-columns-repeated="7"/>
          <table:table-cell office:value-type="float" office:value="-9982.54">
            <text:p>-9982.54</text:p>
          </table:table-cell>
        </table:table-row>
        <table:table-row table:style-name="ro2">
          <table:table-cell office:value-type="string">
            <text:p>36918 ﾷ P&amp;L Allocation - Timmons -MWIRA</text:p>
          </table:table-cell>
          <table:table-cell table:number-columns-repeated="7"/>
          <table:table-cell office:value-type="float" office:value="162215.39">
            <text:p>162215.3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Frank Timmon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2747.81">
            <text:p>12747.81</text:p>
          </table:table-cell>
          <table:table-cell office:value-type="float" office:value="174963.2">
            <text:p>174963.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Frank Timmon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696.57">
            <text:p>-1696.57</text:p>
          </table:table-cell>
          <table:table-cell office:value-type="float" office:value="173266.63">
            <text:p>173266.63</text:p>
          </table:table-cell>
        </table:table-row>
        <table:table-row table:style-name="ro2">
          <table:table-cell office:value-type="string">
            <text:p>Total 36918 ﾷ P&amp;L Allocation - Timmons -MWIRA</text:p>
          </table:table-cell>
          <table:table-cell table:number-columns-repeated="6"/>
          <table:table-cell office:value-type="float" office:value="11051.24">
            <text:p>11051.24</text:p>
          </table:table-cell>
          <table:table-cell office:value-type="float" office:value="173266.63">
            <text:p>173266.63</text:p>
          </table:table-cell>
        </table:table-row>
        <table:table-row table:style-name="ro2">
          <table:table-cell office:value-type="string">
            <text:p>Total 36915 ﾷ Timmons, Frank - MWIRA IRA</text:p>
          </table:table-cell>
          <table:table-cell table:number-columns-repeated="6"/>
          <table:table-cell office:value-type="float" office:value="11051.24">
            <text:p>11051.24</text:p>
          </table:table-cell>
          <table:table-cell office:value-type="float" office:value="1163269.09">
            <text:p>1163269.09</text:p>
          </table:table-cell>
        </table:table-row>
        <table:table-row table:style-name="ro2">
          <table:table-cell office:value-type="string">
            <text:p>36919 ﾷ Nehrer, Kurt</text:p>
          </table:table-cell>
          <table:table-cell table:number-columns-repeated="7"/>
          <table:table-cell office:value-type="float" office:value="27615.59">
            <text:p>27615.59</text:p>
          </table:table-cell>
        </table:table-row>
        <table:table-row table:style-name="ro2">
          <table:table-cell office:value-type="string">
            <text:p>36920 ﾷ Capital Cont. - Nehrer, Kurt</text:p>
          </table:table-cell>
          <table:table-cell table:number-columns-repeated="7"/>
          <table:table-cell office:value-type="float" office:value="24985">
            <text:p>24985</text:p>
          </table:table-cell>
        </table:table-row>
        <table:table-row table:style-name="ro2">
          <table:table-cell office:value-type="string">
            <text:p>Total 36920 ﾷ Capital Cont. - Nehrer, Kurt</text:p>
          </table:table-cell>
          <table:table-cell table:number-columns-repeated="7"/>
          <table:table-cell office:value-type="float" office:value="24985">
            <text:p>24985</text:p>
          </table:table-cell>
        </table:table-row>
        <table:table-row table:style-name="ro2">
          <table:table-cell office:value-type="string">
            <text:p>36921 ﾷ Draw - Nehrer, Kurt</text:p>
          </table:table-cell>
          <table:table-cell table:number-columns-repeated="7"/>
          <table:table-cell office:value-type="float" office:value="-687.29">
            <text:p>-687.29</text:p>
          </table:table-cell>
        </table:table-row>
        <table:table-row table:style-name="ro2">
          <table:table-cell office:value-type="string">
            <text:p>Total 36921 ﾷ Draw - Nehrer, Kurt</text:p>
          </table:table-cell>
          <table:table-cell table:number-columns-repeated="7"/>
          <table:table-cell office:value-type="float" office:value="-687.29">
            <text:p>-687.29</text:p>
          </table:table-cell>
        </table:table-row>
        <table:table-row table:style-name="ro2">
          <table:table-cell office:value-type="string">
            <text:p>36922 ﾷ P&amp;L Allocation - Nehrer, Kurt</text:p>
          </table:table-cell>
          <table:table-cell table:number-columns-repeated="7"/>
          <table:table-cell office:value-type="float" office:value="3317.88">
            <text:p>3317.8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Nehrer, Kur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05.53">
            <text:p>305.53</text:p>
          </table:table-cell>
          <table:table-cell office:value-type="float" office:value="3623.41">
            <text:p>3623.4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Nehrer, Kur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0.66">
            <text:p>-40.66</text:p>
          </table:table-cell>
          <table:table-cell office:value-type="float" office:value="3582.75">
            <text:p>3582.75</text:p>
          </table:table-cell>
        </table:table-row>
        <table:table-row table:style-name="ro2">
          <table:table-cell office:value-type="string">
            <text:p>Total 36922 ﾷ P&amp;L Allocation - Nehrer, Kurt</text:p>
          </table:table-cell>
          <table:table-cell table:number-columns-repeated="6"/>
          <table:table-cell office:value-type="float" office:value="264.87">
            <text:p>264.87</text:p>
          </table:table-cell>
          <table:table-cell office:value-type="float" office:value="3582.75">
            <text:p>3582.75</text:p>
          </table:table-cell>
        </table:table-row>
        <table:table-row table:style-name="ro2">
          <table:table-cell office:value-type="string">
            <text:p>Total 36919 ﾷ Nehrer, Kurt</text:p>
          </table:table-cell>
          <table:table-cell table:number-columns-repeated="6"/>
          <table:table-cell office:value-type="float" office:value="264.87">
            <text:p>264.87</text:p>
          </table:table-cell>
          <table:table-cell office:value-type="float" office:value="27880.46">
            <text:p>27880.46</text:p>
          </table:table-cell>
        </table:table-row>
        <table:table-row table:style-name="ro2">
          <table:table-cell office:value-type="string">
            <text:p>36923 ﾷ Gunn, Verona</text:p>
          </table:table-cell>
          <table:table-cell table:number-columns-repeated="7"/>
          <table:table-cell office:value-type="float" office:value="109200.59">
            <text:p>109200.59</text:p>
          </table:table-cell>
        </table:table-row>
        <table:table-row table:style-name="ro2">
          <table:table-cell office:value-type="string">
            <text:p>36924 ﾷ Capital Cont. - Gunn, Verona</text:p>
          </table:table-cell>
          <table:table-cell table:number-columns-repeated="7"/>
          <table:table-cell office:value-type="float" office:value="99985">
            <text:p>99985</text:p>
          </table:table-cell>
        </table:table-row>
        <table:table-row table:style-name="ro2">
          <table:table-cell office:value-type="string">
            <text:p>Total 36924 ﾷ Capital Cont. - Gunn, Verona</text:p>
          </table:table-cell>
          <table:table-cell table:number-columns-repeated="7"/>
          <table:table-cell office:value-type="float" office:value="99985">
            <text:p>99985</text:p>
          </table:table-cell>
        </table:table-row>
        <table:table-row table:style-name="ro2">
          <table:table-cell office:value-type="string">
            <text:p>36925 ﾷ Draw - Gunn, Verona</text:p>
          </table:table-cell>
          <table:table-cell table:number-columns-repeated="7"/>
          <table:table-cell office:value-type="float" office:value="-4050.45">
            <text:p>-4050.45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5">
            <text:p>12/05/13</text:p>
          </table:table-cell>
          <table:table-cell office:value-type="string">
            <text:p>ACH</text:p>
          </table:table-cell>
          <table:table-cell office:value-type="string">
            <text:p>Gunn, Verona</text:p>
          </table:table-cell>
          <table:table-cell/>
          <table:table-cell office:value-type="string">
            <text:p>10100 ﾷ Checking - Chase #4427</text:p>
          </table:table-cell>
          <table:table-cell office:value-type="float" office:value="-400">
            <text:p>-400</text:p>
          </table:table-cell>
          <table:table-cell office:value-type="float" office:value="-4450.45">
            <text:p>-4450.45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 office:value-type="string">
            <text:p>ACH</text:p>
          </table:table-cell>
          <table:table-cell office:value-type="string">
            <text:p>Gunn, Verona</text:p>
          </table:table-cell>
          <table:table-cell/>
          <table:table-cell office:value-type="string">
            <text:p>10100 ﾷ Checking - Chase #4427</text:p>
          </table:table-cell>
          <table:table-cell office:value-type="float" office:value="-800">
            <text:p>-800</text:p>
          </table:table-cell>
          <table:table-cell office:value-type="float" office:value="-5250.45">
            <text:p>-5250.45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16">
            <text:p>12/16/13</text:p>
          </table:table-cell>
          <table:table-cell office:value-type="string">
            <text:p>ACH</text:p>
          </table:table-cell>
          <table:table-cell office:value-type="string">
            <text:p>Gunn, Verona</text:p>
          </table:table-cell>
          <table:table-cell/>
          <table:table-cell office:value-type="string">
            <text:p>10100 ﾷ Checking - Chase #4427</text:p>
          </table:table-cell>
          <table:table-cell office:value-type="float" office:value="-400">
            <text:p>-400</text:p>
          </table:table-cell>
          <table:table-cell office:value-type="float" office:value="-5650.45">
            <text:p>-5650.45</text:p>
          </table:table-cell>
        </table:table-row>
        <table:table-row table:style-name="ro2">
          <table:table-cell office:value-type="string">
            <text:p>Total 36925 ﾷ Draw - Gunn, Verona</text:p>
          </table:table-cell>
          <table:table-cell table:number-columns-repeated="6"/>
          <table:table-cell office:value-type="float" office:value="-1600">
            <text:p>-1600</text:p>
          </table:table-cell>
          <table:table-cell office:value-type="float" office:value="-5650.45">
            <text:p>-5650.45</text:p>
          </table:table-cell>
        </table:table-row>
        <table:table-row table:style-name="ro2">
          <table:table-cell office:value-type="string">
            <text:p>36926 ﾷ P&amp;L Allocation - Gunn, Verona</text:p>
          </table:table-cell>
          <table:table-cell table:number-columns-repeated="7"/>
          <table:table-cell office:value-type="float" office:value="13266.04">
            <text:p>13266.0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Gunn, Veron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93.87">
            <text:p>1193.87</text:p>
          </table:table-cell>
          <table:table-cell office:value-type="float" office:value="14459.91">
            <text:p>14459.9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Gunn, Veron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58.44">
            <text:p>-158.44</text:p>
          </table:table-cell>
          <table:table-cell office:value-type="float" office:value="14301.47">
            <text:p>14301.47</text:p>
          </table:table-cell>
        </table:table-row>
        <table:table-row table:style-name="ro2">
          <table:table-cell office:value-type="string">
            <text:p>Total 36926 ﾷ P&amp;L Allocation - Gunn, Verona</text:p>
          </table:table-cell>
          <table:table-cell table:number-columns-repeated="6"/>
          <table:table-cell office:value-type="float" office:value="1035.43">
            <text:p>1035.43</text:p>
          </table:table-cell>
          <table:table-cell office:value-type="float" office:value="14301.47">
            <text:p>14301.47</text:p>
          </table:table-cell>
        </table:table-row>
        <table:table-row table:style-name="ro2">
          <table:table-cell office:value-type="string">
            <text:p>Total 36923 ﾷ Gunn, Verona</text:p>
          </table:table-cell>
          <table:table-cell table:number-columns-repeated="6"/>
          <table:table-cell office:value-type="float" office:value="-564.57">
            <text:p>-564.57</text:p>
          </table:table-cell>
          <table:table-cell office:value-type="float" office:value="108636.02">
            <text:p>108636.02</text:p>
          </table:table-cell>
        </table:table-row>
        <table:table-row table:style-name="ro2">
          <table:table-cell office:value-type="string">
            <text:p>36927 ﾷ Boscoe-Huffman, Jeff &amp; Scott</text:p>
          </table:table-cell>
          <table:table-cell table:number-columns-repeated="7"/>
          <table:table-cell office:value-type="float" office:value="258200.92">
            <text:p>258200.92</text:p>
          </table:table-cell>
        </table:table-row>
        <table:table-row table:style-name="ro2">
          <table:table-cell office:value-type="string">
            <text:p>36928 ﾷ Capital Cont. - Boscoe-Huffman</text:p>
          </table:table-cell>
          <table:table-cell table:number-columns-repeated="7"/>
          <table:table-cell office:value-type="float" office:value="234985">
            <text:p>234985</text:p>
          </table:table-cell>
        </table:table-row>
        <table:table-row table:style-name="ro2">
          <table:table-cell office:value-type="string">
            <text:p>Total 36928 ﾷ Capital Cont. - Boscoe-Huffman</text:p>
          </table:table-cell>
          <table:table-cell table:number-columns-repeated="7"/>
          <table:table-cell office:value-type="float" office:value="234985">
            <text:p>234985</text:p>
          </table:table-cell>
        </table:table-row>
        <table:table-row table:style-name="ro2">
          <table:table-cell office:value-type="string">
            <text:p>36929 ﾷ Draw - Draw - Boscoe-Huffman</text:p>
          </table:table-cell>
          <table:table-cell table:number-columns-repeated="7"/>
          <table:table-cell office:value-type="float" office:value="-7974.01">
            <text:p>-7974.01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Boscoe-Huffman, Jeff &amp; Scott</text:p>
          </table:table-cell>
          <table:table-cell office:value-type="string">
            <text:p>Jeffrey B. Boscoe-Huffman (_####</text:p>
          </table:table-cell>
          <table:table-cell office:value-type="string">
            <text:p>10100 ﾷ Checking - Chase #4427</text:p>
          </table:table-cell>
          <table:table-cell office:value-type="float" office:value="-2603">
            <text:p>-2603</text:p>
          </table:table-cell>
          <table:table-cell office:value-type="float" office:value="-10577.01">
            <text:p>-10577.01</text:p>
          </table:table-cell>
        </table:table-row>
        <table:table-row table:style-name="ro2">
          <table:table-cell office:value-type="string">
            <text:p>Total 36929 ﾷ Draw - Draw - Boscoe-Huffman</text:p>
          </table:table-cell>
          <table:table-cell table:number-columns-repeated="6"/>
          <table:table-cell office:value-type="float" office:value="-2603">
            <text:p>-2603</text:p>
          </table:table-cell>
          <table:table-cell office:value-type="float" office:value="-10577.01">
            <text:p>-10577.01</text:p>
          </table:table-cell>
        </table:table-row>
        <table:table-row table:style-name="ro2">
          <table:table-cell office:value-type="string">
            <text:p>36930 ﾷ P&amp;L Allocation - Boscoe-Huffman</text:p>
          </table:table-cell>
          <table:table-cell table:number-columns-repeated="7"/>
          <table:table-cell office:value-type="float" office:value="31189.93">
            <text:p>31189.9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oscoe-Huffman, Jeff &amp; Scot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829.19">
            <text:p>2829.19</text:p>
          </table:table-cell>
          <table:table-cell office:value-type="float" office:value="34019.12">
            <text:p>34019.1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oscoe-Huffman, Jeff &amp; Scot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76.35">
            <text:p>-376.35</text:p>
          </table:table-cell>
          <table:table-cell office:value-type="float" office:value="33642.77">
            <text:p>33642.77</text:p>
          </table:table-cell>
        </table:table-row>
        <table:table-row table:style-name="ro2">
          <table:table-cell office:value-type="string">
            <text:p>Total 36930 ﾷ P&amp;L Allocation - Boscoe-Huffman</text:p>
          </table:table-cell>
          <table:table-cell table:number-columns-repeated="6"/>
          <table:table-cell office:value-type="float" office:value="2452.84">
            <text:p>2452.84</text:p>
          </table:table-cell>
          <table:table-cell office:value-type="float" office:value="33642.77">
            <text:p>33642.77</text:p>
          </table:table-cell>
        </table:table-row>
        <table:table-row table:style-name="ro2">
          <table:table-cell office:value-type="string">
            <text:p>Total 36927 ﾷ Boscoe-Huffman, Jeff &amp; Scott</text:p>
          </table:table-cell>
          <table:table-cell table:number-columns-repeated="6"/>
          <table:table-cell office:value-type="float" office:value="-150.16">
            <text:p>-150.16</text:p>
          </table:table-cell>
          <table:table-cell office:value-type="float" office:value="258050.76">
            <text:p>258050.76</text:p>
          </table:table-cell>
        </table:table-row>
        <table:table-row table:style-name="ro2">
          <table:table-cell office:value-type="string">
            <text:p>36931 ﾷ Jones, Kellen</text:p>
          </table:table-cell>
          <table:table-cell table:number-columns-repeated="7"/>
          <table:table-cell office:value-type="float" office:value="16557.79">
            <text:p>16557.79</text:p>
          </table:table-cell>
        </table:table-row>
        <table:table-row table:style-name="ro2">
          <table:table-cell office:value-type="string">
            <text:p>36932 ﾷ Capital Cont. - Jones, Kellen</text:p>
          </table:table-cell>
          <table:table-cell table:number-columns-repeated="7"/>
          <table:table-cell office:value-type="float" office:value="33575.96">
            <text:p>33575.96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3">
            <text:p>12/03/13</text:p>
          </table:table-cell>
          <table:table-cell/>
          <table:table-cell office:value-type="string">
            <text:p>Jones, Kellen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4667.09">
            <text:p>4667.09</text:p>
          </table:table-cell>
          <table:table-cell office:value-type="float" office:value="38243.05">
            <text:p>38243.05</text:p>
          </table:table-cell>
        </table:table-row>
        <table:table-row table:style-name="ro2">
          <table:table-cell office:value-type="string">
            <text:p>Total 36932 ﾷ Capital Cont. - Jones, Kellen</text:p>
          </table:table-cell>
          <table:table-cell table:number-columns-repeated="6"/>
          <table:table-cell office:value-type="float" office:value="4667.09">
            <text:p>4667.09</text:p>
          </table:table-cell>
          <table:table-cell office:value-type="float" office:value="38243.05">
            <text:p>38243.05</text:p>
          </table:table-cell>
        </table:table-row>
        <table:table-row table:style-name="ro2">
          <table:table-cell office:value-type="string">
            <text:p>36933 ﾷ Draw - Jones, Kellen</text:p>
          </table:table-cell>
          <table:table-cell table:number-columns-repeated="7"/>
          <table:table-cell office:value-type="float" office:value="-18000">
            <text:p>-18000</text:p>
          </table:table-cell>
        </table:table-row>
        <table:table-row table:style-name="ro2">
          <table:table-cell office:value-type="string">
            <text:p>Total 36933 ﾷ Draw - Jones, Kellen</text:p>
          </table:table-cell>
          <table:table-cell table:number-columns-repeated="7"/>
          <table:table-cell office:value-type="float" office:value="-18000">
            <text:p>-18000</text:p>
          </table:table-cell>
        </table:table-row>
        <table:table-row table:style-name="ro2">
          <table:table-cell office:value-type="string">
            <text:p>36934 ﾷ P&amp;L Allocation - Jones, Kellen</text:p>
          </table:table-cell>
          <table:table-cell table:number-columns-repeated="7"/>
          <table:table-cell office:value-type="float" office:value="981.83">
            <text:p>981.8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Jones, Kelle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03.14">
            <text:p>203.14</text:p>
          </table:table-cell>
          <table:table-cell office:value-type="float" office:value="1184.97">
            <text:p>1184.9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Jones, Kelle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1.21">
            <text:p>-31.21</text:p>
          </table:table-cell>
          <table:table-cell office:value-type="float" office:value="1153.76">
            <text:p>1153.76</text:p>
          </table:table-cell>
        </table:table-row>
        <table:table-row table:style-name="ro2">
          <table:table-cell office:value-type="string">
            <text:p>Total 36934 ﾷ P&amp;L Allocation - Jones, Kellen</text:p>
          </table:table-cell>
          <table:table-cell table:number-columns-repeated="6"/>
          <table:table-cell office:value-type="float" office:value="171.93">
            <text:p>171.93</text:p>
          </table:table-cell>
          <table:table-cell office:value-type="float" office:value="1153.76">
            <text:p>1153.76</text:p>
          </table:table-cell>
        </table:table-row>
        <table:table-row table:style-name="ro2">
          <table:table-cell office:value-type="string">
            <text:p>Total 36931 ﾷ Jones, Kellen</text:p>
          </table:table-cell>
          <table:table-cell table:number-columns-repeated="6"/>
          <table:table-cell office:value-type="float" office:value="4839.02">
            <text:p>4839.02</text:p>
          </table:table-cell>
          <table:table-cell office:value-type="float" office:value="21396.81">
            <text:p>21396.81</text:p>
          </table:table-cell>
        </table:table-row>
        <table:table-row table:style-name="ro2">
          <table:table-cell office:value-type="string">
            <text:p>36935 ﾷ Parsons, James</text:p>
          </table:table-cell>
          <table:table-cell table:number-columns-repeated="7"/>
          <table:table-cell office:value-type="float" office:value="996826.36">
            <text:p>996826.36</text:p>
          </table:table-cell>
        </table:table-row>
        <table:table-row table:style-name="ro2">
          <table:table-cell office:value-type="string">
            <text:p>36936 ﾷ Capital Cont. - Parsons, James</text:p>
          </table:table-cell>
          <table:table-cell table:number-columns-repeated="7"/>
          <table:table-cell office:value-type="float" office:value="920000">
            <text:p>920000</text:p>
          </table:table-cell>
        </table:table-row>
        <table:table-row table:style-name="ro2">
          <table:table-cell office:value-type="string">
            <text:p>Total 36936 ﾷ Capital Cont. - Parsons, James</text:p>
          </table:table-cell>
          <table:table-cell table:number-columns-repeated="7"/>
          <table:table-cell office:value-type="float" office:value="920000">
            <text:p>920000</text:p>
          </table:table-cell>
        </table:table-row>
        <table:table-row table:style-name="ro2">
          <table:table-cell office:value-type="string">
            <text:p>36937 ﾷ Draw - Parsons, James</text:p>
          </table:table-cell>
          <table:table-cell table:number-columns-repeated="7"/>
          <table:table-cell office:value-type="float" office:value="-7901.22">
            <text:p>-7901.22</text:p>
          </table:table-cell>
        </table:table-row>
        <table:table-row table:style-name="ro2">
          <table:table-cell office:value-type="string">
            <text:p>Total 36937 ﾷ Draw - Parsons, James</text:p>
          </table:table-cell>
          <table:table-cell table:number-columns-repeated="7"/>
          <table:table-cell office:value-type="float" office:value="-7901.22">
            <text:p>-7901.22</text:p>
          </table:table-cell>
        </table:table-row>
        <table:table-row table:style-name="ro2">
          <table:table-cell office:value-type="string">
            <text:p>36938 ﾷ P&amp;L Allocation - Parsons, James</text:p>
          </table:table-cell>
          <table:table-cell table:number-columns-repeated="7"/>
          <table:table-cell office:value-type="float" office:value="84727.58">
            <text:p>84727.5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Parsons, Jame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028.6">
            <text:p>11028.6</text:p>
          </table:table-cell>
          <table:table-cell office:value-type="float" office:value="95756.18">
            <text:p>95756.1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Parsons, Jame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67.77">
            <text:p>-1467.77</text:p>
          </table:table-cell>
          <table:table-cell office:value-type="float" office:value="94288.41">
            <text:p>94288.41</text:p>
          </table:table-cell>
        </table:table-row>
        <table:table-row table:style-name="ro2">
          <table:table-cell office:value-type="string">
            <text:p>Total 36938 ﾷ P&amp;L Allocation - Parsons, James</text:p>
          </table:table-cell>
          <table:table-cell table:number-columns-repeated="6"/>
          <table:table-cell office:value-type="float" office:value="9560.83">
            <text:p>9560.83</text:p>
          </table:table-cell>
          <table:table-cell office:value-type="float" office:value="94288.41">
            <text:p>94288.41</text:p>
          </table:table-cell>
        </table:table-row>
        <table:table-row table:style-name="ro2">
          <table:table-cell office:value-type="string">
            <text:p>Total 36935 ﾷ Parsons, James</text:p>
          </table:table-cell>
          <table:table-cell table:number-columns-repeated="6"/>
          <table:table-cell office:value-type="float" office:value="9560.83">
            <text:p>9560.83</text:p>
          </table:table-cell>
          <table:table-cell office:value-type="float" office:value="1006387.19">
            <text:p>1006387.19</text:p>
          </table:table-cell>
        </table:table-row>
        <table:table-row table:style-name="ro2">
          <table:table-cell office:value-type="string">
            <text:p>36939 ﾷ McGrady, Kathy - MWIRA</text:p>
          </table:table-cell>
          <table:table-cell table:number-columns-repeated="7"/>
          <table:table-cell office:value-type="float" office:value="522470.29">
            <text:p>522470.29</text:p>
          </table:table-cell>
        </table:table-row>
        <table:table-row table:style-name="ro2">
          <table:table-cell office:value-type="string">
            <text:p>36940 ﾷ Capital Cont. - McGrady, Kathy</text:p>
          </table:table-cell>
          <table:table-cell table:number-columns-repeated="7"/>
          <table:table-cell office:value-type="float" office:value="500000">
            <text:p>500000</text:p>
          </table:table-cell>
        </table:table-row>
        <table:table-row table:style-name="ro2">
          <table:table-cell office:value-type="string">
            <text:p>Total 36940 ﾷ Capital Cont. - McGrady, Kathy</text:p>
          </table:table-cell>
          <table:table-cell table:number-columns-repeated="7"/>
          <table:table-cell office:value-type="float" office:value="500000">
            <text:p>500000</text:p>
          </table:table-cell>
        </table:table-row>
        <table:table-row table:style-name="ro2">
          <table:table-cell office:value-type="string">
            <text:p>36941 ﾷ Draw - McGrady, Kathy</text:p>
          </table:table-cell>
          <table:table-cell table:number-columns-repeated="7"/>
          <table:table-cell office:value-type="float" office:value="-32259.32">
            <text:p>-32259.32</text:p>
          </table:table-cell>
        </table:table-row>
        <table:table-row table:style-name="ro2">
          <table:table-cell office:value-type="string">
            <text:p>Total 36941 ﾷ Draw - McGrady, Kathy</text:p>
          </table:table-cell>
          <table:table-cell table:number-columns-repeated="7"/>
          <table:table-cell office:value-type="float" office:value="-32259.32">
            <text:p>-32259.32</text:p>
          </table:table-cell>
        </table:table-row>
        <table:table-row table:style-name="ro2">
          <table:table-cell office:value-type="string">
            <text:p>36942 ﾷ P&amp;L Allocation - McGrady, Kathy</text:p>
          </table:table-cell>
          <table:table-cell table:number-columns-repeated="7"/>
          <table:table-cell office:value-type="float" office:value="54729.61">
            <text:p>54729.6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Kathy McGrad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780.46">
            <text:p>5780.46</text:p>
          </table:table-cell>
          <table:table-cell office:value-type="float" office:value="60510.07">
            <text:p>60510.0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Kathy McGrad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69.31">
            <text:p>-769.31</text:p>
          </table:table-cell>
          <table:table-cell office:value-type="float" office:value="59740.76">
            <text:p>59740.76</text:p>
          </table:table-cell>
        </table:table-row>
        <table:table-row table:style-name="ro2">
          <table:table-cell office:value-type="string">
            <text:p>Total 36942 ﾷ P&amp;L Allocation - McGrady, Kathy</text:p>
          </table:table-cell>
          <table:table-cell table:number-columns-repeated="6"/>
          <table:table-cell office:value-type="float" office:value="5011.15">
            <text:p>5011.15</text:p>
          </table:table-cell>
          <table:table-cell office:value-type="float" office:value="59740.76">
            <text:p>59740.76</text:p>
          </table:table-cell>
        </table:table-row>
        <table:table-row table:style-name="ro2">
          <table:table-cell office:value-type="string">
            <text:p>Total 36939 ﾷ McGrady, Kathy - MWIRA</text:p>
          </table:table-cell>
          <table:table-cell table:number-columns-repeated="6"/>
          <table:table-cell office:value-type="float" office:value="5011.15">
            <text:p>5011.15</text:p>
          </table:table-cell>
          <table:table-cell office:value-type="float" office:value="527481.44">
            <text:p>527481.44</text:p>
          </table:table-cell>
        </table:table-row>
        <table:table-row table:style-name="ro2">
          <table:table-cell office:value-type="string">
            <text:p>36943 ﾷ Hare, Tom &amp; Dollie</text:p>
          </table:table-cell>
          <table:table-cell table:number-columns-repeated="7"/>
          <table:table-cell office:value-type="float" office:value="52929.92">
            <text:p>52929.92</text:p>
          </table:table-cell>
        </table:table-row>
        <table:table-row table:style-name="ro2">
          <table:table-cell office:value-type="string">
            <text:p>36944 ﾷ Capital Cont. - Hare, Tom</text:p>
          </table:table-cell>
          <table:table-cell table:number-columns-repeated="7"/>
          <table:table-cell office:value-type="float" office:value="74955">
            <text:p>74955</text:p>
          </table:table-cell>
        </table:table-row>
        <table:table-row table:style-name="ro2">
          <table:table-cell office:value-type="string">
            <text:p>Total 36944 ﾷ Capital Cont. - Hare, Tom</text:p>
          </table:table-cell>
          <table:table-cell table:number-columns-repeated="7"/>
          <table:table-cell office:value-type="float" office:value="74955">
            <text:p>74955</text:p>
          </table:table-cell>
        </table:table-row>
        <table:table-row table:style-name="ro2">
          <table:table-cell office:value-type="string">
            <text:p>36945 ﾷ Draw - Hare, Tom &amp; Dollie</text:p>
          </table:table-cell>
          <table:table-cell table:number-columns-repeated="7"/>
          <table:table-cell office:value-type="float" office:value="-25764.21">
            <text:p>-25764.21</text:p>
          </table:table-cell>
        </table:table-row>
        <table:table-row table:style-name="ro2">
          <table:table-cell office:value-type="string">
            <text:p>Total 36945 ﾷ Draw - Hare, Tom &amp; Dollie</text:p>
          </table:table-cell>
          <table:table-cell table:number-columns-repeated="7"/>
          <table:table-cell office:value-type="float" office:value="-25764.21">
            <text:p>-25764.21</text:p>
          </table:table-cell>
        </table:table-row>
        <table:table-row table:style-name="ro2">
          <table:table-cell office:value-type="string">
            <text:p>36946 ﾷ P&amp;L Allocation - Hare, Tom</text:p>
          </table:table-cell>
          <table:table-cell table:number-columns-repeated="7"/>
          <table:table-cell office:value-type="float" office:value="3739.13">
            <text:p>3739.1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are, Tom &amp; Dolli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85.6">
            <text:p>585.6</text:p>
          </table:table-cell>
          <table:table-cell office:value-type="float" office:value="4324.73">
            <text:p>4324.7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are, Tom &amp; Dolli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7.94">
            <text:p>-77.94</text:p>
          </table:table-cell>
          <table:table-cell office:value-type="float" office:value="4246.79">
            <text:p>4246.79</text:p>
          </table:table-cell>
        </table:table-row>
        <table:table-row table:style-name="ro2">
          <table:table-cell office:value-type="string">
            <text:p>Total 36946 ﾷ P&amp;L Allocation - Hare, Tom</text:p>
          </table:table-cell>
          <table:table-cell table:number-columns-repeated="6"/>
          <table:table-cell office:value-type="float" office:value="507.66">
            <text:p>507.66</text:p>
          </table:table-cell>
          <table:table-cell office:value-type="float" office:value="4246.79">
            <text:p>4246.79</text:p>
          </table:table-cell>
        </table:table-row>
        <table:table-row table:style-name="ro2">
          <table:table-cell office:value-type="string">
            <text:p>Total 36943 ﾷ Hare, Tom &amp; Dollie</text:p>
          </table:table-cell>
          <table:table-cell table:number-columns-repeated="6"/>
          <table:table-cell office:value-type="float" office:value="507.66">
            <text:p>507.66</text:p>
          </table:table-cell>
          <table:table-cell office:value-type="float" office:value="53437.58">
            <text:p>53437.58</text:p>
          </table:table-cell>
        </table:table-row>
        <table:table-row table:style-name="ro2">
          <table:table-cell office:value-type="string">
            <text:p>36947 ﾷ MWIRA FBO Tom Hare IRA</text:p>
          </table:table-cell>
          <table:table-cell table:number-columns-repeated="7"/>
          <table:table-cell office:value-type="float" office:value="153589.31">
            <text:p>153589.31</text:p>
          </table:table-cell>
        </table:table-row>
        <table:table-row table:style-name="ro2">
          <table:table-cell office:value-type="string">
            <text:p>36948 ﾷ Capital Cont. - Hare, Tom IRA</text:p>
          </table:table-cell>
          <table:table-cell table:number-columns-repeated="7"/>
          <table:table-cell office:value-type="float" office:value="140000">
            <text:p>140000</text:p>
          </table:table-cell>
        </table:table-row>
        <table:table-row table:style-name="ro2">
          <table:table-cell office:value-type="string">
            <text:p>Total 36948 ﾷ Capital Cont. - Hare, Tom IRA</text:p>
          </table:table-cell>
          <table:table-cell table:number-columns-repeated="7"/>
          <table:table-cell office:value-type="float" office:value="140000">
            <text:p>140000</text:p>
          </table:table-cell>
        </table:table-row>
        <table:table-row table:style-name="ro2">
          <table:table-cell office:value-type="string">
            <text:p>36950 ﾷ P&amp;L Allocation - MWIRA FBO Hare</text:p>
          </table:table-cell>
          <table:table-cell table:number-columns-repeated="7"/>
          <table:table-cell office:value-type="float" office:value="13589.31">
            <text:p>13589.3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Tom Har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699.27">
            <text:p>1699.27</text:p>
          </table:table-cell>
          <table:table-cell office:value-type="float" office:value="15288.58">
            <text:p>15288.5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Tom Har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26.15">
            <text:p>-226.15</text:p>
          </table:table-cell>
          <table:table-cell office:value-type="float" office:value="15062.43">
            <text:p>15062.43</text:p>
          </table:table-cell>
        </table:table-row>
        <table:table-row table:style-name="ro2">
          <table:table-cell office:value-type="string">
            <text:p>Total 36950 ﾷ P&amp;L Allocation - MWIRA FBO Hare</text:p>
          </table:table-cell>
          <table:table-cell table:number-columns-repeated="6"/>
          <table:table-cell office:value-type="float" office:value="1473.12">
            <text:p>1473.12</text:p>
          </table:table-cell>
          <table:table-cell office:value-type="float" office:value="15062.43">
            <text:p>15062.43</text:p>
          </table:table-cell>
        </table:table-row>
        <table:table-row table:style-name="ro2">
          <table:table-cell office:value-type="string">
            <text:p>Total 36947 ﾷ MWIRA FBO Tom Hare IRA</text:p>
          </table:table-cell>
          <table:table-cell table:number-columns-repeated="6"/>
          <table:table-cell office:value-type="float" office:value="1473.12">
            <text:p>1473.12</text:p>
          </table:table-cell>
          <table:table-cell office:value-type="float" office:value="155062.43">
            <text:p>155062.43</text:p>
          </table:table-cell>
        </table:table-row>
        <table:table-row table:style-name="ro2">
          <table:table-cell office:value-type="string">
            <text:p>36951 ﾷ MWIRA FBO Kimberly Parsons IRA</text:p>
          </table:table-cell>
          <table:table-cell table:number-columns-repeated="7"/>
          <table:table-cell office:value-type="float" office:value="555521.83">
            <text:p>555521.83</text:p>
          </table:table-cell>
        </table:table-row>
        <table:table-row table:style-name="ro2">
          <table:table-cell office:value-type="string">
            <text:p>36952 ﾷ Capital Cont. - Parsons IRA</text:p>
          </table:table-cell>
          <table:table-cell table:number-columns-repeated="7"/>
          <table:table-cell office:value-type="float" office:value="500000">
            <text:p>500000</text:p>
          </table:table-cell>
        </table:table-row>
        <table:table-row table:style-name="ro2">
          <table:table-cell office:value-type="string">
            <text:p>Total 36952 ﾷ Capital Cont. - Parsons IRA</text:p>
          </table:table-cell>
          <table:table-cell table:number-columns-repeated="7"/>
          <table:table-cell office:value-type="float" office:value="500000">
            <text:p>500000</text:p>
          </table:table-cell>
        </table:table-row>
        <table:table-row table:style-name="ro2">
          <table:table-cell office:value-type="string">
            <text:p>36954 ﾷ P&amp;L Allocation - Parsons IRA</text:p>
          </table:table-cell>
          <table:table-cell table:number-columns-repeated="7"/>
          <table:table-cell office:value-type="float" office:value="55521.83">
            <text:p>55521.8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Kimberly Parsons IR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6146.14">
            <text:p>6146.14</text:p>
          </table:table-cell>
          <table:table-cell office:value-type="float" office:value="61667.97">
            <text:p>61667.9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Kimberly Parsons IR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817.97">
            <text:p>-817.97</text:p>
          </table:table-cell>
          <table:table-cell office:value-type="float" office:value="60850">
            <text:p>60850</text:p>
          </table:table-cell>
        </table:table-row>
        <table:table-row table:style-name="ro2">
          <table:table-cell office:value-type="string">
            <text:p>Total 36954 ﾷ P&amp;L Allocation - Parsons IRA</text:p>
          </table:table-cell>
          <table:table-cell table:number-columns-repeated="6"/>
          <table:table-cell office:value-type="float" office:value="5328.17">
            <text:p>5328.17</text:p>
          </table:table-cell>
          <table:table-cell office:value-type="float" office:value="60850">
            <text:p>60850</text:p>
          </table:table-cell>
        </table:table-row>
        <table:table-row table:style-name="ro2">
          <table:table-cell office:value-type="string">
            <text:p>Total 36951 ﾷ MWIRA FBO Kimberly Parsons IRA</text:p>
          </table:table-cell>
          <table:table-cell table:number-columns-repeated="6"/>
          <table:table-cell office:value-type="float" office:value="5328.17">
            <text:p>5328.17</text:p>
          </table:table-cell>
          <table:table-cell office:value-type="float" office:value="560850">
            <text:p>560850</text:p>
          </table:table-cell>
        </table:table-row>
        <table:table-row table:style-name="ro2">
          <table:table-cell office:value-type="string">
            <text:p>36955 ﾷ Parsons, Kimberly S.</text:p>
          </table:table-cell>
          <table:table-cell table:number-columns-repeated="7"/>
          <table:table-cell office:value-type="float" office:value="540268.09">
            <text:p>540268.09</text:p>
          </table:table-cell>
        </table:table-row>
        <table:table-row table:style-name="ro2">
          <table:table-cell office:value-type="string">
            <text:p>36956 ﾷ Capital Cont. - Parsons, Kim</text:p>
          </table:table-cell>
          <table:table-cell table:number-columns-repeated="7"/>
          <table:table-cell office:value-type="float" office:value="499985">
            <text:p>499985</text:p>
          </table:table-cell>
        </table:table-row>
        <table:table-row table:style-name="ro2">
          <table:table-cell office:value-type="string">
            <text:p>Total 36956 ﾷ Capital Cont. - Parsons, Kim</text:p>
          </table:table-cell>
          <table:table-cell table:number-columns-repeated="7"/>
          <table:table-cell office:value-type="float" office:value="499985">
            <text:p>499985</text:p>
          </table:table-cell>
        </table:table-row>
        <table:table-row table:style-name="ro2">
          <table:table-cell office:value-type="string">
            <text:p>36957 ﾷ Draw - Parsons, Kimberly</text:p>
          </table:table-cell>
          <table:table-cell table:number-columns-repeated="7"/>
          <table:table-cell office:value-type="float" office:value="-11308.55">
            <text:p>-11308.55</text:p>
          </table:table-cell>
        </table:table-row>
        <table:table-row table:style-name="ro2">
          <table:table-cell office:value-type="string">
            <text:p>Total 36957 ﾷ Draw - Parsons, Kimberly</text:p>
          </table:table-cell>
          <table:table-cell table:number-columns-repeated="7"/>
          <table:table-cell office:value-type="float" office:value="-11308.55">
            <text:p>-11308.55</text:p>
          </table:table-cell>
        </table:table-row>
        <table:table-row table:style-name="ro2">
          <table:table-cell office:value-type="string">
            <text:p>36958 ﾷ P&amp;L Allocation - Parsons, Kim</text:p>
          </table:table-cell>
          <table:table-cell table:number-columns-repeated="7"/>
          <table:table-cell office:value-type="float" office:value="51591.64">
            <text:p>51591.6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Parsons, Kimberl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977.37">
            <text:p>5977.37</text:p>
          </table:table-cell>
          <table:table-cell office:value-type="float" office:value="57569.01">
            <text:p>57569.0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Parsons, Kimberl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95.51">
            <text:p>-795.51</text:p>
          </table:table-cell>
          <table:table-cell office:value-type="float" office:value="56773.5">
            <text:p>56773.5</text:p>
          </table:table-cell>
        </table:table-row>
        <table:table-row table:style-name="ro2">
          <table:table-cell office:value-type="string">
            <text:p>Total 36958 ﾷ P&amp;L Allocation - Parsons, Kim</text:p>
          </table:table-cell>
          <table:table-cell table:number-columns-repeated="6"/>
          <table:table-cell office:value-type="float" office:value="5181.86">
            <text:p>5181.86</text:p>
          </table:table-cell>
          <table:table-cell office:value-type="float" office:value="56773.5">
            <text:p>56773.5</text:p>
          </table:table-cell>
        </table:table-row>
        <table:table-row table:style-name="ro2">
          <table:table-cell office:value-type="string">
            <text:p>Total 36955 ﾷ Parsons, Kimberly S.</text:p>
          </table:table-cell>
          <table:table-cell table:number-columns-repeated="6"/>
          <table:table-cell office:value-type="float" office:value="5181.86">
            <text:p>5181.86</text:p>
          </table:table-cell>
          <table:table-cell office:value-type="float" office:value="545449.95">
            <text:p>545449.95</text:p>
          </table:table-cell>
        </table:table-row>
        <table:table-row table:style-name="ro2">
          <table:table-cell office:value-type="string">
            <text:p>36959 ﾷ Reddish, Kevin</text:p>
          </table:table-cell>
          <table:table-cell table:number-columns-repeated="7"/>
          <table:table-cell office:value-type="float" office:value="23673">
            <text:p>23673</text:p>
          </table:table-cell>
        </table:table-row>
        <table:table-row table:style-name="ro2">
          <table:table-cell office:value-type="string">
            <text:p>36960 ﾷ Capital Cont. - Reddish, Kevin</text:p>
          </table:table-cell>
          <table:table-cell table:number-columns-repeated="7"/>
          <table:table-cell office:value-type="float" office:value="65000">
            <text:p>65000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31">
            <text:p>12/31/13</text:p>
          </table:table-cell>
          <table:table-cell/>
          <table:table-cell office:value-type="string">
            <text:p>Reddish, Kevin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15000">
            <text:p>15000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 office:value-type="string">
            <text:p>Total 36960 ﾷ Capital Cont. - Reddish, Kevin</text:p>
          </table:table-cell>
          <table:table-cell table:number-columns-repeated="6"/>
          <table:table-cell office:value-type="float" office:value="15000">
            <text:p>15000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 office:value-type="string">
            <text:p>36961 ﾷ Draw - Reddish, Kevin</text:p>
          </table:table-cell>
          <table:table-cell table:number-columns-repeated="7"/>
          <table:table-cell office:value-type="float" office:value="-46593.91">
            <text:p>-46593.91</text:p>
          </table:table-cell>
        </table:table-row>
        <table:table-row table:style-name="ro2">
          <table:table-cell office:value-type="string">
            <text:p>Total 36961 ﾷ Draw - Reddish, Kevin</text:p>
          </table:table-cell>
          <table:table-cell table:number-columns-repeated="7"/>
          <table:table-cell office:value-type="float" office:value="-46593.91">
            <text:p>-46593.91</text:p>
          </table:table-cell>
        </table:table-row>
        <table:table-row table:style-name="ro2">
          <table:table-cell office:value-type="string">
            <text:p>36962 ﾷ P&amp;L Allocation - Reddish, Kevin</text:p>
          </table:table-cell>
          <table:table-cell table:number-columns-repeated="7"/>
          <table:table-cell office:value-type="float" office:value="5266.91">
            <text:p>5266.9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Reddish, Kevi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61.91">
            <text:p>261.91</text:p>
          </table:table-cell>
          <table:table-cell office:value-type="float" office:value="5528.82">
            <text:p>5528.8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Reddish, Kevi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6.7">
            <text:p>-56.7</text:p>
          </table:table-cell>
          <table:table-cell office:value-type="float" office:value="5472.12">
            <text:p>5472.12</text:p>
          </table:table-cell>
        </table:table-row>
        <table:table-row table:style-name="ro2">
          <table:table-cell office:value-type="string">
            <text:p>Total 36962 ﾷ P&amp;L Allocation - Reddish, Kevin</text:p>
          </table:table-cell>
          <table:table-cell table:number-columns-repeated="6"/>
          <table:table-cell office:value-type="float" office:value="205.21">
            <text:p>205.21</text:p>
          </table:table-cell>
          <table:table-cell office:value-type="float" office:value="5472.12">
            <text:p>5472.12</text:p>
          </table:table-cell>
        </table:table-row>
        <table:table-row table:style-name="ro2">
          <table:table-cell office:value-type="string">
            <text:p>Total 36959 ﾷ Reddish, Kevin</text:p>
          </table:table-cell>
          <table:table-cell table:number-columns-repeated="6"/>
          <table:table-cell office:value-type="float" office:value="15205.21">
            <text:p>15205.21</text:p>
          </table:table-cell>
          <table:table-cell office:value-type="float" office:value="38878.21">
            <text:p>38878.21</text:p>
          </table:table-cell>
        </table:table-row>
        <table:table-row table:style-name="ro2">
          <table:table-cell office:value-type="string">
            <text:p>36963 ﾷ Vintage Crown LLC / Prull</text:p>
          </table:table-cell>
          <table:table-cell table:number-columns-repeated="7"/>
          <table:table-cell office:value-type="float" office:value="28415.13">
            <text:p>28415.13</text:p>
          </table:table-cell>
        </table:table-row>
        <table:table-row table:style-name="ro2">
          <table:table-cell office:value-type="string">
            <text:p>36964 ﾷ Capital Cont. - Vintage Crown</text:p>
          </table:table-cell>
          <table:table-cell table:number-columns-repeated="7"/>
          <table:table-cell office:value-type="float" office:value="27000">
            <text:p>27000</text:p>
          </table:table-cell>
        </table:table-row>
        <table:table-row table:style-name="ro2">
          <table:table-cell office:value-type="string">
            <text:p>Total 36964 ﾷ Capital Cont. - Vintage Crown</text:p>
          </table:table-cell>
          <table:table-cell table:number-columns-repeated="7"/>
          <table:table-cell office:value-type="float" office:value="27000">
            <text:p>27000</text:p>
          </table:table-cell>
        </table:table-row>
        <table:table-row table:style-name="ro2">
          <table:table-cell office:value-type="string">
            <text:p>36965 ﾷ Draw - Vintage Crown</text:p>
          </table:table-cell>
          <table:table-cell table:number-columns-repeated="7"/>
          <table:table-cell office:value-type="float" office:value="-296.82">
            <text:p>-296.82</text:p>
          </table:table-cell>
        </table:table-row>
        <table:table-row table:style-name="ro2">
          <table:table-cell office:value-type="string">
            <text:p>Total 36965 ﾷ Draw - Vintage Crown</text:p>
          </table:table-cell>
          <table:table-cell table:number-columns-repeated="7"/>
          <table:table-cell office:value-type="float" office:value="-296.82">
            <text:p>-296.82</text:p>
          </table:table-cell>
        </table:table-row>
        <table:table-row table:style-name="ro2">
          <table:table-cell office:value-type="string">
            <text:p>36966 ﾷ P&amp;L Allocation - Vintage Crown</text:p>
          </table:table-cell>
          <table:table-cell table:number-columns-repeated="7"/>
          <table:table-cell office:value-type="float" office:value="1711.95">
            <text:p>1711.9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Vintage Crown LLC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14.39">
            <text:p>314.39</text:p>
          </table:table-cell>
          <table:table-cell office:value-type="float" office:value="2026.34">
            <text:p>2026.3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Vintage Crown LLC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1.84">
            <text:p>-41.84</text:p>
          </table:table-cell>
          <table:table-cell office:value-type="float" office:value="1984.5">
            <text:p>1984.5</text:p>
          </table:table-cell>
        </table:table-row>
        <table:table-row table:style-name="ro2">
          <table:table-cell office:value-type="string">
            <text:p>Total 36966 ﾷ P&amp;L Allocation - Vintage Crown</text:p>
          </table:table-cell>
          <table:table-cell table:number-columns-repeated="6"/>
          <table:table-cell office:value-type="float" office:value="272.55">
            <text:p>272.55</text:p>
          </table:table-cell>
          <table:table-cell office:value-type="float" office:value="1984.5">
            <text:p>1984.5</text:p>
          </table:table-cell>
        </table:table-row>
        <table:table-row table:style-name="ro2">
          <table:table-cell office:value-type="string">
            <text:p>Total 36963 ﾷ Vintage Crown LLC / Prull</text:p>
          </table:table-cell>
          <table:table-cell table:number-columns-repeated="6"/>
          <table:table-cell office:value-type="float" office:value="272.55">
            <text:p>272.55</text:p>
          </table:table-cell>
          <table:table-cell office:value-type="float" office:value="28687.68">
            <text:p>28687.68</text:p>
          </table:table-cell>
        </table:table-row>
        <table:table-row table:style-name="ro2">
          <table:table-cell office:value-type="string">
            <text:p>36967 ﾷ Snyder, Loren - MWIRA</text:p>
          </table:table-cell>
          <table:table-cell table:number-columns-repeated="7"/>
          <table:table-cell office:value-type="float" office:value="539836.7">
            <text:p>539836.7</text:p>
          </table:table-cell>
        </table:table-row>
        <table:table-row table:style-name="ro2">
          <table:table-cell office:value-type="string">
            <text:p>36968 ﾷ Capital Cont.- Snyder - MWIRA</text:p>
          </table:table-cell>
          <table:table-cell table:number-columns-repeated="7"/>
          <table:table-cell office:value-type="float" office:value="500000">
            <text:p>500000</text:p>
          </table:table-cell>
        </table:table-row>
        <table:table-row table:style-name="ro2">
          <table:table-cell office:value-type="string">
            <text:p>Total 36968 ﾷ Capital Cont.- Snyder - MWIRA</text:p>
          </table:table-cell>
          <table:table-cell table:number-columns-repeated="7"/>
          <table:table-cell office:value-type="float" office:value="500000">
            <text:p>500000</text:p>
          </table:table-cell>
        </table:table-row>
        <table:table-row table:style-name="ro2">
          <table:table-cell office:value-type="string">
            <text:p>36969 ﾷ Draw - Snyder - MWIRA</text:p>
          </table:table-cell>
          <table:table-cell table:number-columns-repeated="7"/>
          <table:table-cell office:value-type="float" office:value="-6045.41">
            <text:p>-6045.41</text:p>
          </table:table-cell>
        </table:table-row>
        <table:table-row table:style-name="ro2">
          <table:table-cell office:value-type="string">
            <text:p>Total 36969 ﾷ Draw - Snyder - MWIRA</text:p>
          </table:table-cell>
          <table:table-cell table:number-columns-repeated="7"/>
          <table:table-cell office:value-type="float" office:value="-6045.41">
            <text:p>-6045.41</text:p>
          </table:table-cell>
        </table:table-row>
        <table:table-row table:style-name="ro2">
          <table:table-cell office:value-type="string">
            <text:p>36970 ﾷ P&amp;L Allocation - Snyder - MWIRA</text:p>
          </table:table-cell>
          <table:table-cell table:number-columns-repeated="7"/>
          <table:table-cell office:value-type="float" office:value="45882.11">
            <text:p>45882.1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Loren Snyd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972.6">
            <text:p>5972.6</text:p>
          </table:table-cell>
          <table:table-cell office:value-type="float" office:value="51854.71">
            <text:p>51854.7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Loren Snyd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94.88">
            <text:p>-794.88</text:p>
          </table:table-cell>
          <table:table-cell office:value-type="float" office:value="51059.83">
            <text:p>51059.83</text:p>
          </table:table-cell>
        </table:table-row>
        <table:table-row table:style-name="ro2">
          <table:table-cell office:value-type="string">
            <text:p>Total 36970 ﾷ P&amp;L Allocation - Snyder - MWIRA</text:p>
          </table:table-cell>
          <table:table-cell table:number-columns-repeated="6"/>
          <table:table-cell office:value-type="float" office:value="5177.72">
            <text:p>5177.72</text:p>
          </table:table-cell>
          <table:table-cell office:value-type="float" office:value="51059.83">
            <text:p>51059.83</text:p>
          </table:table-cell>
        </table:table-row>
        <table:table-row table:style-name="ro2">
          <table:table-cell office:value-type="string">
            <text:p>Total 36967 ﾷ Snyder, Loren - MWIRA</text:p>
          </table:table-cell>
          <table:table-cell table:number-columns-repeated="6"/>
          <table:table-cell office:value-type="float" office:value="5177.72">
            <text:p>5177.72</text:p>
          </table:table-cell>
          <table:table-cell office:value-type="float" office:value="545014.42">
            <text:p>545014.42</text:p>
          </table:table-cell>
        </table:table-row>
        <table:table-row table:style-name="ro2">
          <table:table-cell office:value-type="string">
            <text:p>36971 ﾷ Watson, Joy</text:p>
          </table:table-cell>
          <table:table-cell table:number-columns-repeated="7"/>
          <table:table-cell office:value-type="float" office:value="109240.08">
            <text:p>109240.08</text:p>
          </table:table-cell>
        </table:table-row>
        <table:table-row table:style-name="ro2">
          <table:table-cell office:value-type="string">
            <text:p>36972 ﾷ Capital Cont. - Watson, Joy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Total 36972 ﾷ Capital Cont. - Watson, Joy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36974 ﾷ P&amp;L Allocation - Watson, Joy</text:p>
          </table:table-cell>
          <table:table-cell table:number-columns-repeated="7"/>
          <table:table-cell office:value-type="float" office:value="9240.08">
            <text:p>9240.0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Watson, Jo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208.6">
            <text:p>1208.6</text:p>
          </table:table-cell>
          <table:table-cell office:value-type="float" office:value="10448.68">
            <text:p>10448.6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Watson, Jo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60.85">
            <text:p>-160.85</text:p>
          </table:table-cell>
          <table:table-cell office:value-type="float" office:value="10287.83">
            <text:p>10287.83</text:p>
          </table:table-cell>
        </table:table-row>
        <table:table-row table:style-name="ro2">
          <table:table-cell office:value-type="string">
            <text:p>Total 36974 ﾷ P&amp;L Allocation - Watson, Joy</text:p>
          </table:table-cell>
          <table:table-cell table:number-columns-repeated="6"/>
          <table:table-cell office:value-type="float" office:value="1047.75">
            <text:p>1047.75</text:p>
          </table:table-cell>
          <table:table-cell office:value-type="float" office:value="10287.83">
            <text:p>10287.83</text:p>
          </table:table-cell>
        </table:table-row>
        <table:table-row table:style-name="ro2">
          <table:table-cell office:value-type="string">
            <text:p>Total 36971 ﾷ Watson, Joy</text:p>
          </table:table-cell>
          <table:table-cell table:number-columns-repeated="6"/>
          <table:table-cell office:value-type="float" office:value="1047.75">
            <text:p>1047.75</text:p>
          </table:table-cell>
          <table:table-cell office:value-type="float" office:value="110287.83">
            <text:p>110287.83</text:p>
          </table:table-cell>
        </table:table-row>
        <table:table-row table:style-name="ro2">
          <table:table-cell office:value-type="string">
            <text:p>36975 ﾷ Tavernier, Johannes - MWIRA</text:p>
          </table:table-cell>
          <table:table-cell table:number-columns-repeated="7"/>
          <table:table-cell office:value-type="float" office:value="157897.26">
            <text:p>157897.26</text:p>
          </table:table-cell>
        </table:table-row>
        <table:table-row table:style-name="ro2">
          <table:table-cell office:value-type="string">
            <text:p>36976 ﾷ Capital Cont. - Tavernier-MWIRA</text:p>
          </table:table-cell>
          <table:table-cell table:number-columns-repeated="7"/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Total 36976 ﾷ Capital Cont. - Tavernier-MWIRA</text:p>
          </table:table-cell>
          <table:table-cell table:number-columns-repeated="7"/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36978 ﾷ P&amp;L Allocation - Tavernier, J.</text:p>
          </table:table-cell>
          <table:table-cell table:number-columns-repeated="7"/>
          <table:table-cell office:value-type="float" office:value="7897.26">
            <text:p>7897.2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Johannes Taverni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746.93">
            <text:p>1746.93</text:p>
          </table:table-cell>
          <table:table-cell office:value-type="float" office:value="9644.19">
            <text:p>9644.1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Johannes Taverni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32.49">
            <text:p>-232.49</text:p>
          </table:table-cell>
          <table:table-cell office:value-type="float" office:value="9411.7">
            <text:p>9411.7</text:p>
          </table:table-cell>
        </table:table-row>
        <table:table-row table:style-name="ro2">
          <table:table-cell office:value-type="string">
            <text:p>Total 36978 ﾷ P&amp;L Allocation - Tavernier, J.</text:p>
          </table:table-cell>
          <table:table-cell table:number-columns-repeated="6"/>
          <table:table-cell office:value-type="float" office:value="1514.44">
            <text:p>1514.44</text:p>
          </table:table-cell>
          <table:table-cell office:value-type="float" office:value="9411.7">
            <text:p>9411.7</text:p>
          </table:table-cell>
        </table:table-row>
        <table:table-row table:style-name="ro2">
          <table:table-cell office:value-type="string">
            <text:p>Total 36975 ﾷ Tavernier, Johannes - MWIRA</text:p>
          </table:table-cell>
          <table:table-cell table:number-columns-repeated="6"/>
          <table:table-cell office:value-type="float" office:value="1514.44">
            <text:p>1514.44</text:p>
          </table:table-cell>
          <table:table-cell office:value-type="float" office:value="159411.7">
            <text:p>159411.7</text:p>
          </table:table-cell>
        </table:table-row>
        <table:table-row table:style-name="ro2">
          <table:table-cell office:value-type="string">
            <text:p>36979 ﾷ Barbara J. Arndt Living Trust</text:p>
          </table:table-cell>
          <table:table-cell table:number-columns-repeated="7"/>
          <table:table-cell office:value-type="float" office:value="170930.95">
            <text:p>170930.95</text:p>
          </table:table-cell>
        </table:table-row>
        <table:table-row table:style-name="ro2">
          <table:table-cell office:value-type="string">
            <text:p>36980 ﾷ Capital Cont. - Barbara Arndt</text:p>
          </table:table-cell>
          <table:table-cell table:number-columns-repeated="7"/>
          <table:table-cell office:value-type="float" office:value="196167.39">
            <text:p>196167.39</text:p>
          </table:table-cell>
        </table:table-row>
        <table:table-row table:style-name="ro2">
          <table:table-cell office:value-type="string">
            <text:p>Total 36980 ﾷ Capital Cont. - Barbara Arndt</text:p>
          </table:table-cell>
          <table:table-cell table:number-columns-repeated="7"/>
          <table:table-cell office:value-type="float" office:value="196167.39">
            <text:p>196167.39</text:p>
          </table:table-cell>
        </table:table-row>
        <table:table-row table:style-name="ro2">
          <table:table-cell office:value-type="string">
            <text:p>36981 ﾷ Draw - Barbara J. Arndt Trust</text:p>
          </table:table-cell>
          <table:table-cell table:number-columns-repeated="7"/>
          <table:table-cell office:value-type="float" office:value="-38877.5">
            <text:p>-38877.5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Barbara J. Arndt Living Trust</text:p>
          </table:table-cell>
          <table:table-cell office:value-type="string">
            <text:p>Barbara J Arndt (_#####6001)</text:p>
          </table:table-cell>
          <table:table-cell office:value-type="string">
            <text:p>10100 ﾷ Checking - Chase #4427</text:p>
          </table:table-cell>
          <table:table-cell office:value-type="float" office:value="-1723.2">
            <text:p>-1723.2</text:p>
          </table:table-cell>
          <table:table-cell office:value-type="float" office:value="-40600.7">
            <text:p>-40600.7</text:p>
          </table:table-cell>
        </table:table-row>
        <table:table-row table:style-name="ro2">
          <table:table-cell office:value-type="string">
            <text:p>Total 36981 ﾷ Draw - Barbara J. Arndt Trust</text:p>
          </table:table-cell>
          <table:table-cell table:number-columns-repeated="6"/>
          <table:table-cell office:value-type="float" office:value="-1723.2">
            <text:p>-1723.2</text:p>
          </table:table-cell>
          <table:table-cell office:value-type="float" office:value="-40600.7">
            <text:p>-40600.7</text:p>
          </table:table-cell>
        </table:table-row>
        <table:table-row table:style-name="ro2">
          <table:table-cell office:value-type="string">
            <text:p>36982 ﾷ P&amp;L Allocation - Barbara Arndt</text:p>
          </table:table-cell>
          <table:table-cell table:number-columns-repeated="7"/>
          <table:table-cell office:value-type="float" office:value="13641.06">
            <text:p>13641.0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arbara J. Arndt Living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872.94">
            <text:p>1872.94</text:p>
          </table:table-cell>
          <table:table-cell office:value-type="float" office:value="15514">
            <text:p>1551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arbara J. Arndt Living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9.15">
            <text:p>-249.15</text:p>
          </table:table-cell>
          <table:table-cell office:value-type="float" office:value="15264.85">
            <text:p>15264.85</text:p>
          </table:table-cell>
        </table:table-row>
        <table:table-row table:style-name="ro2">
          <table:table-cell office:value-type="string">
            <text:p>Total 36982 ﾷ P&amp;L Allocation - Barbara Arndt</text:p>
          </table:table-cell>
          <table:table-cell table:number-columns-repeated="6"/>
          <table:table-cell office:value-type="float" office:value="1623.79">
            <text:p>1623.79</text:p>
          </table:table-cell>
          <table:table-cell office:value-type="float" office:value="15264.85">
            <text:p>15264.85</text:p>
          </table:table-cell>
        </table:table-row>
        <table:table-row table:style-name="ro2">
          <table:table-cell office:value-type="string">
            <text:p>Total 36979 ﾷ Barbara J. Arndt Living Trust</text:p>
          </table:table-cell>
          <table:table-cell table:number-columns-repeated="6"/>
          <table:table-cell office:value-type="float" office:value="-99.41">
            <text:p>-99.41</text:p>
          </table:table-cell>
          <table:table-cell office:value-type="float" office:value="170831.54">
            <text:p>170831.54</text:p>
          </table:table-cell>
        </table:table-row>
        <table:table-row table:style-name="ro2">
          <table:table-cell office:value-type="string">
            <text:p>36983 ﾷ Reddish, Mary Lou - MWIRA</text:p>
          </table:table-cell>
          <table:table-cell table:number-columns-repeated="7"/>
          <table:table-cell office:value-type="float" office:value="90986.14">
            <text:p>90986.14</text:p>
          </table:table-cell>
        </table:table-row>
        <table:table-row table:style-name="ro2">
          <table:table-cell office:value-type="string">
            <text:p>36984 ﾷ Capital Cont. - Reddish, Mary</text:p>
          </table:table-cell>
          <table:table-cell table:number-columns-repeated="7"/>
          <table:table-cell office:value-type="float" office:value="89326.69">
            <text:p>89326.69</text:p>
          </table:table-cell>
        </table:table-row>
        <table:table-row table:style-name="ro2">
          <table:table-cell office:value-type="string">
            <text:p>Total 36984 ﾷ Capital Cont. - Reddish, Mary</text:p>
          </table:table-cell>
          <table:table-cell table:number-columns-repeated="7"/>
          <table:table-cell office:value-type="float" office:value="89326.69">
            <text:p>89326.69</text:p>
          </table:table-cell>
        </table:table-row>
        <table:table-row table:style-name="ro2">
          <table:table-cell office:value-type="string">
            <text:p>36985 ﾷ Draw - Reddish, Mary - MWIRA</text:p>
          </table:table-cell>
          <table:table-cell table:number-columns-repeated="7"/>
          <table:table-cell office:value-type="float" office:value="-5000">
            <text:p>-5000</text:p>
          </table:table-cell>
        </table:table-row>
        <table:table-row table:style-name="ro2">
          <table:table-cell office:value-type="string">
            <text:p>Total 36985 ﾷ Draw - Reddish, Mary - MWIRA</text:p>
          </table:table-cell>
          <table:table-cell table:number-columns-repeated="7"/>
          <table:table-cell office:value-type="float" office:value="-5000">
            <text:p>-5000</text:p>
          </table:table-cell>
        </table:table-row>
        <table:table-row table:style-name="ro2">
          <table:table-cell office:value-type="string">
            <text:p>36986 ﾷ P&amp;L Allocation - Reddish, Mary</text:p>
          </table:table-cell>
          <table:table-cell table:number-columns-repeated="7"/>
          <table:table-cell office:value-type="float" office:value="6659.45">
            <text:p>6659.4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Mary Lou Reddish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006.62">
            <text:p>1006.62</text:p>
          </table:table-cell>
          <table:table-cell office:value-type="float" office:value="7666.07">
            <text:p>7666.0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Mary Lou Reddish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33.97">
            <text:p>-133.97</text:p>
          </table:table-cell>
          <table:table-cell office:value-type="float" office:value="7532.1">
            <text:p>7532.1</text:p>
          </table:table-cell>
        </table:table-row>
        <table:table-row table:style-name="ro2">
          <table:table-cell office:value-type="string">
            <text:p>Total 36986 ﾷ P&amp;L Allocation - Reddish, Mary</text:p>
          </table:table-cell>
          <table:table-cell table:number-columns-repeated="6"/>
          <table:table-cell office:value-type="float" office:value="872.65">
            <text:p>872.65</text:p>
          </table:table-cell>
          <table:table-cell office:value-type="float" office:value="7532.1">
            <text:p>7532.1</text:p>
          </table:table-cell>
        </table:table-row>
        <table:table-row table:style-name="ro2">
          <table:table-cell office:value-type="string">
            <text:p>Total 36983 ﾷ Reddish, Mary Lou - MWIRA</text:p>
          </table:table-cell>
          <table:table-cell table:number-columns-repeated="6"/>
          <table:table-cell office:value-type="float" office:value="872.65">
            <text:p>872.65</text:p>
          </table:table-cell>
          <table:table-cell office:value-type="float" office:value="91858.79">
            <text:p>91858.79</text:p>
          </table:table-cell>
        </table:table-row>
        <table:table-row table:style-name="ro2">
          <table:table-cell office:value-type="string">
            <text:p>36987 ﾷ Potts, Dale - NQ</text:p>
          </table:table-cell>
          <table:table-cell table:number-columns-repeated="7"/>
          <table:table-cell office:value-type="float" office:value="242753.99">
            <text:p>242753.99</text:p>
          </table:table-cell>
        </table:table-row>
        <table:table-row table:style-name="ro2">
          <table:table-cell office:value-type="string">
            <text:p>36988 ﾷ Capital Cont. - Potts, Dale</text:p>
          </table:table-cell>
          <table:table-cell table:number-columns-repeated="7"/>
          <table:table-cell office:value-type="float" office:value="229985">
            <text:p>229985</text:p>
          </table:table-cell>
        </table:table-row>
        <table:table-row table:style-name="ro2">
          <table:table-cell office:value-type="string">
            <text:p>Total 36988 ﾷ Capital Cont. - Potts, Dale</text:p>
          </table:table-cell>
          <table:table-cell table:number-columns-repeated="7"/>
          <table:table-cell office:value-type="float" office:value="229985">
            <text:p>229985</text:p>
          </table:table-cell>
        </table:table-row>
        <table:table-row table:style-name="ro2">
          <table:table-cell office:value-type="string">
            <text:p>36989 ﾷ Draw - Potts, Dale</text:p>
          </table:table-cell>
          <table:table-cell table:number-columns-repeated="7"/>
          <table:table-cell office:value-type="float" office:value="-4209.46">
            <text:p>-4209.46</text:p>
          </table:table-cell>
        </table:table-row>
        <table:table-row table:style-name="ro2">
          <table:table-cell office:value-type="string">
            <text:p>Total 36989 ﾷ Draw - Potts, Dale</text:p>
          </table:table-cell>
          <table:table-cell table:number-columns-repeated="7"/>
          <table:table-cell office:value-type="float" office:value="-4209.46">
            <text:p>-4209.46</text:p>
          </table:table-cell>
        </table:table-row>
        <table:table-row table:style-name="ro2">
          <table:table-cell office:value-type="string">
            <text:p>36990 ﾷ P&amp;L Allocation - Potts, Dale</text:p>
          </table:table-cell>
          <table:table-cell table:number-columns-repeated="7"/>
          <table:table-cell office:value-type="float" office:value="16978.45">
            <text:p>16978.4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Potts, Dal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685.76">
            <text:p>2685.76</text:p>
          </table:table-cell>
          <table:table-cell office:value-type="float" office:value="19664.21">
            <text:p>19664.2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Potts, Dal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57.44">
            <text:p>-357.44</text:p>
          </table:table-cell>
          <table:table-cell office:value-type="float" office:value="19306.77">
            <text:p>19306.77</text:p>
          </table:table-cell>
        </table:table-row>
        <table:table-row table:style-name="ro2">
          <table:table-cell office:value-type="string">
            <text:p>Total 36990 ﾷ P&amp;L Allocation - Potts, Dale</text:p>
          </table:table-cell>
          <table:table-cell table:number-columns-repeated="6"/>
          <table:table-cell office:value-type="float" office:value="2328.32">
            <text:p>2328.32</text:p>
          </table:table-cell>
          <table:table-cell office:value-type="float" office:value="19306.77">
            <text:p>19306.77</text:p>
          </table:table-cell>
        </table:table-row>
        <table:table-row table:style-name="ro2">
          <table:table-cell office:value-type="string">
            <text:p>Total 36987 ﾷ Potts, Dale - NQ</text:p>
          </table:table-cell>
          <table:table-cell table:number-columns-repeated="6"/>
          <table:table-cell office:value-type="float" office:value="2328.32">
            <text:p>2328.32</text:p>
          </table:table-cell>
          <table:table-cell office:value-type="float" office:value="245082.31">
            <text:p>245082.31</text:p>
          </table:table-cell>
        </table:table-row>
        <table:table-row table:style-name="ro2">
          <table:table-cell office:value-type="string">
            <text:p>36991 ﾷ Wolfersberger, Robert - MWIRA</text:p>
          </table:table-cell>
          <table:table-cell table:number-columns-repeated="7"/>
          <table:table-cell office:value-type="float" office:value="53733.28">
            <text:p>53733.28</text:p>
          </table:table-cell>
        </table:table-row>
        <table:table-row table:style-name="ro2">
          <table:table-cell office:value-type="string">
            <text:p>36992 ﾷ Capital Cont. - Wolfersberger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6992 ﾷ Capital Cont. - Wolfersberger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6994 ﾷ P&amp;L Allocation - Wolfersberger</text:p>
          </table:table-cell>
          <table:table-cell table:number-columns-repeated="7"/>
          <table:table-cell office:value-type="float" office:value="3733.28">
            <text:p>3733.2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Robert Wolfersberg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94.49">
            <text:p>594.49</text:p>
          </table:table-cell>
          <table:table-cell office:value-type="float" office:value="4327.77">
            <text:p>4327.7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Robert Wolfersberg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9.12">
            <text:p>-79.12</text:p>
          </table:table-cell>
          <table:table-cell office:value-type="float" office:value="4248.65">
            <text:p>4248.65</text:p>
          </table:table-cell>
        </table:table-row>
        <table:table-row table:style-name="ro2">
          <table:table-cell office:value-type="string">
            <text:p>Total 36994 ﾷ P&amp;L Allocation - Wolfersberger</text:p>
          </table:table-cell>
          <table:table-cell table:number-columns-repeated="6"/>
          <table:table-cell office:value-type="float" office:value="515.37">
            <text:p>515.37</text:p>
          </table:table-cell>
          <table:table-cell office:value-type="float" office:value="4248.65">
            <text:p>4248.65</text:p>
          </table:table-cell>
        </table:table-row>
        <table:table-row table:style-name="ro2">
          <table:table-cell office:value-type="string">
            <text:p>Total 36991 ﾷ Wolfersberger, Robert - MWIRA</text:p>
          </table:table-cell>
          <table:table-cell table:number-columns-repeated="6"/>
          <table:table-cell office:value-type="float" office:value="515.37">
            <text:p>515.37</text:p>
          </table:table-cell>
          <table:table-cell office:value-type="float" office:value="54248.65">
            <text:p>54248.65</text:p>
          </table:table-cell>
        </table:table-row>
        <table:table-row table:style-name="ro2">
          <table:table-cell office:value-type="string">
            <text:p>36995 ﾷ Wolfersberger, Mary - MWIRA</text:p>
          </table:table-cell>
          <table:table-cell table:number-columns-repeated="7"/>
          <table:table-cell office:value-type="float" office:value="53733.28">
            <text:p>53733.28</text:p>
          </table:table-cell>
        </table:table-row>
        <table:table-row table:style-name="ro2">
          <table:table-cell office:value-type="string">
            <text:p>36996 ﾷ Capital Cont. - Wolfersberger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3">
            <text:p>12/03/13</text:p>
          </table:table-cell>
          <table:table-cell/>
          <table:table-cell office:value-type="string">
            <text:p>MWIRA FBO Mary Wolfersberger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35000">
            <text:p>35000</text:p>
          </table:table-cell>
          <table:table-cell office:value-type="float" office:value="85000">
            <text:p>85000</text:p>
          </table:table-cell>
        </table:table-row>
        <table:table-row table:style-name="ro2">
          <table:table-cell office:value-type="string">
            <text:p>Total 36996 ﾷ Capital Cont. - Wolfersberger</text:p>
          </table:table-cell>
          <table:table-cell table:number-columns-repeated="6"/>
          <table:table-cell office:value-type="float" office:value="35000">
            <text:p>35000</text:p>
          </table:table-cell>
          <table:table-cell office:value-type="float" office:value="85000">
            <text:p>85000</text:p>
          </table:table-cell>
        </table:table-row>
        <table:table-row table:style-name="ro2">
          <table:table-cell office:value-type="string">
            <text:p>36998 ﾷ P&amp;L Allocation - Wolfersberger</text:p>
          </table:table-cell>
          <table:table-cell table:number-columns-repeated="7"/>
          <table:table-cell office:value-type="float" office:value="3733.28">
            <text:p>3733.2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Mary Wolfersberg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44.07">
            <text:p>744.07</text:p>
          </table:table-cell>
          <table:table-cell office:value-type="float" office:value="4477.35">
            <text:p>4477.3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Mary Wolfersberg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30.31">
            <text:p>-130.31</text:p>
          </table:table-cell>
          <table:table-cell office:value-type="float" office:value="4347.04">
            <text:p>4347.04</text:p>
          </table:table-cell>
        </table:table-row>
        <table:table-row table:style-name="ro2">
          <table:table-cell office:value-type="string">
            <text:p>Total 36998 ﾷ P&amp;L Allocation - Wolfersberger</text:p>
          </table:table-cell>
          <table:table-cell table:number-columns-repeated="6"/>
          <table:table-cell office:value-type="float" office:value="613.76">
            <text:p>613.76</text:p>
          </table:table-cell>
          <table:table-cell office:value-type="float" office:value="4347.04">
            <text:p>4347.04</text:p>
          </table:table-cell>
        </table:table-row>
        <table:table-row table:style-name="ro2">
          <table:table-cell office:value-type="string">
            <text:p>Total 36995 ﾷ Wolfersberger, Mary - MWIRA</text:p>
          </table:table-cell>
          <table:table-cell table:number-columns-repeated="6"/>
          <table:table-cell office:value-type="float" office:value="35613.76">
            <text:p>35613.76</text:p>
          </table:table-cell>
          <table:table-cell office:value-type="float" office:value="89347.04">
            <text:p>89347.04</text:p>
          </table:table-cell>
        </table:table-row>
        <table:table-row table:style-name="ro2">
          <table:table-cell office:value-type="string">
            <text:p>36999 ﾷ Medical Clinic Pharmacy, Inc.</text:p>
          </table:table-cell>
          <table:table-cell table:number-columns-repeated="7"/>
          <table:table-cell office:value-type="float" office:value="156787.05">
            <text:p>156787.05</text:p>
          </table:table-cell>
        </table:table-row>
        <table:table-row table:style-name="ro2">
          <table:table-cell office:value-type="string">
            <text:p>37000 ﾷ Capital Cont. - Medical Clinic</text:p>
          </table:table-cell>
          <table:table-cell table:number-columns-repeated="7"/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Total 37000 ﾷ Capital Cont. - Medical Clinic</text:p>
          </table:table-cell>
          <table:table-cell table:number-columns-repeated="7"/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37001 ﾷ Draw - Medical Clinic Pharmacy</text:p>
          </table:table-cell>
          <table:table-cell table:number-columns-repeated="7"/>
          <table:table-cell office:value-type="float" office:value="-2226.17">
            <text:p>-2226.17</text:p>
          </table:table-cell>
        </table:table-row>
        <table:table-row table:style-name="ro2">
          <table:table-cell office:value-type="string">
            <text:p>Total 37001 ﾷ Draw - Medical Clinic Pharmacy</text:p>
          </table:table-cell>
          <table:table-cell table:number-columns-repeated="7"/>
          <table:table-cell office:value-type="float" office:value="-2226.17">
            <text:p>-2226.17</text:p>
          </table:table-cell>
        </table:table-row>
        <table:table-row table:style-name="ro2">
          <table:table-cell office:value-type="string">
            <text:p>37002 ﾷ P&amp;L Allocation - Medical Clinic</text:p>
          </table:table-cell>
          <table:table-cell table:number-columns-repeated="7"/>
          <table:table-cell office:value-type="float" office:value="9013.22">
            <text:p>9013.2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edical Clinic Pharmacy Inc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734.65">
            <text:p>1734.65</text:p>
          </table:table-cell>
          <table:table-cell office:value-type="float" office:value="10747.87">
            <text:p>10747.8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edical Clinic Pharmacy Inc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30.86">
            <text:p>-230.86</text:p>
          </table:table-cell>
          <table:table-cell office:value-type="float" office:value="10517.01">
            <text:p>10517.01</text:p>
          </table:table-cell>
        </table:table-row>
        <table:table-row table:style-name="ro2">
          <table:table-cell office:value-type="string">
            <text:p>Total 37002 ﾷ P&amp;L Allocation - Medical Clinic</text:p>
          </table:table-cell>
          <table:table-cell table:number-columns-repeated="6"/>
          <table:table-cell office:value-type="float" office:value="1503.79">
            <text:p>1503.79</text:p>
          </table:table-cell>
          <table:table-cell office:value-type="float" office:value="10517.01">
            <text:p>10517.01</text:p>
          </table:table-cell>
        </table:table-row>
        <table:table-row table:style-name="ro2">
          <table:table-cell office:value-type="string">
            <text:p>Total 36999 ﾷ Medical Clinic Pharmacy, Inc.</text:p>
          </table:table-cell>
          <table:table-cell table:number-columns-repeated="6"/>
          <table:table-cell office:value-type="float" office:value="1503.79">
            <text:p>1503.79</text:p>
          </table:table-cell>
          <table:table-cell office:value-type="float" office:value="158290.84">
            <text:p>158290.84</text:p>
          </table:table-cell>
        </table:table-row>
        <table:table-row table:style-name="ro2">
          <table:table-cell office:value-type="string">
            <text:p>37003 ﾷ Libby Kathleen Parsons Trust</text:p>
          </table:table-cell>
          <table:table-cell table:number-columns-repeated="7"/>
          <table:table-cell office:value-type="float" office:value="159785.09">
            <text:p>159785.09</text:p>
          </table:table-cell>
        </table:table-row>
        <table:table-row table:style-name="ro2">
          <table:table-cell office:value-type="string">
            <text:p>37004 ﾷ Capital Cont. - Libby Parsons</text:p>
          </table:table-cell>
          <table:table-cell table:number-columns-repeated="7"/>
          <table:table-cell office:value-type="float" office:value="149992.5">
            <text:p>149992.5</text:p>
          </table:table-cell>
        </table:table-row>
        <table:table-row table:style-name="ro2">
          <table:table-cell office:value-type="string">
            <text:p>Total 37004 ﾷ Capital Cont. - Libby Parsons</text:p>
          </table:table-cell>
          <table:table-cell table:number-columns-repeated="7"/>
          <table:table-cell office:value-type="float" office:value="149992.5">
            <text:p>149992.5</text:p>
          </table:table-cell>
        </table:table-row>
        <table:table-row table:style-name="ro2">
          <table:table-cell office:value-type="string">
            <text:p>37005 ﾷ Draw - Libby Parsons Trust</text:p>
          </table:table-cell>
          <table:table-cell table:number-columns-repeated="7"/>
          <table:table-cell office:value-type="float" office:value="-1319.83">
            <text:p>-1319.83</text:p>
          </table:table-cell>
        </table:table-row>
        <table:table-row table:style-name="ro2">
          <table:table-cell office:value-type="string">
            <text:p>Total 37005 ﾷ Draw - Libby Parsons Trust</text:p>
          </table:table-cell>
          <table:table-cell table:number-columns-repeated="7"/>
          <table:table-cell office:value-type="float" office:value="-1319.83">
            <text:p>-1319.83</text:p>
          </table:table-cell>
        </table:table-row>
        <table:table-row table:style-name="ro2">
          <table:table-cell office:value-type="string">
            <text:p>37006 ﾷ P&amp;L Allocation - Libby Trust</text:p>
          </table:table-cell>
          <table:table-cell table:number-columns-repeated="7"/>
          <table:table-cell office:value-type="float" office:value="11112.42">
            <text:p>11112.4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ibby Kathleen Parsons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767.82">
            <text:p>1767.82</text:p>
          </table:table-cell>
          <table:table-cell office:value-type="float" office:value="12880.24">
            <text:p>12880.2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ibby Kathleen Parsons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35.27">
            <text:p>-235.27</text:p>
          </table:table-cell>
          <table:table-cell office:value-type="float" office:value="12644.97">
            <text:p>12644.97</text:p>
          </table:table-cell>
        </table:table-row>
        <table:table-row table:style-name="ro2">
          <table:table-cell office:value-type="string">
            <text:p>Total 37006 ﾷ P&amp;L Allocation - Libby Trust</text:p>
          </table:table-cell>
          <table:table-cell table:number-columns-repeated="6"/>
          <table:table-cell office:value-type="float" office:value="1532.55">
            <text:p>1532.55</text:p>
          </table:table-cell>
          <table:table-cell office:value-type="float" office:value="12644.97">
            <text:p>12644.97</text:p>
          </table:table-cell>
        </table:table-row>
        <table:table-row table:style-name="ro2">
          <table:table-cell office:value-type="string">
            <text:p>Total 37003 ﾷ Libby Kathleen Parsons Trust</text:p>
          </table:table-cell>
          <table:table-cell table:number-columns-repeated="6"/>
          <table:table-cell office:value-type="float" office:value="1532.55">
            <text:p>1532.55</text:p>
          </table:table-cell>
          <table:table-cell office:value-type="float" office:value="161317.64">
            <text:p>161317.64</text:p>
          </table:table-cell>
        </table:table-row>
        <table:table-row table:style-name="ro2">
          <table:table-cell office:value-type="string">
            <text:p>37007 ﾷ Robert Adams Parsons Trust</text:p>
          </table:table-cell>
          <table:table-cell table:number-columns-repeated="7"/>
          <table:table-cell office:value-type="float" office:value="159785.09">
            <text:p>159785.09</text:p>
          </table:table-cell>
        </table:table-row>
        <table:table-row table:style-name="ro2">
          <table:table-cell office:value-type="string">
            <text:p>37008 ﾷ Capital Cont. - Robert Parsons</text:p>
          </table:table-cell>
          <table:table-cell table:number-columns-repeated="7"/>
          <table:table-cell office:value-type="float" office:value="149992.5">
            <text:p>149992.5</text:p>
          </table:table-cell>
        </table:table-row>
        <table:table-row table:style-name="ro2">
          <table:table-cell office:value-type="string">
            <text:p>Total 37008 ﾷ Capital Cont. - Robert Parsons</text:p>
          </table:table-cell>
          <table:table-cell table:number-columns-repeated="7"/>
          <table:table-cell office:value-type="float" office:value="149992.5">
            <text:p>149992.5</text:p>
          </table:table-cell>
        </table:table-row>
        <table:table-row table:style-name="ro2">
          <table:table-cell office:value-type="string">
            <text:p>37009 ﾷ Draw - Robert Parsons Trust</text:p>
          </table:table-cell>
          <table:table-cell table:number-columns-repeated="7"/>
          <table:table-cell office:value-type="float" office:value="-1319.83">
            <text:p>-1319.83</text:p>
          </table:table-cell>
        </table:table-row>
        <table:table-row table:style-name="ro2">
          <table:table-cell office:value-type="string">
            <text:p>Total 37009 ﾷ Draw - Robert Parsons Trust</text:p>
          </table:table-cell>
          <table:table-cell table:number-columns-repeated="7"/>
          <table:table-cell office:value-type="float" office:value="-1319.83">
            <text:p>-1319.83</text:p>
          </table:table-cell>
        </table:table-row>
        <table:table-row table:style-name="ro2">
          <table:table-cell office:value-type="string">
            <text:p>37010 ﾷ P&amp;L Allocation - Robert Parsons</text:p>
          </table:table-cell>
          <table:table-cell table:number-columns-repeated="7"/>
          <table:table-cell office:value-type="float" office:value="11112.42">
            <text:p>11112.4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Robert Adams Parsons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767.82">
            <text:p>1767.82</text:p>
          </table:table-cell>
          <table:table-cell office:value-type="float" office:value="12880.24">
            <text:p>12880.2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Robert Adams Parsons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35.27">
            <text:p>-235.27</text:p>
          </table:table-cell>
          <table:table-cell office:value-type="float" office:value="12644.97">
            <text:p>12644.97</text:p>
          </table:table-cell>
        </table:table-row>
        <table:table-row table:style-name="ro2">
          <table:table-cell office:value-type="string">
            <text:p>Total 37010 ﾷ P&amp;L Allocation - Robert Parsons</text:p>
          </table:table-cell>
          <table:table-cell table:number-columns-repeated="6"/>
          <table:table-cell office:value-type="float" office:value="1532.55">
            <text:p>1532.55</text:p>
          </table:table-cell>
          <table:table-cell office:value-type="float" office:value="12644.97">
            <text:p>12644.97</text:p>
          </table:table-cell>
        </table:table-row>
        <table:table-row table:style-name="ro2">
          <table:table-cell office:value-type="string">
            <text:p>Total 37007 ﾷ Robert Adams Parsons Trust</text:p>
          </table:table-cell>
          <table:table-cell table:number-columns-repeated="6"/>
          <table:table-cell office:value-type="float" office:value="1532.55">
            <text:p>1532.55</text:p>
          </table:table-cell>
          <table:table-cell office:value-type="float" office:value="161317.64">
            <text:p>161317.64</text:p>
          </table:table-cell>
        </table:table-row>
        <table:table-row table:style-name="ro2">
          <table:table-cell office:value-type="string">
            <text:p>37011 ﾷ Welch, Brandy</text:p>
          </table:table-cell>
          <table:table-cell table:number-columns-repeated="7"/>
          <table:table-cell office:value-type="float" office:value="35153.62">
            <text:p>35153.62</text:p>
          </table:table-cell>
        </table:table-row>
        <table:table-row table:style-name="ro2">
          <table:table-cell office:value-type="string">
            <text:p>37012 ﾷ Capital Cont. - Welch, Brandy</text:p>
          </table:table-cell>
          <table:table-cell table:number-columns-repeated="7"/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Total 37012 ﾷ Capital Cont. - Welch, Brandy</text:p>
          </table:table-cell>
          <table:table-cell table:number-columns-repeated="7"/>
          <table:table-cell office:value-type="float" office:value="150000">
            <text:p>150000</text:p>
          </table:table-cell>
        </table:table-row>
        <table:table-row table:style-name="ro2">
          <table:table-cell office:value-type="string">
            <text:p>37013 ﾷ Draw - Welch, Brandy</text:p>
          </table:table-cell>
          <table:table-cell table:number-columns-repeated="7"/>
          <table:table-cell office:value-type="float" office:value="-121963.36">
            <text:p>-121963.36</text:p>
          </table:table-cell>
        </table:table-row>
        <table:table-row table:style-name="ro2">
          <table:table-cell office:value-type="string">
            <text:p>Total 37013 ﾷ Draw - Welch, Brandy</text:p>
          </table:table-cell>
          <table:table-cell table:number-columns-repeated="7"/>
          <table:table-cell office:value-type="float" office:value="-121963.36">
            <text:p>-121963.36</text:p>
          </table:table-cell>
        </table:table-row>
        <table:table-row table:style-name="ro2">
          <table:table-cell office:value-type="string">
            <text:p>37014 ﾷ P&amp;L Allocation - Welch, Brandy</text:p>
          </table:table-cell>
          <table:table-cell table:number-columns-repeated="7"/>
          <table:table-cell office:value-type="float" office:value="7116.98">
            <text:p>7116.9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Welch, Brand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88.92">
            <text:p>388.92</text:p>
          </table:table-cell>
          <table:table-cell office:value-type="float" office:value="7505.9">
            <text:p>7505.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Welch, Brand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1.76">
            <text:p>-51.76</text:p>
          </table:table-cell>
          <table:table-cell office:value-type="float" office:value="7454.14">
            <text:p>7454.14</text:p>
          </table:table-cell>
        </table:table-row>
        <table:table-row table:style-name="ro2">
          <table:table-cell office:value-type="string">
            <text:p>Total 37014 ﾷ P&amp;L Allocation - Welch, Brandy</text:p>
          </table:table-cell>
          <table:table-cell table:number-columns-repeated="6"/>
          <table:table-cell office:value-type="float" office:value="337.16">
            <text:p>337.16</text:p>
          </table:table-cell>
          <table:table-cell office:value-type="float" office:value="7454.14">
            <text:p>7454.14</text:p>
          </table:table-cell>
        </table:table-row>
        <table:table-row table:style-name="ro2">
          <table:table-cell office:value-type="string">
            <text:p>Total 37011 ﾷ Welch, Brandy</text:p>
          </table:table-cell>
          <table:table-cell table:number-columns-repeated="6"/>
          <table:table-cell office:value-type="float" office:value="337.16">
            <text:p>337.16</text:p>
          </table:table-cell>
          <table:table-cell office:value-type="float" office:value="35490.78">
            <text:p>35490.78</text:p>
          </table:table-cell>
        </table:table-row>
        <table:table-row table:style-name="ro2">
          <table:table-cell office:value-type="string">
            <text:p>37015 ﾷ Welch, Brandy - MWIRA</text:p>
          </table:table-cell>
          <table:table-cell table:number-columns-repeated="7"/>
          <table:table-cell office:value-type="float" office:value="23550.53">
            <text:p>23550.53</text:p>
          </table:table-cell>
        </table:table-row>
        <table:table-row table:style-name="ro2">
          <table:table-cell office:value-type="string">
            <text:p>37016 ﾷ Capital Cont. - Welch - MWIRA</text:p>
          </table:table-cell>
          <table:table-cell table:number-columns-repeated="7"/>
          <table:table-cell office:value-type="float" office:value="22000">
            <text:p>22000</text:p>
          </table:table-cell>
        </table:table-row>
        <table:table-row table:style-name="ro2">
          <table:table-cell office:value-type="string">
            <text:p>Total 37016 ﾷ Capital Cont. - Welch - MWIRA</text:p>
          </table:table-cell>
          <table:table-cell table:number-columns-repeated="7"/>
          <table:table-cell office:value-type="float" office:value="22000">
            <text:p>22000</text:p>
          </table:table-cell>
        </table:table-row>
        <table:table-row table:style-name="ro2">
          <table:table-cell office:value-type="string">
            <text:p>37018 ﾷ P&amp;L Allocation - MWIRA</text:p>
          </table:table-cell>
          <table:table-cell table:number-columns-repeated="7"/>
          <table:table-cell office:value-type="float" office:value="1550.53">
            <text:p>1550.5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randy Welch FBO MWIR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60.56">
            <text:p>260.56</text:p>
          </table:table-cell>
          <table:table-cell office:value-type="float" office:value="1811.09">
            <text:p>1811.0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randy Welch FBO MWIR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4.68">
            <text:p>-34.68</text:p>
          </table:table-cell>
          <table:table-cell office:value-type="float" office:value="1776.41">
            <text:p>1776.41</text:p>
          </table:table-cell>
        </table:table-row>
        <table:table-row table:style-name="ro2">
          <table:table-cell office:value-type="string">
            <text:p>Total 37018 ﾷ P&amp;L Allocation - MWIRA</text:p>
          </table:table-cell>
          <table:table-cell table:number-columns-repeated="6"/>
          <table:table-cell office:value-type="float" office:value="225.88">
            <text:p>225.88</text:p>
          </table:table-cell>
          <table:table-cell office:value-type="float" office:value="1776.41">
            <text:p>1776.41</text:p>
          </table:table-cell>
        </table:table-row>
        <table:table-row table:style-name="ro2">
          <table:table-cell office:value-type="string">
            <text:p>Total 37015 ﾷ Welch, Brandy - MWIRA</text:p>
          </table:table-cell>
          <table:table-cell table:number-columns-repeated="6"/>
          <table:table-cell office:value-type="float" office:value="225.88">
            <text:p>225.88</text:p>
          </table:table-cell>
          <table:table-cell office:value-type="float" office:value="23776.41">
            <text:p>23776.41</text:p>
          </table:table-cell>
        </table:table-row>
        <table:table-row table:style-name="ro2">
          <table:table-cell office:value-type="string">
            <text:p>37023 ﾷ Copeland, Katie</text:p>
          </table:table-cell>
          <table:table-cell table:number-columns-repeated="7"/>
          <table:table-cell office:value-type="float" office:value="9674.05">
            <text:p>9674.05</text:p>
          </table:table-cell>
        </table:table-row>
        <table:table-row table:style-name="ro2">
          <table:table-cell office:value-type="string">
            <text:p>37024 ﾷ Capital Cont. - Copeland</text:p>
          </table:table-cell>
          <table:table-cell table:number-columns-repeated="7"/>
          <table:table-cell office:value-type="float" office:value="60000">
            <text:p>60000</text:p>
          </table:table-cell>
        </table:table-row>
        <table:table-row table:style-name="ro2">
          <table:table-cell office:value-type="string">
            <text:p>Total 37024 ﾷ Capital Cont. - Copeland</text:p>
          </table:table-cell>
          <table:table-cell table:number-columns-repeated="7"/>
          <table:table-cell office:value-type="float" office:value="60000">
            <text:p>60000</text:p>
          </table:table-cell>
        </table:table-row>
        <table:table-row table:style-name="ro2">
          <table:table-cell office:value-type="string">
            <text:p>37025 ﾷ Draw - Copeland, Katie</text:p>
          </table:table-cell>
          <table:table-cell table:number-columns-repeated="7"/>
          <table:table-cell office:value-type="float" office:value="-51717.34">
            <text:p>-51717.34</text:p>
          </table:table-cell>
        </table:table-row>
        <table:table-row table:style-name="ro2">
          <table:table-cell office:value-type="string">
            <text:p>Total 37025 ﾷ Draw - Copeland, Katie</text:p>
          </table:table-cell>
          <table:table-cell table:number-columns-repeated="7"/>
          <table:table-cell office:value-type="float" office:value="-51717.34">
            <text:p>-51717.34</text:p>
          </table:table-cell>
        </table:table-row>
        <table:table-row table:style-name="ro2">
          <table:table-cell office:value-type="string">
            <text:p>37026 ﾷ P&amp;L Allocation - Copeland</text:p>
          </table:table-cell>
          <table:table-cell table:number-columns-repeated="7"/>
          <table:table-cell office:value-type="float" office:value="1391.39">
            <text:p>1391.3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opeland, Kati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07.03">
            <text:p>107.03</text:p>
          </table:table-cell>
          <table:table-cell office:value-type="float" office:value="1498.42">
            <text:p>1498.4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opeland, Kati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.24">
            <text:p>-14.24</text:p>
          </table:table-cell>
          <table:table-cell office:value-type="float" office:value="1484.18">
            <text:p>1484.18</text:p>
          </table:table-cell>
        </table:table-row>
        <table:table-row table:style-name="ro2">
          <table:table-cell office:value-type="string">
            <text:p>Total 37026 ﾷ P&amp;L Allocation - Copeland</text:p>
          </table:table-cell>
          <table:table-cell table:number-columns-repeated="6"/>
          <table:table-cell office:value-type="float" office:value="92.79">
            <text:p>92.79</text:p>
          </table:table-cell>
          <table:table-cell office:value-type="float" office:value="1484.18">
            <text:p>1484.18</text:p>
          </table:table-cell>
        </table:table-row>
        <table:table-row table:style-name="ro2">
          <table:table-cell office:value-type="string">
            <text:p>Total 37023 ﾷ Copeland, Katie</text:p>
          </table:table-cell>
          <table:table-cell table:number-columns-repeated="6"/>
          <table:table-cell office:value-type="float" office:value="92.79">
            <text:p>92.79</text:p>
          </table:table-cell>
          <table:table-cell office:value-type="float" office:value="9766.84">
            <text:p>9766.84</text:p>
          </table:table-cell>
        </table:table-row>
        <table:table-row table:style-name="ro2">
          <table:table-cell office:value-type="string">
            <text:p>37027 ﾷ Tackett, Patricia</text:p>
          </table:table-cell>
          <table:table-cell table:number-columns-repeated="7"/>
          <table:table-cell office:value-type="float" office:value="155521.92">
            <text:p>155521.92</text:p>
          </table:table-cell>
        </table:table-row>
        <table:table-row table:style-name="ro2">
          <table:table-cell office:value-type="string">
            <text:p>37028 ﾷ Capital Cont. - Tackett</text:p>
          </table:table-cell>
          <table:table-cell table:number-columns-repeated="7"/>
          <table:table-cell office:value-type="float" office:value="149985">
            <text:p>149985</text:p>
          </table:table-cell>
        </table:table-row>
        <table:table-row table:style-name="ro2">
          <table:table-cell office:value-type="string">
            <text:p>Total 37028 ﾷ Capital Cont. - Tackett</text:p>
          </table:table-cell>
          <table:table-cell table:number-columns-repeated="7"/>
          <table:table-cell office:value-type="float" office:value="149985">
            <text:p>149985</text:p>
          </table:table-cell>
        </table:table-row>
        <table:table-row table:style-name="ro2">
          <table:table-cell office:value-type="string">
            <text:p>37029 ﾷ Draw - Tackett</text:p>
          </table:table-cell>
          <table:table-cell table:number-columns-repeated="7"/>
          <table:table-cell office:value-type="float" office:value="-4777.14">
            <text:p>-4777.14</text:p>
          </table:table-cell>
        </table:table-row>
        <table:table-row table:style-name="ro2">
          <table:table-cell office:value-type="string">
            <text:p>Total 37029 ﾷ Draw - Tackett</text:p>
          </table:table-cell>
          <table:table-cell table:number-columns-repeated="7"/>
          <table:table-cell office:value-type="float" office:value="-4777.14">
            <text:p>-4777.14</text:p>
          </table:table-cell>
        </table:table-row>
        <table:table-row table:style-name="ro2">
          <table:table-cell office:value-type="string">
            <text:p>37030 ﾷ P&amp;L Allocation - Tackett</text:p>
          </table:table-cell>
          <table:table-cell table:number-columns-repeated="7"/>
          <table:table-cell office:value-type="float" office:value="10314.06">
            <text:p>10314.0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Tackett, Patrici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720.65">
            <text:p>1720.65</text:p>
          </table:table-cell>
          <table:table-cell office:value-type="float" office:value="12034.71">
            <text:p>12034.7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Tackett, Patrici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29">
            <text:p>-229</text:p>
          </table:table-cell>
          <table:table-cell office:value-type="float" office:value="11805.71">
            <text:p>11805.71</text:p>
          </table:table-cell>
        </table:table-row>
        <table:table-row table:style-name="ro2">
          <table:table-cell office:value-type="string">
            <text:p>Total 37030 ﾷ P&amp;L Allocation - Tackett</text:p>
          </table:table-cell>
          <table:table-cell table:number-columns-repeated="6"/>
          <table:table-cell office:value-type="float" office:value="1491.65">
            <text:p>1491.65</text:p>
          </table:table-cell>
          <table:table-cell office:value-type="float" office:value="11805.71">
            <text:p>11805.71</text:p>
          </table:table-cell>
        </table:table-row>
        <table:table-row table:style-name="ro2">
          <table:table-cell office:value-type="string">
            <text:p>Total 37027 ﾷ Tackett, Patricia</text:p>
          </table:table-cell>
          <table:table-cell table:number-columns-repeated="6"/>
          <table:table-cell office:value-type="float" office:value="1491.65">
            <text:p>1491.65</text:p>
          </table:table-cell>
          <table:table-cell office:value-type="float" office:value="157013.57">
            <text:p>157013.57</text:p>
          </table:table-cell>
        </table:table-row>
        <table:table-row table:style-name="ro2">
          <table:table-cell office:value-type="string">
            <text:p>37031 ﾷ Patterson, Thomas</text:p>
          </table:table-cell>
          <table:table-cell table:number-columns-repeated="7"/>
          <table:table-cell office:value-type="float" office:value="177154.74">
            <text:p>177154.74</text:p>
          </table:table-cell>
        </table:table-row>
        <table:table-row table:style-name="ro2">
          <table:table-cell office:value-type="string">
            <text:p>37032 ﾷ Capital Cont. - Patterson</text:p>
          </table:table-cell>
          <table:table-cell table:number-columns-repeated="7"/>
          <table:table-cell office:value-type="float" office:value="170000">
            <text:p>170000</text:p>
          </table:table-cell>
        </table:table-row>
        <table:table-row table:style-name="ro2">
          <table:table-cell office:value-type="string">
            <text:p>Total 37032 ﾷ Capital Cont. - Patterson</text:p>
          </table:table-cell>
          <table:table-cell table:number-columns-repeated="7"/>
          <table:table-cell office:value-type="float" office:value="170000">
            <text:p>170000</text:p>
          </table:table-cell>
        </table:table-row>
        <table:table-row table:style-name="ro2">
          <table:table-cell office:value-type="string">
            <text:p>37033 ﾷ Draw - Patterson</text:p>
          </table:table-cell>
          <table:table-cell table:number-columns-repeated="7"/>
          <table:table-cell office:value-type="float" office:value="-1747.69">
            <text:p>-1747.69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UCI</text:p>
          </table:table-cell>
          <table:table-cell office:value-type="string">
            <text:p>4th Qtr billing</text:p>
          </table:table-cell>
          <table:table-cell office:value-type="string">
            <text:p>10100 ﾷ Checking - Chase #4427</text:p>
          </table:table-cell>
          <table:table-cell office:value-type="float" office:value="-116.99">
            <text:p>-116.99</text:p>
          </table:table-cell>
          <table:table-cell office:value-type="float" office:value="-1864.68">
            <text:p>-1864.68</text:p>
          </table:table-cell>
        </table:table-row>
        <table:table-row table:style-name="ro2">
          <table:table-cell office:value-type="string">
            <text:p>Total 37033 ﾷ Draw - Patterson</text:p>
          </table:table-cell>
          <table:table-cell table:number-columns-repeated="6"/>
          <table:table-cell office:value-type="float" office:value="-116.99">
            <text:p>-116.99</text:p>
          </table:table-cell>
          <table:table-cell office:value-type="float" office:value="-1864.68">
            <text:p>-1864.68</text:p>
          </table:table-cell>
        </table:table-row>
        <table:table-row table:style-name="ro2">
          <table:table-cell office:value-type="string">
            <text:p>37034 ﾷ P&amp;L Allocation - Patterson</text:p>
          </table:table-cell>
          <table:table-cell table:number-columns-repeated="7"/>
          <table:table-cell office:value-type="float" office:value="8902.43">
            <text:p>8902.4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Patterson, Thoma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959.24">
            <text:p>1959.24</text:p>
          </table:table-cell>
          <table:table-cell office:value-type="float" office:value="10861.67">
            <text:p>10861.6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Patterson, Thoma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60.68">
            <text:p>-260.68</text:p>
          </table:table-cell>
          <table:table-cell office:value-type="float" office:value="10600.99">
            <text:p>10600.99</text:p>
          </table:table-cell>
        </table:table-row>
        <table:table-row table:style-name="ro2">
          <table:table-cell office:value-type="string">
            <text:p>Total 37034 ﾷ P&amp;L Allocation - Patterson</text:p>
          </table:table-cell>
          <table:table-cell table:number-columns-repeated="6"/>
          <table:table-cell office:value-type="float" office:value="1698.56">
            <text:p>1698.56</text:p>
          </table:table-cell>
          <table:table-cell office:value-type="float" office:value="10600.99">
            <text:p>10600.99</text:p>
          </table:table-cell>
        </table:table-row>
        <table:table-row table:style-name="ro2">
          <table:table-cell office:value-type="string">
            <text:p>Total 37031 ﾷ Patterson, Thomas</text:p>
          </table:table-cell>
          <table:table-cell table:number-columns-repeated="6"/>
          <table:table-cell office:value-type="float" office:value="1581.57">
            <text:p>1581.57</text:p>
          </table:table-cell>
          <table:table-cell office:value-type="float" office:value="178736.31">
            <text:p>178736.31</text:p>
          </table:table-cell>
        </table:table-row>
        <table:table-row table:style-name="ro2">
          <table:table-cell office:value-type="string">
            <text:p>37035 ﾷ Beh, Margo</text:p>
          </table:table-cell>
          <table:table-cell table:number-columns-repeated="7"/>
          <table:table-cell office:value-type="float" office:value="165349.74">
            <text:p>165349.74</text:p>
          </table:table-cell>
        </table:table-row>
        <table:table-row table:style-name="ro2">
          <table:table-cell office:value-type="string">
            <text:p>37036 ﾷ Capital Cont. - Margo Beh</text:p>
          </table:table-cell>
          <table:table-cell table:number-columns-repeated="7"/>
          <table:table-cell office:value-type="float" office:value="170000">
            <text:p>170000</text:p>
          </table:table-cell>
        </table:table-row>
        <table:table-row table:style-name="ro2">
          <table:table-cell office:value-type="string">
            <text:p>Total 37036 ﾷ Capital Cont. - Margo Beh</text:p>
          </table:table-cell>
          <table:table-cell table:number-columns-repeated="7"/>
          <table:table-cell office:value-type="float" office:value="170000">
            <text:p>170000</text:p>
          </table:table-cell>
        </table:table-row>
        <table:table-row table:style-name="ro2">
          <table:table-cell office:value-type="string">
            <text:p>37037 ﾷ Draw - Margo Beh</text:p>
          </table:table-cell>
          <table:table-cell table:number-columns-repeated="7"/>
          <table:table-cell office:value-type="float" office:value="-11684.62">
            <text:p>-11684.62</text:p>
          </table:table-cell>
        </table:table-row>
        <table:table-row table:style-name="ro2">
          <table:table-cell office:value-type="string">
            <text:p>Total 37037 ﾷ Draw - Margo Beh</text:p>
          </table:table-cell>
          <table:table-cell table:number-columns-repeated="7"/>
          <table:table-cell office:value-type="float" office:value="-11684.62">
            <text:p>-11684.62</text:p>
          </table:table-cell>
        </table:table-row>
        <table:table-row table:style-name="ro2">
          <table:table-cell office:value-type="string">
            <text:p>37038 ﾷ P&amp;L Allocation - Margo Beh</text:p>
          </table:table-cell>
          <table:table-cell table:number-columns-repeated="7"/>
          <table:table-cell office:value-type="float" office:value="7034.36">
            <text:p>7034.3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eh, Margo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829.38">
            <text:p>1829.38</text:p>
          </table:table-cell>
          <table:table-cell office:value-type="float" office:value="8863.74">
            <text:p>8863.7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eh, Margo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43.47">
            <text:p>-243.47</text:p>
          </table:table-cell>
          <table:table-cell office:value-type="float" office:value="8620.27">
            <text:p>8620.27</text:p>
          </table:table-cell>
        </table:table-row>
        <table:table-row table:style-name="ro2">
          <table:table-cell office:value-type="string">
            <text:p>Total 37038 ﾷ P&amp;L Allocation - Margo Beh</text:p>
          </table:table-cell>
          <table:table-cell table:number-columns-repeated="6"/>
          <table:table-cell office:value-type="float" office:value="1585.91">
            <text:p>1585.91</text:p>
          </table:table-cell>
          <table:table-cell office:value-type="float" office:value="8620.27">
            <text:p>8620.27</text:p>
          </table:table-cell>
        </table:table-row>
        <table:table-row table:style-name="ro2">
          <table:table-cell office:value-type="string">
            <text:p>Total 37035 ﾷ Beh, Margo</text:p>
          </table:table-cell>
          <table:table-cell table:number-columns-repeated="6"/>
          <table:table-cell office:value-type="float" office:value="1585.91">
            <text:p>1585.91</text:p>
          </table:table-cell>
          <table:table-cell office:value-type="float" office:value="166935.65">
            <text:p>166935.65</text:p>
          </table:table-cell>
        </table:table-row>
        <table:table-row table:style-name="ro2">
          <table:table-cell office:value-type="string">
            <text:p>37039 ﾷ Larry &amp; Betty Hoffman Liv Trust</text:p>
          </table:table-cell>
          <table:table-cell table:number-columns-repeated="7"/>
          <table:table-cell office:value-type="float" office:value="68411.28">
            <text:p>68411.28</text:p>
          </table:table-cell>
        </table:table-row>
        <table:table-row table:style-name="ro2">
          <table:table-cell office:value-type="string">
            <text:p>37040 ﾷ Capital Cont. - Hoffman Trust</text:p>
          </table:table-cell>
          <table:table-cell table:number-columns-repeated="7"/>
          <table:table-cell office:value-type="float" office:value="64985">
            <text:p>64985</text:p>
          </table:table-cell>
        </table:table-row>
        <table:table-row table:style-name="ro2">
          <table:table-cell office:value-type="string">
            <text:p>Total 37040 ﾷ Capital Cont. - Hoffman Trust</text:p>
          </table:table-cell>
          <table:table-cell table:number-columns-repeated="7"/>
          <table:table-cell office:value-type="float" office:value="64985">
            <text:p>64985</text:p>
          </table:table-cell>
        </table:table-row>
        <table:table-row table:style-name="ro2">
          <table:table-cell office:value-type="string">
            <text:p>37041 ﾷ Draw - Hoffman Trust</text:p>
          </table:table-cell>
          <table:table-cell table:number-columns-repeated="7"/>
          <table:table-cell office:value-type="float" office:value="-873.64">
            <text:p>-873.64</text:p>
          </table:table-cell>
        </table:table-row>
        <table:table-row table:style-name="ro2">
          <table:table-cell office:value-type="string">
            <text:p>Total 37041 ﾷ Draw - Hoffman Trust</text:p>
          </table:table-cell>
          <table:table-cell table:number-columns-repeated="7"/>
          <table:table-cell office:value-type="float" office:value="-873.64">
            <text:p>-873.64</text:p>
          </table:table-cell>
        </table:table-row>
        <table:table-row table:style-name="ro2">
          <table:table-cell office:value-type="string">
            <text:p>37042 ﾷ P&amp;L Allocation - Hoffman Trust</text:p>
          </table:table-cell>
          <table:table-cell table:number-columns-repeated="7"/>
          <table:table-cell office:value-type="float" office:value="4299.92">
            <text:p>4299.9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arry &amp; Betty Hoffman Living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756.88">
            <text:p>756.88</text:p>
          </table:table-cell>
          <table:table-cell office:value-type="float" office:value="5056.8">
            <text:p>5056.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arry &amp; Betty Hoffman Living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00.73">
            <text:p>-100.73</text:p>
          </table:table-cell>
          <table:table-cell office:value-type="float" office:value="4956.07">
            <text:p>4956.07</text:p>
          </table:table-cell>
        </table:table-row>
        <table:table-row table:style-name="ro2">
          <table:table-cell office:value-type="string">
            <text:p>Total 37042 ﾷ P&amp;L Allocation - Hoffman Trust</text:p>
          </table:table-cell>
          <table:table-cell table:number-columns-repeated="6"/>
          <table:table-cell office:value-type="float" office:value="656.15">
            <text:p>656.15</text:p>
          </table:table-cell>
          <table:table-cell office:value-type="float" office:value="4956.07">
            <text:p>4956.07</text:p>
          </table:table-cell>
        </table:table-row>
        <table:table-row table:style-name="ro2">
          <table:table-cell office:value-type="string">
            <text:p>Total 37039 ﾷ Larry &amp; Betty Hoffman Liv Trust</text:p>
          </table:table-cell>
          <table:table-cell table:number-columns-repeated="6"/>
          <table:table-cell office:value-type="float" office:value="656.15">
            <text:p>656.15</text:p>
          </table:table-cell>
          <table:table-cell office:value-type="float" office:value="69067.43">
            <text:p>69067.43</text:p>
          </table:table-cell>
        </table:table-row>
        <table:table-row table:style-name="ro2">
          <table:table-cell office:value-type="string">
            <text:p>37043 ﾷ England, David &amp; Kimberly</text:p>
          </table:table-cell>
          <table:table-cell table:number-columns-repeated="7"/>
          <table:table-cell office:value-type="float" office:value="209587.42">
            <text:p>209587.42</text:p>
          </table:table-cell>
        </table:table-row>
        <table:table-row table:style-name="ro2">
          <table:table-cell office:value-type="string">
            <text:p>37044 ﾷ Capital Cont. - England, David</text:p>
          </table:table-cell>
          <table:table-cell table:number-columns-repeated="7"/>
          <table:table-cell office:value-type="float" office:value="200000">
            <text:p>200000</text:p>
          </table:table-cell>
        </table:table-row>
        <table:table-row table:style-name="ro2">
          <table:table-cell office:value-type="string">
            <text:p>Total 37044 ﾷ Capital Cont. - England, David</text:p>
          </table:table-cell>
          <table:table-cell table:number-columns-repeated="7"/>
          <table:table-cell office:value-type="float" office:value="200000">
            <text:p>200000</text:p>
          </table:table-cell>
        </table:table-row>
        <table:table-row table:style-name="ro2">
          <table:table-cell office:value-type="string">
            <text:p>37045 ﾷ Draw - England, David &amp; Kim</text:p>
          </table:table-cell>
          <table:table-cell table:number-columns-repeated="7"/>
          <table:table-cell office:value-type="float" office:value="-1798.42">
            <text:p>-1798.42</text:p>
          </table:table-cell>
        </table:table-row>
        <table:table-row table:style-name="ro2">
          <table:table-cell office:value-type="string">
            <text:p>Total 37045 ﾷ Draw - England, David &amp; Kim</text:p>
          </table:table-cell>
          <table:table-cell table:number-columns-repeated="7"/>
          <table:table-cell office:value-type="float" office:value="-1798.42">
            <text:p>-1798.42</text:p>
          </table:table-cell>
        </table:table-row>
        <table:table-row table:style-name="ro2">
          <table:table-cell office:value-type="string">
            <text:p>37046 ﾷ P&amp;L Allocation - England, David</text:p>
          </table:table-cell>
          <table:table-cell table:number-columns-repeated="7"/>
          <table:table-cell office:value-type="float" office:value="11385.84">
            <text:p>11385.8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ngland, David &amp; Kimberl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318.82">
            <text:p>2318.82</text:p>
          </table:table-cell>
          <table:table-cell office:value-type="float" office:value="13704.66">
            <text:p>13704.6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ngland, David &amp; Kimberl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08.6">
            <text:p>-308.6</text:p>
          </table:table-cell>
          <table:table-cell office:value-type="float" office:value="13396.06">
            <text:p>13396.06</text:p>
          </table:table-cell>
        </table:table-row>
        <table:table-row table:style-name="ro2">
          <table:table-cell office:value-type="string">
            <text:p>Total 37046 ﾷ P&amp;L Allocation - England, David</text:p>
          </table:table-cell>
          <table:table-cell table:number-columns-repeated="6"/>
          <table:table-cell office:value-type="float" office:value="2010.22">
            <text:p>2010.22</text:p>
          </table:table-cell>
          <table:table-cell office:value-type="float" office:value="13396.06">
            <text:p>13396.06</text:p>
          </table:table-cell>
        </table:table-row>
        <table:table-row table:style-name="ro2">
          <table:table-cell office:value-type="string">
            <text:p>Total 37043 ﾷ England, David &amp; Kimberly</text:p>
          </table:table-cell>
          <table:table-cell table:number-columns-repeated="6"/>
          <table:table-cell office:value-type="float" office:value="2010.22">
            <text:p>2010.22</text:p>
          </table:table-cell>
          <table:table-cell office:value-type="float" office:value="211597.64">
            <text:p>211597.64</text:p>
          </table:table-cell>
        </table:table-row>
        <table:table-row table:style-name="ro2">
          <table:table-cell office:value-type="string">
            <text:p>37047 ﾷ Enger, Steve</text:p>
          </table:table-cell>
          <table:table-cell table:number-columns-repeated="7"/>
          <table:table-cell office:value-type="float" office:value="78579.57">
            <text:p>78579.57</text:p>
          </table:table-cell>
        </table:table-row>
        <table:table-row table:style-name="ro2">
          <table:table-cell office:value-type="string">
            <text:p>37048 ﾷ Capital Cont. - Enger, Steve</text:p>
          </table:table-cell>
          <table:table-cell table:number-columns-repeated="7"/>
          <table:table-cell office:value-type="float" office:value="75000">
            <text:p>75000</text:p>
          </table:table-cell>
        </table:table-row>
        <table:table-row table:style-name="ro2">
          <table:table-cell office:value-type="string">
            <text:p>Total 37048 ﾷ Capital Cont. - Enger, Steve</text:p>
          </table:table-cell>
          <table:table-cell table:number-columns-repeated="7"/>
          <table:table-cell office:value-type="float" office:value="75000">
            <text:p>75000</text:p>
          </table:table-cell>
        </table:table-row>
        <table:table-row table:style-name="ro2">
          <table:table-cell office:value-type="string">
            <text:p>37049 ﾷ Draw - Enger, Steve</text:p>
          </table:table-cell>
          <table:table-cell table:number-columns-repeated="7"/>
          <table:table-cell office:value-type="float" office:value="-689.27">
            <text:p>-689.27</text:p>
          </table:table-cell>
        </table:table-row>
        <table:table-row table:style-name="ro2">
          <table:table-cell office:value-type="string">
            <text:p>Total 37049 ﾷ Draw - Enger, Steve</text:p>
          </table:table-cell>
          <table:table-cell table:number-columns-repeated="7"/>
          <table:table-cell office:value-type="float" office:value="-689.27">
            <text:p>-689.27</text:p>
          </table:table-cell>
        </table:table-row>
        <table:table-row table:style-name="ro2">
          <table:table-cell office:value-type="string">
            <text:p>37050 ﾷ P&amp;L Allocation - Enger, Steve</text:p>
          </table:table-cell>
          <table:table-cell table:number-columns-repeated="7"/>
          <table:table-cell office:value-type="float" office:value="4268.84">
            <text:p>4268.8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nger, Stev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869.38">
            <text:p>869.38</text:p>
          </table:table-cell>
          <table:table-cell office:value-type="float" office:value="5138.22">
            <text:p>5138.2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nger, Stev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15.7">
            <text:p>-115.7</text:p>
          </table:table-cell>
          <table:table-cell office:value-type="float" office:value="5022.52">
            <text:p>5022.52</text:p>
          </table:table-cell>
        </table:table-row>
        <table:table-row table:style-name="ro2">
          <table:table-cell office:value-type="string">
            <text:p>Total 37050 ﾷ P&amp;L Allocation - Enger, Steve</text:p>
          </table:table-cell>
          <table:table-cell table:number-columns-repeated="6"/>
          <table:table-cell office:value-type="float" office:value="753.68">
            <text:p>753.68</text:p>
          </table:table-cell>
          <table:table-cell office:value-type="float" office:value="5022.52">
            <text:p>5022.52</text:p>
          </table:table-cell>
        </table:table-row>
        <table:table-row table:style-name="ro2">
          <table:table-cell office:value-type="string">
            <text:p>Total 37047 ﾷ Enger, Steve</text:p>
          </table:table-cell>
          <table:table-cell table:number-columns-repeated="6"/>
          <table:table-cell office:value-type="float" office:value="753.68">
            <text:p>753.68</text:p>
          </table:table-cell>
          <table:table-cell office:value-type="float" office:value="79333.25">
            <text:p>79333.25</text:p>
          </table:table-cell>
        </table:table-row>
        <table:table-row table:style-name="ro2">
          <table:table-cell office:value-type="string">
            <text:p>37051 ﾷ Williams, Steven - MWIRA</text:p>
          </table:table-cell>
          <table:table-cell table:number-columns-repeated="7"/>
          <table:table-cell office:value-type="float" office:value="331476.24">
            <text:p>331476.24</text:p>
          </table:table-cell>
        </table:table-row>
        <table:table-row table:style-name="ro2">
          <table:table-cell office:value-type="string">
            <text:p>37052 ﾷ Capital Cont. - Williams -MWIRA</text:p>
          </table:table-cell>
          <table:table-cell table:number-columns-repeated="7"/>
          <table:table-cell office:value-type="float" office:value="310000">
            <text:p>310000</text:p>
          </table:table-cell>
        </table:table-row>
        <table:table-row table:style-name="ro2">
          <table:table-cell office:value-type="string">
            <text:p>Total 37052 ﾷ Capital Cont. - Williams -MWIRA</text:p>
          </table:table-cell>
          <table:table-cell table:number-columns-repeated="7"/>
          <table:table-cell office:value-type="float" office:value="310000">
            <text:p>310000</text:p>
          </table:table-cell>
        </table:table-row>
        <table:table-row table:style-name="ro2">
          <table:table-cell office:value-type="string">
            <text:p>37054 ﾷ P&amp;L Allocation - Williams-MWIRA</text:p>
          </table:table-cell>
          <table:table-cell table:number-columns-repeated="7"/>
          <table:table-cell office:value-type="float" office:value="21476.24">
            <text:p>21476.2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Steven W William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667.36">
            <text:p>3667.36</text:p>
          </table:table-cell>
          <table:table-cell office:value-type="float" office:value="25143.6">
            <text:p>25143.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Steven W William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88.08">
            <text:p>-488.08</text:p>
          </table:table-cell>
          <table:table-cell office:value-type="float" office:value="24655.52">
            <text:p>24655.52</text:p>
          </table:table-cell>
        </table:table-row>
        <table:table-row table:style-name="ro2">
          <table:table-cell office:value-type="string">
            <text:p>Total 37054 ﾷ P&amp;L Allocation - Williams-MWIRA</text:p>
          </table:table-cell>
          <table:table-cell table:number-columns-repeated="6"/>
          <table:table-cell office:value-type="float" office:value="3179.28">
            <text:p>3179.28</text:p>
          </table:table-cell>
          <table:table-cell office:value-type="float" office:value="24655.52">
            <text:p>24655.52</text:p>
          </table:table-cell>
        </table:table-row>
        <table:table-row table:style-name="ro2">
          <table:table-cell office:value-type="string">
            <text:p>Total 37051 ﾷ Williams, Steven - MWIRA</text:p>
          </table:table-cell>
          <table:table-cell table:number-columns-repeated="6"/>
          <table:table-cell office:value-type="float" office:value="3179.28">
            <text:p>3179.28</text:p>
          </table:table-cell>
          <table:table-cell office:value-type="float" office:value="334655.52">
            <text:p>334655.52</text:p>
          </table:table-cell>
        </table:table-row>
        <table:table-row table:style-name="ro2">
          <table:table-cell office:value-type="string">
            <text:p>37055 ﾷ Hillis, Peyton</text:p>
          </table:table-cell>
          <table:table-cell table:number-columns-repeated="7"/>
          <table:table-cell office:value-type="float" office:value="1115824.57">
            <text:p>1115824.57</text:p>
          </table:table-cell>
        </table:table-row>
        <table:table-row table:style-name="ro2">
          <table:table-cell office:value-type="string">
            <text:p>37056 ﾷ Capital Cont. - Hillis, Peyton</text:p>
          </table:table-cell>
          <table:table-cell table:number-columns-repeated="7"/>
          <table:table-cell office:value-type="float" office:value="1100491.7">
            <text:p>1100491.7</text:p>
          </table:table-cell>
        </table:table-row>
        <table:table-row table:style-name="ro2">
          <table:table-cell office:value-type="string">
            <text:p>Total 37056 ﾷ Capital Cont. - Hillis, Peyton</text:p>
          </table:table-cell>
          <table:table-cell table:number-columns-repeated="7"/>
          <table:table-cell office:value-type="float" office:value="1100491.7">
            <text:p>1100491.7</text:p>
          </table:table-cell>
        </table:table-row>
        <table:table-row table:style-name="ro2">
          <table:table-cell office:value-type="string">
            <text:p>37057 ﾷ Draw - Hillis, Peyton</text:p>
          </table:table-cell>
          <table:table-cell table:number-columns-repeated="7"/>
          <table:table-cell office:value-type="float" office:value="-34000">
            <text:p>-34000</text:p>
          </table:table-cell>
        </table:table-row>
        <table:table-row table:style-name="ro2">
          <table:table-cell office:value-type="string">
            <text:p>Total 37057 ﾷ Draw - Hillis, Peyton</text:p>
          </table:table-cell>
          <table:table-cell table:number-columns-repeated="7"/>
          <table:table-cell office:value-type="float" office:value="-34000">
            <text:p>-34000</text:p>
          </table:table-cell>
        </table:table-row>
        <table:table-row table:style-name="ro2">
          <table:table-cell office:value-type="string">
            <text:p>37058 ﾷ P&amp;L Allocation - Hillis, Peyton</text:p>
          </table:table-cell>
          <table:table-cell table:number-columns-repeated="7"/>
          <table:table-cell office:value-type="float" office:value="49332.87">
            <text:p>49332.8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illis, Peyt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2199.17">
            <text:p>12199.17</text:p>
          </table:table-cell>
          <table:table-cell office:value-type="float" office:value="61532.04">
            <text:p>61532.0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illis, Peyt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642.77">
            <text:p>-1642.77</text:p>
          </table:table-cell>
          <table:table-cell office:value-type="float" office:value="59889.27">
            <text:p>59889.27</text:p>
          </table:table-cell>
        </table:table-row>
        <table:table-row table:style-name="ro2">
          <table:table-cell office:value-type="string">
            <text:p>Total 37058 ﾷ P&amp;L Allocation - Hillis, Peyton</text:p>
          </table:table-cell>
          <table:table-cell table:number-columns-repeated="6"/>
          <table:table-cell office:value-type="float" office:value="10556.4">
            <text:p>10556.4</text:p>
          </table:table-cell>
          <table:table-cell office:value-type="float" office:value="59889.27">
            <text:p>59889.27</text:p>
          </table:table-cell>
        </table:table-row>
        <table:table-row table:style-name="ro2">
          <table:table-cell office:value-type="string">
            <text:p>Total 37055 ﾷ Hillis, Peyton</text:p>
          </table:table-cell>
          <table:table-cell table:number-columns-repeated="6"/>
          <table:table-cell office:value-type="float" office:value="10556.4">
            <text:p>10556.4</text:p>
          </table:table-cell>
          <table:table-cell office:value-type="float" office:value="1126380.97">
            <text:p>1126380.97</text:p>
          </table:table-cell>
        </table:table-row>
        <table:table-row table:style-name="ro2">
          <table:table-cell office:value-type="string">
            <text:p>37059 ﾷ Luter, Mike</text:p>
          </table:table-cell>
          <table:table-cell table:number-columns-repeated="7"/>
          <table:table-cell office:value-type="float" office:value="103277.2">
            <text:p>103277.2</text:p>
          </table:table-cell>
        </table:table-row>
        <table:table-row table:style-name="ro2">
          <table:table-cell office:value-type="string">
            <text:p>37060 ﾷ Capital Cont. - Luter, Mike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Total 37060 ﾷ Capital Cont. - Luter, Mike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37062 ﾷ P&amp;L Allocation - Luter, Mike</text:p>
          </table:table-cell>
          <table:table-cell table:number-columns-repeated="7"/>
          <table:table-cell office:value-type="float" office:value="3277.2">
            <text:p>3277.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uter, Mik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42.63">
            <text:p>1142.63</text:p>
          </table:table-cell>
          <table:table-cell office:value-type="float" office:value="4419.83">
            <text:p>4419.8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uter, Mik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52.07">
            <text:p>-152.07</text:p>
          </table:table-cell>
          <table:table-cell office:value-type="float" office:value="4267.76">
            <text:p>4267.76</text:p>
          </table:table-cell>
        </table:table-row>
        <table:table-row table:style-name="ro2">
          <table:table-cell office:value-type="string">
            <text:p>Total 37062 ﾷ P&amp;L Allocation - Luter, Mike</text:p>
          </table:table-cell>
          <table:table-cell table:number-columns-repeated="6"/>
          <table:table-cell office:value-type="float" office:value="990.56">
            <text:p>990.56</text:p>
          </table:table-cell>
          <table:table-cell office:value-type="float" office:value="4267.76">
            <text:p>4267.76</text:p>
          </table:table-cell>
        </table:table-row>
        <table:table-row table:style-name="ro2">
          <table:table-cell office:value-type="string">
            <text:p>Total 37059 ﾷ Luter, Mike</text:p>
          </table:table-cell>
          <table:table-cell table:number-columns-repeated="6"/>
          <table:table-cell office:value-type="float" office:value="990.56">
            <text:p>990.56</text:p>
          </table:table-cell>
          <table:table-cell office:value-type="float" office:value="104267.76">
            <text:p>104267.76</text:p>
          </table:table-cell>
        </table:table-row>
        <table:table-row table:style-name="ro2">
          <table:table-cell office:value-type="string">
            <text:p>37063 ﾷ Schab, Kellye - MWIRA</text:p>
          </table:table-cell>
          <table:table-cell table:number-columns-repeated="7"/>
          <table:table-cell office:value-type="float" office:value="98838.65">
            <text:p>98838.65</text:p>
          </table:table-cell>
        </table:table-row>
        <table:table-row table:style-name="ro2">
          <table:table-cell office:value-type="string">
            <text:p>37064 ﾷ Capital Cont. - Schab, Kellye</text:p>
          </table:table-cell>
          <table:table-cell table:number-columns-repeated="7"/>
          <table:table-cell office:value-type="float" office:value="95702.3">
            <text:p>95702.3</text:p>
          </table:table-cell>
        </table:table-row>
        <table:table-row table:style-name="ro2">
          <table:table-cell office:value-type="string">
            <text:p>Total 37064 ﾷ Capital Cont. - Schab, Kellye</text:p>
          </table:table-cell>
          <table:table-cell table:number-columns-repeated="7"/>
          <table:table-cell office:value-type="float" office:value="95702.3">
            <text:p>95702.3</text:p>
          </table:table-cell>
        </table:table-row>
        <table:table-row table:style-name="ro2">
          <table:table-cell office:value-type="string">
            <text:p>37066 ﾷ P&amp;L Allocation - Schab - MWIRA</text:p>
          </table:table-cell>
          <table:table-cell table:number-columns-repeated="7"/>
          <table:table-cell office:value-type="float" office:value="3136.35">
            <text:p>3136.3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Kellye Schab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093.52">
            <text:p>1093.52</text:p>
          </table:table-cell>
          <table:table-cell office:value-type="float" office:value="4229.87">
            <text:p>4229.8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Kellye Schab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5.53">
            <text:p>-145.53</text:p>
          </table:table-cell>
          <table:table-cell office:value-type="float" office:value="4084.34">
            <text:p>4084.34</text:p>
          </table:table-cell>
        </table:table-row>
        <table:table-row table:style-name="ro2">
          <table:table-cell office:value-type="string">
            <text:p>Total 37066 ﾷ P&amp;L Allocation - Schab - MWIRA</text:p>
          </table:table-cell>
          <table:table-cell table:number-columns-repeated="6"/>
          <table:table-cell office:value-type="float" office:value="947.99">
            <text:p>947.99</text:p>
          </table:table-cell>
          <table:table-cell office:value-type="float" office:value="4084.34">
            <text:p>4084.34</text:p>
          </table:table-cell>
        </table:table-row>
        <table:table-row table:style-name="ro2">
          <table:table-cell office:value-type="string">
            <text:p>Total 37063 ﾷ Schab, Kellye - MWIRA</text:p>
          </table:table-cell>
          <table:table-cell table:number-columns-repeated="6"/>
          <table:table-cell office:value-type="float" office:value="947.99">
            <text:p>947.99</text:p>
          </table:table-cell>
          <table:table-cell office:value-type="float" office:value="99786.64">
            <text:p>99786.64</text:p>
          </table:table-cell>
        </table:table-row>
        <table:table-row table:style-name="ro2">
          <table:table-cell office:value-type="string">
            <text:p>37067 ﾷ Mate, Edward - MWIRA - Simple</text:p>
          </table:table-cell>
          <table:table-cell table:number-columns-repeated="7"/>
          <table:table-cell office:value-type="float" office:value="51415.82">
            <text:p>51415.82</text:p>
          </table:table-cell>
        </table:table-row>
        <table:table-row table:style-name="ro2">
          <table:table-cell office:value-type="string">
            <text:p>37068 ﾷ Capital Cont. - Mate, Edward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7068 ﾷ Capital Cont. - Mate, Edward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7069 ﾷ Draw - Mate, Edward - Simple</text:p>
          </table:table-cell>
          <table:table-cell table:number-columns-repeated="7"/>
          <table:table-cell office:value-type="float" office:value="-222.33">
            <text:p>-222.33</text:p>
          </table:table-cell>
        </table:table-row>
        <table:table-row table:style-name="ro2">
          <table:table-cell office:value-type="string">
            <text:p>Total 37069 ﾷ Draw - Mate, Edward - Simple</text:p>
          </table:table-cell>
          <table:table-cell table:number-columns-repeated="7"/>
          <table:table-cell office:value-type="float" office:value="-222.33">
            <text:p>-222.33</text:p>
          </table:table-cell>
        </table:table-row>
        <table:table-row table:style-name="ro2">
          <table:table-cell office:value-type="string">
            <text:p>37070 ﾷ P&amp;L Allocation - Mate, Edward</text:p>
          </table:table-cell>
          <table:table-cell table:number-columns-repeated="7"/>
          <table:table-cell office:value-type="float" office:value="1638.15">
            <text:p>1638.1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Edward Mat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68.85">
            <text:p>568.85</text:p>
          </table:table-cell>
          <table:table-cell office:value-type="float" office:value="2207">
            <text:p>220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Edward Mat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5.71">
            <text:p>-75.71</text:p>
          </table:table-cell>
          <table:table-cell office:value-type="float" office:value="2131.29">
            <text:p>2131.29</text:p>
          </table:table-cell>
        </table:table-row>
        <table:table-row table:style-name="ro2">
          <table:table-cell office:value-type="string">
            <text:p>Total 37070 ﾷ P&amp;L Allocation - Mate, Edward</text:p>
          </table:table-cell>
          <table:table-cell table:number-columns-repeated="6"/>
          <table:table-cell office:value-type="float" office:value="493.14">
            <text:p>493.14</text:p>
          </table:table-cell>
          <table:table-cell office:value-type="float" office:value="2131.29">
            <text:p>2131.29</text:p>
          </table:table-cell>
        </table:table-row>
        <table:table-row table:style-name="ro2">
          <table:table-cell office:value-type="string">
            <text:p>Total 37067 ﾷ Mate, Edward - MWIRA - Simple</text:p>
          </table:table-cell>
          <table:table-cell table:number-columns-repeated="6"/>
          <table:table-cell office:value-type="float" office:value="493.14">
            <text:p>493.14</text:p>
          </table:table-cell>
          <table:table-cell office:value-type="float" office:value="51908.96">
            <text:p>51908.96</text:p>
          </table:table-cell>
        </table:table-row>
        <table:table-row table:style-name="ro2">
          <table:table-cell office:value-type="string">
            <text:p>37071 ﾷ Mate, Edward - MWIRA - IRA</text:p>
          </table:table-cell>
          <table:table-cell table:number-columns-repeated="7"/>
          <table:table-cell office:value-type="float" office:value="48137.95">
            <text:p>48137.95</text:p>
          </table:table-cell>
        </table:table-row>
        <table:table-row table:style-name="ro2">
          <table:table-cell office:value-type="string">
            <text:p>37072 ﾷ Capital Cont. - Edward, Mate</text:p>
          </table:table-cell>
          <table:table-cell table:number-columns-repeated="7"/>
          <table:table-cell office:value-type="float" office:value="46610.44">
            <text:p>46610.44</text:p>
          </table:table-cell>
        </table:table-row>
        <table:table-row table:style-name="ro2">
          <table:table-cell office:value-type="string">
            <text:p>Total 37072 ﾷ Capital Cont. - Edward, Mate</text:p>
          </table:table-cell>
          <table:table-cell table:number-columns-repeated="7"/>
          <table:table-cell office:value-type="float" office:value="46610.44">
            <text:p>46610.44</text:p>
          </table:table-cell>
        </table:table-row>
        <table:table-row table:style-name="ro2">
          <table:table-cell office:value-type="string">
            <text:p>37074 ﾷ P&amp;L Allocation - Mate - MWIRA</text:p>
          </table:table-cell>
          <table:table-cell table:number-columns-repeated="7"/>
          <table:table-cell office:value-type="float" office:value="1527.51">
            <text:p>1527.5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Edward Mat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32.58">
            <text:p>532.58</text:p>
          </table:table-cell>
          <table:table-cell office:value-type="float" office:value="2060.09">
            <text:p>2060.0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Edward Mat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0.88">
            <text:p>-70.88</text:p>
          </table:table-cell>
          <table:table-cell office:value-type="float" office:value="1989.21">
            <text:p>1989.21</text:p>
          </table:table-cell>
        </table:table-row>
        <table:table-row table:style-name="ro2">
          <table:table-cell office:value-type="string">
            <text:p>Total 37074 ﾷ P&amp;L Allocation - Mate - MWIRA</text:p>
          </table:table-cell>
          <table:table-cell table:number-columns-repeated="6"/>
          <table:table-cell office:value-type="float" office:value="461.7">
            <text:p>461.7</text:p>
          </table:table-cell>
          <table:table-cell office:value-type="float" office:value="1989.21">
            <text:p>1989.21</text:p>
          </table:table-cell>
        </table:table-row>
        <table:table-row table:style-name="ro2">
          <table:table-cell office:value-type="string">
            <text:p>Total 37071 ﾷ Mate, Edward - MWIRA - IRA</text:p>
          </table:table-cell>
          <table:table-cell table:number-columns-repeated="6"/>
          <table:table-cell office:value-type="float" office:value="461.7">
            <text:p>461.7</text:p>
          </table:table-cell>
          <table:table-cell office:value-type="float" office:value="48599.65">
            <text:p>48599.65</text:p>
          </table:table-cell>
        </table:table-row>
        <table:table-row table:style-name="ro2">
          <table:table-cell office:value-type="string">
            <text:p>37075 ﾷ Arnold, Karen</text:p>
          </table:table-cell>
          <table:table-cell table:number-columns-repeated="7"/>
          <table:table-cell office:value-type="float" office:value="36147.01">
            <text:p>36147.01</text:p>
          </table:table-cell>
        </table:table-row>
        <table:table-row table:style-name="ro2">
          <table:table-cell office:value-type="string">
            <text:p>37076 ﾷ Capital Cont. - Arnold, Karen</text:p>
          </table:table-cell>
          <table:table-cell table:number-columns-repeated="7"/>
          <table:table-cell office:value-type="float" office:value="35000">
            <text:p>35000</text:p>
          </table:table-cell>
        </table:table-row>
        <table:table-row table:style-name="ro2">
          <table:table-cell office:value-type="string">
            <text:p>Total 37076 ﾷ Capital Cont. - Arnold, Karen</text:p>
          </table:table-cell>
          <table:table-cell table:number-columns-repeated="7"/>
          <table:table-cell office:value-type="float" office:value="35000">
            <text:p>35000</text:p>
          </table:table-cell>
        </table:table-row>
        <table:table-row table:style-name="ro2">
          <table:table-cell office:value-type="string">
            <text:p>37078 ﾷ P&amp;L Allocation - Arnold, Karen</text:p>
          </table:table-cell>
          <table:table-cell table:number-columns-repeated="7"/>
          <table:table-cell office:value-type="float" office:value="1147.01">
            <text:p>1147.0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Arnold, Kare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99.92">
            <text:p>399.92</text:p>
          </table:table-cell>
          <table:table-cell office:value-type="float" office:value="1546.93">
            <text:p>1546.9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Arnold, Kare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3.22">
            <text:p>-53.22</text:p>
          </table:table-cell>
          <table:table-cell office:value-type="float" office:value="1493.71">
            <text:p>1493.71</text:p>
          </table:table-cell>
        </table:table-row>
        <table:table-row table:style-name="ro2">
          <table:table-cell office:value-type="string">
            <text:p>Total 37078 ﾷ P&amp;L Allocation - Arnold, Karen</text:p>
          </table:table-cell>
          <table:table-cell table:number-columns-repeated="6"/>
          <table:table-cell office:value-type="float" office:value="346.7">
            <text:p>346.7</text:p>
          </table:table-cell>
          <table:table-cell office:value-type="float" office:value="1493.71">
            <text:p>1493.71</text:p>
          </table:table-cell>
        </table:table-row>
        <table:table-row table:style-name="ro2">
          <table:table-cell office:value-type="string">
            <text:p>Total 37075 ﾷ Arnold, Karen</text:p>
          </table:table-cell>
          <table:table-cell table:number-columns-repeated="6"/>
          <table:table-cell office:value-type="float" office:value="346.7">
            <text:p>346.7</text:p>
          </table:table-cell>
          <table:table-cell office:value-type="float" office:value="36493.71">
            <text:p>36493.71</text:p>
          </table:table-cell>
        </table:table-row>
        <table:table-row table:style-name="ro2">
          <table:table-cell office:value-type="string">
            <text:p>37079 ﾷ The Gay and Dale Potts Trust</text:p>
          </table:table-cell>
          <table:table-cell table:number-columns-repeated="7"/>
          <table:table-cell office:value-type="float" office:value="143326.6">
            <text:p>143326.6</text:p>
          </table:table-cell>
        </table:table-row>
        <table:table-row table:style-name="ro2">
          <table:table-cell office:value-type="string">
            <text:p>37080 ﾷ Capital Cont. - Potts Trust</text:p>
          </table:table-cell>
          <table:table-cell table:number-columns-repeated="7"/>
          <table:table-cell office:value-type="float" office:value="140000">
            <text:p>140000</text:p>
          </table:table-cell>
        </table:table-row>
        <table:table-row table:style-name="ro2">
          <table:table-cell office:value-type="string">
            <text:p>Total 37080 ﾷ Capital Cont. - Potts Trust</text:p>
          </table:table-cell>
          <table:table-cell table:number-columns-repeated="7"/>
          <table:table-cell office:value-type="float" office:value="140000">
            <text:p>140000</text:p>
          </table:table-cell>
        </table:table-row>
        <table:table-row table:style-name="ro2">
          <table:table-cell office:value-type="string">
            <text:p>37081 ﾷ Draw - Potts Trust</text:p>
          </table:table-cell>
          <table:table-cell table:number-columns-repeated="7"/>
          <table:table-cell office:value-type="float" office:value="-1232.3">
            <text:p>-1232.3</text:p>
          </table:table-cell>
        </table:table-row>
        <table:table-row table:style-name="ro2">
          <table:table-cell office:value-type="string">
            <text:p>Total 37081 ﾷ Draw - Potts Trust</text:p>
          </table:table-cell>
          <table:table-cell table:number-columns-repeated="7"/>
          <table:table-cell office:value-type="float" office:value="-1232.3">
            <text:p>-1232.3</text:p>
          </table:table-cell>
        </table:table-row>
        <table:table-row table:style-name="ro2">
          <table:table-cell office:value-type="string">
            <text:p>37082 ﾷ P&amp;L Allocation - Potts Trust</text:p>
          </table:table-cell>
          <table:table-cell table:number-columns-repeated="7"/>
          <table:table-cell office:value-type="float" office:value="4558.9">
            <text:p>4558.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The Gay and Dale Potts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585.72">
            <text:p>1585.72</text:p>
          </table:table-cell>
          <table:table-cell office:value-type="float" office:value="6144.62">
            <text:p>6144.6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The Gay and Dale Potts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11.04">
            <text:p>-211.04</text:p>
          </table:table-cell>
          <table:table-cell office:value-type="float" office:value="5933.58">
            <text:p>5933.58</text:p>
          </table:table-cell>
        </table:table-row>
        <table:table-row table:style-name="ro2">
          <table:table-cell office:value-type="string">
            <text:p>Total 37082 ﾷ P&amp;L Allocation - Potts Trust</text:p>
          </table:table-cell>
          <table:table-cell table:number-columns-repeated="6"/>
          <table:table-cell office:value-type="float" office:value="1374.68">
            <text:p>1374.68</text:p>
          </table:table-cell>
          <table:table-cell office:value-type="float" office:value="5933.58">
            <text:p>5933.58</text:p>
          </table:table-cell>
        </table:table-row>
        <table:table-row table:style-name="ro2">
          <table:table-cell office:value-type="string">
            <text:p>Total 37079 ﾷ The Gay and Dale Potts Trust</text:p>
          </table:table-cell>
          <table:table-cell table:number-columns-repeated="6"/>
          <table:table-cell office:value-type="float" office:value="1374.68">
            <text:p>1374.68</text:p>
          </table:table-cell>
          <table:table-cell office:value-type="float" office:value="144701.28">
            <text:p>144701.28</text:p>
          </table:table-cell>
        </table:table-row>
        <table:table-row table:style-name="ro2">
          <table:table-cell office:value-type="string">
            <text:p>37083 ﾷ McGrady, Kathleen - TD Ameritra</text:p>
          </table:table-cell>
          <table:table-cell table:number-columns-repeated="7"/>
          <table:table-cell office:value-type="float" office:value="258193">
            <text:p>258193</text:p>
          </table:table-cell>
        </table:table-row>
        <table:table-row table:style-name="ro2">
          <table:table-cell office:value-type="string">
            <text:p>37084 ﾷ Capital Cont. - McGrady, Kathy</text:p>
          </table:table-cell>
          <table:table-cell table:number-columns-repeated="7"/>
          <table:table-cell office:value-type="float" office:value="250000">
            <text:p>250000</text:p>
          </table:table-cell>
        </table:table-row>
        <table:table-row table:style-name="ro2">
          <table:table-cell office:value-type="string">
            <text:p>Total 37084 ﾷ Capital Cont. - McGrady, Kathy</text:p>
          </table:table-cell>
          <table:table-cell table:number-columns-repeated="7"/>
          <table:table-cell office:value-type="float" office:value="250000">
            <text:p>250000</text:p>
          </table:table-cell>
        </table:table-row>
        <table:table-row table:style-name="ro2">
          <table:table-cell office:value-type="string">
            <text:p>37086 ﾷ P&amp;L Allocation - McGrady, Kathy</text:p>
          </table:table-cell>
          <table:table-cell table:number-columns-repeated="7"/>
          <table:table-cell office:value-type="float" office:value="8193">
            <text:p>819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TD Ameritrade FBO Kathleen McGrad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856.57">
            <text:p>2856.57</text:p>
          </table:table-cell>
          <table:table-cell office:value-type="float" office:value="11049.57">
            <text:p>11049.5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TD Ameritrade FBO Kathleen McGrad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80.17">
            <text:p>-380.17</text:p>
          </table:table-cell>
          <table:table-cell office:value-type="float" office:value="10669.4">
            <text:p>10669.4</text:p>
          </table:table-cell>
        </table:table-row>
        <table:table-row table:style-name="ro2">
          <table:table-cell office:value-type="string">
            <text:p>Total 37086 ﾷ P&amp;L Allocation - McGrady, Kathy</text:p>
          </table:table-cell>
          <table:table-cell table:number-columns-repeated="6"/>
          <table:table-cell office:value-type="float" office:value="2476.4">
            <text:p>2476.4</text:p>
          </table:table-cell>
          <table:table-cell office:value-type="float" office:value="10669.4">
            <text:p>10669.4</text:p>
          </table:table-cell>
        </table:table-row>
        <table:table-row table:style-name="ro2">
          <table:table-cell office:value-type="string">
            <text:p>Total 37083 ﾷ McGrady, Kathleen - TD Ameritra</text:p>
          </table:table-cell>
          <table:table-cell table:number-columns-repeated="6"/>
          <table:table-cell office:value-type="float" office:value="2476.4">
            <text:p>2476.4</text:p>
          </table:table-cell>
          <table:table-cell office:value-type="float" office:value="260669.4">
            <text:p>260669.4</text:p>
          </table:table-cell>
        </table:table-row>
        <table:table-row table:style-name="ro2">
          <table:table-cell office:value-type="string">
            <text:p>37088 ﾷ Sessions, Rick</text:p>
          </table:table-cell>
          <table:table-cell table:number-columns-repeated="7"/>
          <table:table-cell office:value-type="float" office:value="309831.58">
            <text:p>309831.58</text:p>
          </table:table-cell>
        </table:table-row>
        <table:table-row table:style-name="ro2">
          <table:table-cell office:value-type="string">
            <text:p>37089 ﾷ Capital Cont. - Sessions, Rick</text:p>
          </table:table-cell>
          <table:table-cell table:number-columns-repeated="7"/>
          <table:table-cell office:value-type="float" office:value="300000">
            <text:p>300000</text:p>
          </table:table-cell>
        </table:table-row>
        <table:table-row table:style-name="ro2">
          <table:table-cell office:value-type="string">
            <text:p>Total 37089 ﾷ Capital Cont. - Sessions, Rick</text:p>
          </table:table-cell>
          <table:table-cell table:number-columns-repeated="7"/>
          <table:table-cell office:value-type="float" office:value="300000">
            <text:p>300000</text:p>
          </table:table-cell>
        </table:table-row>
        <table:table-row table:style-name="ro2">
          <table:table-cell office:value-type="string">
            <text:p>37091 ﾷ P&amp;L Allocation - Sessions, Rick</text:p>
          </table:table-cell>
          <table:table-cell table:number-columns-repeated="7"/>
          <table:table-cell office:value-type="float" office:value="9831.58">
            <text:p>9831.5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Sessions, Rick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427.89">
            <text:p>3427.89</text:p>
          </table:table-cell>
          <table:table-cell office:value-type="float" office:value="13259.47">
            <text:p>13259.4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Sessions, Rick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56.21">
            <text:p>-456.21</text:p>
          </table:table-cell>
          <table:table-cell office:value-type="float" office:value="12803.26">
            <text:p>12803.26</text:p>
          </table:table-cell>
        </table:table-row>
        <table:table-row table:style-name="ro2">
          <table:table-cell office:value-type="string">
            <text:p>Total 37091 ﾷ P&amp;L Allocation - Sessions, Rick</text:p>
          </table:table-cell>
          <table:table-cell table:number-columns-repeated="6"/>
          <table:table-cell office:value-type="float" office:value="2971.68">
            <text:p>2971.68</text:p>
          </table:table-cell>
          <table:table-cell office:value-type="float" office:value="12803.26">
            <text:p>12803.26</text:p>
          </table:table-cell>
        </table:table-row>
        <table:table-row table:style-name="ro2">
          <table:table-cell office:value-type="string">
            <text:p>Total 37088 ﾷ Sessions, Rick</text:p>
          </table:table-cell>
          <table:table-cell table:number-columns-repeated="6"/>
          <table:table-cell office:value-type="float" office:value="2971.68">
            <text:p>2971.68</text:p>
          </table:table-cell>
          <table:table-cell office:value-type="float" office:value="312803.26">
            <text:p>312803.26</text:p>
          </table:table-cell>
        </table:table-row>
        <table:table-row table:style-name="ro2">
          <table:table-cell office:value-type="string">
            <text:p>37092 ﾷ Ardinger, Eric - MWIRA</text:p>
          </table:table-cell>
          <table:table-cell table:number-columns-repeated="7"/>
          <table:table-cell office:value-type="float" office:value="51414.31">
            <text:p>51414.31</text:p>
          </table:table-cell>
        </table:table-row>
        <table:table-row table:style-name="ro2">
          <table:table-cell office:value-type="string">
            <text:p>37093 ﾷ Capital Cont. - Ardinger -MWIRA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7093 ﾷ Capital Cont. - Ardinger -MWIRA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7094 ﾷ Draw - Ardinger - MWIRA</text:p>
          </table:table-cell>
          <table:table-cell table:number-columns-repeated="7"/>
          <table:table-cell office:value-type="float" office:value="-222.08">
            <text:p>-222.08</text:p>
          </table:table-cell>
        </table:table-row>
        <table:table-row table:style-name="ro2">
          <table:table-cell office:value-type="string">
            <text:p>Total 37094 ﾷ Draw - Ardinger - MWIRA</text:p>
          </table:table-cell>
          <table:table-cell table:number-columns-repeated="7"/>
          <table:table-cell office:value-type="float" office:value="-222.08">
            <text:p>-222.08</text:p>
          </table:table-cell>
        </table:table-row>
        <table:table-row table:style-name="ro2">
          <table:table-cell office:value-type="string">
            <text:p>37095 ﾷ P&amp;L Allocation - Ardinger</text:p>
          </table:table-cell>
          <table:table-cell table:number-columns-repeated="7"/>
          <table:table-cell office:value-type="float" office:value="1636.39">
            <text:p>1636.3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Eric Arding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68.83">
            <text:p>568.83</text:p>
          </table:table-cell>
          <table:table-cell office:value-type="float" office:value="2205.22">
            <text:p>2205.2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Eric Arding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5.7">
            <text:p>-75.7</text:p>
          </table:table-cell>
          <table:table-cell office:value-type="float" office:value="2129.52">
            <text:p>2129.52</text:p>
          </table:table-cell>
        </table:table-row>
        <table:table-row table:style-name="ro2">
          <table:table-cell office:value-type="string">
            <text:p>Total 37095 ﾷ P&amp;L Allocation - Ardinger</text:p>
          </table:table-cell>
          <table:table-cell table:number-columns-repeated="6"/>
          <table:table-cell office:value-type="float" office:value="493.13">
            <text:p>493.13</text:p>
          </table:table-cell>
          <table:table-cell office:value-type="float" office:value="2129.52">
            <text:p>2129.52</text:p>
          </table:table-cell>
        </table:table-row>
        <table:table-row table:style-name="ro2">
          <table:table-cell office:value-type="string">
            <text:p>Total 37092 ﾷ Ardinger, Eric - MWIRA</text:p>
          </table:table-cell>
          <table:table-cell table:number-columns-repeated="6"/>
          <table:table-cell office:value-type="float" office:value="493.13">
            <text:p>493.13</text:p>
          </table:table-cell>
          <table:table-cell office:value-type="float" office:value="51907.44">
            <text:p>51907.44</text:p>
          </table:table-cell>
        </table:table-row>
        <table:table-row table:style-name="ro2">
          <table:table-cell office:value-type="string">
            <text:p>37096 ﾷ Lowell P. Archibald Fam Trust</text:p>
          </table:table-cell>
          <table:table-cell table:number-columns-repeated="7"/>
          <table:table-cell office:value-type="float" office:value="308166.91">
            <text:p>308166.91</text:p>
          </table:table-cell>
        </table:table-row>
        <table:table-row table:style-name="ro2">
          <table:table-cell office:value-type="string">
            <text:p>37097 ﾷ Capital Cont. - Archibald Trust</text:p>
          </table:table-cell>
          <table:table-cell table:number-columns-repeated="7"/>
          <table:table-cell office:value-type="float" office:value="300000">
            <text:p>300000</text:p>
          </table:table-cell>
        </table:table-row>
        <table:table-row table:style-name="ro2">
          <table:table-cell office:value-type="string">
            <text:p>Total 37097 ﾷ Capital Cont. - Archibald Trust</text:p>
          </table:table-cell>
          <table:table-cell table:number-columns-repeated="7"/>
          <table:table-cell office:value-type="float" office:value="300000">
            <text:p>300000</text:p>
          </table:table-cell>
        </table:table-row>
        <table:table-row table:style-name="ro2">
          <table:table-cell office:value-type="string">
            <text:p>37098 ﾷ Draw - Archibald Trust</text:p>
          </table:table-cell>
          <table:table-cell table:number-columns-repeated="7"/>
          <table:table-cell office:value-type="float" office:value="-1640.6">
            <text:p>-1640.6</text:p>
          </table:table-cell>
        </table:table-row>
        <table:table-row table:style-name="ro2">
          <table:table-cell office:value-type="string">
            <text:p>Total 37098 ﾷ Draw - Archibald Trust</text:p>
          </table:table-cell>
          <table:table-cell table:number-columns-repeated="7"/>
          <table:table-cell office:value-type="float" office:value="-1640.6">
            <text:p>-1640.6</text:p>
          </table:table-cell>
        </table:table-row>
        <table:table-row table:style-name="ro2">
          <table:table-cell office:value-type="string">
            <text:p>37099 ﾷ P&amp;L Allocation -Archibald Trust</text:p>
          </table:table-cell>
          <table:table-cell table:number-columns-repeated="7"/>
          <table:table-cell office:value-type="float" office:value="9807.51">
            <text:p>9807.5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owell P Archibald Family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409.47">
            <text:p>3409.47</text:p>
          </table:table-cell>
          <table:table-cell office:value-type="float" office:value="13216.98">
            <text:p>13216.9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owell P Archibald Family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53.76">
            <text:p>-453.76</text:p>
          </table:table-cell>
          <table:table-cell office:value-type="float" office:value="12763.22">
            <text:p>12763.22</text:p>
          </table:table-cell>
        </table:table-row>
        <table:table-row table:style-name="ro2">
          <table:table-cell office:value-type="string">
            <text:p>Total 37099 ﾷ P&amp;L Allocation -Archibald Trust</text:p>
          </table:table-cell>
          <table:table-cell table:number-columns-repeated="6"/>
          <table:table-cell office:value-type="float" office:value="2955.71">
            <text:p>2955.71</text:p>
          </table:table-cell>
          <table:table-cell office:value-type="float" office:value="12763.22">
            <text:p>12763.22</text:p>
          </table:table-cell>
        </table:table-row>
        <table:table-row table:style-name="ro2">
          <table:table-cell office:value-type="string">
            <text:p>Total 37096 ﾷ Lowell P. Archibald Fam Trust</text:p>
          </table:table-cell>
          <table:table-cell table:number-columns-repeated="6"/>
          <table:table-cell office:value-type="float" office:value="2955.71">
            <text:p>2955.71</text:p>
          </table:table-cell>
          <table:table-cell office:value-type="float" office:value="311122.62">
            <text:p>311122.62</text:p>
          </table:table-cell>
        </table:table-row>
        <table:table-row table:style-name="ro2">
          <table:table-cell office:value-type="string">
            <text:p>37100 ﾷ Mortenson, Steve</text:p>
          </table:table-cell>
          <table:table-cell table:number-columns-repeated="7"/>
          <table:table-cell office:value-type="float" office:value="51638.6">
            <text:p>51638.6</text:p>
          </table:table-cell>
        </table:table-row>
        <table:table-row table:style-name="ro2">
          <table:table-cell office:value-type="string">
            <text:p>37101 ﾷ Capital Cont. -Mortenson, Steve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7101 ﾷ Capital Cont. -Mortenson, Steve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7103 ﾷ P&amp;L Allocation - Mortenson</text:p>
          </table:table-cell>
          <table:table-cell table:number-columns-repeated="7"/>
          <table:table-cell office:value-type="float" office:value="1638.6">
            <text:p>1638.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ortenson, Steve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71.31">
            <text:p>571.31</text:p>
          </table:table-cell>
          <table:table-cell office:value-type="float" office:value="2209.91">
            <text:p>2209.9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ortenson, Steve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6.03">
            <text:p>-76.03</text:p>
          </table:table-cell>
          <table:table-cell office:value-type="float" office:value="2133.88">
            <text:p>2133.88</text:p>
          </table:table-cell>
        </table:table-row>
        <table:table-row table:style-name="ro2">
          <table:table-cell office:value-type="string">
            <text:p>Total 37103 ﾷ P&amp;L Allocation - Mortenson</text:p>
          </table:table-cell>
          <table:table-cell table:number-columns-repeated="6"/>
          <table:table-cell office:value-type="float" office:value="495.28">
            <text:p>495.28</text:p>
          </table:table-cell>
          <table:table-cell office:value-type="float" office:value="2133.88">
            <text:p>2133.88</text:p>
          </table:table-cell>
        </table:table-row>
        <table:table-row table:style-name="ro2">
          <table:table-cell office:value-type="string">
            <text:p>Total 37100 ﾷ Mortenson, Steve</text:p>
          </table:table-cell>
          <table:table-cell table:number-columns-repeated="6"/>
          <table:table-cell office:value-type="float" office:value="495.28">
            <text:p>495.28</text:p>
          </table:table-cell>
          <table:table-cell office:value-type="float" office:value="52133.88">
            <text:p>52133.88</text:p>
          </table:table-cell>
        </table:table-row>
        <table:table-row table:style-name="ro2">
          <table:table-cell office:value-type="string">
            <text:p>37104 ﾷ Higgins, Travis</text:p>
          </table:table-cell>
          <table:table-cell table:number-columns-repeated="7"/>
          <table:table-cell office:value-type="float" office:value="3590.98">
            <text:p>3590.98</text:p>
          </table:table-cell>
        </table:table-row>
        <table:table-row table:style-name="ro2">
          <table:table-cell office:value-type="string">
            <text:p>37105 ﾷ Capital Cont. - Higgins, Travis</text:p>
          </table:table-cell>
          <table:table-cell table:number-columns-repeated="7"/>
          <table:table-cell office:value-type="float" office:value="3544.17">
            <text:p>3544.17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3">
            <text:p>12/03/13</text:p>
          </table:table-cell>
          <table:table-cell/>
          <table:table-cell office:value-type="string">
            <text:p>Higgins, Travis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2311.94">
            <text:p>2311.94</text:p>
          </table:table-cell>
          <table:table-cell office:value-type="float" office:value="5856.11">
            <text:p>5856.11</text:p>
          </table:table-cell>
        </table:table-row>
        <table:table-row table:style-name="ro2">
          <table:table-cell office:value-type="string">
            <text:p>Total 37105 ﾷ Capital Cont. - Higgins, Travis</text:p>
          </table:table-cell>
          <table:table-cell table:number-columns-repeated="6"/>
          <table:table-cell office:value-type="float" office:value="2311.94">
            <text:p>2311.94</text:p>
          </table:table-cell>
          <table:table-cell office:value-type="float" office:value="5856.11">
            <text:p>5856.11</text:p>
          </table:table-cell>
        </table:table-row>
        <table:table-row table:style-name="ro2">
          <table:table-cell office:value-type="string">
            <text:p>37106 ﾷ Draw - Higgins, Travis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Higgins, Travis</text:p>
          </table:table-cell>
          <table:table-cell office:value-type="string">
            <text:p>Estas Holdings, LLC (_#####3172)</text:p>
          </table:table-cell>
          <table:table-cell office:value-type="string">
            <text:p>10100 ﾷ Checking - Chase #4427</text:p>
          </table:table-cell>
          <table:table-cell table:number-columns-repeated="2" office:value-type="float" office:value="-3000">
            <text:p>-3000</text:p>
          </table:table-cell>
        </table:table-row>
        <table:table-row table:style-name="ro2">
          <table:table-cell office:value-type="string">
            <text:p>Total 37106 ﾷ Draw - Higgins, Travis</text:p>
          </table:table-cell>
          <table:table-cell table:number-columns-repeated="6"/>
          <table:table-cell table:number-columns-repeated="2" office:value-type="float" office:value="-3000">
            <text:p>-3000</text:p>
          </table:table-cell>
        </table:table-row>
        <table:table-row table:style-name="ro2">
          <table:table-cell office:value-type="string">
            <text:p>37107 ﾷ P&amp;L Allocation - Higgins</text:p>
          </table:table-cell>
          <table:table-cell table:number-columns-repeated="7"/>
          <table:table-cell office:value-type="float" office:value="46.81">
            <text:p>46.8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Higgins, Travi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8.91">
            <text:p>28.91</text:p>
          </table:table-cell>
          <table:table-cell office:value-type="float" office:value="75.72">
            <text:p>75.7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Higgins, Travi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.27">
            <text:p>-4.27</text:p>
          </table:table-cell>
          <table:table-cell office:value-type="float" office:value="71.45">
            <text:p>71.45</text:p>
          </table:table-cell>
        </table:table-row>
        <table:table-row table:style-name="ro2">
          <table:table-cell office:value-type="string">
            <text:p>Total 37107 ﾷ P&amp;L Allocation - Higgins</text:p>
          </table:table-cell>
          <table:table-cell table:number-columns-repeated="6"/>
          <table:table-cell office:value-type="float" office:value="24.64">
            <text:p>24.64</text:p>
          </table:table-cell>
          <table:table-cell office:value-type="float" office:value="71.45">
            <text:p>71.45</text:p>
          </table:table-cell>
        </table:table-row>
        <table:table-row table:style-name="ro2">
          <table:table-cell office:value-type="string">
            <text:p>Total 37104 ﾷ Higgins, Travis</text:p>
          </table:table-cell>
          <table:table-cell table:number-columns-repeated="6"/>
          <table:table-cell office:value-type="float" office:value="-663.42">
            <text:p>-663.42</text:p>
          </table:table-cell>
          <table:table-cell office:value-type="float" office:value="2927.56">
            <text:p>2927.56</text:p>
          </table:table-cell>
        </table:table-row>
        <table:table-row table:style-name="ro2">
          <table:table-cell office:value-type="string">
            <text:p>37108 ﾷ Miller, Benson</text:p>
          </table:table-cell>
          <table:table-cell table:number-columns-repeated="7"/>
          <table:table-cell office:value-type="float" office:value="3590.98">
            <text:p>3590.98</text:p>
          </table:table-cell>
        </table:table-row>
        <table:table-row table:style-name="ro2">
          <table:table-cell office:value-type="string">
            <text:p>37109 ﾷ Capital Cont. - Miller, Benson</text:p>
          </table:table-cell>
          <table:table-cell table:number-columns-repeated="7"/>
          <table:table-cell office:value-type="float" office:value="3544.17">
            <text:p>3544.17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3">
            <text:p>12/03/13</text:p>
          </table:table-cell>
          <table:table-cell/>
          <table:table-cell office:value-type="string">
            <text:p>Miller, Benson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2311.94">
            <text:p>2311.94</text:p>
          </table:table-cell>
          <table:table-cell office:value-type="float" office:value="5856.11">
            <text:p>5856.11</text:p>
          </table:table-cell>
        </table:table-row>
        <table:table-row table:style-name="ro2">
          <table:table-cell office:value-type="string">
            <text:p>Total 37109 ﾷ Capital Cont. - Miller, Benson</text:p>
          </table:table-cell>
          <table:table-cell table:number-columns-repeated="6"/>
          <table:table-cell office:value-type="float" office:value="2311.94">
            <text:p>2311.94</text:p>
          </table:table-cell>
          <table:table-cell office:value-type="float" office:value="5856.11">
            <text:p>5856.11</text:p>
          </table:table-cell>
        </table:table-row>
        <table:table-row table:style-name="ro2">
          <table:table-cell office:value-type="string">
            <text:p>37111 ﾷ P&amp;L Allocation - Miller, Benson</text:p>
          </table:table-cell>
          <table:table-cell table:number-columns-repeated="7"/>
          <table:table-cell office:value-type="float" office:value="46.81">
            <text:p>46.8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iller, Benso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9.61">
            <text:p>49.61</text:p>
          </table:table-cell>
          <table:table-cell office:value-type="float" office:value="96.42">
            <text:p>96.4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iller, Benso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8.67">
            <text:p>-8.67</text:p>
          </table:table-cell>
          <table:table-cell office:value-type="float" office:value="87.75">
            <text:p>87.75</text:p>
          </table:table-cell>
        </table:table-row>
        <table:table-row table:style-name="ro2">
          <table:table-cell office:value-type="string">
            <text:p>Total 37111 ﾷ P&amp;L Allocation - Miller, Benson</text:p>
          </table:table-cell>
          <table:table-cell table:number-columns-repeated="6"/>
          <table:table-cell office:value-type="float" office:value="40.94">
            <text:p>40.94</text:p>
          </table:table-cell>
          <table:table-cell office:value-type="float" office:value="87.75">
            <text:p>87.75</text:p>
          </table:table-cell>
        </table:table-row>
        <table:table-row table:style-name="ro2">
          <table:table-cell office:value-type="string">
            <text:p>Total 37108 ﾷ Miller, Benson</text:p>
          </table:table-cell>
          <table:table-cell table:number-columns-repeated="6"/>
          <table:table-cell office:value-type="float" office:value="2352.88">
            <text:p>2352.88</text:p>
          </table:table-cell>
          <table:table-cell office:value-type="float" office:value="5943.86">
            <text:p>5943.86</text:p>
          </table:table-cell>
        </table:table-row>
        <table:table-row table:style-name="ro2">
          <table:table-cell office:value-type="string">
            <text:p>37112 ﾷ Caldwell, Laura - MWIRA</text:p>
          </table:table-cell>
          <table:table-cell table:number-columns-repeated="7"/>
          <table:table-cell office:value-type="float" office:value="36975.28">
            <text:p>36975.28</text:p>
          </table:table-cell>
        </table:table-row>
        <table:table-row table:style-name="ro2">
          <table:table-cell office:value-type="string">
            <text:p>37113 ﾷ Capital Cont. - Caldwell, Laura</text:p>
          </table:table-cell>
          <table:table-cell table:number-columns-repeated="7"/>
          <table:table-cell office:value-type="float" office:value="36371.04">
            <text:p>36371.04</text:p>
          </table:table-cell>
        </table:table-row>
        <table:table-row table:style-name="ro2">
          <table:table-cell office:value-type="string">
            <text:p>Total 37113 ﾷ Capital Cont. - Caldwell, Laura</text:p>
          </table:table-cell>
          <table:table-cell table:number-columns-repeated="7"/>
          <table:table-cell office:value-type="float" office:value="36371.04">
            <text:p>36371.04</text:p>
          </table:table-cell>
        </table:table-row>
        <table:table-row table:style-name="ro2">
          <table:table-cell office:value-type="string">
            <text:p>37114 ﾷ Draw - Caldwell, Laura</text:p>
          </table:table-cell>
          <table:table-cell table:number-columns-repeated="7"/>
          <table:table-cell office:value-type="float" office:value="-159.89">
            <text:p>-159.89</text:p>
          </table:table-cell>
        </table:table-row>
        <table:table-row table:style-name="ro2">
          <table:table-cell office:value-type="string">
            <text:p>Total 37114 ﾷ Draw - Caldwell, Laura</text:p>
          </table:table-cell>
          <table:table-cell table:number-columns-repeated="7"/>
          <table:table-cell office:value-type="float" office:value="-159.89">
            <text:p>-159.89</text:p>
          </table:table-cell>
        </table:table-row>
        <table:table-row table:style-name="ro2">
          <table:table-cell office:value-type="string">
            <text:p>37115 ﾷ P&amp;L Allocation - Caldwell</text:p>
          </table:table-cell>
          <table:table-cell table:number-columns-repeated="7"/>
          <table:table-cell office:value-type="float" office:value="764.13">
            <text:p>764.1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Laura Caldwell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09.08">
            <text:p>409.08</text:p>
          </table:table-cell>
          <table:table-cell office:value-type="float" office:value="1173.21">
            <text:p>1173.2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Laura Caldwell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4.44">
            <text:p>-54.44</text:p>
          </table:table-cell>
          <table:table-cell office:value-type="float" office:value="1118.77">
            <text:p>1118.77</text:p>
          </table:table-cell>
        </table:table-row>
        <table:table-row table:style-name="ro2">
          <table:table-cell office:value-type="string">
            <text:p>Total 37115 ﾷ P&amp;L Allocation - Caldwell</text:p>
          </table:table-cell>
          <table:table-cell table:number-columns-repeated="6"/>
          <table:table-cell office:value-type="float" office:value="354.64">
            <text:p>354.64</text:p>
          </table:table-cell>
          <table:table-cell office:value-type="float" office:value="1118.77">
            <text:p>1118.77</text:p>
          </table:table-cell>
        </table:table-row>
        <table:table-row table:style-name="ro2">
          <table:table-cell office:value-type="string">
            <text:p>Total 37112 ﾷ Caldwell, Laura - MWIRA</text:p>
          </table:table-cell>
          <table:table-cell table:number-columns-repeated="6"/>
          <table:table-cell office:value-type="float" office:value="354.64">
            <text:p>354.64</text:p>
          </table:table-cell>
          <table:table-cell office:value-type="float" office:value="37329.92">
            <text:p>37329.92</text:p>
          </table:table-cell>
        </table:table-row>
        <table:table-row table:style-name="ro2">
          <table:table-cell office:value-type="string">
            <text:p>37116 ﾷ Caldwell, Shawn - MWIRA</text:p>
          </table:table-cell>
          <table:table-cell table:number-columns-repeated="7"/>
          <table:table-cell office:value-type="float" office:value="17897.27">
            <text:p>17897.27</text:p>
          </table:table-cell>
        </table:table-row>
        <table:table-row table:style-name="ro2">
          <table:table-cell office:value-type="string">
            <text:p>37117 ﾷ Capital Cont. - Caldwell, Shawn</text:p>
          </table:table-cell>
          <table:table-cell table:number-columns-repeated="7"/>
          <table:table-cell office:value-type="float" office:value="17604.8">
            <text:p>17604.8</text:p>
          </table:table-cell>
        </table:table-row>
        <table:table-row table:style-name="ro2">
          <table:table-cell office:value-type="string">
            <text:p>Total 37117 ﾷ Capital Cont. - Caldwell, Shawn</text:p>
          </table:table-cell>
          <table:table-cell table:number-columns-repeated="7"/>
          <table:table-cell office:value-type="float" office:value="17604.8">
            <text:p>17604.8</text:p>
          </table:table-cell>
        </table:table-row>
        <table:table-row table:style-name="ro2">
          <table:table-cell office:value-type="string">
            <text:p>37118 ﾷ Draw - Caldwell, Shawn</text:p>
          </table:table-cell>
          <table:table-cell table:number-columns-repeated="7"/>
          <table:table-cell office:value-type="float" office:value="-77.39">
            <text:p>-77.39</text:p>
          </table:table-cell>
        </table:table-row>
        <table:table-row table:style-name="ro2">
          <table:table-cell office:value-type="string">
            <text:p>Total 37118 ﾷ Draw - Caldwell, Shawn</text:p>
          </table:table-cell>
          <table:table-cell table:number-columns-repeated="7"/>
          <table:table-cell office:value-type="float" office:value="-77.39">
            <text:p>-77.39</text:p>
          </table:table-cell>
        </table:table-row>
        <table:table-row table:style-name="ro2">
          <table:table-cell office:value-type="string">
            <text:p>37119 ﾷ P&amp;L Allocation - Caldwell</text:p>
          </table:table-cell>
          <table:table-cell table:number-columns-repeated="7"/>
          <table:table-cell office:value-type="float" office:value="369.86">
            <text:p>369.8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Shawn Caldwell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98.01">
            <text:p>198.01</text:p>
          </table:table-cell>
          <table:table-cell office:value-type="float" office:value="567.87">
            <text:p>567.8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Shawn Caldwell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6.35">
            <text:p>-26.35</text:p>
          </table:table-cell>
          <table:table-cell office:value-type="float" office:value="541.52">
            <text:p>541.52</text:p>
          </table:table-cell>
        </table:table-row>
        <table:table-row table:style-name="ro2">
          <table:table-cell office:value-type="string">
            <text:p>Total 37119 ﾷ P&amp;L Allocation - Caldwell</text:p>
          </table:table-cell>
          <table:table-cell table:number-columns-repeated="6"/>
          <table:table-cell office:value-type="float" office:value="171.66">
            <text:p>171.66</text:p>
          </table:table-cell>
          <table:table-cell office:value-type="float" office:value="541.52">
            <text:p>541.52</text:p>
          </table:table-cell>
        </table:table-row>
        <table:table-row table:style-name="ro2">
          <table:table-cell office:value-type="string">
            <text:p>Total 37116 ﾷ Caldwell, Shawn - MWIRA</text:p>
          </table:table-cell>
          <table:table-cell table:number-columns-repeated="6"/>
          <table:table-cell office:value-type="float" office:value="171.66">
            <text:p>171.66</text:p>
          </table:table-cell>
          <table:table-cell office:value-type="float" office:value="18068.93">
            <text:p>18068.93</text:p>
          </table:table-cell>
        </table:table-row>
        <table:table-row table:style-name="ro2">
          <table:table-cell office:value-type="string">
            <text:p>37120 ﾷ Von Moody FBO Gordon Moody</text:p>
          </table:table-cell>
          <table:table-cell table:number-columns-repeated="7"/>
          <table:table-cell office:value-type="float" office:value="1222.36">
            <text:p>1222.36</text:p>
          </table:table-cell>
        </table:table-row>
        <table:table-row table:style-name="ro2">
          <table:table-cell office:value-type="string">
            <text:p>37121 ﾷ Capital Cont. - Gordon Moody</text:p>
          </table:table-cell>
          <table:table-cell table:number-columns-repeated="7"/>
          <table:table-cell office:value-type="float" office:value="1200">
            <text:p>1200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06">
            <text:p>12/06/13</text:p>
          </table:table-cell>
          <table:table-cell/>
          <table:table-cell office:value-type="string">
            <text:p>Von Moody FBO Gordon Moody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100">
            <text:p>100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office:value-type="string">
            <text:p>Total 37121 ﾷ Capital Cont. - Gordon Moody</text:p>
          </table:table-cell>
          <table:table-cell table:number-columns-repeated="6"/>
          <table:table-cell office:value-type="float" office:value="100">
            <text:p>100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office:value-type="string">
            <text:p>37123 ﾷ P&amp;L Allocation - Gordon Moody</text:p>
          </table:table-cell>
          <table:table-cell table:number-columns-repeated="7"/>
          <table:table-cell office:value-type="float" office:value="22.36">
            <text:p>22.3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Von Moody FBO Gordon Moody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3.95">
            <text:p>13.95</text:p>
          </table:table-cell>
          <table:table-cell office:value-type="float" office:value="36.31">
            <text:p>36.3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Von Moody FBO Gordon Moody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.95">
            <text:p>-1.95</text:p>
          </table:table-cell>
          <table:table-cell office:value-type="float" office:value="34.36">
            <text:p>34.36</text:p>
          </table:table-cell>
        </table:table-row>
        <table:table-row table:style-name="ro2">
          <table:table-cell office:value-type="string">
            <text:p>Total 37123 ﾷ P&amp;L Allocation - Gordon Moody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34.36">
            <text:p>34.36</text:p>
          </table:table-cell>
        </table:table-row>
        <table:table-row table:style-name="ro2">
          <table:table-cell office:value-type="string">
            <text:p>Total 37120 ﾷ Von Moody FBO Gordon Moody</text:p>
          </table:table-cell>
          <table:table-cell table:number-columns-repeated="6"/>
          <table:table-cell office:value-type="float" office:value="112">
            <text:p>112</text:p>
          </table:table-cell>
          <table:table-cell office:value-type="float" office:value="1334.36">
            <text:p>1334.36</text:p>
          </table:table-cell>
        </table:table-row>
        <table:table-row table:style-name="ro2">
          <table:table-cell office:value-type="string">
            <text:p>37124 ﾷ Beh Charitable Lead Trust</text:p>
          </table:table-cell>
          <table:table-cell table:number-columns-repeated="7"/>
          <table:table-cell office:value-type="float" office:value="100330.52">
            <text:p>100330.52</text:p>
          </table:table-cell>
        </table:table-row>
        <table:table-row table:style-name="ro2">
          <table:table-cell office:value-type="string">
            <text:p>37125 ﾷ Capital Cont. - Beh Lead Trust</text:p>
          </table:table-cell>
          <table:table-cell table:number-columns-repeated="7"/>
          <table:table-cell office:value-type="float" office:value="99000">
            <text:p>99000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27">
            <text:p>12/27/13</text:p>
          </table:table-cell>
          <table:table-cell/>
          <table:table-cell office:value-type="string">
            <text:p>Beh Charitable Lead Trust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office:value-type="float" office:value="114.24">
            <text:p>114.24</text:p>
          </table:table-cell>
          <table:table-cell office:value-type="float" office:value="99114.24">
            <text:p>99114.24</text:p>
          </table:table-cell>
        </table:table-row>
        <table:table-row table:style-name="ro2">
          <table:table-cell office:value-type="string">
            <text:p>Total 37125 ﾷ Capital Cont. - Beh Lead Trust</text:p>
          </table:table-cell>
          <table:table-cell table:number-columns-repeated="6"/>
          <table:table-cell office:value-type="float" office:value="114.24">
            <text:p>114.24</text:p>
          </table:table-cell>
          <table:table-cell office:value-type="float" office:value="99114.24">
            <text:p>99114.24</text:p>
          </table:table-cell>
        </table:table-row>
        <table:table-row table:style-name="ro2">
          <table:table-cell office:value-type="string">
            <text:p>37127 ﾷ P&amp;L Allocation - Beh Lead Trust</text:p>
          </table:table-cell>
          <table:table-cell table:number-columns-repeated="7"/>
          <table:table-cell office:value-type="float" office:value="1330.52">
            <text:p>1330.5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Beh Charitable Lead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10.03">
            <text:p>1110.03</text:p>
          </table:table-cell>
          <table:table-cell office:value-type="float" office:value="2440.55">
            <text:p>2440.5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Beh Charitable Lead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7.9">
            <text:p>-147.9</text:p>
          </table:table-cell>
          <table:table-cell office:value-type="float" office:value="2292.65">
            <text:p>2292.65</text:p>
          </table:table-cell>
        </table:table-row>
        <table:table-row table:style-name="ro2">
          <table:table-cell office:value-type="string">
            <text:p>Total 37127 ﾷ P&amp;L Allocation - Beh Lead Trust</text:p>
          </table:table-cell>
          <table:table-cell table:number-columns-repeated="6"/>
          <table:table-cell office:value-type="float" office:value="962.13">
            <text:p>962.13</text:p>
          </table:table-cell>
          <table:table-cell office:value-type="float" office:value="2292.65">
            <text:p>2292.65</text:p>
          </table:table-cell>
        </table:table-row>
        <table:table-row table:style-name="ro2">
          <table:table-cell office:value-type="string">
            <text:p>Total 37124 ﾷ Beh Charitable Lead Trust</text:p>
          </table:table-cell>
          <table:table-cell table:number-columns-repeated="6"/>
          <table:table-cell office:value-type="float" office:value="1076.37">
            <text:p>1076.37</text:p>
          </table:table-cell>
          <table:table-cell office:value-type="float" office:value="101406.89">
            <text:p>101406.89</text:p>
          </table:table-cell>
        </table:table-row>
        <table:table-row table:style-name="ro2">
          <table:table-cell office:value-type="string">
            <text:p>37128 ﾷ Evans, William B.</text:p>
          </table:table-cell>
          <table:table-cell table:number-columns-repeated="7"/>
          <table:table-cell office:value-type="float" office:value="100914.36">
            <text:p>100914.36</text:p>
          </table:table-cell>
        </table:table-row>
        <table:table-row table:style-name="ro2">
          <table:table-cell office:value-type="string">
            <text:p>37129 ﾷ Capital Cont. - Evans, William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Total 37129 ﾷ Capital Cont. - Evans, William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37130 ﾷ Draw - Evans, William</text:p>
          </table:table-cell>
          <table:table-cell table:number-columns-repeated="7"/>
          <table:table-cell office:value-type="float" office:value="-423.91">
            <text:p>-423.91</text:p>
          </table:table-cell>
        </table:table-row>
        <table:table-row table:style-name="ro2">
          <table:table-cell office:value-type="string">
            <text:p>Total 37130 ﾷ Draw - Evans, William</text:p>
          </table:table-cell>
          <table:table-cell table:number-columns-repeated="7"/>
          <table:table-cell office:value-type="float" office:value="-423.91">
            <text:p>-423.91</text:p>
          </table:table-cell>
        </table:table-row>
        <table:table-row table:style-name="ro2">
          <table:table-cell office:value-type="string">
            <text:p>37131 ﾷ P&amp;L Allocation - Evans, William</text:p>
          </table:table-cell>
          <table:table-cell table:number-columns-repeated="7"/>
          <table:table-cell office:value-type="float" office:value="1338.27">
            <text:p>1338.2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Evans, William B.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16.49">
            <text:p>1116.49</text:p>
          </table:table-cell>
          <table:table-cell office:value-type="float" office:value="2454.76">
            <text:p>2454.7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Evans, William B.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8.59">
            <text:p>-148.59</text:p>
          </table:table-cell>
          <table:table-cell office:value-type="float" office:value="2306.17">
            <text:p>2306.17</text:p>
          </table:table-cell>
        </table:table-row>
        <table:table-row table:style-name="ro2">
          <table:table-cell office:value-type="string">
            <text:p>Total 37131 ﾷ P&amp;L Allocation - Evans, William</text:p>
          </table:table-cell>
          <table:table-cell table:number-columns-repeated="6"/>
          <table:table-cell office:value-type="float" office:value="967.9">
            <text:p>967.9</text:p>
          </table:table-cell>
          <table:table-cell office:value-type="float" office:value="2306.17">
            <text:p>2306.17</text:p>
          </table:table-cell>
        </table:table-row>
        <table:table-row table:style-name="ro2">
          <table:table-cell office:value-type="string">
            <text:p>Total 37128 ﾷ Evans, William B.</text:p>
          </table:table-cell>
          <table:table-cell table:number-columns-repeated="6"/>
          <table:table-cell office:value-type="float" office:value="967.9">
            <text:p>967.9</text:p>
          </table:table-cell>
          <table:table-cell office:value-type="float" office:value="101882.26">
            <text:p>101882.26</text:p>
          </table:table-cell>
        </table:table-row>
        <table:table-row table:style-name="ro2">
          <table:table-cell office:value-type="string">
            <text:p>37132 ﾷ Catalina Hillis Trust</text:p>
          </table:table-cell>
          <table:table-cell table:number-columns-repeated="7"/>
          <table:table-cell office:value-type="float" office:value="4053.76">
            <text:p>4053.76</text:p>
          </table:table-cell>
        </table:table-row>
        <table:table-row table:style-name="ro2">
          <table:table-cell office:value-type="string">
            <text:p>37133 ﾷ Capital Cont. - Catalina Hills</text:p>
          </table:table-cell>
          <table:table-cell table:number-columns-repeated="7"/>
          <table:table-cell office:value-type="float" office:value="4000">
            <text:p>4000</text:p>
          </table:table-cell>
        </table:table-row>
        <table:table-row table:style-name="ro2">
          <table:table-cell office:value-type="string">
            <text:p>Total 37133 ﾷ Capital Cont. - Catalina Hills</text:p>
          </table:table-cell>
          <table:table-cell table:number-columns-repeated="7"/>
          <table:table-cell office:value-type="float" office:value="4000">
            <text:p>4000</text:p>
          </table:table-cell>
        </table:table-row>
        <table:table-row table:style-name="ro2">
          <table:table-cell office:value-type="string">
            <text:p>37135 ﾷ P&amp;L Allocation - Catalina Hills</text:p>
          </table:table-cell>
          <table:table-cell table:number-columns-repeated="7"/>
          <table:table-cell office:value-type="float" office:value="53.76">
            <text:p>53.7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Catalina Hills Tru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44.85">
            <text:p>44.85</text:p>
          </table:table-cell>
          <table:table-cell office:value-type="float" office:value="98.61">
            <text:p>98.61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Catalina Hills Tru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5.97">
            <text:p>-5.97</text:p>
          </table:table-cell>
          <table:table-cell office:value-type="float" office:value="92.64">
            <text:p>92.64</text:p>
          </table:table-cell>
        </table:table-row>
        <table:table-row table:style-name="ro2">
          <table:table-cell office:value-type="string">
            <text:p>Total 37135 ﾷ P&amp;L Allocation - Catalina Hills</text:p>
          </table:table-cell>
          <table:table-cell table:number-columns-repeated="6"/>
          <table:table-cell office:value-type="float" office:value="38.88">
            <text:p>38.88</text:p>
          </table:table-cell>
          <table:table-cell office:value-type="float" office:value="92.64">
            <text:p>92.64</text:p>
          </table:table-cell>
        </table:table-row>
        <table:table-row table:style-name="ro2">
          <table:table-cell office:value-type="string">
            <text:p>Total 37132 ﾷ Catalina Hillis Trust</text:p>
          </table:table-cell>
          <table:table-cell table:number-columns-repeated="6"/>
          <table:table-cell office:value-type="float" office:value="38.88">
            <text:p>38.88</text:p>
          </table:table-cell>
          <table:table-cell office:value-type="float" office:value="4092.64">
            <text:p>4092.64</text:p>
          </table:table-cell>
        </table:table-row>
        <table:table-row table:style-name="ro2">
          <table:table-cell office:value-type="string">
            <text:p>37136 ﾷ Reddish, Kevin - MWIRA</text:p>
          </table:table-cell>
          <table:table-cell table:number-columns-repeated="7"/>
          <table:table-cell office:value-type="float" office:value="185658.93">
            <text:p>185658.93</text:p>
          </table:table-cell>
        </table:table-row>
        <table:table-row table:style-name="ro2">
          <table:table-cell office:value-type="string">
            <text:p>37137 ﾷ Capital Cont. - Reddish,K-MWIRA</text:p>
          </table:table-cell>
          <table:table-cell table:number-columns-repeated="7"/>
          <table:table-cell office:value-type="float" office:value="184000">
            <text:p>184000</text:p>
          </table:table-cell>
        </table:table-row>
        <table:table-row table:style-name="ro2">
          <table:table-cell office:value-type="string">
            <text:p>Total 37137 ﾷ Capital Cont. - Reddish,K-MWIRA</text:p>
          </table:table-cell>
          <table:table-cell table:number-columns-repeated="7"/>
          <table:table-cell office:value-type="float" office:value="184000">
            <text:p>184000</text:p>
          </table:table-cell>
        </table:table-row>
        <table:table-row table:style-name="ro2">
          <table:table-cell office:value-type="string">
            <text:p>37138 ﾷ Draw - Reddish, Kevin - MWIRA</text:p>
          </table:table-cell>
          <table:table-cell table:number-columns-repeated="7"/>
          <table:table-cell office:value-type="float" office:value="-805.92">
            <text:p>-805.92</text:p>
          </table:table-cell>
        </table:table-row>
        <table:table-row table:style-name="ro2">
          <table:table-cell office:value-type="string">
            <text:p>Total 37138 ﾷ Draw - Reddish, Kevin - MWIRA</text:p>
          </table:table-cell>
          <table:table-cell table:number-columns-repeated="7"/>
          <table:table-cell office:value-type="float" office:value="-805.92">
            <text:p>-805.92</text:p>
          </table:table-cell>
        </table:table-row>
        <table:table-row table:style-name="ro2">
          <table:table-cell office:value-type="string">
            <text:p>37139 ﾷ P&amp;L Allocation - Reddish -MWIRA</text:p>
          </table:table-cell>
          <table:table-cell table:number-columns-repeated="7"/>
          <table:table-cell office:value-type="float" office:value="2464.85">
            <text:p>2464.8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Kevin Reddish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054.08">
            <text:p>2054.08</text:p>
          </table:table-cell>
          <table:table-cell office:value-type="float" office:value="4518.93">
            <text:p>4518.93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Kevin Reddish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73.37">
            <text:p>-273.37</text:p>
          </table:table-cell>
          <table:table-cell office:value-type="float" office:value="4245.56">
            <text:p>4245.56</text:p>
          </table:table-cell>
        </table:table-row>
        <table:table-row table:style-name="ro2">
          <table:table-cell office:value-type="string">
            <text:p>Total 37139 ﾷ P&amp;L Allocation - Reddish -MWIRA</text:p>
          </table:table-cell>
          <table:table-cell table:number-columns-repeated="6"/>
          <table:table-cell office:value-type="float" office:value="1780.71">
            <text:p>1780.71</text:p>
          </table:table-cell>
          <table:table-cell office:value-type="float" office:value="4245.56">
            <text:p>4245.56</text:p>
          </table:table-cell>
        </table:table-row>
        <table:table-row table:style-name="ro2">
          <table:table-cell office:value-type="string">
            <text:p>Total 37136 ﾷ Reddish, Kevin - MWIRA</text:p>
          </table:table-cell>
          <table:table-cell table:number-columns-repeated="6"/>
          <table:table-cell office:value-type="float" office:value="1780.71">
            <text:p>1780.71</text:p>
          </table:table-cell>
          <table:table-cell office:value-type="float" office:value="187439.64">
            <text:p>187439.64</text:p>
          </table:table-cell>
        </table:table-row>
        <table:table-row table:style-name="ro2">
          <table:table-cell office:value-type="string">
            <text:p>37140 ﾷ Forrest, Steven - MWIRA</text:p>
          </table:table-cell>
          <table:table-cell table:number-columns-repeated="7"/>
          <table:table-cell office:value-type="float" office:value="101091.47">
            <text:p>101091.47</text:p>
          </table:table-cell>
        </table:table-row>
        <table:table-row table:style-name="ro2">
          <table:table-cell office:value-type="string">
            <text:p>37141 ﾷ Capital Cont. - Forrest,S MWIRA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Total 37141 ﾷ Capital Cont. - Forrest,S MWIRA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37142 ﾷ Draw - Forrest, Steven MWIRA</text:p>
          </table:table-cell>
          <table:table-cell table:number-columns-repeated="7"/>
          <table:table-cell office:value-type="float" office:value="-250">
            <text:p>-250</text:p>
          </table:table-cell>
        </table:table-row>
        <table:table-row table:style-name="ro2">
          <table:table-cell office:value-type="string">
            <text:p>Total 37142 ﾷ Draw - Forrest, Steven MWIRA</text:p>
          </table:table-cell>
          <table:table-cell table:number-columns-repeated="7"/>
          <table:table-cell office:value-type="float" office:value="-250">
            <text:p>-250</text:p>
          </table:table-cell>
        </table:table-row>
        <table:table-row table:style-name="ro2">
          <table:table-cell office:value-type="string">
            <text:p>37143 ﾷ P&amp;L Allocation - Forrest -MWIRA</text:p>
          </table:table-cell>
          <table:table-cell table:number-columns-repeated="7"/>
          <table:table-cell office:value-type="float" office:value="1341.47">
            <text:p>1341.4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Steven Forrest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18.45">
            <text:p>1118.45</text:p>
          </table:table-cell>
          <table:table-cell office:value-type="float" office:value="2459.92">
            <text:p>2459.92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Steven Forrest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8.85">
            <text:p>-148.85</text:p>
          </table:table-cell>
          <table:table-cell office:value-type="float" office:value="2311.07">
            <text:p>2311.07</text:p>
          </table:table-cell>
        </table:table-row>
        <table:table-row table:style-name="ro2">
          <table:table-cell office:value-type="string">
            <text:p>Total 37143 ﾷ P&amp;L Allocation - Forrest -MWIRA</text:p>
          </table:table-cell>
          <table:table-cell table:number-columns-repeated="6"/>
          <table:table-cell office:value-type="float" office:value="969.6">
            <text:p>969.6</text:p>
          </table:table-cell>
          <table:table-cell office:value-type="float" office:value="2311.07">
            <text:p>2311.07</text:p>
          </table:table-cell>
        </table:table-row>
        <table:table-row table:style-name="ro2">
          <table:table-cell office:value-type="string">
            <text:p>Total 37140 ﾷ Forrest, Steven - MWIRA</text:p>
          </table:table-cell>
          <table:table-cell table:number-columns-repeated="6"/>
          <table:table-cell office:value-type="float" office:value="969.6">
            <text:p>969.6</text:p>
          </table:table-cell>
          <table:table-cell office:value-type="float" office:value="102061.07">
            <text:p>102061.07</text:p>
          </table:table-cell>
        </table:table-row>
        <table:table-row table:style-name="ro2">
          <table:table-cell office:value-type="string">
            <text:p>37144 ﾷ Muhlstein, Eric &amp; Donna</text:p>
          </table:table-cell>
          <table:table-cell table:number-columns-repeated="7"/>
          <table:table-cell office:value-type="float" office:value="25335.99">
            <text:p>25335.99</text:p>
          </table:table-cell>
        </table:table-row>
        <table:table-row table:style-name="ro2">
          <table:table-cell office:value-type="string">
            <text:p>37145 ﾷ Capital Cont. - Muhlstein, Eric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Total 37145 ﾷ Capital Cont. - Muhlstein, Eric</text:p>
          </table:table-cell>
          <table:table-cell table:number-columns-repeated="7"/>
          <table:table-cell office:value-type="float" office:value="25000">
            <text:p>25000</text:p>
          </table:table-cell>
        </table:table-row>
        <table:table-row table:style-name="ro2">
          <table:table-cell office:value-type="string">
            <text:p>37146 ﾷ Draw - Muhlstein, Eric &amp; Donna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UCI</text:p>
          </table:table-cell>
          <table:table-cell office:value-type="string">
            <text:p>4th Qtr billing</text:p>
          </table:table-cell>
          <table:table-cell office:value-type="string">
            <text:p>10100 ﾷ Checking - Chase #4427</text:p>
          </table:table-cell>
          <table:table-cell table:number-columns-repeated="2" office:value-type="float" office:value="-88.7">
            <text:p>-88.7</text:p>
          </table:table-cell>
        </table:table-row>
        <table:table-row table:style-name="ro2">
          <table:table-cell office:value-type="string">
            <text:p>Total 37146 ﾷ Draw - Muhlstein, Eric &amp; Donna</text:p>
          </table:table-cell>
          <table:table-cell table:number-columns-repeated="6"/>
          <table:table-cell table:number-columns-repeated="2" office:value-type="float" office:value="-88.7">
            <text:p>-88.7</text:p>
          </table:table-cell>
        </table:table-row>
        <table:table-row table:style-name="ro2">
          <table:table-cell office:value-type="string">
            <text:p>37147 ﾷ P&amp;L Allocation - Muhlstein</text:p>
          </table:table-cell>
          <table:table-cell table:number-columns-repeated="7"/>
          <table:table-cell office:value-type="float" office:value="335.99">
            <text:p>335.9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uhlstein, Eric &amp; Donna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79.7">
            <text:p>279.7</text:p>
          </table:table-cell>
          <table:table-cell office:value-type="float" office:value="615.69">
            <text:p>615.6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uhlstein, Eric &amp; Donna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37.18">
            <text:p>-37.18</text:p>
          </table:table-cell>
          <table:table-cell office:value-type="float" office:value="578.51">
            <text:p>578.51</text:p>
          </table:table-cell>
        </table:table-row>
        <table:table-row table:style-name="ro2">
          <table:table-cell office:value-type="string">
            <text:p>Total 37147 ﾷ P&amp;L Allocation - Muhlstein</text:p>
          </table:table-cell>
          <table:table-cell table:number-columns-repeated="6"/>
          <table:table-cell office:value-type="float" office:value="242.52">
            <text:p>242.52</text:p>
          </table:table-cell>
          <table:table-cell office:value-type="float" office:value="578.51">
            <text:p>578.51</text:p>
          </table:table-cell>
        </table:table-row>
        <table:table-row table:style-name="ro2">
          <table:table-cell office:value-type="string">
            <text:p>Total 37144 ﾷ Muhlstein, Eric &amp; Donna</text:p>
          </table:table-cell>
          <table:table-cell table:number-columns-repeated="6"/>
          <table:table-cell office:value-type="float" office:value="153.82">
            <text:p>153.82</text:p>
          </table:table-cell>
          <table:table-cell office:value-type="float" office:value="25489.81">
            <text:p>25489.81</text:p>
          </table:table-cell>
        </table:table-row>
        <table:table-row table:style-name="ro2">
          <table:table-cell office:value-type="string">
            <text:p>37148 ﾷ Mansfield, William-TD Ameritrad</text:p>
          </table:table-cell>
          <table:table-cell table:number-columns-repeated="7"/>
          <table:table-cell office:value-type="float" office:value="15201.46">
            <text:p>15201.46</text:p>
          </table:table-cell>
        </table:table-row>
        <table:table-row table:style-name="ro2">
          <table:table-cell office:value-type="string">
            <text:p>37149 ﾷ Capital Cont. - Mansfield - TD</text:p>
          </table:table-cell>
          <table:table-cell table:number-columns-repeated="7"/>
          <table:table-cell office:value-type="float" office:value="15000">
            <text:p>15000</text:p>
          </table:table-cell>
        </table:table-row>
        <table:table-row table:style-name="ro2">
          <table:table-cell office:value-type="string">
            <text:p>Total 37149 ﾷ Capital Cont. - Mansfield - TD</text:p>
          </table:table-cell>
          <table:table-cell table:number-columns-repeated="7"/>
          <table:table-cell office:value-type="float" office:value="15000">
            <text:p>15000</text:p>
          </table:table-cell>
        </table:table-row>
        <table:table-row table:style-name="ro2">
          <table:table-cell office:value-type="string">
            <text:p>37151 ﾷ P&amp;L Allocation - Mansfield - TD</text:p>
          </table:table-cell>
          <table:table-cell table:number-columns-repeated="7"/>
          <table:table-cell office:value-type="float" office:value="201.46">
            <text:p>201.4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TD Ameritrade FBO William Mansfield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68.18">
            <text:p>168.18</text:p>
          </table:table-cell>
          <table:table-cell office:value-type="float" office:value="369.64">
            <text:p>369.6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TD Ameritrade FBO William Mansfield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2.38">
            <text:p>-22.38</text:p>
          </table:table-cell>
          <table:table-cell office:value-type="float" office:value="347.26">
            <text:p>347.26</text:p>
          </table:table-cell>
        </table:table-row>
        <table:table-row table:style-name="ro2">
          <table:table-cell office:value-type="string">
            <text:p>Total 37151 ﾷ P&amp;L Allocation - Mansfield - TD</text:p>
          </table:table-cell>
          <table:table-cell table:number-columns-repeated="6"/>
          <table:table-cell office:value-type="float" office:value="145.8">
            <text:p>145.8</text:p>
          </table:table-cell>
          <table:table-cell office:value-type="float" office:value="347.26">
            <text:p>347.26</text:p>
          </table:table-cell>
        </table:table-row>
        <table:table-row table:style-name="ro2">
          <table:table-cell office:value-type="string">
            <text:p>Total 37148 ﾷ Mansfield, William-TD Ameritrad</text:p>
          </table:table-cell>
          <table:table-cell table:number-columns-repeated="6"/>
          <table:table-cell office:value-type="float" office:value="145.8">
            <text:p>145.8</text:p>
          </table:table-cell>
          <table:table-cell office:value-type="float" office:value="15347.26">
            <text:p>15347.26</text:p>
          </table:table-cell>
        </table:table-row>
        <table:table-row table:style-name="ro2">
          <table:table-cell office:value-type="string">
            <text:p>37152 ﾷ Timmons, Frank - TD Ameritrade</text:p>
          </table:table-cell>
          <table:table-cell table:number-columns-repeated="7"/>
          <table:table-cell office:value-type="float" office:value="20268.65">
            <text:p>20268.65</text:p>
          </table:table-cell>
        </table:table-row>
        <table:table-row table:style-name="ro2">
          <table:table-cell office:value-type="string">
            <text:p>37153 ﾷ Capital Cont. - Timmons - TD</text:p>
          </table:table-cell>
          <table:table-cell table:number-columns-repeated="7"/>
          <table:table-cell office:value-type="float" office:value="20000">
            <text:p>20000</text:p>
          </table:table-cell>
        </table:table-row>
        <table:table-row table:style-name="ro2">
          <table:table-cell office:value-type="string">
            <text:p>Total 37153 ﾷ Capital Cont. - Timmons - TD</text:p>
          </table:table-cell>
          <table:table-cell table:number-columns-repeated="7"/>
          <table:table-cell office:value-type="float" office:value="20000">
            <text:p>20000</text:p>
          </table:table-cell>
        </table:table-row>
        <table:table-row table:style-name="ro2">
          <table:table-cell office:value-type="string">
            <text:p>37155 ﾷ P&amp;L Allocation - TD Ameritrade</text:p>
          </table:table-cell>
          <table:table-cell table:number-columns-repeated="7"/>
          <table:table-cell office:value-type="float" office:value="268.65">
            <text:p>268.6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TD Ameritrade FBO Frank Timmons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224.25">
            <text:p>224.25</text:p>
          </table:table-cell>
          <table:table-cell office:value-type="float" office:value="492.9">
            <text:p>492.9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TD Ameritrade FBO Frank Timmons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29.84">
            <text:p>-29.84</text:p>
          </table:table-cell>
          <table:table-cell office:value-type="float" office:value="463.06">
            <text:p>463.06</text:p>
          </table:table-cell>
        </table:table-row>
        <table:table-row table:style-name="ro2">
          <table:table-cell office:value-type="string">
            <text:p>Total 37155 ﾷ P&amp;L Allocation - TD Ameritrade</text:p>
          </table:table-cell>
          <table:table-cell table:number-columns-repeated="6"/>
          <table:table-cell office:value-type="float" office:value="194.41">
            <text:p>194.41</text:p>
          </table:table-cell>
          <table:table-cell office:value-type="float" office:value="463.06">
            <text:p>463.06</text:p>
          </table:table-cell>
        </table:table-row>
        <table:table-row table:style-name="ro2">
          <table:table-cell office:value-type="string">
            <text:p>Total 37152 ﾷ Timmons, Frank - TD Ameritrade</text:p>
          </table:table-cell>
          <table:table-cell table:number-columns-repeated="6"/>
          <table:table-cell office:value-type="float" office:value="194.41">
            <text:p>194.41</text:p>
          </table:table-cell>
          <table:table-cell office:value-type="float" office:value="20463.06">
            <text:p>20463.06</text:p>
          </table:table-cell>
        </table:table-row>
        <table:table-row table:style-name="ro2">
          <table:table-cell office:value-type="string">
            <text:p>37156 ﾷ Benner, John - TD Ameritrade</text:p>
          </table:table-cell>
          <table:table-cell table:number-columns-repeated="7"/>
          <table:table-cell office:value-type="float" office:value="50671.85">
            <text:p>50671.85</text:p>
          </table:table-cell>
        </table:table-row>
        <table:table-row table:style-name="ro2">
          <table:table-cell office:value-type="string">
            <text:p>37157 ﾷ Capital Cont. - Benner - TD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7157 ﾷ Capital Cont. - Benner - TD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7159 ﾷ P&amp;L Allocation - Benner - TD</text:p>
          </table:table-cell>
          <table:table-cell table:number-columns-repeated="7"/>
          <table:table-cell office:value-type="float" office:value="671.85">
            <text:p>671.8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TD Ameritrade FBO John Benner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60.62">
            <text:p>560.62</text:p>
          </table:table-cell>
          <table:table-cell office:value-type="float" office:value="1232.47">
            <text:p>1232.47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TD Ameritrade FBO John Benner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4.61">
            <text:p>-74.61</text:p>
          </table:table-cell>
          <table:table-cell office:value-type="float" office:value="1157.86">
            <text:p>1157.86</text:p>
          </table:table-cell>
        </table:table-row>
        <table:table-row table:style-name="ro2">
          <table:table-cell office:value-type="string">
            <text:p>Total 37159 ﾷ P&amp;L Allocation - Benner - TD</text:p>
          </table:table-cell>
          <table:table-cell table:number-columns-repeated="6"/>
          <table:table-cell office:value-type="float" office:value="486.01">
            <text:p>486.01</text:p>
          </table:table-cell>
          <table:table-cell office:value-type="float" office:value="1157.86">
            <text:p>1157.86</text:p>
          </table:table-cell>
        </table:table-row>
        <table:table-row table:style-name="ro2">
          <table:table-cell office:value-type="string">
            <text:p>Total 37156 ﾷ Benner, John - TD Ameritrade</text:p>
          </table:table-cell>
          <table:table-cell table:number-columns-repeated="6"/>
          <table:table-cell office:value-type="float" office:value="486.01">
            <text:p>486.01</text:p>
          </table:table-cell>
          <table:table-cell office:value-type="float" office:value="51157.86">
            <text:p>51157.86</text:p>
          </table:table-cell>
        </table:table-row>
        <table:table-row table:style-name="ro2">
          <table:table-cell office:value-type="string">
            <text:p>37160 ﾷ Liston, Kara C.</text:p>
          </table:table-cell>
          <table:table-cell table:number-columns-repeated="7"/>
          <table:table-cell office:value-type="float" office:value="100751.48">
            <text:p>100751.48</text:p>
          </table:table-cell>
        </table:table-row>
        <table:table-row table:style-name="ro2">
          <table:table-cell office:value-type="string">
            <text:p>37161 ﾷ Capital Cont. - Liston, Kara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Total 37161 ﾷ Capital Cont. - Liston, Kara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37162 ﾷ Draw - Liston, Kara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UCI</text:p>
          </table:table-cell>
          <table:table-cell office:value-type="string">
            <text:p>4th Qtr billing</text:p>
          </table:table-cell>
          <table:table-cell office:value-type="string">
            <text:p>10100 ﾷ Checking - Chase #4427</text:p>
          </table:table-cell>
          <table:table-cell table:number-columns-repeated="2" office:value-type="float" office:value="-206.16">
            <text:p>-206.16</text:p>
          </table:table-cell>
        </table:table-row>
        <table:table-row table:style-name="ro2">
          <table:table-cell office:value-type="string">
            <text:p>Total 37162 ﾷ Draw - Liston, Kara</text:p>
          </table:table-cell>
          <table:table-cell table:number-columns-repeated="6"/>
          <table:table-cell table:number-columns-repeated="2" office:value-type="float" office:value="-206.16">
            <text:p>-206.16</text:p>
          </table:table-cell>
        </table:table-row>
        <table:table-row table:style-name="ro2">
          <table:table-cell office:value-type="string">
            <text:p>37163 ﾷ P&amp;L Allocation - Liston, Kara</text:p>
          </table:table-cell>
          <table:table-cell table:number-columns-repeated="7"/>
          <table:table-cell office:value-type="float" office:value="751.48">
            <text:p>751.4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Liston, Kara C.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1113.4">
            <text:p>1113.4</text:p>
          </table:table-cell>
          <table:table-cell office:value-type="float" office:value="1864.88">
            <text:p>1864.88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Liston, Kara C.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148.05">
            <text:p>-148.05</text:p>
          </table:table-cell>
          <table:table-cell office:value-type="float" office:value="1716.83">
            <text:p>1716.83</text:p>
          </table:table-cell>
        </table:table-row>
        <table:table-row table:style-name="ro2">
          <table:table-cell office:value-type="string">
            <text:p>Total 37163 ﾷ P&amp;L Allocation - Liston, Kara</text:p>
          </table:table-cell>
          <table:table-cell table:number-columns-repeated="6"/>
          <table:table-cell office:value-type="float" office:value="965.35">
            <text:p>965.35</text:p>
          </table:table-cell>
          <table:table-cell office:value-type="float" office:value="1716.83">
            <text:p>1716.83</text:p>
          </table:table-cell>
        </table:table-row>
        <table:table-row table:style-name="ro2">
          <table:table-cell office:value-type="string">
            <text:p>Total 37160 ﾷ Liston, Kara C.</text:p>
          </table:table-cell>
          <table:table-cell table:number-columns-repeated="6"/>
          <table:table-cell office:value-type="float" office:value="759.19">
            <text:p>759.19</text:p>
          </table:table-cell>
          <table:table-cell office:value-type="float" office:value="101510.67">
            <text:p>101510.67</text:p>
          </table:table-cell>
        </table:table-row>
        <table:table-row table:style-name="ro2">
          <table:table-cell office:value-type="string">
            <text:p>37164 ﾷ Van Eman, Cloy &amp; Carolyn</text:p>
          </table:table-cell>
          <table:table-cell table:number-columns-repeated="7"/>
          <table:table-cell office:value-type="float" office:value="334137.21">
            <text:p>334137.21</text:p>
          </table:table-cell>
        </table:table-row>
        <table:table-row table:style-name="ro2">
          <table:table-cell office:value-type="string">
            <text:p>37165 ﾷ Capital Cont. - Van Eman, Cloy</text:p>
          </table:table-cell>
          <table:table-cell table:number-columns-repeated="7"/>
          <table:table-cell office:value-type="float" office:value="331644.97">
            <text:p>331644.97</text:p>
          </table:table-cell>
        </table:table-row>
        <table:table-row table:style-name="ro2">
          <table:table-cell office:value-type="string">
            <text:p>Total 37165 ﾷ Capital Cont. - Van Eman, Cloy</text:p>
          </table:table-cell>
          <table:table-cell table:number-columns-repeated="7"/>
          <table:table-cell office:value-type="float" office:value="331644.97">
            <text:p>331644.97</text:p>
          </table:table-cell>
        </table:table-row>
        <table:table-row table:style-name="ro2">
          <table:table-cell office:value-type="string">
            <text:p>37166 ﾷ Draw - Van Eman, Cloy &amp; Carolyn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heck</text:p>
          </table:table-cell>
          <table:table-cell table:style-name="ce1" office:value-type="date" office:date-value="2013-12-09">
            <text:p>12/09/13</text:p>
          </table:table-cell>
          <table:table-cell/>
          <table:table-cell office:value-type="string">
            <text:p>UCI</text:p>
          </table:table-cell>
          <table:table-cell office:value-type="string">
            <text:p>4th Qtr billing</text:p>
          </table:table-cell>
          <table:table-cell office:value-type="string">
            <text:p>10100 ﾷ Checking - Chase #4427</text:p>
          </table:table-cell>
          <table:table-cell table:number-columns-repeated="2" office:value-type="float" office:value="-699.63">
            <text:p>-699.63</text:p>
          </table:table-cell>
        </table:table-row>
        <table:table-row table:style-name="ro2">
          <table:table-cell office:value-type="string">
            <text:p>Total 37166 ﾷ Draw - Van Eman, Cloy &amp; Carolyn</text:p>
          </table:table-cell>
          <table:table-cell table:number-columns-repeated="6"/>
          <table:table-cell table:number-columns-repeated="2" office:value-type="float" office:value="-699.63">
            <text:p>-699.63</text:p>
          </table:table-cell>
        </table:table-row>
        <table:table-row table:style-name="ro2">
          <table:table-cell office:value-type="string">
            <text:p>37167 ﾷ P&amp;L Allocation - Van Eman</text:p>
          </table:table-cell>
          <table:table-cell table:number-columns-repeated="7"/>
          <table:table-cell office:value-type="float" office:value="2492.24">
            <text:p>2492.2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Van Eman, Cloy &amp; Caroly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3692.42">
            <text:p>3692.42</text:p>
          </table:table-cell>
          <table:table-cell office:value-type="float" office:value="6184.66">
            <text:p>6184.66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Van Eman, Cloy &amp; Caroly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90.97">
            <text:p>-490.97</text:p>
          </table:table-cell>
          <table:table-cell office:value-type="float" office:value="5693.69">
            <text:p>5693.69</text:p>
          </table:table-cell>
        </table:table-row>
        <table:table-row table:style-name="ro2">
          <table:table-cell office:value-type="string">
            <text:p>Total 37167 ﾷ P&amp;L Allocation - Van Eman</text:p>
          </table:table-cell>
          <table:table-cell table:number-columns-repeated="6"/>
          <table:table-cell office:value-type="float" office:value="3201.45">
            <text:p>3201.45</text:p>
          </table:table-cell>
          <table:table-cell office:value-type="float" office:value="5693.69">
            <text:p>5693.69</text:p>
          </table:table-cell>
        </table:table-row>
        <table:table-row table:style-name="ro2">
          <table:table-cell office:value-type="string">
            <text:p>Total 37164 ﾷ Van Eman, Cloy &amp; Carolyn</text:p>
          </table:table-cell>
          <table:table-cell table:number-columns-repeated="6"/>
          <table:table-cell office:value-type="float" office:value="2501.82">
            <text:p>2501.82</text:p>
          </table:table-cell>
          <table:table-cell office:value-type="float" office:value="336639.03">
            <text:p>336639.03</text:p>
          </table:table-cell>
        </table:table-row>
        <table:table-row table:style-name="ro2">
          <table:table-cell office:value-type="string">
            <text:p>37168 ﾷ Freeman, Jay M.</text:p>
          </table:table-cell>
          <table:table-cell table:number-columns-repeated="7"/>
          <table:table-cell office:value-type="float" office:value="50375.74">
            <text:p>50375.74</text:p>
          </table:table-cell>
        </table:table-row>
        <table:table-row table:style-name="ro2">
          <table:table-cell office:value-type="string">
            <text:p>37169 ﾷ Capital Cont. - Freeman, Jay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Total 37169 ﾷ Capital Cont. - Freeman, Jay</text:p>
          </table:table-cell>
          <table:table-cell table:number-columns-repeated="7"/>
          <table:table-cell office:value-type="float" office:value="50000">
            <text:p>50000</text:p>
          </table:table-cell>
        </table:table-row>
        <table:table-row table:style-name="ro2">
          <table:table-cell office:value-type="string">
            <text:p>37171 ﾷ P&amp;L Allocation - Freeman, Jay</text:p>
          </table:table-cell>
          <table:table-cell table:number-columns-repeated="7"/>
          <table:table-cell office:value-type="float" office:value="375.74">
            <text:p>375.74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Freeman, Jay M.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office:value-type="float" office:value="557.41">
            <text:p>557.41</text:p>
          </table:table-cell>
          <table:table-cell office:value-type="float" office:value="933.15">
            <text:p>933.1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Freeman, Jay M.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74.18">
            <text:p>-74.18</text:p>
          </table:table-cell>
          <table:table-cell office:value-type="float" office:value="858.97">
            <text:p>858.97</text:p>
          </table:table-cell>
        </table:table-row>
        <table:table-row table:style-name="ro2">
          <table:table-cell office:value-type="string">
            <text:p>Total 37171 ﾷ P&amp;L Allocation - Freeman, Jay</text:p>
          </table:table-cell>
          <table:table-cell table:number-columns-repeated="6"/>
          <table:table-cell office:value-type="float" office:value="483.23">
            <text:p>483.23</text:p>
          </table:table-cell>
          <table:table-cell office:value-type="float" office:value="858.97">
            <text:p>858.97</text:p>
          </table:table-cell>
        </table:table-row>
        <table:table-row table:style-name="ro2">
          <table:table-cell office:value-type="string">
            <text:p>Total 37168 ﾷ Freeman, Jay M.</text:p>
          </table:table-cell>
          <table:table-cell table:number-columns-repeated="6"/>
          <table:table-cell office:value-type="float" office:value="483.23">
            <text:p>483.23</text:p>
          </table:table-cell>
          <table:table-cell office:value-type="float" office:value="50858.97">
            <text:p>50858.97</text:p>
          </table:table-cell>
        </table:table-row>
        <table:table-row table:style-name="ro2">
          <table:table-cell office:value-type="string">
            <text:p>37172 ﾷ Van Eman, Carolyn - MWIRA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7173 ﾷ Capital Cont -Van Eman, C-MWIRA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Deposit</text:p>
          </table:table-cell>
          <table:table-cell table:style-name="ce1" office:value-type="date" office:date-value="2013-12-17">
            <text:p>12/17/13</text:p>
          </table:table-cell>
          <table:table-cell/>
          <table:table-cell office:value-type="string">
            <text:p>MWIRA FBO Carolyn Van Eman</text:p>
          </table:table-cell>
          <table:table-cell office:value-type="string">
            <text:p>Member Contribution</text:p>
          </table:table-cell>
          <table:table-cell office:value-type="string">
            <text:p>10100 ﾷ Checking - Chase #4427</text:p>
          </table:table-cell>
          <table:table-cell table:number-columns-repeated="2" office:value-type="float" office:value="300000">
            <text:p>300000</text:p>
          </table:table-cell>
        </table:table-row>
        <table:table-row table:style-name="ro2">
          <table:table-cell office:value-type="string">
            <text:p>Total 37173 ﾷ Capital Cont -Van Eman, C-MWIRA</text:p>
          </table:table-cell>
          <table:table-cell table:number-columns-repeated="6"/>
          <table:table-cell table:number-columns-repeated="2" office:value-type="float" office:value="300000">
            <text:p>300000</text:p>
          </table:table-cell>
        </table:table-row>
        <table:table-row table:style-name="ro2">
          <table:table-cell office:value-type="string">
            <text:p>37175 ﾷ P&amp;L Allocation - Van Eman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JE 24</text:p>
          </table:table-cell>
          <table:table-cell office:value-type="string">
            <text:p>MWIRA FBO Carolyn C. Van Eman</text:p>
          </table:table-cell>
          <table:table-cell office:value-type="string">
            <text:p>December 2013 - P&amp;L Allocations</text:p>
          </table:table-cell>
          <table:table-cell office:value-type="string">
            <text:p>39000 ﾷ Retained Earnings</text:p>
          </table:table-cell>
          <table:table-cell table:number-columns-repeated="2" office:value-type="float" office:value="1282.15">
            <text:p>1282.15</text:p>
          </table:table-cell>
        </table:table-row>
        <table:table-row table:style-name="ro2">
          <table:table-cell/>
          <table:table-cell office:value-type="string">
            <text:p>General Journal</text:p>
          </table:table-cell>
          <table:table-cell table:style-name="ce1" office:value-type="date" office:date-value="2013-12-31">
            <text:p>12/31/13</text:p>
          </table:table-cell>
          <table:table-cell office:value-type="string">
            <text:p>AJE 24</text:p>
          </table:table-cell>
          <table:table-cell office:value-type="string">
            <text:p>MWIRA FBO Carolyn C. Van Eman</text:p>
          </table:table-cell>
          <table:table-cell office:value-type="string">
            <text:p>Net Loss on consolidation 2013 - P&amp;L Allocations</text:p>
          </table:table-cell>
          <table:table-cell office:value-type="string">
            <text:p>39000 ﾷ Retained Earnings</text:p>
          </table:table-cell>
          <table:table-cell office:value-type="float" office:value="-438.77">
            <text:p>-438.77</text:p>
          </table:table-cell>
          <table:table-cell office:value-type="float" office:value="843.38">
            <text:p>843.38</text:p>
          </table:table-cell>
        </table:table-row>
        <table:table-row table:style-name="ro2">
          <table:table-cell office:value-type="string">
            <text:p>Total 37175 ﾷ P&amp;L Allocation - Van Eman</text:p>
          </table:table-cell>
          <table:table-cell table:number-columns-repeated="6"/>
          <table:table-cell table:number-columns-repeated="2" office:value-type="float" office:value="843.38">
            <text:p>843.38</text:p>
          </table:table-cell>
        </table:table-row>
        <table:table-row table:style-name="ro2">
          <table:table-cell office:value-type="string">
            <text:p>Total 37172 ﾷ Van Eman, Carolyn - MWIRA</text:p>
          </table:table-cell>
          <table:table-cell table:number-columns-repeated="6"/>
          <table:table-cell table:number-columns-repeated="2" office:value-type="float" office:value="300843.38">
            <text:p>300843.38</text:p>
          </table:table-cell>
        </table:table-row>
        <table:table-row table:style-name="ro2">
          <table:table-cell office:value-type="string">
            <text:p>Total 30000 ﾷ Capital</text:p>
          </table:table-cell>
          <table:table-cell table:number-columns-repeated="6"/>
          <table:table-cell office:value-type="float" office:value="766132.07">
            <text:p>766132.07</text:p>
          </table:table-cell>
          <table:table-cell office:value-type="float" office:value="25311812.19">
            <text:p>25311812.19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6"/>
          <table:table-cell office:value-type="float" office:value="766132.07">
            <text:p>766132.07</text:p>
          </table:table-cell>
          <table:table-cell office:value-type="float" office:value="25311812.19">
            <text:p>25311812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66" meta:object-count="0"/>
    <meta:generator>LibreOffice/3.5$Linux_X86_64 LibreOffice_project/350m1$Build-2</meta:generator>
  </office:meta>
</office:document-meta>
</file>